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official_opcod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 calcext:value-type="string">
            <text:p>Address Mod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Operand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table:style-name="ce3" office:value-type="string" calcext:value-type="string" table:number-columns-spanned="2" table:number-rows-spanned="1">
            <text:p>Bytes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Cycles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Page Boundary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Address Mode</text:p>
          </table:table-cell>
          <table:covered-table-cell table:style-name="ce1"/>
          <table:table-cell table:style-name="ce1" table:number-columns-repeated="6"/>
          <table:table-cell table:style-name="ce1" office:value-type="string" calcext:value-type="string">
            <text:p>OPAAAA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2]" office:value-type="string" office:string-value="1" calcext:value-type="string">
            <text:p>1</text:p>
          </table:table-cell>
          <table:table-cell table:number-columns-repeated="2"/>
          <table:table-cell table:formula="of:=[.G2]" office:value-type="float" office:value="7" calcext:value-type="float">
            <text:p>7</text:p>
          </table:table-cell>
          <table:table-cell table:formula="of:=IF([.K2]&lt;&gt;&quot;&quot;;[.K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]&lt;&gt;&quot;&quot;;[.N2];&quot;&quot;)">
            <text:p/>
          </table:table-cell>
          <table:table-cell/>
          <table:table-cell table:style-name="ce4" table:formula="of:=IF([.A2]=&quot;implied&quot;;&quot;0&quot;;IF([.A2]=&quot;(indirect,X)&quot;;&quot;1&quot;;IF([.A2]=&quot;none&quot;;&quot;2&quot;;IF([.A2]=&quot;zeropage&quot;;&quot;3&quot;;IF([.A2]=&quot;immidiate&quot;;&quot;4&quot;;IF([.A2]=&quot;accumulator&quot;;&quot;5&quot;;IF([.A2]=&quot;absolute&quot;;&quot;6&quot;;IF([.A2]=&quot;relative&quot;;&quot;7&quot;;IF([.A2]=&quot;(indirect),Y&quot;;&quot;8&quot;;IF([.A2]=&quot;zeropage,X&quot;;&quot;9&quot;;IF([.A2]=&quot;absolute,Y&quot;;&quot;10&quot;;IF([.A2]=&quot;absolute,X&quot;;&quot;11&quot;;IF([.A2]=&quot;indirect&quot;;&quot;12&quot;;IF([.A2]=&quot;zeropage,Y&quot;;&quot;13&quot;;&quot;OOO&quot;))))))))))))))" office:value-type="string" office:string-value="0" calcext:value-type="string">
            <text:p>0</text:p>
          </table:table-cell>
          <table:table-cell table:formula="of:=IF([.Q2]&lt;&gt;&quot;&quot;;[.Q2];&quot;&quot;)">
            <text:p/>
          </table:table-cell>
          <table:table-cell/>
          <table:table-cell office:value-type="string" calcext:value-type="string">
            <text:p>BRK</text:p>
          </table:table-cell>
          <table:table-cell table:formula="of:=IF([.T2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0x</text:p>
          </table:table-cell>
          <table:table-cell table:formula="of:=DEC2HEX([.AD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(oper,X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3]" office:value-type="string" office:string-value="2" calcext:value-type="string">
            <text:p>2</text:p>
          </table:table-cell>
          <table:table-cell table:number-columns-repeated="2"/>
          <table:table-cell table:formula="of:=[.G3]" office:value-type="float" office:value="6" calcext:value-type="float">
            <text:p>6</text:p>
          </table:table-cell>
          <table:table-cell table:formula="of:=IF([.K3]&lt;&gt;&quot;&quot;;[.K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]&lt;&gt;&quot;&quot;;[.N3];&quot;&quot;)">
            <text:p/>
          </table:table-cell>
          <table:table-cell/>
          <table:table-cell table:style-name="ce4" table:formula="of:=IF([.A3]=&quot;implied&quot;;&quot;0&quot;;IF([.A3]=&quot;(indirect,X)&quot;;&quot;1&quot;;IF([.A3]=&quot;none&quot;;&quot;2&quot;;IF([.A3]=&quot;zeropage&quot;;&quot;3&quot;;IF([.A3]=&quot;immidiate&quot;;&quot;4&quot;;IF([.A3]=&quot;accumulator&quot;;&quot;5&quot;;IF([.A3]=&quot;absolute&quot;;&quot;6&quot;;IF([.A3]=&quot;relative&quot;;&quot;7&quot;;IF([.A3]=&quot;(indirect),Y&quot;;&quot;8&quot;;IF([.A3]=&quot;zeropage,X&quot;;&quot;9&quot;;IF([.A3]=&quot;absolute,Y&quot;;&quot;10&quot;;IF([.A3]=&quot;absolute,X&quot;;&quot;11&quot;;IF([.A3]=&quot;indirect&quot;;&quot;12&quot;;IF([.A3]=&quot;zeropage,Y&quot;;&quot;13&quot;;&quot;OOO&quot;))))))))))))))" office:value-type="string" office:string-value="1" calcext:value-type="string">
            <text:p>1</text:p>
          </table:table-cell>
          <table:table-cell table:formula="of:=IF([.Q3]&lt;&gt;&quot;&quot;;[.Q3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3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AHX</text:p>
          </table:table-cell>
          <table:table-cell office:value-type="string" calcext:value-type="string">
            <text:p>0x</text:p>
          </table:table-cell>
          <table:table-cell table:formula="of:=DEC2HEX([.AD3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4]" office:value-type="string" office:string-value="1" calcext:value-type="string">
            <text:p>1</text:p>
          </table:table-cell>
          <table:table-cell table:number-columns-repeated="2"/>
          <table:table-cell table:formula="of:=[.G4]" office:value-type="float" office:value="0" calcext:value-type="float">
            <text:p>0</text:p>
          </table:table-cell>
          <table:table-cell table:formula="of:=IF([.K4]&lt;&gt;&quot;&quot;;[.K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]&lt;&gt;&quot;&quot;;[.N4];&quot;&quot;)">
            <text:p/>
          </table:table-cell>
          <table:table-cell/>
          <table:table-cell table:style-name="ce4" table:formula="of:=IF([.A4]=&quot;implied&quot;;&quot;0&quot;;IF([.A4]=&quot;(indirect,X)&quot;;&quot;1&quot;;IF([.A4]=&quot;none&quot;;&quot;2&quot;;IF([.A4]=&quot;zeropage&quot;;&quot;3&quot;;IF([.A4]=&quot;immidiate&quot;;&quot;4&quot;;IF([.A4]=&quot;accumulator&quot;;&quot;5&quot;;IF([.A4]=&quot;absolute&quot;;&quot;6&quot;;IF([.A4]=&quot;relative&quot;;&quot;7&quot;;IF([.A4]=&quot;(indirect),Y&quot;;&quot;8&quot;;IF([.A4]=&quot;zeropage,X&quot;;&quot;9&quot;;IF([.A4]=&quot;absolute,Y&quot;;&quot;10&quot;;IF([.A4]=&quot;absolute,X&quot;;&quot;11&quot;;IF([.A4]=&quot;indirect&quot;;&quot;12&quot;;IF([.A4]=&quot;zeropage,Y&quot;;&quot;13&quot;;&quot;OOO&quot;))))))))))))))" office:value-type="string" office:string-value="2" calcext:value-type="string">
            <text:p>2</text:p>
          </table:table-cell>
          <table:table-cell table:formula="of:=IF([.Q4]&lt;&gt;&quot;&quot;;[.Q4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4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ALR</text:p>
          </table:table-cell>
          <table:table-cell office:value-type="string" calcext:value-type="string">
            <text:p>0x</text:p>
          </table:table-cell>
          <table:table-cell table:formula="of:=DEC2HEX([.AD4]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(oper,X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5]" office:value-type="string" office:string-value="2" calcext:value-type="string">
            <text:p>2</text:p>
          </table:table-cell>
          <table:table-cell table:number-columns-repeated="2"/>
          <table:table-cell table:formula="of:=[.G5]" office:value-type="float" office:value="6" calcext:value-type="float">
            <text:p>6</text:p>
          </table:table-cell>
          <table:table-cell table:formula="of:=IF([.K5]&lt;&gt;&quot;&quot;;[.K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]&lt;&gt;&quot;&quot;;[.N5];&quot;&quot;)">
            <text:p/>
          </table:table-cell>
          <table:table-cell/>
          <table:table-cell table:style-name="ce4" table:formula="of:=IF([.A5]=&quot;implied&quot;;&quot;0&quot;;IF([.A5]=&quot;(indirect,X)&quot;;&quot;1&quot;;IF([.A5]=&quot;none&quot;;&quot;2&quot;;IF([.A5]=&quot;zeropage&quot;;&quot;3&quot;;IF([.A5]=&quot;immidiate&quot;;&quot;4&quot;;IF([.A5]=&quot;accumulator&quot;;&quot;5&quot;;IF([.A5]=&quot;absolute&quot;;&quot;6&quot;;IF([.A5]=&quot;relative&quot;;&quot;7&quot;;IF([.A5]=&quot;(indirect),Y&quot;;&quot;8&quot;;IF([.A5]=&quot;zeropage,X&quot;;&quot;9&quot;;IF([.A5]=&quot;absolute,Y&quot;;&quot;10&quot;;IF([.A5]=&quot;absolute,X&quot;;&quot;11&quot;;IF([.A5]=&quot;indirect&quot;;&quot;12&quot;;IF([.A5]=&quot;zeropage,Y&quot;;&quot;13&quot;;&quot;OOO&quot;))))))))))))))" office:value-type="string" office:string-value="1" calcext:value-type="string">
            <text:p>1</text:p>
          </table:table-cell>
          <table:table-cell table:formula="of:=IF([.Q5]&lt;&gt;&quot;&quot;;[.Q5];&quot;&quot;)">
            <text:p/>
          </table:table-cell>
          <table:table-cell/>
          <table:table-cell office:value-type="string" calcext:value-type="string">
            <text:p>SLO</text:p>
          </table:table-cell>
          <table:table-cell table:formula="of:=IF([.T5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0x</text:p>
          </table:table-cell>
          <table:table-cell table:formula="of:=DEC2HEX([.AD5])" office:value-type="string" office:string-value="3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6]" office:value-type="string" office:string-value="2" calcext:value-type="string">
            <text:p>2</text:p>
          </table:table-cell>
          <table:table-cell table:number-columns-repeated="2"/>
          <table:table-cell table:formula="of:=[.G6]" office:value-type="float" office:value="3" calcext:value-type="float">
            <text:p>3</text:p>
          </table:table-cell>
          <table:table-cell table:formula="of:=IF([.K6]&lt;&gt;&quot;&quot;;[.K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]&lt;&gt;&quot;&quot;;[.N6];&quot;&quot;)">
            <text:p/>
          </table:table-cell>
          <table:table-cell/>
          <table:table-cell table:style-name="ce4" table:formula="of:=IF([.A6]=&quot;implied&quot;;&quot;0&quot;;IF([.A6]=&quot;(indirect,X)&quot;;&quot;1&quot;;IF([.A6]=&quot;none&quot;;&quot;2&quot;;IF([.A6]=&quot;zeropage&quot;;&quot;3&quot;;IF([.A6]=&quot;immidiate&quot;;&quot;4&quot;;IF([.A6]=&quot;accumulator&quot;;&quot;5&quot;;IF([.A6]=&quot;absolute&quot;;&quot;6&quot;;IF([.A6]=&quot;relative&quot;;&quot;7&quot;;IF([.A6]=&quot;(indirect),Y&quot;;&quot;8&quot;;IF([.A6]=&quot;zeropage,X&quot;;&quot;9&quot;;IF([.A6]=&quot;absolute,Y&quot;;&quot;10&quot;;IF([.A6]=&quot;absolute,X&quot;;&quot;11&quot;;IF([.A6]=&quot;indirect&quot;;&quot;12&quot;;IF([.A6]=&quot;zeropage,Y&quot;;&quot;13&quot;;&quot;OOO&quot;))))))))))))))" office:value-type="string" office:string-value="3" calcext:value-type="string">
            <text:p>3</text:p>
          </table:table-cell>
          <table:table-cell table:formula="of:=IF([.Q6]&lt;&gt;&quot;&quot;;[.Q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6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x</text:p>
          </table:table-cell>
          <table:table-cell table:formula="of:=DEC2HEX([.AD6]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7]" office:value-type="string" office:string-value="2" calcext:value-type="string">
            <text:p>2</text:p>
          </table:table-cell>
          <table:table-cell table:number-columns-repeated="2"/>
          <table:table-cell table:formula="of:=[.G7]" office:value-type="float" office:value="3" calcext:value-type="float">
            <text:p>3</text:p>
          </table:table-cell>
          <table:table-cell table:formula="of:=IF([.K7]&lt;&gt;&quot;&quot;;[.K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]&lt;&gt;&quot;&quot;;[.N7];&quot;&quot;)">
            <text:p/>
          </table:table-cell>
          <table:table-cell/>
          <table:table-cell table:style-name="ce4" table:formula="of:=IF([.A7]=&quot;implied&quot;;&quot;0&quot;;IF([.A7]=&quot;(indirect,X)&quot;;&quot;1&quot;;IF([.A7]=&quot;none&quot;;&quot;2&quot;;IF([.A7]=&quot;zeropage&quot;;&quot;3&quot;;IF([.A7]=&quot;immidiate&quot;;&quot;4&quot;;IF([.A7]=&quot;accumulator&quot;;&quot;5&quot;;IF([.A7]=&quot;absolute&quot;;&quot;6&quot;;IF([.A7]=&quot;relative&quot;;&quot;7&quot;;IF([.A7]=&quot;(indirect),Y&quot;;&quot;8&quot;;IF([.A7]=&quot;zeropage,X&quot;;&quot;9&quot;;IF([.A7]=&quot;absolute,Y&quot;;&quot;10&quot;;IF([.A7]=&quot;absolute,X&quot;;&quot;11&quot;;IF([.A7]=&quot;indirect&quot;;&quot;12&quot;;IF([.A7]=&quot;zeropage,Y&quot;;&quot;13&quot;;&quot;OOO&quot;))))))))))))))" office:value-type="string" office:string-value="3" calcext:value-type="string">
            <text:p>3</text:p>
          </table:table-cell>
          <table:table-cell table:formula="of:=IF([.Q7]&lt;&gt;&quot;&quot;;[.Q7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7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0x</text:p>
          </table:table-cell>
          <table:table-cell table:formula="of:=DEC2HEX([.AD7]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8]" office:value-type="string" office:string-value="2" calcext:value-type="string">
            <text:p>2</text:p>
          </table:table-cell>
          <table:table-cell table:number-columns-repeated="2"/>
          <table:table-cell table:formula="of:=[.G8]" office:value-type="float" office:value="5" calcext:value-type="float">
            <text:p>5</text:p>
          </table:table-cell>
          <table:table-cell table:formula="of:=IF([.K8]&lt;&gt;&quot;&quot;;[.K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]&lt;&gt;&quot;&quot;;[.N8];&quot;&quot;)">
            <text:p/>
          </table:table-cell>
          <table:table-cell/>
          <table:table-cell table:style-name="ce4" table:formula="of:=IF([.A8]=&quot;implied&quot;;&quot;0&quot;;IF([.A8]=&quot;(indirect,X)&quot;;&quot;1&quot;;IF([.A8]=&quot;none&quot;;&quot;2&quot;;IF([.A8]=&quot;zeropage&quot;;&quot;3&quot;;IF([.A8]=&quot;immidiate&quot;;&quot;4&quot;;IF([.A8]=&quot;accumulator&quot;;&quot;5&quot;;IF([.A8]=&quot;absolute&quot;;&quot;6&quot;;IF([.A8]=&quot;relative&quot;;&quot;7&quot;;IF([.A8]=&quot;(indirect),Y&quot;;&quot;8&quot;;IF([.A8]=&quot;zeropage,X&quot;;&quot;9&quot;;IF([.A8]=&quot;absolute,Y&quot;;&quot;10&quot;;IF([.A8]=&quot;absolute,X&quot;;&quot;11&quot;;IF([.A8]=&quot;indirect&quot;;&quot;12&quot;;IF([.A8]=&quot;zeropage,Y&quot;;&quot;13&quot;;&quot;OOO&quot;))))))))))))))" office:value-type="string" office:string-value="3" calcext:value-type="string">
            <text:p>3</text:p>
          </table:table-cell>
          <table:table-cell table:formula="of:=IF([.Q8]&lt;&gt;&quot;&quot;;[.Q8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8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0x</text:p>
          </table:table-cell>
          <table:table-cell table:formula="of:=DEC2HEX([.AD8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9]" office:value-type="string" office:string-value="2" calcext:value-type="string">
            <text:p>2</text:p>
          </table:table-cell>
          <table:table-cell table:number-columns-repeated="2"/>
          <table:table-cell table:formula="of:=[.G9]" office:value-type="float" office:value="5" calcext:value-type="float">
            <text:p>5</text:p>
          </table:table-cell>
          <table:table-cell table:formula="of:=IF([.K9]&lt;&gt;&quot;&quot;;[.K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]&lt;&gt;&quot;&quot;;[.N9];&quot;&quot;)">
            <text:p/>
          </table:table-cell>
          <table:table-cell/>
          <table:table-cell table:style-name="ce4" table:formula="of:=IF([.A9]=&quot;implied&quot;;&quot;0&quot;;IF([.A9]=&quot;(indirect,X)&quot;;&quot;1&quot;;IF([.A9]=&quot;none&quot;;&quot;2&quot;;IF([.A9]=&quot;zeropage&quot;;&quot;3&quot;;IF([.A9]=&quot;immidiate&quot;;&quot;4&quot;;IF([.A9]=&quot;accumulator&quot;;&quot;5&quot;;IF([.A9]=&quot;absolute&quot;;&quot;6&quot;;IF([.A9]=&quot;relative&quot;;&quot;7&quot;;IF([.A9]=&quot;(indirect),Y&quot;;&quot;8&quot;;IF([.A9]=&quot;zeropage,X&quot;;&quot;9&quot;;IF([.A9]=&quot;absolute,Y&quot;;&quot;10&quot;;IF([.A9]=&quot;absolute,X&quot;;&quot;11&quot;;IF([.A9]=&quot;indirect&quot;;&quot;12&quot;;IF([.A9]=&quot;zeropage,Y&quot;;&quot;13&quot;;&quot;OOO&quot;))))))))))))))" office:value-type="string" office:string-value="3" calcext:value-type="string">
            <text:p>3</text:p>
          </table:table-cell>
          <table:table-cell table:formula="of:=IF([.Q9]&lt;&gt;&quot;&quot;;[.Q9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9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AXS</text:p>
          </table:table-cell>
          <table:table-cell office:value-type="string" calcext:value-type="string">
            <text:p>0x</text:p>
          </table:table-cell>
          <table:table-cell table:formula="of:=DEC2HEX([.AD9])" office:value-type="string" office:string-value="7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0]" office:value-type="string" office:string-value="1" calcext:value-type="string">
            <text:p>1</text:p>
          </table:table-cell>
          <table:table-cell table:number-columns-repeated="2"/>
          <table:table-cell table:formula="of:=[.G10]" office:value-type="float" office:value="3" calcext:value-type="float">
            <text:p>3</text:p>
          </table:table-cell>
          <table:table-cell table:formula="of:=IF([.K10]&lt;&gt;&quot;&quot;;[.K1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]&lt;&gt;&quot;&quot;;[.N10];&quot;&quot;)">
            <text:p/>
          </table:table-cell>
          <table:table-cell/>
          <table:table-cell table:style-name="ce4" table:formula="of:=IF([.A10]=&quot;implied&quot;;&quot;0&quot;;IF([.A10]=&quot;(indirect,X)&quot;;&quot;1&quot;;IF([.A10]=&quot;none&quot;;&quot;2&quot;;IF([.A10]=&quot;zeropage&quot;;&quot;3&quot;;IF([.A10]=&quot;immidiate&quot;;&quot;4&quot;;IF([.A10]=&quot;accumulator&quot;;&quot;5&quot;;IF([.A10]=&quot;absolute&quot;;&quot;6&quot;;IF([.A10]=&quot;relative&quot;;&quot;7&quot;;IF([.A10]=&quot;(indirect),Y&quot;;&quot;8&quot;;IF([.A10]=&quot;zeropage,X&quot;;&quot;9&quot;;IF([.A10]=&quot;absolute,Y&quot;;&quot;10&quot;;IF([.A10]=&quot;absolute,X&quot;;&quot;11&quot;;IF([.A10]=&quot;indirect&quot;;&quot;12&quot;;IF([.A10]=&quot;zeropage,Y&quot;;&quot;13&quot;;&quot;OOO&quot;))))))))))))))" office:value-type="string" office:string-value="0" calcext:value-type="string">
            <text:p>0</text:p>
          </table:table-cell>
          <table:table-cell table:formula="of:=IF([.Q10]&lt;&gt;&quot;&quot;;[.Q10];&quot;&quot;)">
            <text:p/>
          </table:table-cell>
          <table:table-cell/>
          <table:table-cell office:value-type="string" calcext:value-type="string">
            <text:p>PHP</text:p>
          </table:table-cell>
          <table:table-cell table:formula="of:=IF([.T10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0x</text:p>
          </table:table-cell>
          <table:table-cell table:formula="of:=DEC2HEX([.AD10])" office:value-type="string" office:string-value="8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#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1]" office:value-type="string" office:string-value="2" calcext:value-type="string">
            <text:p>2</text:p>
          </table:table-cell>
          <table:table-cell table:number-columns-repeated="2"/>
          <table:table-cell table:formula="of:=[.G11]" office:value-type="float" office:value="2" calcext:value-type="float">
            <text:p>2</text:p>
          </table:table-cell>
          <table:table-cell table:formula="of:=IF([.K11]&lt;&gt;&quot;&quot;;[.K1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]&lt;&gt;&quot;&quot;;[.N11];&quot;&quot;)">
            <text:p/>
          </table:table-cell>
          <table:table-cell/>
          <table:table-cell table:style-name="ce4" table:formula="of:=IF([.A11]=&quot;implied&quot;;&quot;0&quot;;IF([.A11]=&quot;(indirect,X)&quot;;&quot;1&quot;;IF([.A11]=&quot;none&quot;;&quot;2&quot;;IF([.A11]=&quot;zeropage&quot;;&quot;3&quot;;IF([.A11]=&quot;immidiate&quot;;&quot;4&quot;;IF([.A11]=&quot;accumulator&quot;;&quot;5&quot;;IF([.A11]=&quot;absolute&quot;;&quot;6&quot;;IF([.A11]=&quot;relative&quot;;&quot;7&quot;;IF([.A11]=&quot;(indirect),Y&quot;;&quot;8&quot;;IF([.A11]=&quot;zeropage,X&quot;;&quot;9&quot;;IF([.A11]=&quot;absolute,Y&quot;;&quot;10&quot;;IF([.A11]=&quot;absolute,X&quot;;&quot;11&quot;;IF([.A11]=&quot;indirect&quot;;&quot;12&quot;;IF([.A11]=&quot;zeropage,Y&quot;;&quot;13&quot;;&quot;OOO&quot;))))))))))))))" office:value-type="string" office:string-value="4" calcext:value-type="string">
            <text:p>4</text:p>
          </table:table-cell>
          <table:table-cell table:formula="of:=IF([.Q11]&lt;&gt;&quot;&quot;;[.Q11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11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0x</text:p>
          </table:table-cell>
          <table:table-cell table:formula="of:=DEC2HEX([.AD11])" office:value-type="string" office:string-value="9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cumulator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2]" office:value-type="string" office:string-value="1" calcext:value-type="string">
            <text:p>1</text:p>
          </table:table-cell>
          <table:table-cell table:number-columns-repeated="2"/>
          <table:table-cell table:formula="of:=[.G12]" office:value-type="float" office:value="2" calcext:value-type="float">
            <text:p>2</text:p>
          </table:table-cell>
          <table:table-cell table:formula="of:=IF([.K12]&lt;&gt;&quot;&quot;;[.K1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]&lt;&gt;&quot;&quot;;[.N12];&quot;&quot;)">
            <text:p/>
          </table:table-cell>
          <table:table-cell/>
          <table:table-cell table:style-name="ce4" table:formula="of:=IF([.A12]=&quot;implied&quot;;&quot;0&quot;;IF([.A12]=&quot;(indirect,X)&quot;;&quot;1&quot;;IF([.A12]=&quot;none&quot;;&quot;2&quot;;IF([.A12]=&quot;zeropage&quot;;&quot;3&quot;;IF([.A12]=&quot;immidiate&quot;;&quot;4&quot;;IF([.A12]=&quot;accumulator&quot;;&quot;5&quot;;IF([.A12]=&quot;absolute&quot;;&quot;6&quot;;IF([.A12]=&quot;relative&quot;;&quot;7&quot;;IF([.A12]=&quot;(indirect),Y&quot;;&quot;8&quot;;IF([.A12]=&quot;zeropage,X&quot;;&quot;9&quot;;IF([.A12]=&quot;absolute,Y&quot;;&quot;10&quot;;IF([.A12]=&quot;absolute,X&quot;;&quot;11&quot;;IF([.A12]=&quot;indirect&quot;;&quot;12&quot;;IF([.A12]=&quot;zeropage,Y&quot;;&quot;13&quot;;&quot;OOO&quot;))))))))))))))" office:value-type="string" office:string-value="5" calcext:value-type="string">
            <text:p>5</text:p>
          </table:table-cell>
          <table:table-cell table:formula="of:=IF([.Q12]&lt;&gt;&quot;&quot;;[.Q12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12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0x</text:p>
          </table:table-cell>
          <table:table-cell table:formula="of:=DEC2HEX([.AD12])" office:value-type="string" office:string-value="A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#op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3]" office:value-type="string" office:string-value="2" calcext:value-type="string">
            <text:p>2</text:p>
          </table:table-cell>
          <table:table-cell table:number-columns-repeated="2"/>
          <table:table-cell table:formula="of:=[.G13]" office:value-type="float" office:value="2" calcext:value-type="float">
            <text:p>2</text:p>
          </table:table-cell>
          <table:table-cell table:formula="of:=IF([.K13]&lt;&gt;&quot;&quot;;[.K1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]&lt;&gt;&quot;&quot;;[.N13];&quot;&quot;)">
            <text:p/>
          </table:table-cell>
          <table:table-cell/>
          <table:table-cell table:style-name="ce4" table:formula="of:=IF([.A13]=&quot;implied&quot;;&quot;0&quot;;IF([.A13]=&quot;(indirect,X)&quot;;&quot;1&quot;;IF([.A13]=&quot;none&quot;;&quot;2&quot;;IF([.A13]=&quot;zeropage&quot;;&quot;3&quot;;IF([.A13]=&quot;immidiate&quot;;&quot;4&quot;;IF([.A13]=&quot;accumulator&quot;;&quot;5&quot;;IF([.A13]=&quot;absolute&quot;;&quot;6&quot;;IF([.A13]=&quot;relative&quot;;&quot;7&quot;;IF([.A13]=&quot;(indirect),Y&quot;;&quot;8&quot;;IF([.A13]=&quot;zeropage,X&quot;;&quot;9&quot;;IF([.A13]=&quot;absolute,Y&quot;;&quot;10&quot;;IF([.A13]=&quot;absolute,X&quot;;&quot;11&quot;;IF([.A13]=&quot;indirect&quot;;&quot;12&quot;;IF([.A13]=&quot;zeropage,Y&quot;;&quot;13&quot;;&quot;OOO&quot;))))))))))))))" office:value-type="string" office:string-value="4" calcext:value-type="string">
            <text:p>4</text:p>
          </table:table-cell>
          <table:table-cell table:formula="of:=IF([.Q13]&lt;&gt;&quot;&quot;;[.Q13];&quot;&quot;)">
            <text:p/>
          </table:table-cell>
          <table:table-cell/>
          <table:table-cell office:value-type="string" calcext:value-type="string">
            <text:p>ANC</text:p>
          </table:table-cell>
          <table:table-cell table:formula="of:=IF([.T13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0x</text:p>
          </table:table-cell>
          <table:table-cell table:formula="of:=DEC2HEX([.AD13])" office:value-type="string" office:string-value="B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4]" office:value-type="string" office:string-value="2" calcext:value-type="string">
            <text:p>2</text:p>
          </table:table-cell>
          <table:table-cell table:number-columns-repeated="2"/>
          <table:table-cell table:formula="of:=[.G14]" office:value-type="float" office:value="4" calcext:value-type="float">
            <text:p>4</text:p>
          </table:table-cell>
          <table:table-cell table:formula="of:=IF([.K14]&lt;&gt;&quot;&quot;;[.K1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]&lt;&gt;&quot;&quot;;[.N14];&quot;&quot;)">
            <text:p/>
          </table:table-cell>
          <table:table-cell/>
          <table:table-cell table:style-name="ce4" table:formula="of:=IF([.A14]=&quot;implied&quot;;&quot;0&quot;;IF([.A14]=&quot;(indirect,X)&quot;;&quot;1&quot;;IF([.A14]=&quot;none&quot;;&quot;2&quot;;IF([.A14]=&quot;zeropage&quot;;&quot;3&quot;;IF([.A14]=&quot;immidiate&quot;;&quot;4&quot;;IF([.A14]=&quot;accumulator&quot;;&quot;5&quot;;IF([.A14]=&quot;absolute&quot;;&quot;6&quot;;IF([.A14]=&quot;relative&quot;;&quot;7&quot;;IF([.A14]=&quot;(indirect),Y&quot;;&quot;8&quot;;IF([.A14]=&quot;zeropage,X&quot;;&quot;9&quot;;IF([.A14]=&quot;absolute,Y&quot;;&quot;10&quot;;IF([.A14]=&quot;absolute,X&quot;;&quot;11&quot;;IF([.A14]=&quot;indirect&quot;;&quot;12&quot;;IF([.A14]=&quot;zeropage,Y&quot;;&quot;13&quot;;&quot;OOO&quot;))))))))))))))" office:value-type="string" office:string-value="6" calcext:value-type="string">
            <text:p>6</text:p>
          </table:table-cell>
          <table:table-cell table:formula="of:=IF([.Q14]&lt;&gt;&quot;&quot;;[.Q1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4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0x</text:p>
          </table:table-cell>
          <table:table-cell table:formula="of:=DEC2HEX([.AD14])" office:value-type="string" office:string-value="C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5]" office:value-type="string" office:string-value="2" calcext:value-type="string">
            <text:p>2</text:p>
          </table:table-cell>
          <table:table-cell table:number-columns-repeated="2"/>
          <table:table-cell table:formula="of:=[.G15]" office:value-type="float" office:value="4" calcext:value-type="float">
            <text:p>4</text:p>
          </table:table-cell>
          <table:table-cell table:formula="of:=IF([.K15]&lt;&gt;&quot;&quot;;[.K1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]&lt;&gt;&quot;&quot;;[.N15];&quot;&quot;)">
            <text:p/>
          </table:table-cell>
          <table:table-cell/>
          <table:table-cell table:style-name="ce4" table:formula="of:=IF([.A15]=&quot;implied&quot;;&quot;0&quot;;IF([.A15]=&quot;(indirect,X)&quot;;&quot;1&quot;;IF([.A15]=&quot;none&quot;;&quot;2&quot;;IF([.A15]=&quot;zeropage&quot;;&quot;3&quot;;IF([.A15]=&quot;immidiate&quot;;&quot;4&quot;;IF([.A15]=&quot;accumulator&quot;;&quot;5&quot;;IF([.A15]=&quot;absolute&quot;;&quot;6&quot;;IF([.A15]=&quot;relative&quot;;&quot;7&quot;;IF([.A15]=&quot;(indirect),Y&quot;;&quot;8&quot;;IF([.A15]=&quot;zeropage,X&quot;;&quot;9&quot;;IF([.A15]=&quot;absolute,Y&quot;;&quot;10&quot;;IF([.A15]=&quot;absolute,X&quot;;&quot;11&quot;;IF([.A15]=&quot;indirect&quot;;&quot;12&quot;;IF([.A15]=&quot;zeropage,Y&quot;;&quot;13&quot;;&quot;OOO&quot;))))))))))))))" office:value-type="string" office:string-value="6" calcext:value-type="string">
            <text:p>6</text:p>
          </table:table-cell>
          <table:table-cell table:formula="of:=IF([.Q15]&lt;&gt;&quot;&quot;;[.Q15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15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0x</text:p>
          </table:table-cell>
          <table:table-cell table:formula="of:=DEC2HEX([.AD15])" office:value-type="string" office:string-value="D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6]" office:value-type="string" office:string-value="2" calcext:value-type="string">
            <text:p>2</text:p>
          </table:table-cell>
          <table:table-cell table:number-columns-repeated="2"/>
          <table:table-cell table:formula="of:=[.G16]" office:value-type="float" office:value="6" calcext:value-type="float">
            <text:p>6</text:p>
          </table:table-cell>
          <table:table-cell table:formula="of:=IF([.K16]&lt;&gt;&quot;&quot;;[.K1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]&lt;&gt;&quot;&quot;;[.N16];&quot;&quot;)">
            <text:p/>
          </table:table-cell>
          <table:table-cell/>
          <table:table-cell table:style-name="ce4" table:formula="of:=IF([.A16]=&quot;implied&quot;;&quot;0&quot;;IF([.A16]=&quot;(indirect,X)&quot;;&quot;1&quot;;IF([.A16]=&quot;none&quot;;&quot;2&quot;;IF([.A16]=&quot;zeropage&quot;;&quot;3&quot;;IF([.A16]=&quot;immidiate&quot;;&quot;4&quot;;IF([.A16]=&quot;accumulator&quot;;&quot;5&quot;;IF([.A16]=&quot;absolute&quot;;&quot;6&quot;;IF([.A16]=&quot;relative&quot;;&quot;7&quot;;IF([.A16]=&quot;(indirect),Y&quot;;&quot;8&quot;;IF([.A16]=&quot;zeropage,X&quot;;&quot;9&quot;;IF([.A16]=&quot;absolute,Y&quot;;&quot;10&quot;;IF([.A16]=&quot;absolute,X&quot;;&quot;11&quot;;IF([.A16]=&quot;indirect&quot;;&quot;12&quot;;IF([.A16]=&quot;zeropage,Y&quot;;&quot;13&quot;;&quot;OOO&quot;))))))))))))))" office:value-type="string" office:string-value="6" calcext:value-type="string">
            <text:p>6</text:p>
          </table:table-cell>
          <table:table-cell table:formula="of:=IF([.Q16]&lt;&gt;&quot;&quot;;[.Q16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16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0x</text:p>
          </table:table-cell>
          <table:table-cell table:formula="of:=DEC2HEX([.AD16])" office:value-type="string" office:string-value="E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op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7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7]" office:value-type="float" office:value="6" calcext:value-type="float">
            <text:p>6</text:p>
          </table:table-cell>
          <table:table-cell table:formula="of:=IF([.K17]&lt;&gt;&quot;&quot;;[.K17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7]&lt;&gt;&quot;&quot;;[.N17];&quot;&quot;)" office:value-type="string" office:string-value="N" calcext:value-type="string">
            <text:p>N</text:p>
          </table:table-cell>
          <table:table-cell/>
          <table:table-cell table:style-name="ce4" table:formula="of:=IF([.A17]=&quot;implied&quot;;&quot;0&quot;;IF([.A17]=&quot;(indirect,X)&quot;;&quot;1&quot;;IF([.A17]=&quot;none&quot;;&quot;2&quot;;IF([.A17]=&quot;zeropage&quot;;&quot;3&quot;;IF([.A17]=&quot;immidiate&quot;;&quot;4&quot;;IF([.A17]=&quot;accumulator&quot;;&quot;5&quot;;IF([.A17]=&quot;absolute&quot;;&quot;6&quot;;IF([.A17]=&quot;relative&quot;;&quot;7&quot;;IF([.A17]=&quot;(indirect),Y&quot;;&quot;8&quot;;IF([.A17]=&quot;zeropage,X&quot;;&quot;9&quot;;IF([.A17]=&quot;absolute,Y&quot;;&quot;10&quot;;IF([.A17]=&quot;absolute,X&quot;;&quot;11&quot;;IF([.A17]=&quot;indirect&quot;;&quot;12&quot;;IF([.A17]=&quot;zeropage,Y&quot;;&quot;13&quot;;&quot;OOO&quot;))))))))))))))" office:value-type="string" office:string-value="6" calcext:value-type="string">
            <text:p>6</text:p>
          </table:table-cell>
          <table:table-cell table:formula="of:=IF([.Q17]&lt;&gt;&quot;&quot;;[.Q17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LO</text:p>
          </table:table-cell>
          <table:table-cell table:formula="of:=IF([.T17]&lt;&gt;&quot;&quot;;&quot;0&quot;;&quot;&quot;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0x</text:p>
          </table:table-cell>
          <table:table-cell table:formula="of:=DEC2HEX([.AD17])" office:value-type="string" office:string-value="F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o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18]" office:value-type="string" office:string-value="2" calcext:value-type="string">
            <text:p>2</text:p>
          </table:table-cell>
          <table:table-cell table:number-columns-repeated="2"/>
          <table:table-cell table:formula="of:=[.G18]" office:value-type="string" office:string-value="2**" calcext:value-type="string">
            <text:p>2**</text:p>
          </table:table-cell>
          <table:table-cell table:formula="of:=IF([.K18]&lt;&gt;&quot;&quot;;[.K18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18]&lt;&gt;&quot;&quot;;[.N18];&quot;&quot;)">
            <text:p/>
          </table:table-cell>
          <table:table-cell/>
          <table:table-cell table:style-name="ce4" table:formula="of:=IF([.A18]=&quot;implied&quot;;&quot;0&quot;;IF([.A18]=&quot;(indirect,X)&quot;;&quot;1&quot;;IF([.A18]=&quot;none&quot;;&quot;2&quot;;IF([.A18]=&quot;zeropage&quot;;&quot;3&quot;;IF([.A18]=&quot;immidiate&quot;;&quot;4&quot;;IF([.A18]=&quot;accumulator&quot;;&quot;5&quot;;IF([.A18]=&quot;absolute&quot;;&quot;6&quot;;IF([.A18]=&quot;relative&quot;;&quot;7&quot;;IF([.A18]=&quot;(indirect),Y&quot;;&quot;8&quot;;IF([.A18]=&quot;zeropage,X&quot;;&quot;9&quot;;IF([.A18]=&quot;absolute,Y&quot;;&quot;10&quot;;IF([.A18]=&quot;absolute,X&quot;;&quot;11&quot;;IF([.A18]=&quot;indirect&quot;;&quot;12&quot;;IF([.A18]=&quot;zeropage,Y&quot;;&quot;13&quot;;&quot;OOO&quot;))))))))))))))" office:value-type="string" office:string-value="7" calcext:value-type="string">
            <text:p>7</text:p>
          </table:table-cell>
          <table:table-cell table:formula="of:=IF([.Q18]&lt;&gt;&quot;&quot;;[.Q18];&quot;&quot;)">
            <text:p/>
          </table:table-cell>
          <table:table-cell/>
          <table:table-cell office:value-type="string" calcext:value-type="string">
            <text:p>BPL</text:p>
          </table:table-cell>
          <table:table-cell table:formula="of:=IF([.T18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0x</text:p>
          </table:table-cell>
          <table:table-cell table:formula="of:=DEC2HEX([.AD18]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(oper),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19]" office:value-type="string" office:string-value="2" calcext:value-type="string">
            <text:p>2</text:p>
          </table:table-cell>
          <table:table-cell table:number-columns-repeated="2"/>
          <table:table-cell table:formula="of:=[.G19]" office:value-type="string" office:string-value="5*" calcext:value-type="string">
            <text:p>5*</text:p>
          </table:table-cell>
          <table:table-cell table:formula="of:=IF([.K19]&lt;&gt;&quot;&quot;;[.K1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9]&lt;&gt;&quot;&quot;;[.N19];&quot;&quot;)">
            <text:p/>
          </table:table-cell>
          <table:table-cell/>
          <table:table-cell table:style-name="ce4" table:formula="of:=IF([.A19]=&quot;implied&quot;;&quot;0&quot;;IF([.A19]=&quot;(indirect,X)&quot;;&quot;1&quot;;IF([.A19]=&quot;none&quot;;&quot;2&quot;;IF([.A19]=&quot;zeropage&quot;;&quot;3&quot;;IF([.A19]=&quot;immidiate&quot;;&quot;4&quot;;IF([.A19]=&quot;accumulator&quot;;&quot;5&quot;;IF([.A19]=&quot;absolute&quot;;&quot;6&quot;;IF([.A19]=&quot;relative&quot;;&quot;7&quot;;IF([.A19]=&quot;(indirect),Y&quot;;&quot;8&quot;;IF([.A19]=&quot;zeropage,X&quot;;&quot;9&quot;;IF([.A19]=&quot;absolute,Y&quot;;&quot;10&quot;;IF([.A19]=&quot;absolute,X&quot;;&quot;11&quot;;IF([.A19]=&quot;indirect&quot;;&quot;12&quot;;IF([.A19]=&quot;zeropage,Y&quot;;&quot;13&quot;;&quot;OOO&quot;))))))))))))))" office:value-type="string" office:string-value="8" calcext:value-type="string">
            <text:p>8</text:p>
          </table:table-cell>
          <table:table-cell table:formula="of:=IF([.Q19]&lt;&gt;&quot;&quot;;[.Q19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19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0x</text:p>
          </table:table-cell>
          <table:table-cell table:formula="of:=DEC2HEX([.AD19]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20]" office:value-type="string" office:string-value="1" calcext:value-type="string">
            <text:p>1</text:p>
          </table:table-cell>
          <table:table-cell table:number-columns-repeated="2"/>
          <table:table-cell table:formula="of:=[.G20]" office:value-type="float" office:value="0" calcext:value-type="float">
            <text:p>0</text:p>
          </table:table-cell>
          <table:table-cell table:formula="of:=IF([.K20]&lt;&gt;&quot;&quot;;[.K2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]&lt;&gt;&quot;&quot;;[.N20];&quot;&quot;)">
            <text:p/>
          </table:table-cell>
          <table:table-cell/>
          <table:table-cell table:style-name="ce4" table:formula="of:=IF([.A20]=&quot;implied&quot;;&quot;0&quot;;IF([.A20]=&quot;(indirect,X)&quot;;&quot;1&quot;;IF([.A20]=&quot;none&quot;;&quot;2&quot;;IF([.A20]=&quot;zeropage&quot;;&quot;3&quot;;IF([.A20]=&quot;immidiate&quot;;&quot;4&quot;;IF([.A20]=&quot;accumulator&quot;;&quot;5&quot;;IF([.A20]=&quot;absolute&quot;;&quot;6&quot;;IF([.A20]=&quot;relative&quot;;&quot;7&quot;;IF([.A20]=&quot;(indirect),Y&quot;;&quot;8&quot;;IF([.A20]=&quot;zeropage,X&quot;;&quot;9&quot;;IF([.A20]=&quot;absolute,Y&quot;;&quot;10&quot;;IF([.A20]=&quot;absolute,X&quot;;&quot;11&quot;;IF([.A20]=&quot;indirect&quot;;&quot;12&quot;;IF([.A20]=&quot;zeropage,Y&quot;;&quot;13&quot;;&quot;OOO&quot;))))))))))))))" office:value-type="string" office:string-value="2" calcext:value-type="string">
            <text:p>2</text:p>
          </table:table-cell>
          <table:table-cell table:formula="of:=IF([.Q20]&lt;&gt;&quot;&quot;;[.Q20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20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0x</text:p>
          </table:table-cell>
          <table:table-cell table:formula="of:=DEC2HEX([.AD20]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#(oper),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21]" office:value-type="string" office:string-value="2" calcext:value-type="string">
            <text:p>2</text:p>
          </table:table-cell>
          <table:table-cell table:number-columns-repeated="2"/>
          <table:table-cell table:formula="of:=[.G21]" office:value-type="string" office:string-value="5*" calcext:value-type="string">
            <text:p>5*</text:p>
          </table:table-cell>
          <table:table-cell table:formula="of:=IF([.K21]&lt;&gt;&quot;&quot;;[.K2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1]&lt;&gt;&quot;&quot;;[.N21];&quot;&quot;)">
            <text:p/>
          </table:table-cell>
          <table:table-cell/>
          <table:table-cell table:style-name="ce4" table:formula="of:=IF([.A21]=&quot;implied&quot;;&quot;0&quot;;IF([.A21]=&quot;(indirect,X)&quot;;&quot;1&quot;;IF([.A21]=&quot;none&quot;;&quot;2&quot;;IF([.A21]=&quot;zeropage&quot;;&quot;3&quot;;IF([.A21]=&quot;immidiate&quot;;&quot;4&quot;;IF([.A21]=&quot;accumulator&quot;;&quot;5&quot;;IF([.A21]=&quot;absolute&quot;;&quot;6&quot;;IF([.A21]=&quot;relative&quot;;&quot;7&quot;;IF([.A21]=&quot;(indirect),Y&quot;;&quot;8&quot;;IF([.A21]=&quot;zeropage,X&quot;;&quot;9&quot;;IF([.A21]=&quot;absolute,Y&quot;;&quot;10&quot;;IF([.A21]=&quot;absolute,X&quot;;&quot;11&quot;;IF([.A21]=&quot;indirect&quot;;&quot;12&quot;;IF([.A21]=&quot;zeropage,Y&quot;;&quot;13&quot;;&quot;OOO&quot;))))))))))))))" office:value-type="string" office:string-value="8" calcext:value-type="string">
            <text:p>8</text:p>
          </table:table-cell>
          <table:table-cell table:formula="of:=IF([.Q21]&lt;&gt;&quot;&quot;;[.Q21];&quot;&quot;)">
            <text:p/>
          </table:table-cell>
          <table:table-cell/>
          <table:table-cell office:value-type="string" calcext:value-type="string">
            <text:p>SLO</text:p>
          </table:table-cell>
          <table:table-cell table:formula="of:=IF([.T21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0x</text:p>
          </table:table-cell>
          <table:table-cell table:formula="of:=DEC2HEX([.AD21])" office:value-type="string" office:string-value="13" calcext:value-type="string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22]" office:value-type="string" office:string-value="2" calcext:value-type="string">
            <text:p>2</text:p>
          </table:table-cell>
          <table:table-cell table:number-columns-repeated="2"/>
          <table:table-cell table:formula="of:=[.G22]" office:value-type="float" office:value="4" calcext:value-type="float">
            <text:p>4</text:p>
          </table:table-cell>
          <table:table-cell table:formula="of:=IF([.K22]&lt;&gt;&quot;&quot;;[.K2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]&lt;&gt;&quot;&quot;;[.N22];&quot;&quot;)">
            <text:p/>
          </table:table-cell>
          <table:table-cell/>
          <table:table-cell table:style-name="ce4" table:formula="of:=IF([.A22]=&quot;implied&quot;;&quot;0&quot;;IF([.A22]=&quot;(indirect,X)&quot;;&quot;1&quot;;IF([.A22]=&quot;none&quot;;&quot;2&quot;;IF([.A22]=&quot;zeropage&quot;;&quot;3&quot;;IF([.A22]=&quot;immidiate&quot;;&quot;4&quot;;IF([.A22]=&quot;accumulator&quot;;&quot;5&quot;;IF([.A22]=&quot;absolute&quot;;&quot;6&quot;;IF([.A22]=&quot;relative&quot;;&quot;7&quot;;IF([.A22]=&quot;(indirect),Y&quot;;&quot;8&quot;;IF([.A22]=&quot;zeropage,X&quot;;&quot;9&quot;;IF([.A22]=&quot;absolute,Y&quot;;&quot;10&quot;;IF([.A22]=&quot;absolute,X&quot;;&quot;11&quot;;IF([.A22]=&quot;indirect&quot;;&quot;12&quot;;IF([.A22]=&quot;zeropage,Y&quot;;&quot;13&quot;;&quot;OOO&quot;))))))))))))))" office:value-type="string" office:string-value="9" calcext:value-type="string">
            <text:p>9</text:p>
          </table:table-cell>
          <table:table-cell table:formula="of:=IF([.Q22]&lt;&gt;&quot;&quot;;[.Q2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2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0x</text:p>
          </table:table-cell>
          <table:table-cell table:formula="of:=DEC2HEX([.AD22])" office:value-type="string" office:string-value="14" calcext:value-type="string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,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3]" office:value-type="string" office:string-value="2" calcext:value-type="string">
            <text:p>2</text:p>
          </table:table-cell>
          <table:table-cell table:number-columns-repeated="2"/>
          <table:table-cell table:formula="of:=[.G23]" office:value-type="float" office:value="4" calcext:value-type="float">
            <text:p>4</text:p>
          </table:table-cell>
          <table:table-cell table:formula="of:=IF([.K23]&lt;&gt;&quot;&quot;;[.K2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]&lt;&gt;&quot;&quot;;[.N23];&quot;&quot;)">
            <text:p/>
          </table:table-cell>
          <table:table-cell/>
          <table:table-cell table:style-name="ce4" table:formula="of:=IF([.A23]=&quot;implied&quot;;&quot;0&quot;;IF([.A23]=&quot;(indirect,X)&quot;;&quot;1&quot;;IF([.A23]=&quot;none&quot;;&quot;2&quot;;IF([.A23]=&quot;zeropage&quot;;&quot;3&quot;;IF([.A23]=&quot;immidiate&quot;;&quot;4&quot;;IF([.A23]=&quot;accumulator&quot;;&quot;5&quot;;IF([.A23]=&quot;absolute&quot;;&quot;6&quot;;IF([.A23]=&quot;relative&quot;;&quot;7&quot;;IF([.A23]=&quot;(indirect),Y&quot;;&quot;8&quot;;IF([.A23]=&quot;zeropage,X&quot;;&quot;9&quot;;IF([.A23]=&quot;absolute,Y&quot;;&quot;10&quot;;IF([.A23]=&quot;absolute,X&quot;;&quot;11&quot;;IF([.A23]=&quot;indirect&quot;;&quot;12&quot;;IF([.A23]=&quot;zeropage,Y&quot;;&quot;13&quot;;&quot;OOO&quot;))))))))))))))" office:value-type="string" office:string-value="9" calcext:value-type="string">
            <text:p>9</text:p>
          </table:table-cell>
          <table:table-cell table:formula="of:=IF([.Q23]&lt;&gt;&quot;&quot;;[.Q23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23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0x</text:p>
          </table:table-cell>
          <table:table-cell table:formula="of:=DEC2HEX([.AD23])" office:value-type="string" office:string-value="15" calcext:value-type="string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,X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4]" office:value-type="string" office:string-value="2" calcext:value-type="string">
            <text:p>2</text:p>
          </table:table-cell>
          <table:table-cell table:number-columns-repeated="2"/>
          <table:table-cell table:formula="of:=[.G24]" office:value-type="float" office:value="6" calcext:value-type="float">
            <text:p>6</text:p>
          </table:table-cell>
          <table:table-cell table:formula="of:=IF([.K24]&lt;&gt;&quot;&quot;;[.K2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]&lt;&gt;&quot;&quot;;[.N24];&quot;&quot;)">
            <text:p/>
          </table:table-cell>
          <table:table-cell/>
          <table:table-cell table:style-name="ce4" table:formula="of:=IF([.A24]=&quot;implied&quot;;&quot;0&quot;;IF([.A24]=&quot;(indirect,X)&quot;;&quot;1&quot;;IF([.A24]=&quot;none&quot;;&quot;2&quot;;IF([.A24]=&quot;zeropage&quot;;&quot;3&quot;;IF([.A24]=&quot;immidiate&quot;;&quot;4&quot;;IF([.A24]=&quot;accumulator&quot;;&quot;5&quot;;IF([.A24]=&quot;absolute&quot;;&quot;6&quot;;IF([.A24]=&quot;relative&quot;;&quot;7&quot;;IF([.A24]=&quot;(indirect),Y&quot;;&quot;8&quot;;IF([.A24]=&quot;zeropage,X&quot;;&quot;9&quot;;IF([.A24]=&quot;absolute,Y&quot;;&quot;10&quot;;IF([.A24]=&quot;absolute,X&quot;;&quot;11&quot;;IF([.A24]=&quot;indirect&quot;;&quot;12&quot;;IF([.A24]=&quot;zeropage,Y&quot;;&quot;13&quot;;&quot;OOO&quot;))))))))))))))" office:value-type="string" office:string-value="9" calcext:value-type="string">
            <text:p>9</text:p>
          </table:table-cell>
          <table:table-cell table:formula="of:=IF([.Q24]&lt;&gt;&quot;&quot;;[.Q24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24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0x</text:p>
          </table:table-cell>
          <table:table-cell table:formula="of:=DEC2HEX([.AD24])" office:value-type="string" office:string-value="16" calcext:value-type="string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oper,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5]" office:value-type="string" office:string-value="2" calcext:value-type="string">
            <text:p>2</text:p>
          </table:table-cell>
          <table:table-cell table:number-columns-repeated="2"/>
          <table:table-cell table:formula="of:=[.G25]" office:value-type="float" office:value="6" calcext:value-type="float">
            <text:p>6</text:p>
          </table:table-cell>
          <table:table-cell table:formula="of:=IF([.K25]&lt;&gt;&quot;&quot;;[.K2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]&lt;&gt;&quot;&quot;;[.N25];&quot;&quot;)">
            <text:p/>
          </table:table-cell>
          <table:table-cell/>
          <table:table-cell table:style-name="ce4" table:formula="of:=IF([.A25]=&quot;implied&quot;;&quot;0&quot;;IF([.A25]=&quot;(indirect,X)&quot;;&quot;1&quot;;IF([.A25]=&quot;none&quot;;&quot;2&quot;;IF([.A25]=&quot;zeropage&quot;;&quot;3&quot;;IF([.A25]=&quot;immidiate&quot;;&quot;4&quot;;IF([.A25]=&quot;accumulator&quot;;&quot;5&quot;;IF([.A25]=&quot;absolute&quot;;&quot;6&quot;;IF([.A25]=&quot;relative&quot;;&quot;7&quot;;IF([.A25]=&quot;(indirect),Y&quot;;&quot;8&quot;;IF([.A25]=&quot;zeropage,X&quot;;&quot;9&quot;;IF([.A25]=&quot;absolute,Y&quot;;&quot;10&quot;;IF([.A25]=&quot;absolute,X&quot;;&quot;11&quot;;IF([.A25]=&quot;indirect&quot;;&quot;12&quot;;IF([.A25]=&quot;zeropage,Y&quot;;&quot;13&quot;;&quot;OOO&quot;))))))))))))))" office:value-type="string" office:string-value="9" calcext:value-type="string">
            <text:p>9</text:p>
          </table:table-cell>
          <table:table-cell table:formula="of:=IF([.Q25]&lt;&gt;&quot;&quot;;[.Q25];&quot;&quot;)">
            <text:p/>
          </table:table-cell>
          <table:table-cell/>
          <table:table-cell office:value-type="string" calcext:value-type="string">
            <text:p>SLO</text:p>
          </table:table-cell>
          <table:table-cell table:formula="of:=IF([.T25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0x</text:p>
          </table:table-cell>
          <table:table-cell table:formula="of:=DEC2HEX([.AD25])" office:value-type="string" office:string-value="17" calcext:value-type="string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6]" office:value-type="string" office:string-value="1" calcext:value-type="string">
            <text:p>1</text:p>
          </table:table-cell>
          <table:table-cell table:number-columns-repeated="2"/>
          <table:table-cell table:formula="of:=[.G26]" office:value-type="float" office:value="2" calcext:value-type="float">
            <text:p>2</text:p>
          </table:table-cell>
          <table:table-cell table:formula="of:=IF([.K26]&lt;&gt;&quot;&quot;;[.K2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6]&lt;&gt;&quot;&quot;;[.N26];&quot;&quot;)">
            <text:p/>
          </table:table-cell>
          <table:table-cell/>
          <table:table-cell table:style-name="ce4" table:formula="of:=IF([.A26]=&quot;implied&quot;;&quot;0&quot;;IF([.A26]=&quot;(indirect,X)&quot;;&quot;1&quot;;IF([.A26]=&quot;none&quot;;&quot;2&quot;;IF([.A26]=&quot;zeropage&quot;;&quot;3&quot;;IF([.A26]=&quot;immidiate&quot;;&quot;4&quot;;IF([.A26]=&quot;accumulator&quot;;&quot;5&quot;;IF([.A26]=&quot;absolute&quot;;&quot;6&quot;;IF([.A26]=&quot;relative&quot;;&quot;7&quot;;IF([.A26]=&quot;(indirect),Y&quot;;&quot;8&quot;;IF([.A26]=&quot;zeropage,X&quot;;&quot;9&quot;;IF([.A26]=&quot;absolute,Y&quot;;&quot;10&quot;;IF([.A26]=&quot;absolute,X&quot;;&quot;11&quot;;IF([.A26]=&quot;indirect&quot;;&quot;12&quot;;IF([.A26]=&quot;zeropage,Y&quot;;&quot;13&quot;;&quot;OOO&quot;))))))))))))))" office:value-type="string" office:string-value="0" calcext:value-type="string">
            <text:p>0</text:p>
          </table:table-cell>
          <table:table-cell table:formula="of:=IF([.Q26]&lt;&gt;&quot;&quot;;[.Q26];&quot;&quot;)">
            <text:p/>
          </table:table-cell>
          <table:table-cell/>
          <table:table-cell office:value-type="string" calcext:value-type="string">
            <text:p>CLC</text:p>
          </table:table-cell>
          <table:table-cell table:formula="of:=IF([.T26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0x</text:p>
          </table:table-cell>
          <table:table-cell table:formula="of:=DEC2HEX([.AD26])" office:value-type="string" office:string-value="18" calcext:value-type="string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,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7]" office:value-type="string" office:string-value="3" calcext:value-type="string">
            <text:p>3</text:p>
          </table:table-cell>
          <table:table-cell table:number-columns-repeated="2"/>
          <table:table-cell table:formula="of:=[.G27]" office:value-type="string" office:string-value="4*" calcext:value-type="string">
            <text:p>4*</text:p>
          </table:table-cell>
          <table:table-cell table:formula="of:=IF([.K27]&lt;&gt;&quot;&quot;;[.K2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7]&lt;&gt;&quot;&quot;;[.N27];&quot;&quot;)">
            <text:p/>
          </table:table-cell>
          <table:table-cell/>
          <table:table-cell table:style-name="ce4" table:formula="of:=IF([.A27]=&quot;implied&quot;;&quot;0&quot;;IF([.A27]=&quot;(indirect,X)&quot;;&quot;1&quot;;IF([.A27]=&quot;none&quot;;&quot;2&quot;;IF([.A27]=&quot;zeropage&quot;;&quot;3&quot;;IF([.A27]=&quot;immidiate&quot;;&quot;4&quot;;IF([.A27]=&quot;accumulator&quot;;&quot;5&quot;;IF([.A27]=&quot;absolute&quot;;&quot;6&quot;;IF([.A27]=&quot;relative&quot;;&quot;7&quot;;IF([.A27]=&quot;(indirect),Y&quot;;&quot;8&quot;;IF([.A27]=&quot;zeropage,X&quot;;&quot;9&quot;;IF([.A27]=&quot;absolute,Y&quot;;&quot;10&quot;;IF([.A27]=&quot;absolute,X&quot;;&quot;11&quot;;IF([.A27]=&quot;indirect&quot;;&quot;12&quot;;IF([.A27]=&quot;zeropage,Y&quot;;&quot;13&quot;;&quot;OOO&quot;))))))))))))))" office:value-type="string" office:string-value="10" calcext:value-type="string">
            <text:p>10</text:p>
          </table:table-cell>
          <table:table-cell table:formula="of:=IF([.Q27]&lt;&gt;&quot;&quot;;[.Q27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27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0x</text:p>
          </table:table-cell>
          <table:table-cell table:formula="of:=DEC2HEX([.AD27])" office:value-type="string" office:string-value="19" calcext:value-type="string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8]" office:value-type="string" office:string-value="1" calcext:value-type="string">
            <text:p>1</text:p>
          </table:table-cell>
          <table:table-cell table:number-columns-repeated="2"/>
          <table:table-cell table:formula="of:=[.G28]" office:value-type="float" office:value="2" calcext:value-type="float">
            <text:p>2</text:p>
          </table:table-cell>
          <table:table-cell table:formula="of:=IF([.K28]&lt;&gt;&quot;&quot;;[.K2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8]&lt;&gt;&quot;&quot;;[.N28];&quot;&quot;)">
            <text:p/>
          </table:table-cell>
          <table:table-cell/>
          <table:table-cell table:style-name="ce4" table:formula="of:=IF([.A28]=&quot;implied&quot;;&quot;0&quot;;IF([.A28]=&quot;(indirect,X)&quot;;&quot;1&quot;;IF([.A28]=&quot;none&quot;;&quot;2&quot;;IF([.A28]=&quot;zeropage&quot;;&quot;3&quot;;IF([.A28]=&quot;immidiate&quot;;&quot;4&quot;;IF([.A28]=&quot;accumulator&quot;;&quot;5&quot;;IF([.A28]=&quot;absolute&quot;;&quot;6&quot;;IF([.A28]=&quot;relative&quot;;&quot;7&quot;;IF([.A28]=&quot;(indirect),Y&quot;;&quot;8&quot;;IF([.A28]=&quot;zeropage,X&quot;;&quot;9&quot;;IF([.A28]=&quot;absolute,Y&quot;;&quot;10&quot;;IF([.A28]=&quot;absolute,X&quot;;&quot;11&quot;;IF([.A28]=&quot;indirect&quot;;&quot;12&quot;;IF([.A28]=&quot;zeropage,Y&quot;;&quot;13&quot;;&quot;OOO&quot;))))))))))))))" office:value-type="string" office:string-value="2" calcext:value-type="string">
            <text:p>2</text:p>
          </table:table-cell>
          <table:table-cell table:formula="of:=IF([.Q28]&lt;&gt;&quot;&quot;;[.Q28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8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0x</text:p>
          </table:table-cell>
          <table:table-cell table:formula="of:=DEC2HEX([.AD28])" office:value-type="string" office:string-value="1A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oper,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9]" office:value-type="string" office:string-value="3" calcext:value-type="string">
            <text:p>3</text:p>
          </table:table-cell>
          <table:table-cell table:number-columns-repeated="2"/>
          <table:table-cell table:formula="of:=[.G29]" office:value-type="float" office:value="7" calcext:value-type="float">
            <text:p>7</text:p>
          </table:table-cell>
          <table:table-cell table:formula="of:=IF([.K29]&lt;&gt;&quot;&quot;;[.K2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9]&lt;&gt;&quot;&quot;;[.N29];&quot;&quot;)">
            <text:p/>
          </table:table-cell>
          <table:table-cell/>
          <table:table-cell table:style-name="ce4" table:formula="of:=IF([.A29]=&quot;implied&quot;;&quot;0&quot;;IF([.A29]=&quot;(indirect,X)&quot;;&quot;1&quot;;IF([.A29]=&quot;none&quot;;&quot;2&quot;;IF([.A29]=&quot;zeropage&quot;;&quot;3&quot;;IF([.A29]=&quot;immidiate&quot;;&quot;4&quot;;IF([.A29]=&quot;accumulator&quot;;&quot;5&quot;;IF([.A29]=&quot;absolute&quot;;&quot;6&quot;;IF([.A29]=&quot;relative&quot;;&quot;7&quot;;IF([.A29]=&quot;(indirect),Y&quot;;&quot;8&quot;;IF([.A29]=&quot;zeropage,X&quot;;&quot;9&quot;;IF([.A29]=&quot;absolute,Y&quot;;&quot;10&quot;;IF([.A29]=&quot;absolute,X&quot;;&quot;11&quot;;IF([.A29]=&quot;indirect&quot;;&quot;12&quot;;IF([.A29]=&quot;zeropage,Y&quot;;&quot;13&quot;;&quot;OOO&quot;))))))))))))))" office:value-type="string" office:string-value="10" calcext:value-type="string">
            <text:p>10</text:p>
          </table:table-cell>
          <table:table-cell table:formula="of:=IF([.Q29]&lt;&gt;&quot;&quot;;[.Q29];&quot;&quot;)">
            <text:p/>
          </table:table-cell>
          <table:table-cell/>
          <table:table-cell office:value-type="string" calcext:value-type="string">
            <text:p>SLO</text:p>
          </table:table-cell>
          <table:table-cell table:formula="of:=IF([.T29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0x</text:p>
          </table:table-cell>
          <table:table-cell table:formula="of:=DEC2HEX([.AD29])" office:value-type="string" office:string-value="1B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30]" office:value-type="string" office:string-value="2" calcext:value-type="string">
            <text:p>2</text:p>
          </table:table-cell>
          <table:table-cell table:number-columns-repeated="2"/>
          <table:table-cell table:formula="of:=[.G30]" office:value-type="string" office:string-value="4*" calcext:value-type="string">
            <text:p>4*</text:p>
          </table:table-cell>
          <table:table-cell table:formula="of:=IF([.K30]&lt;&gt;&quot;&quot;;[.K30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30]&lt;&gt;&quot;&quot;;[.N30];&quot;&quot;)">
            <text:p/>
          </table:table-cell>
          <table:table-cell/>
          <table:table-cell table:style-name="ce4" table:formula="of:=IF([.A30]=&quot;implied&quot;;&quot;0&quot;;IF([.A30]=&quot;(indirect,X)&quot;;&quot;1&quot;;IF([.A30]=&quot;none&quot;;&quot;2&quot;;IF([.A30]=&quot;zeropage&quot;;&quot;3&quot;;IF([.A30]=&quot;immidiate&quot;;&quot;4&quot;;IF([.A30]=&quot;accumulator&quot;;&quot;5&quot;;IF([.A30]=&quot;absolute&quot;;&quot;6&quot;;IF([.A30]=&quot;relative&quot;;&quot;7&quot;;IF([.A30]=&quot;(indirect),Y&quot;;&quot;8&quot;;IF([.A30]=&quot;zeropage,X&quot;;&quot;9&quot;;IF([.A30]=&quot;absolute,Y&quot;;&quot;10&quot;;IF([.A30]=&quot;absolute,X&quot;;&quot;11&quot;;IF([.A30]=&quot;indirect&quot;;&quot;12&quot;;IF([.A30]=&quot;zeropage,Y&quot;;&quot;13&quot;;&quot;OOO&quot;))))))))))))))" office:value-type="string" office:string-value="11" calcext:value-type="string">
            <text:p>11</text:p>
          </table:table-cell>
          <table:table-cell table:formula="of:=IF([.Q30]&lt;&gt;&quot;&quot;;[.Q3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30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0x</text:p>
          </table:table-cell>
          <table:table-cell table:formula="of:=DEC2HEX([.AD30])" office:value-type="string" office:string-value="1C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per,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31]" office:value-type="string" office:string-value="2" calcext:value-type="string">
            <text:p>2</text:p>
          </table:table-cell>
          <table:table-cell table:number-columns-repeated="2"/>
          <table:table-cell table:formula="of:=[.G31]" office:value-type="string" office:string-value="4*" calcext:value-type="string">
            <text:p>4*</text:p>
          </table:table-cell>
          <table:table-cell table:formula="of:=IF([.K31]&lt;&gt;&quot;&quot;;[.K3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31]&lt;&gt;&quot;&quot;;[.N31];&quot;&quot;)">
            <text:p/>
          </table:table-cell>
          <table:table-cell/>
          <table:table-cell table:style-name="ce4" table:formula="of:=IF([.A31]=&quot;implied&quot;;&quot;0&quot;;IF([.A31]=&quot;(indirect,X)&quot;;&quot;1&quot;;IF([.A31]=&quot;none&quot;;&quot;2&quot;;IF([.A31]=&quot;zeropage&quot;;&quot;3&quot;;IF([.A31]=&quot;immidiate&quot;;&quot;4&quot;;IF([.A31]=&quot;accumulator&quot;;&quot;5&quot;;IF([.A31]=&quot;absolute&quot;;&quot;6&quot;;IF([.A31]=&quot;relative&quot;;&quot;7&quot;;IF([.A31]=&quot;(indirect),Y&quot;;&quot;8&quot;;IF([.A31]=&quot;zeropage,X&quot;;&quot;9&quot;;IF([.A31]=&quot;absolute,Y&quot;;&quot;10&quot;;IF([.A31]=&quot;absolute,X&quot;;&quot;11&quot;;IF([.A31]=&quot;indirect&quot;;&quot;12&quot;;IF([.A31]=&quot;zeropage,Y&quot;;&quot;13&quot;;&quot;OOO&quot;))))))))))))))" office:value-type="string" office:string-value="11" calcext:value-type="string">
            <text:p>11</text:p>
          </table:table-cell>
          <table:table-cell table:formula="of:=IF([.Q31]&lt;&gt;&quot;&quot;;[.Q31];&quot;&quot;)">
            <text:p/>
          </table:table-cell>
          <table:table-cell/>
          <table:table-cell office:value-type="string" calcext:value-type="string">
            <text:p>ORA</text:p>
          </table:table-cell>
          <table:table-cell table:formula="of:=IF([.T31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0x</text:p>
          </table:table-cell>
          <table:table-cell table:formula="of:=DEC2HEX([.AD31])" office:value-type="string" office:string-value="1D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oper,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32]" office:value-type="string" office:string-value="2" calcext:value-type="string">
            <text:p>2</text:p>
          </table:table-cell>
          <table:table-cell table:number-columns-repeated="2"/>
          <table:table-cell table:formula="of:=[.G32]" office:value-type="float" office:value="7" calcext:value-type="float">
            <text:p>7</text:p>
          </table:table-cell>
          <table:table-cell table:formula="of:=IF([.K32]&lt;&gt;&quot;&quot;;[.K3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2]&lt;&gt;&quot;&quot;;[.N32];&quot;&quot;)">
            <text:p/>
          </table:table-cell>
          <table:table-cell/>
          <table:table-cell table:style-name="ce4" table:formula="of:=IF([.A32]=&quot;implied&quot;;&quot;0&quot;;IF([.A32]=&quot;(indirect,X)&quot;;&quot;1&quot;;IF([.A32]=&quot;none&quot;;&quot;2&quot;;IF([.A32]=&quot;zeropage&quot;;&quot;3&quot;;IF([.A32]=&quot;immidiate&quot;;&quot;4&quot;;IF([.A32]=&quot;accumulator&quot;;&quot;5&quot;;IF([.A32]=&quot;absolute&quot;;&quot;6&quot;;IF([.A32]=&quot;relative&quot;;&quot;7&quot;;IF([.A32]=&quot;(indirect),Y&quot;;&quot;8&quot;;IF([.A32]=&quot;zeropage,X&quot;;&quot;9&quot;;IF([.A32]=&quot;absolute,Y&quot;;&quot;10&quot;;IF([.A32]=&quot;absolute,X&quot;;&quot;11&quot;;IF([.A32]=&quot;indirect&quot;;&quot;12&quot;;IF([.A32]=&quot;zeropage,Y&quot;;&quot;13&quot;;&quot;OOO&quot;))))))))))))))" office:value-type="string" office:string-value="11" calcext:value-type="string">
            <text:p>11</text:p>
          </table:table-cell>
          <table:table-cell table:formula="of:=IF([.Q32]&lt;&gt;&quot;&quot;;[.Q32];&quot;&quot;)">
            <text:p/>
          </table:table-cell>
          <table:table-cell/>
          <table:table-cell office:value-type="string" calcext:value-type="string">
            <text:p>ASL</text:p>
          </table:table-cell>
          <table:table-cell table:formula="of:=IF([.T32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0x</text:p>
          </table:table-cell>
          <table:table-cell table:formula="of:=DEC2HEX([.AD32])" office:value-type="string" office:string-value="1E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oper,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33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33]" office:value-type="float" office:value="7" calcext:value-type="float">
            <text:p>7</text:p>
          </table:table-cell>
          <table:table-cell table:formula="of:=IF([.K33]&lt;&gt;&quot;&quot;;[.K33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33]&lt;&gt;&quot;&quot;;[.N33];&quot;&quot;)" office:value-type="string" office:string-value="N" calcext:value-type="string">
            <text:p>N</text:p>
          </table:table-cell>
          <table:table-cell/>
          <table:table-cell table:style-name="ce4" table:formula="of:=IF([.A33]=&quot;implied&quot;;&quot;0&quot;;IF([.A33]=&quot;(indirect,X)&quot;;&quot;1&quot;;IF([.A33]=&quot;none&quot;;&quot;2&quot;;IF([.A33]=&quot;zeropage&quot;;&quot;3&quot;;IF([.A33]=&quot;immidiate&quot;;&quot;4&quot;;IF([.A33]=&quot;accumulator&quot;;&quot;5&quot;;IF([.A33]=&quot;absolute&quot;;&quot;6&quot;;IF([.A33]=&quot;relative&quot;;&quot;7&quot;;IF([.A33]=&quot;(indirect),Y&quot;;&quot;8&quot;;IF([.A33]=&quot;zeropage,X&quot;;&quot;9&quot;;IF([.A33]=&quot;absolute,Y&quot;;&quot;10&quot;;IF([.A33]=&quot;absolute,X&quot;;&quot;11&quot;;IF([.A33]=&quot;indirect&quot;;&quot;12&quot;;IF([.A33]=&quot;zeropage,Y&quot;;&quot;13&quot;;&quot;OOO&quot;))))))))))))))" office:value-type="string" office:string-value="11" calcext:value-type="string">
            <text:p>11</text:p>
          </table:table-cell>
          <table:table-cell table:formula="of:=IF([.Q33]&lt;&gt;&quot;&quot;;[.Q33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LO</text:p>
          </table:table-cell>
          <table:table-cell table:formula="of:=IF([.T33]&lt;&gt;&quot;&quot;;&quot;0&quot;;&quot;&quot;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0x</text:p>
          </table:table-cell>
          <table:table-cell table:formula="of:=DEC2HEX([.AD33])" office:value-type="string" office:string-value="1F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op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34]" office:value-type="string" office:string-value="2" calcext:value-type="string">
            <text:p>2</text:p>
          </table:table-cell>
          <table:table-cell table:number-columns-repeated="2"/>
          <table:table-cell table:formula="of:=[.G34]" office:value-type="float" office:value="6" calcext:value-type="float">
            <text:p>6</text:p>
          </table:table-cell>
          <table:table-cell table:formula="of:=IF([.K34]&lt;&gt;&quot;&quot;;[.K3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4]&lt;&gt;&quot;&quot;;[.N34];&quot;&quot;)">
            <text:p/>
          </table:table-cell>
          <table:table-cell/>
          <table:table-cell table:style-name="ce4" table:formula="of:=IF([.A34]=&quot;implied&quot;;&quot;0&quot;;IF([.A34]=&quot;(indirect,X)&quot;;&quot;1&quot;;IF([.A34]=&quot;none&quot;;&quot;2&quot;;IF([.A34]=&quot;zeropage&quot;;&quot;3&quot;;IF([.A34]=&quot;immidiate&quot;;&quot;4&quot;;IF([.A34]=&quot;accumulator&quot;;&quot;5&quot;;IF([.A34]=&quot;absolute&quot;;&quot;6&quot;;IF([.A34]=&quot;relative&quot;;&quot;7&quot;;IF([.A34]=&quot;(indirect),Y&quot;;&quot;8&quot;;IF([.A34]=&quot;zeropage,X&quot;;&quot;9&quot;;IF([.A34]=&quot;absolute,Y&quot;;&quot;10&quot;;IF([.A34]=&quot;absolute,X&quot;;&quot;11&quot;;IF([.A34]=&quot;indirect&quot;;&quot;12&quot;;IF([.A34]=&quot;zeropage,Y&quot;;&quot;13&quot;;&quot;OOO&quot;))))))))))))))" office:value-type="string" office:string-value="6" calcext:value-type="string">
            <text:p>6</text:p>
          </table:table-cell>
          <table:table-cell table:formula="of:=IF([.Q34]&lt;&gt;&quot;&quot;;[.Q34];&quot;&quot;)">
            <text:p/>
          </table:table-cell>
          <table:table-cell/>
          <table:table-cell office:value-type="string" calcext:value-type="string">
            <text:p>JSR</text:p>
          </table:table-cell>
          <table:table-cell table:formula="of:=IF([.T34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0x</text:p>
          </table:table-cell>
          <table:table-cell table:formula="of:=DEC2HEX([.AD34])" office:value-type="string" office:string-value="20" calcext:value-type="string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oper,X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35]" office:value-type="string" office:string-value="2" calcext:value-type="string">
            <text:p>2</text:p>
          </table:table-cell>
          <table:table-cell table:number-columns-repeated="2"/>
          <table:table-cell table:formula="of:=[.G35]" office:value-type="float" office:value="6" calcext:value-type="float">
            <text:p>6</text:p>
          </table:table-cell>
          <table:table-cell table:formula="of:=IF([.K35]&lt;&gt;&quot;&quot;;[.K3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5]&lt;&gt;&quot;&quot;;[.N35];&quot;&quot;)">
            <text:p/>
          </table:table-cell>
          <table:table-cell/>
          <table:table-cell table:style-name="ce4" table:formula="of:=IF([.A35]=&quot;implied&quot;;&quot;0&quot;;IF([.A35]=&quot;(indirect,X)&quot;;&quot;1&quot;;IF([.A35]=&quot;none&quot;;&quot;2&quot;;IF([.A35]=&quot;zeropage&quot;;&quot;3&quot;;IF([.A35]=&quot;immidiate&quot;;&quot;4&quot;;IF([.A35]=&quot;accumulator&quot;;&quot;5&quot;;IF([.A35]=&quot;absolute&quot;;&quot;6&quot;;IF([.A35]=&quot;relative&quot;;&quot;7&quot;;IF([.A35]=&quot;(indirect),Y&quot;;&quot;8&quot;;IF([.A35]=&quot;zeropage,X&quot;;&quot;9&quot;;IF([.A35]=&quot;absolute,Y&quot;;&quot;10&quot;;IF([.A35]=&quot;absolute,X&quot;;&quot;11&quot;;IF([.A35]=&quot;indirect&quot;;&quot;12&quot;;IF([.A35]=&quot;zeropage,Y&quot;;&quot;13&quot;;&quot;OOO&quot;))))))))))))))" office:value-type="string" office:string-value="1" calcext:value-type="string">
            <text:p>1</text:p>
          </table:table-cell>
          <table:table-cell table:formula="of:=IF([.Q35]&lt;&gt;&quot;&quot;;[.Q35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35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0x</text:p>
          </table:table-cell>
          <table:table-cell table:formula="of:=DEC2HEX([.AD35])" office:value-type="string" office:string-value="21" calcext:value-type="string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36]" office:value-type="string" office:string-value="1" calcext:value-type="string">
            <text:p>1</text:p>
          </table:table-cell>
          <table:table-cell table:number-columns-repeated="2"/>
          <table:table-cell table:formula="of:=[.G36]" office:value-type="float" office:value="0" calcext:value-type="float">
            <text:p>0</text:p>
          </table:table-cell>
          <table:table-cell table:formula="of:=IF([.K36]&lt;&gt;&quot;&quot;;[.K3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6]&lt;&gt;&quot;&quot;;[.N36];&quot;&quot;)">
            <text:p/>
          </table:table-cell>
          <table:table-cell/>
          <table:table-cell table:style-name="ce4" table:formula="of:=IF([.A36]=&quot;implied&quot;;&quot;0&quot;;IF([.A36]=&quot;(indirect,X)&quot;;&quot;1&quot;;IF([.A36]=&quot;none&quot;;&quot;2&quot;;IF([.A36]=&quot;zeropage&quot;;&quot;3&quot;;IF([.A36]=&quot;immidiate&quot;;&quot;4&quot;;IF([.A36]=&quot;accumulator&quot;;&quot;5&quot;;IF([.A36]=&quot;absolute&quot;;&quot;6&quot;;IF([.A36]=&quot;relative&quot;;&quot;7&quot;;IF([.A36]=&quot;(indirect),Y&quot;;&quot;8&quot;;IF([.A36]=&quot;zeropage,X&quot;;&quot;9&quot;;IF([.A36]=&quot;absolute,Y&quot;;&quot;10&quot;;IF([.A36]=&quot;absolute,X&quot;;&quot;11&quot;;IF([.A36]=&quot;indirect&quot;;&quot;12&quot;;IF([.A36]=&quot;zeropage,Y&quot;;&quot;13&quot;;&quot;OOO&quot;))))))))))))))" office:value-type="string" office:string-value="2" calcext:value-type="string">
            <text:p>2</text:p>
          </table:table-cell>
          <table:table-cell table:formula="of:=IF([.Q36]&lt;&gt;&quot;&quot;;[.Q36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36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0x</text:p>
          </table:table-cell>
          <table:table-cell table:formula="of:=DEC2HEX([.AD36])" office:value-type="string" office:string-value="22" calcext:value-type="string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(oper,X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37]" office:value-type="string" office:string-value="2" calcext:value-type="string">
            <text:p>2</text:p>
          </table:table-cell>
          <table:table-cell table:number-columns-repeated="2"/>
          <table:table-cell table:formula="of:=[.G37]" office:value-type="float" office:value="6" calcext:value-type="float">
            <text:p>6</text:p>
          </table:table-cell>
          <table:table-cell table:formula="of:=IF([.K37]&lt;&gt;&quot;&quot;;[.K3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7]&lt;&gt;&quot;&quot;;[.N37];&quot;&quot;)">
            <text:p/>
          </table:table-cell>
          <table:table-cell/>
          <table:table-cell table:style-name="ce4" table:formula="of:=IF([.A37]=&quot;implied&quot;;&quot;0&quot;;IF([.A37]=&quot;(indirect,X)&quot;;&quot;1&quot;;IF([.A37]=&quot;none&quot;;&quot;2&quot;;IF([.A37]=&quot;zeropage&quot;;&quot;3&quot;;IF([.A37]=&quot;immidiate&quot;;&quot;4&quot;;IF([.A37]=&quot;accumulator&quot;;&quot;5&quot;;IF([.A37]=&quot;absolute&quot;;&quot;6&quot;;IF([.A37]=&quot;relative&quot;;&quot;7&quot;;IF([.A37]=&quot;(indirect),Y&quot;;&quot;8&quot;;IF([.A37]=&quot;zeropage,X&quot;;&quot;9&quot;;IF([.A37]=&quot;absolute,Y&quot;;&quot;10&quot;;IF([.A37]=&quot;absolute,X&quot;;&quot;11&quot;;IF([.A37]=&quot;indirect&quot;;&quot;12&quot;;IF([.A37]=&quot;zeropage,Y&quot;;&quot;13&quot;;&quot;OOO&quot;))))))))))))))" office:value-type="string" office:string-value="1" calcext:value-type="string">
            <text:p>1</text:p>
          </table:table-cell>
          <table:table-cell table:formula="of:=IF([.Q37]&lt;&gt;&quot;&quot;;[.Q37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37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0x</text:p>
          </table:table-cell>
          <table:table-cell table:formula="of:=DEC2HEX([.AD37])" office:value-type="string" office:string-value="23" calcext:value-type="string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op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38]" office:value-type="string" office:string-value="2" calcext:value-type="string">
            <text:p>2</text:p>
          </table:table-cell>
          <table:table-cell table:number-columns-repeated="2"/>
          <table:table-cell table:formula="of:=[.G38]" office:value-type="float" office:value="3" calcext:value-type="float">
            <text:p>3</text:p>
          </table:table-cell>
          <table:table-cell table:formula="of:=IF([.K38]&lt;&gt;&quot;&quot;;[.K3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8]&lt;&gt;&quot;&quot;;[.N38];&quot;&quot;)">
            <text:p/>
          </table:table-cell>
          <table:table-cell/>
          <table:table-cell table:style-name="ce4" table:formula="of:=IF([.A38]=&quot;implied&quot;;&quot;0&quot;;IF([.A38]=&quot;(indirect,X)&quot;;&quot;1&quot;;IF([.A38]=&quot;none&quot;;&quot;2&quot;;IF([.A38]=&quot;zeropage&quot;;&quot;3&quot;;IF([.A38]=&quot;immidiate&quot;;&quot;4&quot;;IF([.A38]=&quot;accumulator&quot;;&quot;5&quot;;IF([.A38]=&quot;absolute&quot;;&quot;6&quot;;IF([.A38]=&quot;relative&quot;;&quot;7&quot;;IF([.A38]=&quot;(indirect),Y&quot;;&quot;8&quot;;IF([.A38]=&quot;zeropage,X&quot;;&quot;9&quot;;IF([.A38]=&quot;absolute,Y&quot;;&quot;10&quot;;IF([.A38]=&quot;absolute,X&quot;;&quot;11&quot;;IF([.A38]=&quot;indirect&quot;;&quot;12&quot;;IF([.A38]=&quot;zeropage,Y&quot;;&quot;13&quot;;&quot;OOO&quot;))))))))))))))" office:value-type="string" office:string-value="3" calcext:value-type="string">
            <text:p>3</text:p>
          </table:table-cell>
          <table:table-cell table:formula="of:=IF([.Q38]&lt;&gt;&quot;&quot;;[.Q38];&quot;&quot;)">
            <text:p/>
          </table:table-cell>
          <table:table-cell/>
          <table:table-cell office:value-type="string" calcext:value-type="string">
            <text:p>BIT</text:p>
          </table:table-cell>
          <table:table-cell table:formula="of:=IF([.T38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0x</text:p>
          </table:table-cell>
          <table:table-cell table:formula="of:=DEC2HEX([.AD38])" office:value-type="string" office:string-value="24" calcext:value-type="string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39]" office:value-type="string" office:string-value="2" calcext:value-type="string">
            <text:p>2</text:p>
          </table:table-cell>
          <table:table-cell table:number-columns-repeated="2"/>
          <table:table-cell table:formula="of:=[.G39]" office:value-type="float" office:value="3" calcext:value-type="float">
            <text:p>3</text:p>
          </table:table-cell>
          <table:table-cell table:formula="of:=IF([.K39]&lt;&gt;&quot;&quot;;[.K3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39]&lt;&gt;&quot;&quot;;[.N39];&quot;&quot;)">
            <text:p/>
          </table:table-cell>
          <table:table-cell/>
          <table:table-cell table:style-name="ce4" table:formula="of:=IF([.A39]=&quot;implied&quot;;&quot;0&quot;;IF([.A39]=&quot;(indirect,X)&quot;;&quot;1&quot;;IF([.A39]=&quot;none&quot;;&quot;2&quot;;IF([.A39]=&quot;zeropage&quot;;&quot;3&quot;;IF([.A39]=&quot;immidiate&quot;;&quot;4&quot;;IF([.A39]=&quot;accumulator&quot;;&quot;5&quot;;IF([.A39]=&quot;absolute&quot;;&quot;6&quot;;IF([.A39]=&quot;relative&quot;;&quot;7&quot;;IF([.A39]=&quot;(indirect),Y&quot;;&quot;8&quot;;IF([.A39]=&quot;zeropage,X&quot;;&quot;9&quot;;IF([.A39]=&quot;absolute,Y&quot;;&quot;10&quot;;IF([.A39]=&quot;absolute,X&quot;;&quot;11&quot;;IF([.A39]=&quot;indirect&quot;;&quot;12&quot;;IF([.A39]=&quot;zeropage,Y&quot;;&quot;13&quot;;&quot;OOO&quot;))))))))))))))" office:value-type="string" office:string-value="3" calcext:value-type="string">
            <text:p>3</text:p>
          </table:table-cell>
          <table:table-cell table:formula="of:=IF([.Q39]&lt;&gt;&quot;&quot;;[.Q39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39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0x</text:p>
          </table:table-cell>
          <table:table-cell table:formula="of:=DEC2HEX([.AD39])" office:value-type="string" office:string-value="25" calcext:value-type="string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op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40]" office:value-type="string" office:string-value="2" calcext:value-type="string">
            <text:p>2</text:p>
          </table:table-cell>
          <table:table-cell table:number-columns-repeated="2"/>
          <table:table-cell table:formula="of:=[.G40]" office:value-type="float" office:value="5" calcext:value-type="float">
            <text:p>5</text:p>
          </table:table-cell>
          <table:table-cell table:formula="of:=IF([.K40]&lt;&gt;&quot;&quot;;[.K4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0]&lt;&gt;&quot;&quot;;[.N40];&quot;&quot;)">
            <text:p/>
          </table:table-cell>
          <table:table-cell/>
          <table:table-cell table:style-name="ce4" table:formula="of:=IF([.A40]=&quot;implied&quot;;&quot;0&quot;;IF([.A40]=&quot;(indirect,X)&quot;;&quot;1&quot;;IF([.A40]=&quot;none&quot;;&quot;2&quot;;IF([.A40]=&quot;zeropage&quot;;&quot;3&quot;;IF([.A40]=&quot;immidiate&quot;;&quot;4&quot;;IF([.A40]=&quot;accumulator&quot;;&quot;5&quot;;IF([.A40]=&quot;absolute&quot;;&quot;6&quot;;IF([.A40]=&quot;relative&quot;;&quot;7&quot;;IF([.A40]=&quot;(indirect),Y&quot;;&quot;8&quot;;IF([.A40]=&quot;zeropage,X&quot;;&quot;9&quot;;IF([.A40]=&quot;absolute,Y&quot;;&quot;10&quot;;IF([.A40]=&quot;absolute,X&quot;;&quot;11&quot;;IF([.A40]=&quot;indirect&quot;;&quot;12&quot;;IF([.A40]=&quot;zeropage,Y&quot;;&quot;13&quot;;&quot;OOO&quot;))))))))))))))" office:value-type="string" office:string-value="3" calcext:value-type="string">
            <text:p>3</text:p>
          </table:table-cell>
          <table:table-cell table:formula="of:=IF([.Q40]&lt;&gt;&quot;&quot;;[.Q40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40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0x</text:p>
          </table:table-cell>
          <table:table-cell table:formula="of:=DEC2HEX([.AD40])" office:value-type="string" office:string-value="26" calcext:value-type="string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41]" office:value-type="string" office:string-value="2" calcext:value-type="string">
            <text:p>2</text:p>
          </table:table-cell>
          <table:table-cell table:number-columns-repeated="2"/>
          <table:table-cell table:formula="of:=[.G41]" office:value-type="float" office:value="5" calcext:value-type="float">
            <text:p>5</text:p>
          </table:table-cell>
          <table:table-cell table:formula="of:=IF([.K41]&lt;&gt;&quot;&quot;;[.K4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1]&lt;&gt;&quot;&quot;;[.N41];&quot;&quot;)">
            <text:p/>
          </table:table-cell>
          <table:table-cell/>
          <table:table-cell table:style-name="ce4" table:formula="of:=IF([.A41]=&quot;implied&quot;;&quot;0&quot;;IF([.A41]=&quot;(indirect,X)&quot;;&quot;1&quot;;IF([.A41]=&quot;none&quot;;&quot;2&quot;;IF([.A41]=&quot;zeropage&quot;;&quot;3&quot;;IF([.A41]=&quot;immidiate&quot;;&quot;4&quot;;IF([.A41]=&quot;accumulator&quot;;&quot;5&quot;;IF([.A41]=&quot;absolute&quot;;&quot;6&quot;;IF([.A41]=&quot;relative&quot;;&quot;7&quot;;IF([.A41]=&quot;(indirect),Y&quot;;&quot;8&quot;;IF([.A41]=&quot;zeropage,X&quot;;&quot;9&quot;;IF([.A41]=&quot;absolute,Y&quot;;&quot;10&quot;;IF([.A41]=&quot;absolute,X&quot;;&quot;11&quot;;IF([.A41]=&quot;indirect&quot;;&quot;12&quot;;IF([.A41]=&quot;zeropage,Y&quot;;&quot;13&quot;;&quot;OOO&quot;))))))))))))))" office:value-type="string" office:string-value="3" calcext:value-type="string">
            <text:p>3</text:p>
          </table:table-cell>
          <table:table-cell table:formula="of:=IF([.Q41]&lt;&gt;&quot;&quot;;[.Q41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41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0x</text:p>
          </table:table-cell>
          <table:table-cell table:formula="of:=DEC2HEX([.AD41])" office:value-type="string" office:string-value="27" calcext:value-type="string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42]" office:value-type="string" office:string-value="1" calcext:value-type="string">
            <text:p>1</text:p>
          </table:table-cell>
          <table:table-cell table:number-columns-repeated="2"/>
          <table:table-cell table:formula="of:=[.G42]" office:value-type="float" office:value="4" calcext:value-type="float">
            <text:p>4</text:p>
          </table:table-cell>
          <table:table-cell table:formula="of:=IF([.K42]&lt;&gt;&quot;&quot;;[.K4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2]&lt;&gt;&quot;&quot;;[.N42];&quot;&quot;)">
            <text:p/>
          </table:table-cell>
          <table:table-cell/>
          <table:table-cell table:style-name="ce4" table:formula="of:=IF([.A42]=&quot;implied&quot;;&quot;0&quot;;IF([.A42]=&quot;(indirect,X)&quot;;&quot;1&quot;;IF([.A42]=&quot;none&quot;;&quot;2&quot;;IF([.A42]=&quot;zeropage&quot;;&quot;3&quot;;IF([.A42]=&quot;immidiate&quot;;&quot;4&quot;;IF([.A42]=&quot;accumulator&quot;;&quot;5&quot;;IF([.A42]=&quot;absolute&quot;;&quot;6&quot;;IF([.A42]=&quot;relative&quot;;&quot;7&quot;;IF([.A42]=&quot;(indirect),Y&quot;;&quot;8&quot;;IF([.A42]=&quot;zeropage,X&quot;;&quot;9&quot;;IF([.A42]=&quot;absolute,Y&quot;;&quot;10&quot;;IF([.A42]=&quot;absolute,X&quot;;&quot;11&quot;;IF([.A42]=&quot;indirect&quot;;&quot;12&quot;;IF([.A42]=&quot;zeropage,Y&quot;;&quot;13&quot;;&quot;OOO&quot;))))))))))))))" office:value-type="string" office:string-value="0" calcext:value-type="string">
            <text:p>0</text:p>
          </table:table-cell>
          <table:table-cell table:formula="of:=IF([.Q42]&lt;&gt;&quot;&quot;;[.Q42];&quot;&quot;)">
            <text:p/>
          </table:table-cell>
          <table:table-cell/>
          <table:table-cell office:value-type="string" calcext:value-type="string">
            <text:p>PHP</text:p>
          </table:table-cell>
          <table:table-cell table:formula="of:=IF([.T42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x</text:p>
          </table:table-cell>
          <table:table-cell table:formula="of:=DEC2HEX([.AD42])" office:value-type="string" office:string-value="28" calcext:value-type="string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#op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43]" office:value-type="string" office:string-value="2" calcext:value-type="string">
            <text:p>2</text:p>
          </table:table-cell>
          <table:table-cell table:number-columns-repeated="2"/>
          <table:table-cell table:formula="of:=[.G43]" office:value-type="float" office:value="2" calcext:value-type="float">
            <text:p>2</text:p>
          </table:table-cell>
          <table:table-cell table:formula="of:=IF([.K43]&lt;&gt;&quot;&quot;;[.K4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3]&lt;&gt;&quot;&quot;;[.N43];&quot;&quot;)">
            <text:p/>
          </table:table-cell>
          <table:table-cell/>
          <table:table-cell table:style-name="ce4" table:formula="of:=IF([.A43]=&quot;implied&quot;;&quot;0&quot;;IF([.A43]=&quot;(indirect,X)&quot;;&quot;1&quot;;IF([.A43]=&quot;none&quot;;&quot;2&quot;;IF([.A43]=&quot;zeropage&quot;;&quot;3&quot;;IF([.A43]=&quot;immidiate&quot;;&quot;4&quot;;IF([.A43]=&quot;accumulator&quot;;&quot;5&quot;;IF([.A43]=&quot;absolute&quot;;&quot;6&quot;;IF([.A43]=&quot;relative&quot;;&quot;7&quot;;IF([.A43]=&quot;(indirect),Y&quot;;&quot;8&quot;;IF([.A43]=&quot;zeropage,X&quot;;&quot;9&quot;;IF([.A43]=&quot;absolute,Y&quot;;&quot;10&quot;;IF([.A43]=&quot;absolute,X&quot;;&quot;11&quot;;IF([.A43]=&quot;indirect&quot;;&quot;12&quot;;IF([.A43]=&quot;zeropage,Y&quot;;&quot;13&quot;;&quot;OOO&quot;))))))))))))))" office:value-type="string" office:string-value="4" calcext:value-type="string">
            <text:p>4</text:p>
          </table:table-cell>
          <table:table-cell table:formula="of:=IF([.Q43]&lt;&gt;&quot;&quot;;[.Q43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43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0x</text:p>
          </table:table-cell>
          <table:table-cell table:formula="of:=DEC2HEX([.AD43])" office:value-type="string" office:string-value="29" calcext:value-type="string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cumulator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44]" office:value-type="string" office:string-value="1" calcext:value-type="string">
            <text:p>1</text:p>
          </table:table-cell>
          <table:table-cell table:number-columns-repeated="2"/>
          <table:table-cell table:formula="of:=[.G44]" office:value-type="float" office:value="2" calcext:value-type="float">
            <text:p>2</text:p>
          </table:table-cell>
          <table:table-cell table:formula="of:=IF([.K44]&lt;&gt;&quot;&quot;;[.K4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4]&lt;&gt;&quot;&quot;;[.N44];&quot;&quot;)">
            <text:p/>
          </table:table-cell>
          <table:table-cell/>
          <table:table-cell table:style-name="ce4" table:formula="of:=IF([.A44]=&quot;implied&quot;;&quot;0&quot;;IF([.A44]=&quot;(indirect,X)&quot;;&quot;1&quot;;IF([.A44]=&quot;none&quot;;&quot;2&quot;;IF([.A44]=&quot;zeropage&quot;;&quot;3&quot;;IF([.A44]=&quot;immidiate&quot;;&quot;4&quot;;IF([.A44]=&quot;accumulator&quot;;&quot;5&quot;;IF([.A44]=&quot;absolute&quot;;&quot;6&quot;;IF([.A44]=&quot;relative&quot;;&quot;7&quot;;IF([.A44]=&quot;(indirect),Y&quot;;&quot;8&quot;;IF([.A44]=&quot;zeropage,X&quot;;&quot;9&quot;;IF([.A44]=&quot;absolute,Y&quot;;&quot;10&quot;;IF([.A44]=&quot;absolute,X&quot;;&quot;11&quot;;IF([.A44]=&quot;indirect&quot;;&quot;12&quot;;IF([.A44]=&quot;zeropage,Y&quot;;&quot;13&quot;;&quot;OOO&quot;))))))))))))))" office:value-type="string" office:string-value="5" calcext:value-type="string">
            <text:p>5</text:p>
          </table:table-cell>
          <table:table-cell table:formula="of:=IF([.Q44]&lt;&gt;&quot;&quot;;[.Q44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44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0x</text:p>
          </table:table-cell>
          <table:table-cell table:formula="of:=DEC2HEX([.AD44])" office:value-type="string" office:string-value="2A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#op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45]" office:value-type="string" office:string-value="2" calcext:value-type="string">
            <text:p>2</text:p>
          </table:table-cell>
          <table:table-cell table:number-columns-repeated="2"/>
          <table:table-cell table:formula="of:=[.G45]" office:value-type="float" office:value="2" calcext:value-type="float">
            <text:p>2</text:p>
          </table:table-cell>
          <table:table-cell table:formula="of:=IF([.K45]&lt;&gt;&quot;&quot;;[.K4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5]&lt;&gt;&quot;&quot;;[.N45];&quot;&quot;)">
            <text:p/>
          </table:table-cell>
          <table:table-cell/>
          <table:table-cell table:style-name="ce4" table:formula="of:=IF([.A45]=&quot;implied&quot;;&quot;0&quot;;IF([.A45]=&quot;(indirect,X)&quot;;&quot;1&quot;;IF([.A45]=&quot;none&quot;;&quot;2&quot;;IF([.A45]=&quot;zeropage&quot;;&quot;3&quot;;IF([.A45]=&quot;immidiate&quot;;&quot;4&quot;;IF([.A45]=&quot;accumulator&quot;;&quot;5&quot;;IF([.A45]=&quot;absolute&quot;;&quot;6&quot;;IF([.A45]=&quot;relative&quot;;&quot;7&quot;;IF([.A45]=&quot;(indirect),Y&quot;;&quot;8&quot;;IF([.A45]=&quot;zeropage,X&quot;;&quot;9&quot;;IF([.A45]=&quot;absolute,Y&quot;;&quot;10&quot;;IF([.A45]=&quot;absolute,X&quot;;&quot;11&quot;;IF([.A45]=&quot;indirect&quot;;&quot;12&quot;;IF([.A45]=&quot;zeropage,Y&quot;;&quot;13&quot;;&quot;OOO&quot;))))))))))))))" office:value-type="string" office:string-value="4" calcext:value-type="string">
            <text:p>4</text:p>
          </table:table-cell>
          <table:table-cell table:formula="of:=IF([.Q45]&lt;&gt;&quot;&quot;;[.Q45];&quot;&quot;)">
            <text:p/>
          </table:table-cell>
          <table:table-cell/>
          <table:table-cell office:value-type="string" calcext:value-type="string">
            <text:p>ANC</text:p>
          </table:table-cell>
          <table:table-cell table:formula="of:=IF([.T45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0x</text:p>
          </table:table-cell>
          <table:table-cell table:formula="of:=DEC2HEX([.AD45])" office:value-type="string" office:string-value="2B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op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46]" office:value-type="string" office:string-value="2" calcext:value-type="string">
            <text:p>2</text:p>
          </table:table-cell>
          <table:table-cell table:number-columns-repeated="2"/>
          <table:table-cell table:formula="of:=[.G46]" office:value-type="float" office:value="4" calcext:value-type="float">
            <text:p>4</text:p>
          </table:table-cell>
          <table:table-cell table:formula="of:=IF([.K46]&lt;&gt;&quot;&quot;;[.K4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6]&lt;&gt;&quot;&quot;;[.N46];&quot;&quot;)">
            <text:p/>
          </table:table-cell>
          <table:table-cell/>
          <table:table-cell table:style-name="ce4" table:formula="of:=IF([.A46]=&quot;implied&quot;;&quot;0&quot;;IF([.A46]=&quot;(indirect,X)&quot;;&quot;1&quot;;IF([.A46]=&quot;none&quot;;&quot;2&quot;;IF([.A46]=&quot;zeropage&quot;;&quot;3&quot;;IF([.A46]=&quot;immidiate&quot;;&quot;4&quot;;IF([.A46]=&quot;accumulator&quot;;&quot;5&quot;;IF([.A46]=&quot;absolute&quot;;&quot;6&quot;;IF([.A46]=&quot;relative&quot;;&quot;7&quot;;IF([.A46]=&quot;(indirect),Y&quot;;&quot;8&quot;;IF([.A46]=&quot;zeropage,X&quot;;&quot;9&quot;;IF([.A46]=&quot;absolute,Y&quot;;&quot;10&quot;;IF([.A46]=&quot;absolute,X&quot;;&quot;11&quot;;IF([.A46]=&quot;indirect&quot;;&quot;12&quot;;IF([.A46]=&quot;zeropage,Y&quot;;&quot;13&quot;;&quot;OOO&quot;))))))))))))))" office:value-type="string" office:string-value="6" calcext:value-type="string">
            <text:p>6</text:p>
          </table:table-cell>
          <table:table-cell table:formula="of:=IF([.Q46]&lt;&gt;&quot;&quot;;[.Q46];&quot;&quot;)">
            <text:p/>
          </table:table-cell>
          <table:table-cell/>
          <table:table-cell office:value-type="string" calcext:value-type="string">
            <text:p>BIT</text:p>
          </table:table-cell>
          <table:table-cell table:formula="of:=IF([.T46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0x</text:p>
          </table:table-cell>
          <table:table-cell table:formula="of:=DEC2HEX([.AD46])" office:value-type="string" office:string-value="2C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47]" office:value-type="string" office:string-value="2" calcext:value-type="string">
            <text:p>2</text:p>
          </table:table-cell>
          <table:table-cell table:number-columns-repeated="2"/>
          <table:table-cell table:formula="of:=[.G47]" office:value-type="float" office:value="4" calcext:value-type="float">
            <text:p>4</text:p>
          </table:table-cell>
          <table:table-cell table:formula="of:=IF([.K47]&lt;&gt;&quot;&quot;;[.K4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7]&lt;&gt;&quot;&quot;;[.N47];&quot;&quot;)">
            <text:p/>
          </table:table-cell>
          <table:table-cell/>
          <table:table-cell table:style-name="ce4" table:formula="of:=IF([.A47]=&quot;implied&quot;;&quot;0&quot;;IF([.A47]=&quot;(indirect,X)&quot;;&quot;1&quot;;IF([.A47]=&quot;none&quot;;&quot;2&quot;;IF([.A47]=&quot;zeropage&quot;;&quot;3&quot;;IF([.A47]=&quot;immidiate&quot;;&quot;4&quot;;IF([.A47]=&quot;accumulator&quot;;&quot;5&quot;;IF([.A47]=&quot;absolute&quot;;&quot;6&quot;;IF([.A47]=&quot;relative&quot;;&quot;7&quot;;IF([.A47]=&quot;(indirect),Y&quot;;&quot;8&quot;;IF([.A47]=&quot;zeropage,X&quot;;&quot;9&quot;;IF([.A47]=&quot;absolute,Y&quot;;&quot;10&quot;;IF([.A47]=&quot;absolute,X&quot;;&quot;11&quot;;IF([.A47]=&quot;indirect&quot;;&quot;12&quot;;IF([.A47]=&quot;zeropage,Y&quot;;&quot;13&quot;;&quot;OOO&quot;))))))))))))))" office:value-type="string" office:string-value="6" calcext:value-type="string">
            <text:p>6</text:p>
          </table:table-cell>
          <table:table-cell table:formula="of:=IF([.Q47]&lt;&gt;&quot;&quot;;[.Q47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47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x</text:p>
          </table:table-cell>
          <table:table-cell table:formula="of:=DEC2HEX([.AD47])" office:value-type="string" office:string-value="2D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op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48]" office:value-type="string" office:string-value="2" calcext:value-type="string">
            <text:p>2</text:p>
          </table:table-cell>
          <table:table-cell table:number-columns-repeated="2"/>
          <table:table-cell table:formula="of:=[.G48]" office:value-type="float" office:value="6" calcext:value-type="float">
            <text:p>6</text:p>
          </table:table-cell>
          <table:table-cell table:formula="of:=IF([.K48]&lt;&gt;&quot;&quot;;[.K4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48]&lt;&gt;&quot;&quot;;[.N48];&quot;&quot;)">
            <text:p/>
          </table:table-cell>
          <table:table-cell/>
          <table:table-cell table:style-name="ce4" table:formula="of:=IF([.A48]=&quot;implied&quot;;&quot;0&quot;;IF([.A48]=&quot;(indirect,X)&quot;;&quot;1&quot;;IF([.A48]=&quot;none&quot;;&quot;2&quot;;IF([.A48]=&quot;zeropage&quot;;&quot;3&quot;;IF([.A48]=&quot;immidiate&quot;;&quot;4&quot;;IF([.A48]=&quot;accumulator&quot;;&quot;5&quot;;IF([.A48]=&quot;absolute&quot;;&quot;6&quot;;IF([.A48]=&quot;relative&quot;;&quot;7&quot;;IF([.A48]=&quot;(indirect),Y&quot;;&quot;8&quot;;IF([.A48]=&quot;zeropage,X&quot;;&quot;9&quot;;IF([.A48]=&quot;absolute,Y&quot;;&quot;10&quot;;IF([.A48]=&quot;absolute,X&quot;;&quot;11&quot;;IF([.A48]=&quot;indirect&quot;;&quot;12&quot;;IF([.A48]=&quot;zeropage,Y&quot;;&quot;13&quot;;&quot;OOO&quot;))))))))))))))" office:value-type="string" office:string-value="6" calcext:value-type="string">
            <text:p>6</text:p>
          </table:table-cell>
          <table:table-cell table:formula="of:=IF([.Q48]&lt;&gt;&quot;&quot;;[.Q48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48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0x</text:p>
          </table:table-cell>
          <table:table-cell table:formula="of:=DEC2HEX([.AD48])" office:value-type="string" office:string-value="2E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49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49]" office:value-type="float" office:value="6" calcext:value-type="float">
            <text:p>6</text:p>
          </table:table-cell>
          <table:table-cell table:formula="of:=IF([.K49]&lt;&gt;&quot;&quot;;[.K49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49]&lt;&gt;&quot;&quot;;[.N49];&quot;&quot;)" office:value-type="string" office:string-value="N" calcext:value-type="string">
            <text:p>N</text:p>
          </table:table-cell>
          <table:table-cell/>
          <table:table-cell table:style-name="ce4" table:formula="of:=IF([.A49]=&quot;implied&quot;;&quot;0&quot;;IF([.A49]=&quot;(indirect,X)&quot;;&quot;1&quot;;IF([.A49]=&quot;none&quot;;&quot;2&quot;;IF([.A49]=&quot;zeropage&quot;;&quot;3&quot;;IF([.A49]=&quot;immidiate&quot;;&quot;4&quot;;IF([.A49]=&quot;accumulator&quot;;&quot;5&quot;;IF([.A49]=&quot;absolute&quot;;&quot;6&quot;;IF([.A49]=&quot;relative&quot;;&quot;7&quot;;IF([.A49]=&quot;(indirect),Y&quot;;&quot;8&quot;;IF([.A49]=&quot;zeropage,X&quot;;&quot;9&quot;;IF([.A49]=&quot;absolute,Y&quot;;&quot;10&quot;;IF([.A49]=&quot;absolute,X&quot;;&quot;11&quot;;IF([.A49]=&quot;indirect&quot;;&quot;12&quot;;IF([.A49]=&quot;zeropage,Y&quot;;&quot;13&quot;;&quot;OOO&quot;))))))))))))))" office:value-type="string" office:string-value="6" calcext:value-type="string">
            <text:p>6</text:p>
          </table:table-cell>
          <table:table-cell table:formula="of:=IF([.Q49]&lt;&gt;&quot;&quot;;[.Q49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RLA</text:p>
          </table:table-cell>
          <table:table-cell table:formula="of:=IF([.T49]&lt;&gt;&quot;&quot;;&quot;0&quot;;&quot;&quot;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0x</text:p>
          </table:table-cell>
          <table:table-cell table:formula="of:=DEC2HEX([.AD49])" office:value-type="string" office:string-value="2F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op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50]" office:value-type="string" office:string-value="2" calcext:value-type="string">
            <text:p>2</text:p>
          </table:table-cell>
          <table:table-cell table:number-columns-repeated="2"/>
          <table:table-cell table:formula="of:=[.G50]" office:value-type="string" office:string-value="2**" calcext:value-type="string">
            <text:p>2**</text:p>
          </table:table-cell>
          <table:table-cell table:formula="of:=IF([.K50]&lt;&gt;&quot;&quot;;[.K50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50]&lt;&gt;&quot;&quot;;[.N50];&quot;&quot;)">
            <text:p/>
          </table:table-cell>
          <table:table-cell/>
          <table:table-cell table:style-name="ce4" table:formula="of:=IF([.A50]=&quot;implied&quot;;&quot;0&quot;;IF([.A50]=&quot;(indirect,X)&quot;;&quot;1&quot;;IF([.A50]=&quot;none&quot;;&quot;2&quot;;IF([.A50]=&quot;zeropage&quot;;&quot;3&quot;;IF([.A50]=&quot;immidiate&quot;;&quot;4&quot;;IF([.A50]=&quot;accumulator&quot;;&quot;5&quot;;IF([.A50]=&quot;absolute&quot;;&quot;6&quot;;IF([.A50]=&quot;relative&quot;;&quot;7&quot;;IF([.A50]=&quot;(indirect),Y&quot;;&quot;8&quot;;IF([.A50]=&quot;zeropage,X&quot;;&quot;9&quot;;IF([.A50]=&quot;absolute,Y&quot;;&quot;10&quot;;IF([.A50]=&quot;absolute,X&quot;;&quot;11&quot;;IF([.A50]=&quot;indirect&quot;;&quot;12&quot;;IF([.A50]=&quot;zeropage,Y&quot;;&quot;13&quot;;&quot;OOO&quot;))))))))))))))" office:value-type="string" office:string-value="7" calcext:value-type="string">
            <text:p>7</text:p>
          </table:table-cell>
          <table:table-cell table:formula="of:=IF([.Q50]&lt;&gt;&quot;&quot;;[.Q50];&quot;&quot;)">
            <text:p/>
          </table:table-cell>
          <table:table-cell/>
          <table:table-cell office:value-type="string" calcext:value-type="string">
            <text:p>BMI</text:p>
          </table:table-cell>
          <table:table-cell table:formula="of:=IF([.T50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x</text:p>
          </table:table-cell>
          <table:table-cell table:formula="of:=DEC2HEX([.AD50])" office:value-type="string" office:string-value="30" calcext:value-type="string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oper),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51]" office:value-type="string" office:string-value="2" calcext:value-type="string">
            <text:p>2</text:p>
          </table:table-cell>
          <table:table-cell table:number-columns-repeated="2"/>
          <table:table-cell table:formula="of:=[.G51]" office:value-type="string" office:string-value="5*" calcext:value-type="string">
            <text:p>5*</text:p>
          </table:table-cell>
          <table:table-cell table:formula="of:=IF([.K51]&lt;&gt;&quot;&quot;;[.K5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51]&lt;&gt;&quot;&quot;;[.N51];&quot;&quot;)">
            <text:p/>
          </table:table-cell>
          <table:table-cell/>
          <table:table-cell table:style-name="ce4" table:formula="of:=IF([.A51]=&quot;implied&quot;;&quot;0&quot;;IF([.A51]=&quot;(indirect,X)&quot;;&quot;1&quot;;IF([.A51]=&quot;none&quot;;&quot;2&quot;;IF([.A51]=&quot;zeropage&quot;;&quot;3&quot;;IF([.A51]=&quot;immidiate&quot;;&quot;4&quot;;IF([.A51]=&quot;accumulator&quot;;&quot;5&quot;;IF([.A51]=&quot;absolute&quot;;&quot;6&quot;;IF([.A51]=&quot;relative&quot;;&quot;7&quot;;IF([.A51]=&quot;(indirect),Y&quot;;&quot;8&quot;;IF([.A51]=&quot;zeropage,X&quot;;&quot;9&quot;;IF([.A51]=&quot;absolute,Y&quot;;&quot;10&quot;;IF([.A51]=&quot;absolute,X&quot;;&quot;11&quot;;IF([.A51]=&quot;indirect&quot;;&quot;12&quot;;IF([.A51]=&quot;zeropage,Y&quot;;&quot;13&quot;;&quot;OOO&quot;))))))))))))))" office:value-type="string" office:string-value="8" calcext:value-type="string">
            <text:p>8</text:p>
          </table:table-cell>
          <table:table-cell table:formula="of:=IF([.Q51]&lt;&gt;&quot;&quot;;[.Q51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51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0x</text:p>
          </table:table-cell>
          <table:table-cell table:formula="of:=DEC2HEX([.AD51])" office:value-type="string" office:string-value="31" calcext:value-type="string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52]" office:value-type="string" office:string-value="1" calcext:value-type="string">
            <text:p>1</text:p>
          </table:table-cell>
          <table:table-cell table:number-columns-repeated="2"/>
          <table:table-cell table:formula="of:=[.G52]" office:value-type="float" office:value="0" calcext:value-type="float">
            <text:p>0</text:p>
          </table:table-cell>
          <table:table-cell table:formula="of:=IF([.K52]&lt;&gt;&quot;&quot;;[.K5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2]&lt;&gt;&quot;&quot;;[.N52];&quot;&quot;)">
            <text:p/>
          </table:table-cell>
          <table:table-cell/>
          <table:table-cell table:style-name="ce4" table:formula="of:=IF([.A52]=&quot;implied&quot;;&quot;0&quot;;IF([.A52]=&quot;(indirect,X)&quot;;&quot;1&quot;;IF([.A52]=&quot;none&quot;;&quot;2&quot;;IF([.A52]=&quot;zeropage&quot;;&quot;3&quot;;IF([.A52]=&quot;immidiate&quot;;&quot;4&quot;;IF([.A52]=&quot;accumulator&quot;;&quot;5&quot;;IF([.A52]=&quot;absolute&quot;;&quot;6&quot;;IF([.A52]=&quot;relative&quot;;&quot;7&quot;;IF([.A52]=&quot;(indirect),Y&quot;;&quot;8&quot;;IF([.A52]=&quot;zeropage,X&quot;;&quot;9&quot;;IF([.A52]=&quot;absolute,Y&quot;;&quot;10&quot;;IF([.A52]=&quot;absolute,X&quot;;&quot;11&quot;;IF([.A52]=&quot;indirect&quot;;&quot;12&quot;;IF([.A52]=&quot;zeropage,Y&quot;;&quot;13&quot;;&quot;OOO&quot;))))))))))))))" office:value-type="string" office:string-value="2" calcext:value-type="string">
            <text:p>2</text:p>
          </table:table-cell>
          <table:table-cell table:formula="of:=IF([.Q52]&lt;&gt;&quot;&quot;;[.Q52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52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0x</text:p>
          </table:table-cell>
          <table:table-cell table:formula="of:=DEC2HEX([.AD52])" office:value-type="string" office:string-value="32" calcext:value-type="string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#(oper),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53]" office:value-type="string" office:string-value="2" calcext:value-type="string">
            <text:p>2</text:p>
          </table:table-cell>
          <table:table-cell table:number-columns-repeated="2"/>
          <table:table-cell table:formula="of:=[.G53]" office:value-type="string" office:string-value="5*" calcext:value-type="string">
            <text:p>5*</text:p>
          </table:table-cell>
          <table:table-cell table:formula="of:=IF([.K53]&lt;&gt;&quot;&quot;;[.K5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53]&lt;&gt;&quot;&quot;;[.N53];&quot;&quot;)">
            <text:p/>
          </table:table-cell>
          <table:table-cell/>
          <table:table-cell table:style-name="ce4" table:formula="of:=IF([.A53]=&quot;implied&quot;;&quot;0&quot;;IF([.A53]=&quot;(indirect,X)&quot;;&quot;1&quot;;IF([.A53]=&quot;none&quot;;&quot;2&quot;;IF([.A53]=&quot;zeropage&quot;;&quot;3&quot;;IF([.A53]=&quot;immidiate&quot;;&quot;4&quot;;IF([.A53]=&quot;accumulator&quot;;&quot;5&quot;;IF([.A53]=&quot;absolute&quot;;&quot;6&quot;;IF([.A53]=&quot;relative&quot;;&quot;7&quot;;IF([.A53]=&quot;(indirect),Y&quot;;&quot;8&quot;;IF([.A53]=&quot;zeropage,X&quot;;&quot;9&quot;;IF([.A53]=&quot;absolute,Y&quot;;&quot;10&quot;;IF([.A53]=&quot;absolute,X&quot;;&quot;11&quot;;IF([.A53]=&quot;indirect&quot;;&quot;12&quot;;IF([.A53]=&quot;zeropage,Y&quot;;&quot;13&quot;;&quot;OOO&quot;))))))))))))))" office:value-type="string" office:string-value="8" calcext:value-type="string">
            <text:p>8</text:p>
          </table:table-cell>
          <table:table-cell table:formula="of:=IF([.Q53]&lt;&gt;&quot;&quot;;[.Q53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53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0x</text:p>
          </table:table-cell>
          <table:table-cell table:formula="of:=DEC2HEX([.AD53])" office:value-type="string" office:string-value="33" calcext:value-type="string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54]" office:value-type="string" office:string-value="2" calcext:value-type="string">
            <text:p>2</text:p>
          </table:table-cell>
          <table:table-cell table:number-columns-repeated="2"/>
          <table:table-cell table:formula="of:=[.G54]" office:value-type="float" office:value="4" calcext:value-type="float">
            <text:p>4</text:p>
          </table:table-cell>
          <table:table-cell table:formula="of:=IF([.K54]&lt;&gt;&quot;&quot;;[.K5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4]&lt;&gt;&quot;&quot;;[.N54];&quot;&quot;)">
            <text:p/>
          </table:table-cell>
          <table:table-cell/>
          <table:table-cell table:style-name="ce4" table:formula="of:=IF([.A54]=&quot;implied&quot;;&quot;0&quot;;IF([.A54]=&quot;(indirect,X)&quot;;&quot;1&quot;;IF([.A54]=&quot;none&quot;;&quot;2&quot;;IF([.A54]=&quot;zeropage&quot;;&quot;3&quot;;IF([.A54]=&quot;immidiate&quot;;&quot;4&quot;;IF([.A54]=&quot;accumulator&quot;;&quot;5&quot;;IF([.A54]=&quot;absolute&quot;;&quot;6&quot;;IF([.A54]=&quot;relative&quot;;&quot;7&quot;;IF([.A54]=&quot;(indirect),Y&quot;;&quot;8&quot;;IF([.A54]=&quot;zeropage,X&quot;;&quot;9&quot;;IF([.A54]=&quot;absolute,Y&quot;;&quot;10&quot;;IF([.A54]=&quot;absolute,X&quot;;&quot;11&quot;;IF([.A54]=&quot;indirect&quot;;&quot;12&quot;;IF([.A54]=&quot;zeropage,Y&quot;;&quot;13&quot;;&quot;OOO&quot;))))))))))))))" office:value-type="string" office:string-value="9" calcext:value-type="string">
            <text:p>9</text:p>
          </table:table-cell>
          <table:table-cell table:formula="of:=IF([.Q54]&lt;&gt;&quot;&quot;;[.Q5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54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0x</text:p>
          </table:table-cell>
          <table:table-cell table:formula="of:=DEC2HEX([.AD54])" office:value-type="string" office:string-value="34" calcext:value-type="string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,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55]" office:value-type="string" office:string-value="2" calcext:value-type="string">
            <text:p>2</text:p>
          </table:table-cell>
          <table:table-cell table:number-columns-repeated="2"/>
          <table:table-cell table:formula="of:=[.G55]" office:value-type="float" office:value="4" calcext:value-type="float">
            <text:p>4</text:p>
          </table:table-cell>
          <table:table-cell table:formula="of:=IF([.K55]&lt;&gt;&quot;&quot;;[.K5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5]&lt;&gt;&quot;&quot;;[.N55];&quot;&quot;)">
            <text:p/>
          </table:table-cell>
          <table:table-cell/>
          <table:table-cell table:style-name="ce4" table:formula="of:=IF([.A55]=&quot;implied&quot;;&quot;0&quot;;IF([.A55]=&quot;(indirect,X)&quot;;&quot;1&quot;;IF([.A55]=&quot;none&quot;;&quot;2&quot;;IF([.A55]=&quot;zeropage&quot;;&quot;3&quot;;IF([.A55]=&quot;immidiate&quot;;&quot;4&quot;;IF([.A55]=&quot;accumulator&quot;;&quot;5&quot;;IF([.A55]=&quot;absolute&quot;;&quot;6&quot;;IF([.A55]=&quot;relative&quot;;&quot;7&quot;;IF([.A55]=&quot;(indirect),Y&quot;;&quot;8&quot;;IF([.A55]=&quot;zeropage,X&quot;;&quot;9&quot;;IF([.A55]=&quot;absolute,Y&quot;;&quot;10&quot;;IF([.A55]=&quot;absolute,X&quot;;&quot;11&quot;;IF([.A55]=&quot;indirect&quot;;&quot;12&quot;;IF([.A55]=&quot;zeropage,Y&quot;;&quot;13&quot;;&quot;OOO&quot;))))))))))))))" office:value-type="string" office:string-value="9" calcext:value-type="string">
            <text:p>9</text:p>
          </table:table-cell>
          <table:table-cell table:formula="of:=IF([.Q55]&lt;&gt;&quot;&quot;;[.Q55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55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0x</text:p>
          </table:table-cell>
          <table:table-cell table:formula="of:=DEC2HEX([.AD55])" office:value-type="string" office:string-value="35" calcext:value-type="string">
            <text:p>35</text:p>
          </table:table-cell>
          <table:table-cell office:value-type="float" office:value="53" calcext:value-type="float">
            <text:p>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oper,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56]" office:value-type="string" office:string-value="2" calcext:value-type="string">
            <text:p>2</text:p>
          </table:table-cell>
          <table:table-cell table:number-columns-repeated="2"/>
          <table:table-cell table:formula="of:=[.G56]" office:value-type="float" office:value="6" calcext:value-type="float">
            <text:p>6</text:p>
          </table:table-cell>
          <table:table-cell table:formula="of:=IF([.K56]&lt;&gt;&quot;&quot;;[.K5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6]&lt;&gt;&quot;&quot;;[.N56];&quot;&quot;)">
            <text:p/>
          </table:table-cell>
          <table:table-cell/>
          <table:table-cell table:style-name="ce4" table:formula="of:=IF([.A56]=&quot;implied&quot;;&quot;0&quot;;IF([.A56]=&quot;(indirect,X)&quot;;&quot;1&quot;;IF([.A56]=&quot;none&quot;;&quot;2&quot;;IF([.A56]=&quot;zeropage&quot;;&quot;3&quot;;IF([.A56]=&quot;immidiate&quot;;&quot;4&quot;;IF([.A56]=&quot;accumulator&quot;;&quot;5&quot;;IF([.A56]=&quot;absolute&quot;;&quot;6&quot;;IF([.A56]=&quot;relative&quot;;&quot;7&quot;;IF([.A56]=&quot;(indirect),Y&quot;;&quot;8&quot;;IF([.A56]=&quot;zeropage,X&quot;;&quot;9&quot;;IF([.A56]=&quot;absolute,Y&quot;;&quot;10&quot;;IF([.A56]=&quot;absolute,X&quot;;&quot;11&quot;;IF([.A56]=&quot;indirect&quot;;&quot;12&quot;;IF([.A56]=&quot;zeropage,Y&quot;;&quot;13&quot;;&quot;OOO&quot;))))))))))))))" office:value-type="string" office:string-value="9" calcext:value-type="string">
            <text:p>9</text:p>
          </table:table-cell>
          <table:table-cell table:formula="of:=IF([.Q56]&lt;&gt;&quot;&quot;;[.Q56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56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0x</text:p>
          </table:table-cell>
          <table:table-cell table:formula="of:=DEC2HEX([.AD56])" office:value-type="string" office:string-value="36" calcext:value-type="string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,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57]" office:value-type="string" office:string-value="2" calcext:value-type="string">
            <text:p>2</text:p>
          </table:table-cell>
          <table:table-cell table:number-columns-repeated="2"/>
          <table:table-cell table:formula="of:=[.G57]" office:value-type="float" office:value="6" calcext:value-type="float">
            <text:p>6</text:p>
          </table:table-cell>
          <table:table-cell table:formula="of:=IF([.K57]&lt;&gt;&quot;&quot;;[.K5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7]&lt;&gt;&quot;&quot;;[.N57];&quot;&quot;)">
            <text:p/>
          </table:table-cell>
          <table:table-cell/>
          <table:table-cell table:style-name="ce4" table:formula="of:=IF([.A57]=&quot;implied&quot;;&quot;0&quot;;IF([.A57]=&quot;(indirect,X)&quot;;&quot;1&quot;;IF([.A57]=&quot;none&quot;;&quot;2&quot;;IF([.A57]=&quot;zeropage&quot;;&quot;3&quot;;IF([.A57]=&quot;immidiate&quot;;&quot;4&quot;;IF([.A57]=&quot;accumulator&quot;;&quot;5&quot;;IF([.A57]=&quot;absolute&quot;;&quot;6&quot;;IF([.A57]=&quot;relative&quot;;&quot;7&quot;;IF([.A57]=&quot;(indirect),Y&quot;;&quot;8&quot;;IF([.A57]=&quot;zeropage,X&quot;;&quot;9&quot;;IF([.A57]=&quot;absolute,Y&quot;;&quot;10&quot;;IF([.A57]=&quot;absolute,X&quot;;&quot;11&quot;;IF([.A57]=&quot;indirect&quot;;&quot;12&quot;;IF([.A57]=&quot;zeropage,Y&quot;;&quot;13&quot;;&quot;OOO&quot;))))))))))))))" office:value-type="string" office:string-value="9" calcext:value-type="string">
            <text:p>9</text:p>
          </table:table-cell>
          <table:table-cell table:formula="of:=IF([.Q57]&lt;&gt;&quot;&quot;;[.Q57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57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0x</text:p>
          </table:table-cell>
          <table:table-cell table:formula="of:=DEC2HEX([.AD57])" office:value-type="string" office:string-value="37" calcext:value-type="string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58]" office:value-type="string" office:string-value="1" calcext:value-type="string">
            <text:p>1</text:p>
          </table:table-cell>
          <table:table-cell table:number-columns-repeated="2"/>
          <table:table-cell table:formula="of:=[.G58]" office:value-type="float" office:value="2" calcext:value-type="float">
            <text:p>2</text:p>
          </table:table-cell>
          <table:table-cell table:formula="of:=IF([.K58]&lt;&gt;&quot;&quot;;[.K5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58]&lt;&gt;&quot;&quot;;[.N58];&quot;&quot;)">
            <text:p/>
          </table:table-cell>
          <table:table-cell/>
          <table:table-cell table:style-name="ce4" table:formula="of:=IF([.A58]=&quot;implied&quot;;&quot;0&quot;;IF([.A58]=&quot;(indirect,X)&quot;;&quot;1&quot;;IF([.A58]=&quot;none&quot;;&quot;2&quot;;IF([.A58]=&quot;zeropage&quot;;&quot;3&quot;;IF([.A58]=&quot;immidiate&quot;;&quot;4&quot;;IF([.A58]=&quot;accumulator&quot;;&quot;5&quot;;IF([.A58]=&quot;absolute&quot;;&quot;6&quot;;IF([.A58]=&quot;relative&quot;;&quot;7&quot;;IF([.A58]=&quot;(indirect),Y&quot;;&quot;8&quot;;IF([.A58]=&quot;zeropage,X&quot;;&quot;9&quot;;IF([.A58]=&quot;absolute,Y&quot;;&quot;10&quot;;IF([.A58]=&quot;absolute,X&quot;;&quot;11&quot;;IF([.A58]=&quot;indirect&quot;;&quot;12&quot;;IF([.A58]=&quot;zeropage,Y&quot;;&quot;13&quot;;&quot;OOO&quot;))))))))))))))" office:value-type="string" office:string-value="0" calcext:value-type="string">
            <text:p>0</text:p>
          </table:table-cell>
          <table:table-cell table:formula="of:=IF([.Q58]&lt;&gt;&quot;&quot;;[.Q58];&quot;&quot;)">
            <text:p/>
          </table:table-cell>
          <table:table-cell/>
          <table:table-cell office:value-type="string" calcext:value-type="string">
            <text:p>SEC</text:p>
          </table:table-cell>
          <table:table-cell table:formula="of:=IF([.T58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0x</text:p>
          </table:table-cell>
          <table:table-cell table:formula="of:=DEC2HEX([.AD58])" office:value-type="string" office:string-value="38" calcext:value-type="string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,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59]" office:value-type="string" office:string-value="3" calcext:value-type="string">
            <text:p>3</text:p>
          </table:table-cell>
          <table:table-cell table:number-columns-repeated="2"/>
          <table:table-cell table:formula="of:=[.G59]" office:value-type="string" office:string-value="4*" calcext:value-type="string">
            <text:p>4*</text:p>
          </table:table-cell>
          <table:table-cell table:formula="of:=IF([.K59]&lt;&gt;&quot;&quot;;[.K5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59]&lt;&gt;&quot;&quot;;[.N59];&quot;&quot;)">
            <text:p/>
          </table:table-cell>
          <table:table-cell/>
          <table:table-cell table:style-name="ce4" table:formula="of:=IF([.A59]=&quot;implied&quot;;&quot;0&quot;;IF([.A59]=&quot;(indirect,X)&quot;;&quot;1&quot;;IF([.A59]=&quot;none&quot;;&quot;2&quot;;IF([.A59]=&quot;zeropage&quot;;&quot;3&quot;;IF([.A59]=&quot;immidiate&quot;;&quot;4&quot;;IF([.A59]=&quot;accumulator&quot;;&quot;5&quot;;IF([.A59]=&quot;absolute&quot;;&quot;6&quot;;IF([.A59]=&quot;relative&quot;;&quot;7&quot;;IF([.A59]=&quot;(indirect),Y&quot;;&quot;8&quot;;IF([.A59]=&quot;zeropage,X&quot;;&quot;9&quot;;IF([.A59]=&quot;absolute,Y&quot;;&quot;10&quot;;IF([.A59]=&quot;absolute,X&quot;;&quot;11&quot;;IF([.A59]=&quot;indirect&quot;;&quot;12&quot;;IF([.A59]=&quot;zeropage,Y&quot;;&quot;13&quot;;&quot;OOO&quot;))))))))))))))" office:value-type="string" office:string-value="10" calcext:value-type="string">
            <text:p>10</text:p>
          </table:table-cell>
          <table:table-cell table:formula="of:=IF([.Q59]&lt;&gt;&quot;&quot;;[.Q59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59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0x</text:p>
          </table:table-cell>
          <table:table-cell table:formula="of:=DEC2HEX([.AD59])" office:value-type="string" office:string-value="39" calcext:value-type="string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60]" office:value-type="string" office:string-value="1" calcext:value-type="string">
            <text:p>1</text:p>
          </table:table-cell>
          <table:table-cell table:number-columns-repeated="2"/>
          <table:table-cell table:formula="of:=[.G60]" office:value-type="float" office:value="2" calcext:value-type="float">
            <text:p>2</text:p>
          </table:table-cell>
          <table:table-cell table:formula="of:=IF([.K60]&lt;&gt;&quot;&quot;;[.K6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0]&lt;&gt;&quot;&quot;;[.N60];&quot;&quot;)">
            <text:p/>
          </table:table-cell>
          <table:table-cell/>
          <table:table-cell table:style-name="ce4" table:formula="of:=IF([.A60]=&quot;implied&quot;;&quot;0&quot;;IF([.A60]=&quot;(indirect,X)&quot;;&quot;1&quot;;IF([.A60]=&quot;none&quot;;&quot;2&quot;;IF([.A60]=&quot;zeropage&quot;;&quot;3&quot;;IF([.A60]=&quot;immidiate&quot;;&quot;4&quot;;IF([.A60]=&quot;accumulator&quot;;&quot;5&quot;;IF([.A60]=&quot;absolute&quot;;&quot;6&quot;;IF([.A60]=&quot;relative&quot;;&quot;7&quot;;IF([.A60]=&quot;(indirect),Y&quot;;&quot;8&quot;;IF([.A60]=&quot;zeropage,X&quot;;&quot;9&quot;;IF([.A60]=&quot;absolute,Y&quot;;&quot;10&quot;;IF([.A60]=&quot;absolute,X&quot;;&quot;11&quot;;IF([.A60]=&quot;indirect&quot;;&quot;12&quot;;IF([.A60]=&quot;zeropage,Y&quot;;&quot;13&quot;;&quot;OOO&quot;))))))))))))))" office:value-type="string" office:string-value="2" calcext:value-type="string">
            <text:p>2</text:p>
          </table:table-cell>
          <table:table-cell table:formula="of:=IF([.Q60]&lt;&gt;&quot;&quot;;[.Q6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60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0x</text:p>
          </table:table-cell>
          <table:table-cell table:formula="of:=DEC2HEX([.AD60])" office:value-type="string" office:string-value="3A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,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61]" office:value-type="string" office:string-value="3" calcext:value-type="string">
            <text:p>3</text:p>
          </table:table-cell>
          <table:table-cell table:number-columns-repeated="2"/>
          <table:table-cell table:formula="of:=[.G61]" office:value-type="float" office:value="7" calcext:value-type="float">
            <text:p>7</text:p>
          </table:table-cell>
          <table:table-cell table:formula="of:=IF([.K61]&lt;&gt;&quot;&quot;;[.K6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1]&lt;&gt;&quot;&quot;;[.N61];&quot;&quot;)">
            <text:p/>
          </table:table-cell>
          <table:table-cell/>
          <table:table-cell table:style-name="ce4" table:formula="of:=IF([.A61]=&quot;implied&quot;;&quot;0&quot;;IF([.A61]=&quot;(indirect,X)&quot;;&quot;1&quot;;IF([.A61]=&quot;none&quot;;&quot;2&quot;;IF([.A61]=&quot;zeropage&quot;;&quot;3&quot;;IF([.A61]=&quot;immidiate&quot;;&quot;4&quot;;IF([.A61]=&quot;accumulator&quot;;&quot;5&quot;;IF([.A61]=&quot;absolute&quot;;&quot;6&quot;;IF([.A61]=&quot;relative&quot;;&quot;7&quot;;IF([.A61]=&quot;(indirect),Y&quot;;&quot;8&quot;;IF([.A61]=&quot;zeropage,X&quot;;&quot;9&quot;;IF([.A61]=&quot;absolute,Y&quot;;&quot;10&quot;;IF([.A61]=&quot;absolute,X&quot;;&quot;11&quot;;IF([.A61]=&quot;indirect&quot;;&quot;12&quot;;IF([.A61]=&quot;zeropage,Y&quot;;&quot;13&quot;;&quot;OOO&quot;))))))))))))))" office:value-type="string" office:string-value="10" calcext:value-type="string">
            <text:p>10</text:p>
          </table:table-cell>
          <table:table-cell table:formula="of:=IF([.Q61]&lt;&gt;&quot;&quot;;[.Q61];&quot;&quot;)">
            <text:p/>
          </table:table-cell>
          <table:table-cell/>
          <table:table-cell office:value-type="string" calcext:value-type="string">
            <text:p>RLA</text:p>
          </table:table-cell>
          <table:table-cell table:formula="of:=IF([.T61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0x</text:p>
          </table:table-cell>
          <table:table-cell table:formula="of:=DEC2HEX([.AD61]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62]" office:value-type="string" office:string-value="2" calcext:value-type="string">
            <text:p>2</text:p>
          </table:table-cell>
          <table:table-cell table:number-columns-repeated="2"/>
          <table:table-cell table:formula="of:=[.G62]" office:value-type="string" office:string-value="4*" calcext:value-type="string">
            <text:p>4*</text:p>
          </table:table-cell>
          <table:table-cell table:formula="of:=IF([.K62]&lt;&gt;&quot;&quot;;[.K62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62]&lt;&gt;&quot;&quot;;[.N62];&quot;&quot;)">
            <text:p/>
          </table:table-cell>
          <table:table-cell/>
          <table:table-cell table:style-name="ce4" table:formula="of:=IF([.A62]=&quot;implied&quot;;&quot;0&quot;;IF([.A62]=&quot;(indirect,X)&quot;;&quot;1&quot;;IF([.A62]=&quot;none&quot;;&quot;2&quot;;IF([.A62]=&quot;zeropage&quot;;&quot;3&quot;;IF([.A62]=&quot;immidiate&quot;;&quot;4&quot;;IF([.A62]=&quot;accumulator&quot;;&quot;5&quot;;IF([.A62]=&quot;absolute&quot;;&quot;6&quot;;IF([.A62]=&quot;relative&quot;;&quot;7&quot;;IF([.A62]=&quot;(indirect),Y&quot;;&quot;8&quot;;IF([.A62]=&quot;zeropage,X&quot;;&quot;9&quot;;IF([.A62]=&quot;absolute,Y&quot;;&quot;10&quot;;IF([.A62]=&quot;absolute,X&quot;;&quot;11&quot;;IF([.A62]=&quot;indirect&quot;;&quot;12&quot;;IF([.A62]=&quot;zeropage,Y&quot;;&quot;13&quot;;&quot;OOO&quot;))))))))))))))" office:value-type="string" office:string-value="11" calcext:value-type="string">
            <text:p>11</text:p>
          </table:table-cell>
          <table:table-cell table:formula="of:=IF([.Q62]&lt;&gt;&quot;&quot;;[.Q6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62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0x</text:p>
          </table:table-cell>
          <table:table-cell table:formula="of:=DEC2HEX([.AD62])" office:value-type="string" office:string-value="3C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per,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63]" office:value-type="string" office:string-value="2" calcext:value-type="string">
            <text:p>2</text:p>
          </table:table-cell>
          <table:table-cell table:number-columns-repeated="2"/>
          <table:table-cell table:formula="of:=[.G63]" office:value-type="string" office:string-value="4*" calcext:value-type="string">
            <text:p>4*</text:p>
          </table:table-cell>
          <table:table-cell table:formula="of:=IF([.K63]&lt;&gt;&quot;&quot;;[.K6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63]&lt;&gt;&quot;&quot;;[.N63];&quot;&quot;)">
            <text:p/>
          </table:table-cell>
          <table:table-cell/>
          <table:table-cell table:style-name="ce4" table:formula="of:=IF([.A63]=&quot;implied&quot;;&quot;0&quot;;IF([.A63]=&quot;(indirect,X)&quot;;&quot;1&quot;;IF([.A63]=&quot;none&quot;;&quot;2&quot;;IF([.A63]=&quot;zeropage&quot;;&quot;3&quot;;IF([.A63]=&quot;immidiate&quot;;&quot;4&quot;;IF([.A63]=&quot;accumulator&quot;;&quot;5&quot;;IF([.A63]=&quot;absolute&quot;;&quot;6&quot;;IF([.A63]=&quot;relative&quot;;&quot;7&quot;;IF([.A63]=&quot;(indirect),Y&quot;;&quot;8&quot;;IF([.A63]=&quot;zeropage,X&quot;;&quot;9&quot;;IF([.A63]=&quot;absolute,Y&quot;;&quot;10&quot;;IF([.A63]=&quot;absolute,X&quot;;&quot;11&quot;;IF([.A63]=&quot;indirect&quot;;&quot;12&quot;;IF([.A63]=&quot;zeropage,Y&quot;;&quot;13&quot;;&quot;OOO&quot;))))))))))))))" office:value-type="string" office:string-value="11" calcext:value-type="string">
            <text:p>11</text:p>
          </table:table-cell>
          <table:table-cell table:formula="of:=IF([.Q63]&lt;&gt;&quot;&quot;;[.Q63];&quot;&quot;)">
            <text:p/>
          </table:table-cell>
          <table:table-cell/>
          <table:table-cell office:value-type="string" calcext:value-type="string">
            <text:p>AND</text:p>
          </table:table-cell>
          <table:table-cell table:formula="of:=IF([.T63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0x</text:p>
          </table:table-cell>
          <table:table-cell table:formula="of:=DEC2HEX([.AD63])" office:value-type="string" office:string-value="3D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oper,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64]" office:value-type="string" office:string-value="2" calcext:value-type="string">
            <text:p>2</text:p>
          </table:table-cell>
          <table:table-cell table:number-columns-repeated="2"/>
          <table:table-cell table:formula="of:=[.G64]" office:value-type="float" office:value="7" calcext:value-type="float">
            <text:p>7</text:p>
          </table:table-cell>
          <table:table-cell table:formula="of:=IF([.K64]&lt;&gt;&quot;&quot;;[.K6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4]&lt;&gt;&quot;&quot;;[.N64];&quot;&quot;)">
            <text:p/>
          </table:table-cell>
          <table:table-cell/>
          <table:table-cell table:style-name="ce4" table:formula="of:=IF([.A64]=&quot;implied&quot;;&quot;0&quot;;IF([.A64]=&quot;(indirect,X)&quot;;&quot;1&quot;;IF([.A64]=&quot;none&quot;;&quot;2&quot;;IF([.A64]=&quot;zeropage&quot;;&quot;3&quot;;IF([.A64]=&quot;immidiate&quot;;&quot;4&quot;;IF([.A64]=&quot;accumulator&quot;;&quot;5&quot;;IF([.A64]=&quot;absolute&quot;;&quot;6&quot;;IF([.A64]=&quot;relative&quot;;&quot;7&quot;;IF([.A64]=&quot;(indirect),Y&quot;;&quot;8&quot;;IF([.A64]=&quot;zeropage,X&quot;;&quot;9&quot;;IF([.A64]=&quot;absolute,Y&quot;;&quot;10&quot;;IF([.A64]=&quot;absolute,X&quot;;&quot;11&quot;;IF([.A64]=&quot;indirect&quot;;&quot;12&quot;;IF([.A64]=&quot;zeropage,Y&quot;;&quot;13&quot;;&quot;OOO&quot;))))))))))))))" office:value-type="string" office:string-value="11" calcext:value-type="string">
            <text:p>11</text:p>
          </table:table-cell>
          <table:table-cell table:formula="of:=IF([.Q64]&lt;&gt;&quot;&quot;;[.Q64];&quot;&quot;)">
            <text:p/>
          </table:table-cell>
          <table:table-cell/>
          <table:table-cell office:value-type="string" calcext:value-type="string">
            <text:p>ROL</text:p>
          </table:table-cell>
          <table:table-cell table:formula="of:=IF([.T64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0x</text:p>
          </table:table-cell>
          <table:table-cell table:formula="of:=DEC2HEX([.AD64])" office:value-type="string" office:string-value="3E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oper,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65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65]" office:value-type="float" office:value="7" calcext:value-type="float">
            <text:p>7</text:p>
          </table:table-cell>
          <table:table-cell table:formula="of:=IF([.K65]&lt;&gt;&quot;&quot;;[.K65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65]&lt;&gt;&quot;&quot;;[.N65];&quot;&quot;)" office:value-type="string" office:string-value="N" calcext:value-type="string">
            <text:p>N</text:p>
          </table:table-cell>
          <table:table-cell/>
          <table:table-cell table:style-name="ce4" table:formula="of:=IF([.A65]=&quot;implied&quot;;&quot;0&quot;;IF([.A65]=&quot;(indirect,X)&quot;;&quot;1&quot;;IF([.A65]=&quot;none&quot;;&quot;2&quot;;IF([.A65]=&quot;zeropage&quot;;&quot;3&quot;;IF([.A65]=&quot;immidiate&quot;;&quot;4&quot;;IF([.A65]=&quot;accumulator&quot;;&quot;5&quot;;IF([.A65]=&quot;absolute&quot;;&quot;6&quot;;IF([.A65]=&quot;relative&quot;;&quot;7&quot;;IF([.A65]=&quot;(indirect),Y&quot;;&quot;8&quot;;IF([.A65]=&quot;zeropage,X&quot;;&quot;9&quot;;IF([.A65]=&quot;absolute,Y&quot;;&quot;10&quot;;IF([.A65]=&quot;absolute,X&quot;;&quot;11&quot;;IF([.A65]=&quot;indirect&quot;;&quot;12&quot;;IF([.A65]=&quot;zeropage,Y&quot;;&quot;13&quot;;&quot;OOO&quot;))))))))))))))" office:value-type="string" office:string-value="11" calcext:value-type="string">
            <text:p>11</text:p>
          </table:table-cell>
          <table:table-cell table:formula="of:=IF([.Q65]&lt;&gt;&quot;&quot;;[.Q65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RLA</text:p>
          </table:table-cell>
          <table:table-cell table:formula="of:=IF([.T65]&lt;&gt;&quot;&quot;;&quot;0&quot;;&quot;&quot;)" office:value-type="string" office:string-value="0" calcext:value-type="string">
            <text:p>0</text:p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0x</text:p>
          </table:table-cell>
          <table:table-cell table:formula="of:=DEC2HEX([.AD65])" office:value-type="string" office:string-value="3F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66]" office:value-type="string" office:string-value="1" calcext:value-type="string">
            <text:p>1</text:p>
          </table:table-cell>
          <table:table-cell table:number-columns-repeated="2"/>
          <table:table-cell table:formula="of:=[.G66]" office:value-type="float" office:value="6" calcext:value-type="float">
            <text:p>6</text:p>
          </table:table-cell>
          <table:table-cell table:formula="of:=IF([.K66]&lt;&gt;&quot;&quot;;[.K6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6]&lt;&gt;&quot;&quot;;[.N66];&quot;&quot;)">
            <text:p/>
          </table:table-cell>
          <table:table-cell/>
          <table:table-cell table:style-name="ce4" table:formula="of:=IF([.A66]=&quot;implied&quot;;&quot;0&quot;;IF([.A66]=&quot;(indirect,X)&quot;;&quot;1&quot;;IF([.A66]=&quot;none&quot;;&quot;2&quot;;IF([.A66]=&quot;zeropage&quot;;&quot;3&quot;;IF([.A66]=&quot;immidiate&quot;;&quot;4&quot;;IF([.A66]=&quot;accumulator&quot;;&quot;5&quot;;IF([.A66]=&quot;absolute&quot;;&quot;6&quot;;IF([.A66]=&quot;relative&quot;;&quot;7&quot;;IF([.A66]=&quot;(indirect),Y&quot;;&quot;8&quot;;IF([.A66]=&quot;zeropage,X&quot;;&quot;9&quot;;IF([.A66]=&quot;absolute,Y&quot;;&quot;10&quot;;IF([.A66]=&quot;absolute,X&quot;;&quot;11&quot;;IF([.A66]=&quot;indirect&quot;;&quot;12&quot;;IF([.A66]=&quot;zeropage,Y&quot;;&quot;13&quot;;&quot;OOO&quot;))))))))))))))" office:value-type="string" office:string-value="0" calcext:value-type="string">
            <text:p>0</text:p>
          </table:table-cell>
          <table:table-cell table:formula="of:=IF([.Q66]&lt;&gt;&quot;&quot;;[.Q66];&quot;&quot;)">
            <text:p/>
          </table:table-cell>
          <table:table-cell/>
          <table:table-cell office:value-type="string" calcext:value-type="string">
            <text:p>RTI</text:p>
          </table:table-cell>
          <table:table-cell table:formula="of:=IF([.T66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0x</text:p>
          </table:table-cell>
          <table:table-cell table:formula="of:=DEC2HEX([.AD66])" office:value-type="string" office:string-value="40" calcext:value-type="string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(oper,X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67]" office:value-type="string" office:string-value="2" calcext:value-type="string">
            <text:p>2</text:p>
          </table:table-cell>
          <table:table-cell table:number-columns-repeated="2"/>
          <table:table-cell table:formula="of:=[.G67]" office:value-type="float" office:value="6" calcext:value-type="float">
            <text:p>6</text:p>
          </table:table-cell>
          <table:table-cell table:formula="of:=IF([.K67]&lt;&gt;&quot;&quot;;[.K6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7]&lt;&gt;&quot;&quot;;[.N67];&quot;&quot;)">
            <text:p/>
          </table:table-cell>
          <table:table-cell/>
          <table:table-cell table:style-name="ce4" table:formula="of:=IF([.A67]=&quot;implied&quot;;&quot;0&quot;;IF([.A67]=&quot;(indirect,X)&quot;;&quot;1&quot;;IF([.A67]=&quot;none&quot;;&quot;2&quot;;IF([.A67]=&quot;zeropage&quot;;&quot;3&quot;;IF([.A67]=&quot;immidiate&quot;;&quot;4&quot;;IF([.A67]=&quot;accumulator&quot;;&quot;5&quot;;IF([.A67]=&quot;absolute&quot;;&quot;6&quot;;IF([.A67]=&quot;relative&quot;;&quot;7&quot;;IF([.A67]=&quot;(indirect),Y&quot;;&quot;8&quot;;IF([.A67]=&quot;zeropage,X&quot;;&quot;9&quot;;IF([.A67]=&quot;absolute,Y&quot;;&quot;10&quot;;IF([.A67]=&quot;absolute,X&quot;;&quot;11&quot;;IF([.A67]=&quot;indirect&quot;;&quot;12&quot;;IF([.A67]=&quot;zeropage,Y&quot;;&quot;13&quot;;&quot;OOO&quot;))))))))))))))" office:value-type="string" office:string-value="1" calcext:value-type="string">
            <text:p>1</text:p>
          </table:table-cell>
          <table:table-cell table:formula="of:=IF([.Q67]&lt;&gt;&quot;&quot;;[.Q67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67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0x</text:p>
          </table:table-cell>
          <table:table-cell table:formula="of:=DEC2HEX([.AD67])" office:value-type="string" office:string-value="41" calcext:value-type="string">
            <text:p>41</text:p>
          </table:table-cell>
          <table:table-cell office:value-type="float" office:value="65" calcext:value-type="float">
            <text:p>6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68]" office:value-type="string" office:string-value="1" calcext:value-type="string">
            <text:p>1</text:p>
          </table:table-cell>
          <table:table-cell table:number-columns-repeated="2"/>
          <table:table-cell table:formula="of:=[.G68]" office:value-type="float" office:value="0" calcext:value-type="float">
            <text:p>0</text:p>
          </table:table-cell>
          <table:table-cell table:formula="of:=IF([.K68]&lt;&gt;&quot;&quot;;[.K6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8]&lt;&gt;&quot;&quot;;[.N68];&quot;&quot;)">
            <text:p/>
          </table:table-cell>
          <table:table-cell/>
          <table:table-cell table:style-name="ce4" table:formula="of:=IF([.A68]=&quot;implied&quot;;&quot;0&quot;;IF([.A68]=&quot;(indirect,X)&quot;;&quot;1&quot;;IF([.A68]=&quot;none&quot;;&quot;2&quot;;IF([.A68]=&quot;zeropage&quot;;&quot;3&quot;;IF([.A68]=&quot;immidiate&quot;;&quot;4&quot;;IF([.A68]=&quot;accumulator&quot;;&quot;5&quot;;IF([.A68]=&quot;absolute&quot;;&quot;6&quot;;IF([.A68]=&quot;relative&quot;;&quot;7&quot;;IF([.A68]=&quot;(indirect),Y&quot;;&quot;8&quot;;IF([.A68]=&quot;zeropage,X&quot;;&quot;9&quot;;IF([.A68]=&quot;absolute,Y&quot;;&quot;10&quot;;IF([.A68]=&quot;absolute,X&quot;;&quot;11&quot;;IF([.A68]=&quot;indirect&quot;;&quot;12&quot;;IF([.A68]=&quot;zeropage,Y&quot;;&quot;13&quot;;&quot;OOO&quot;))))))))))))))" office:value-type="string" office:string-value="2" calcext:value-type="string">
            <text:p>2</text:p>
          </table:table-cell>
          <table:table-cell table:formula="of:=IF([.Q68]&lt;&gt;&quot;&quot;;[.Q68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68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0x</text:p>
          </table:table-cell>
          <table:table-cell table:formula="of:=DEC2HEX([.AD68])" office:value-type="string" office:string-value="42" calcext:value-type="string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(oper,X)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69]" office:value-type="string" office:string-value="2" calcext:value-type="string">
            <text:p>2</text:p>
          </table:table-cell>
          <table:table-cell table:number-columns-repeated="2"/>
          <table:table-cell table:formula="of:=[.G69]" office:value-type="float" office:value="6" calcext:value-type="float">
            <text:p>6</text:p>
          </table:table-cell>
          <table:table-cell table:formula="of:=IF([.K69]&lt;&gt;&quot;&quot;;[.K6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69]&lt;&gt;&quot;&quot;;[.N69];&quot;&quot;)">
            <text:p/>
          </table:table-cell>
          <table:table-cell/>
          <table:table-cell table:style-name="ce4" table:formula="of:=IF([.A69]=&quot;implied&quot;;&quot;0&quot;;IF([.A69]=&quot;(indirect,X)&quot;;&quot;1&quot;;IF([.A69]=&quot;none&quot;;&quot;2&quot;;IF([.A69]=&quot;zeropage&quot;;&quot;3&quot;;IF([.A69]=&quot;immidiate&quot;;&quot;4&quot;;IF([.A69]=&quot;accumulator&quot;;&quot;5&quot;;IF([.A69]=&quot;absolute&quot;;&quot;6&quot;;IF([.A69]=&quot;relative&quot;;&quot;7&quot;;IF([.A69]=&quot;(indirect),Y&quot;;&quot;8&quot;;IF([.A69]=&quot;zeropage,X&quot;;&quot;9&quot;;IF([.A69]=&quot;absolute,Y&quot;;&quot;10&quot;;IF([.A69]=&quot;absolute,X&quot;;&quot;11&quot;;IF([.A69]=&quot;indirect&quot;;&quot;12&quot;;IF([.A69]=&quot;zeropage,Y&quot;;&quot;13&quot;;&quot;OOO&quot;))))))))))))))" office:value-type="string" office:string-value="1" calcext:value-type="string">
            <text:p>1</text:p>
          </table:table-cell>
          <table:table-cell table:formula="of:=IF([.Q69]&lt;&gt;&quot;&quot;;[.Q69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69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0x</text:p>
          </table:table-cell>
          <table:table-cell table:formula="of:=DEC2HEX([.AD69])" office:value-type="string" office:string-value="43" calcext:value-type="string">
            <text:p>43</text:p>
          </table:table-cell>
          <table:table-cell office:value-type="float" office:value="67" calcext:value-type="float">
            <text:p>6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70]" office:value-type="string" office:string-value="2" calcext:value-type="string">
            <text:p>2</text:p>
          </table:table-cell>
          <table:table-cell table:number-columns-repeated="2"/>
          <table:table-cell table:formula="of:=[.G70]" office:value-type="float" office:value="3" calcext:value-type="float">
            <text:p>3</text:p>
          </table:table-cell>
          <table:table-cell table:formula="of:=IF([.K70]&lt;&gt;&quot;&quot;;[.K7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0]&lt;&gt;&quot;&quot;;[.N70];&quot;&quot;)">
            <text:p/>
          </table:table-cell>
          <table:table-cell/>
          <table:table-cell table:style-name="ce4" table:formula="of:=IF([.A70]=&quot;implied&quot;;&quot;0&quot;;IF([.A70]=&quot;(indirect,X)&quot;;&quot;1&quot;;IF([.A70]=&quot;none&quot;;&quot;2&quot;;IF([.A70]=&quot;zeropage&quot;;&quot;3&quot;;IF([.A70]=&quot;immidiate&quot;;&quot;4&quot;;IF([.A70]=&quot;accumulator&quot;;&quot;5&quot;;IF([.A70]=&quot;absolute&quot;;&quot;6&quot;;IF([.A70]=&quot;relative&quot;;&quot;7&quot;;IF([.A70]=&quot;(indirect),Y&quot;;&quot;8&quot;;IF([.A70]=&quot;zeropage,X&quot;;&quot;9&quot;;IF([.A70]=&quot;absolute,Y&quot;;&quot;10&quot;;IF([.A70]=&quot;absolute,X&quot;;&quot;11&quot;;IF([.A70]=&quot;indirect&quot;;&quot;12&quot;;IF([.A70]=&quot;zeropage,Y&quot;;&quot;13&quot;;&quot;OOO&quot;))))))))))))))" office:value-type="string" office:string-value="3" calcext:value-type="string">
            <text:p>3</text:p>
          </table:table-cell>
          <table:table-cell table:formula="of:=IF([.Q70]&lt;&gt;&quot;&quot;;[.Q7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70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0x</text:p>
          </table:table-cell>
          <table:table-cell table:formula="of:=DEC2HEX([.AD70])" office:value-type="string" office:string-value="44" calcext:value-type="string">
            <text:p>44</text:p>
          </table:table-cell>
          <table:table-cell office:value-type="float" office:value="68" calcext:value-type="float">
            <text:p>6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71]" office:value-type="string" office:string-value="2" calcext:value-type="string">
            <text:p>2</text:p>
          </table:table-cell>
          <table:table-cell table:number-columns-repeated="2"/>
          <table:table-cell table:formula="of:=[.G71]" office:value-type="float" office:value="3" calcext:value-type="float">
            <text:p>3</text:p>
          </table:table-cell>
          <table:table-cell table:formula="of:=IF([.K71]&lt;&gt;&quot;&quot;;[.K7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1]&lt;&gt;&quot;&quot;;[.N71];&quot;&quot;)">
            <text:p/>
          </table:table-cell>
          <table:table-cell/>
          <table:table-cell table:style-name="ce4" table:formula="of:=IF([.A71]=&quot;implied&quot;;&quot;0&quot;;IF([.A71]=&quot;(indirect,X)&quot;;&quot;1&quot;;IF([.A71]=&quot;none&quot;;&quot;2&quot;;IF([.A71]=&quot;zeropage&quot;;&quot;3&quot;;IF([.A71]=&quot;immidiate&quot;;&quot;4&quot;;IF([.A71]=&quot;accumulator&quot;;&quot;5&quot;;IF([.A71]=&quot;absolute&quot;;&quot;6&quot;;IF([.A71]=&quot;relative&quot;;&quot;7&quot;;IF([.A71]=&quot;(indirect),Y&quot;;&quot;8&quot;;IF([.A71]=&quot;zeropage,X&quot;;&quot;9&quot;;IF([.A71]=&quot;absolute,Y&quot;;&quot;10&quot;;IF([.A71]=&quot;absolute,X&quot;;&quot;11&quot;;IF([.A71]=&quot;indirect&quot;;&quot;12&quot;;IF([.A71]=&quot;zeropage,Y&quot;;&quot;13&quot;;&quot;OOO&quot;))))))))))))))" office:value-type="string" office:string-value="3" calcext:value-type="string">
            <text:p>3</text:p>
          </table:table-cell>
          <table:table-cell table:formula="of:=IF([.Q71]&lt;&gt;&quot;&quot;;[.Q71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71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0x</text:p>
          </table:table-cell>
          <table:table-cell table:formula="of:=DEC2HEX([.AD71])" office:value-type="string" office:string-value="45" calcext:value-type="string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op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72]" office:value-type="string" office:string-value="2" calcext:value-type="string">
            <text:p>2</text:p>
          </table:table-cell>
          <table:table-cell table:number-columns-repeated="2"/>
          <table:table-cell table:formula="of:=[.G72]" office:value-type="float" office:value="5" calcext:value-type="float">
            <text:p>5</text:p>
          </table:table-cell>
          <table:table-cell table:formula="of:=IF([.K72]&lt;&gt;&quot;&quot;;[.K7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2]&lt;&gt;&quot;&quot;;[.N72];&quot;&quot;)">
            <text:p/>
          </table:table-cell>
          <table:table-cell/>
          <table:table-cell table:style-name="ce4" table:formula="of:=IF([.A72]=&quot;implied&quot;;&quot;0&quot;;IF([.A72]=&quot;(indirect,X)&quot;;&quot;1&quot;;IF([.A72]=&quot;none&quot;;&quot;2&quot;;IF([.A72]=&quot;zeropage&quot;;&quot;3&quot;;IF([.A72]=&quot;immidiate&quot;;&quot;4&quot;;IF([.A72]=&quot;accumulator&quot;;&quot;5&quot;;IF([.A72]=&quot;absolute&quot;;&quot;6&quot;;IF([.A72]=&quot;relative&quot;;&quot;7&quot;;IF([.A72]=&quot;(indirect),Y&quot;;&quot;8&quot;;IF([.A72]=&quot;zeropage,X&quot;;&quot;9&quot;;IF([.A72]=&quot;absolute,Y&quot;;&quot;10&quot;;IF([.A72]=&quot;absolute,X&quot;;&quot;11&quot;;IF([.A72]=&quot;indirect&quot;;&quot;12&quot;;IF([.A72]=&quot;zeropage,Y&quot;;&quot;13&quot;;&quot;OOO&quot;))))))))))))))" office:value-type="string" office:string-value="3" calcext:value-type="string">
            <text:p>3</text:p>
          </table:table-cell>
          <table:table-cell table:formula="of:=IF([.Q72]&lt;&gt;&quot;&quot;;[.Q72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72]&lt;&gt;&quot;&quot;;&quot;0&quot;;&quot;&quot;)">
            <text:p/>
          </table:table-cell>
          <table:table-cell table:number-columns-repeated="2"/>
          <table:table-cell office:value-type="string" calcext:value-type="string">
            <text:p>#define OP_</text:p>
          </table:table-cell>
          <table:table-cell office:value-type="string" calcext:value-type="string">
            <text:p>XAA</text:p>
          </table:table-cell>
          <table:table-cell office:value-type="string" calcext:value-type="string">
            <text:p>0x</text:p>
          </table:table-cell>
          <table:table-cell table:formula="of:=DEC2HEX([.AD72])" office:value-type="string" office:string-value="46" calcext:value-type="string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73]" office:value-type="string" office:string-value="2" calcext:value-type="string">
            <text:p>2</text:p>
          </table:table-cell>
          <table:table-cell table:number-columns-repeated="2"/>
          <table:table-cell table:formula="of:=[.G73]" office:value-type="float" office:value="5" calcext:value-type="float">
            <text:p>5</text:p>
          </table:table-cell>
          <table:table-cell table:formula="of:=IF([.K73]&lt;&gt;&quot;&quot;;[.K7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3]&lt;&gt;&quot;&quot;;[.N73];&quot;&quot;)">
            <text:p/>
          </table:table-cell>
          <table:table-cell/>
          <table:table-cell table:style-name="ce4" table:formula="of:=IF([.A73]=&quot;implied&quot;;&quot;0&quot;;IF([.A73]=&quot;(indirect,X)&quot;;&quot;1&quot;;IF([.A73]=&quot;none&quot;;&quot;2&quot;;IF([.A73]=&quot;zeropage&quot;;&quot;3&quot;;IF([.A73]=&quot;immidiate&quot;;&quot;4&quot;;IF([.A73]=&quot;accumulator&quot;;&quot;5&quot;;IF([.A73]=&quot;absolute&quot;;&quot;6&quot;;IF([.A73]=&quot;relative&quot;;&quot;7&quot;;IF([.A73]=&quot;(indirect),Y&quot;;&quot;8&quot;;IF([.A73]=&quot;zeropage,X&quot;;&quot;9&quot;;IF([.A73]=&quot;absolute,Y&quot;;&quot;10&quot;;IF([.A73]=&quot;absolute,X&quot;;&quot;11&quot;;IF([.A73]=&quot;indirect&quot;;&quot;12&quot;;IF([.A73]=&quot;zeropage,Y&quot;;&quot;13&quot;;&quot;OOO&quot;))))))))))))))" office:value-type="string" office:string-value="3" calcext:value-type="string">
            <text:p>3</text:p>
          </table:table-cell>
          <table:table-cell table:formula="of:=IF([.Q73]&lt;&gt;&quot;&quot;;[.Q73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7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74]" office:value-type="string" office:string-value="1" calcext:value-type="string">
            <text:p>1</text:p>
          </table:table-cell>
          <table:table-cell table:number-columns-repeated="2"/>
          <table:table-cell table:formula="of:=[.G74]" office:value-type="float" office:value="3" calcext:value-type="float">
            <text:p>3</text:p>
          </table:table-cell>
          <table:table-cell table:formula="of:=IF([.K74]&lt;&gt;&quot;&quot;;[.K7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4]&lt;&gt;&quot;&quot;;[.N74];&quot;&quot;)">
            <text:p/>
          </table:table-cell>
          <table:table-cell/>
          <table:table-cell table:style-name="ce4" table:formula="of:=IF([.A74]=&quot;implied&quot;;&quot;0&quot;;IF([.A74]=&quot;(indirect,X)&quot;;&quot;1&quot;;IF([.A74]=&quot;none&quot;;&quot;2&quot;;IF([.A74]=&quot;zeropage&quot;;&quot;3&quot;;IF([.A74]=&quot;immidiate&quot;;&quot;4&quot;;IF([.A74]=&quot;accumulator&quot;;&quot;5&quot;;IF([.A74]=&quot;absolute&quot;;&quot;6&quot;;IF([.A74]=&quot;relative&quot;;&quot;7&quot;;IF([.A74]=&quot;(indirect),Y&quot;;&quot;8&quot;;IF([.A74]=&quot;zeropage,X&quot;;&quot;9&quot;;IF([.A74]=&quot;absolute,Y&quot;;&quot;10&quot;;IF([.A74]=&quot;absolute,X&quot;;&quot;11&quot;;IF([.A74]=&quot;indirect&quot;;&quot;12&quot;;IF([.A74]=&quot;zeropage,Y&quot;;&quot;13&quot;;&quot;OOO&quot;))))))))))))))" office:value-type="string" office:string-value="0" calcext:value-type="string">
            <text:p>0</text:p>
          </table:table-cell>
          <table:table-cell table:formula="of:=IF([.Q74]&lt;&gt;&quot;&quot;;[.Q74];&quot;&quot;)">
            <text:p/>
          </table:table-cell>
          <table:table-cell/>
          <table:table-cell office:value-type="string" calcext:value-type="string">
            <text:p>PHA</text:p>
          </table:table-cell>
          <table:table-cell table:formula="of:=IF([.T7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#op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75]" office:value-type="string" office:string-value="2" calcext:value-type="string">
            <text:p>2</text:p>
          </table:table-cell>
          <table:table-cell table:number-columns-repeated="2"/>
          <table:table-cell table:formula="of:=[.G75]" office:value-type="float" office:value="2" calcext:value-type="float">
            <text:p>2</text:p>
          </table:table-cell>
          <table:table-cell table:formula="of:=IF([.K75]&lt;&gt;&quot;&quot;;[.K7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5]&lt;&gt;&quot;&quot;;[.N75];&quot;&quot;)">
            <text:p/>
          </table:table-cell>
          <table:table-cell/>
          <table:table-cell table:style-name="ce4" table:formula="of:=IF([.A75]=&quot;implied&quot;;&quot;0&quot;;IF([.A75]=&quot;(indirect,X)&quot;;&quot;1&quot;;IF([.A75]=&quot;none&quot;;&quot;2&quot;;IF([.A75]=&quot;zeropage&quot;;&quot;3&quot;;IF([.A75]=&quot;immidiate&quot;;&quot;4&quot;;IF([.A75]=&quot;accumulator&quot;;&quot;5&quot;;IF([.A75]=&quot;absolute&quot;;&quot;6&quot;;IF([.A75]=&quot;relative&quot;;&quot;7&quot;;IF([.A75]=&quot;(indirect),Y&quot;;&quot;8&quot;;IF([.A75]=&quot;zeropage,X&quot;;&quot;9&quot;;IF([.A75]=&quot;absolute,Y&quot;;&quot;10&quot;;IF([.A75]=&quot;absolute,X&quot;;&quot;11&quot;;IF([.A75]=&quot;indirect&quot;;&quot;12&quot;;IF([.A75]=&quot;zeropage,Y&quot;;&quot;13&quot;;&quot;OOO&quot;))))))))))))))" office:value-type="string" office:string-value="4" calcext:value-type="string">
            <text:p>4</text:p>
          </table:table-cell>
          <table:table-cell table:formula="of:=IF([.Q75]&lt;&gt;&quot;&quot;;[.Q75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7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cumulator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76]" office:value-type="string" office:string-value="1" calcext:value-type="string">
            <text:p>1</text:p>
          </table:table-cell>
          <table:table-cell table:number-columns-repeated="2"/>
          <table:table-cell table:formula="of:=[.G76]" office:value-type="float" office:value="2" calcext:value-type="float">
            <text:p>2</text:p>
          </table:table-cell>
          <table:table-cell table:formula="of:=IF([.K76]&lt;&gt;&quot;&quot;;[.K7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6]&lt;&gt;&quot;&quot;;[.N76];&quot;&quot;)">
            <text:p/>
          </table:table-cell>
          <table:table-cell/>
          <table:table-cell table:style-name="ce4" table:formula="of:=IF([.A76]=&quot;implied&quot;;&quot;0&quot;;IF([.A76]=&quot;(indirect,X)&quot;;&quot;1&quot;;IF([.A76]=&quot;none&quot;;&quot;2&quot;;IF([.A76]=&quot;zeropage&quot;;&quot;3&quot;;IF([.A76]=&quot;immidiate&quot;;&quot;4&quot;;IF([.A76]=&quot;accumulator&quot;;&quot;5&quot;;IF([.A76]=&quot;absolute&quot;;&quot;6&quot;;IF([.A76]=&quot;relative&quot;;&quot;7&quot;;IF([.A76]=&quot;(indirect),Y&quot;;&quot;8&quot;;IF([.A76]=&quot;zeropage,X&quot;;&quot;9&quot;;IF([.A76]=&quot;absolute,Y&quot;;&quot;10&quot;;IF([.A76]=&quot;absolute,X&quot;;&quot;11&quot;;IF([.A76]=&quot;indirect&quot;;&quot;12&quot;;IF([.A76]=&quot;zeropage,Y&quot;;&quot;13&quot;;&quot;OOO&quot;))))))))))))))" office:value-type="string" office:string-value="5" calcext:value-type="string">
            <text:p>5</text:p>
          </table:table-cell>
          <table:table-cell table:formula="of:=IF([.Q76]&lt;&gt;&quot;&quot;;[.Q76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7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LR</text:p>
          </table:table-cell>
          <table:table-cell office:value-type="string" calcext:value-type="string">
            <text:p>#op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77]" office:value-type="string" office:string-value="2" calcext:value-type="string">
            <text:p>2</text:p>
          </table:table-cell>
          <table:table-cell table:number-columns-repeated="2"/>
          <table:table-cell table:formula="of:=[.G77]" office:value-type="float" office:value="2" calcext:value-type="float">
            <text:p>2</text:p>
          </table:table-cell>
          <table:table-cell table:formula="of:=IF([.K77]&lt;&gt;&quot;&quot;;[.K7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7]&lt;&gt;&quot;&quot;;[.N77];&quot;&quot;)">
            <text:p/>
          </table:table-cell>
          <table:table-cell/>
          <table:table-cell table:style-name="ce4" table:formula="of:=IF([.A77]=&quot;implied&quot;;&quot;0&quot;;IF([.A77]=&quot;(indirect,X)&quot;;&quot;1&quot;;IF([.A77]=&quot;none&quot;;&quot;2&quot;;IF([.A77]=&quot;zeropage&quot;;&quot;3&quot;;IF([.A77]=&quot;immidiate&quot;;&quot;4&quot;;IF([.A77]=&quot;accumulator&quot;;&quot;5&quot;;IF([.A77]=&quot;absolute&quot;;&quot;6&quot;;IF([.A77]=&quot;relative&quot;;&quot;7&quot;;IF([.A77]=&quot;(indirect),Y&quot;;&quot;8&quot;;IF([.A77]=&quot;zeropage,X&quot;;&quot;9&quot;;IF([.A77]=&quot;absolute,Y&quot;;&quot;10&quot;;IF([.A77]=&quot;absolute,X&quot;;&quot;11&quot;;IF([.A77]=&quot;indirect&quot;;&quot;12&quot;;IF([.A77]=&quot;zeropage,Y&quot;;&quot;13&quot;;&quot;OOO&quot;))))))))))))))" office:value-type="string" office:string-value="4" calcext:value-type="string">
            <text:p>4</text:p>
          </table:table-cell>
          <table:table-cell table:formula="of:=IF([.Q77]&lt;&gt;&quot;&quot;;[.Q77];&quot;&quot;)">
            <text:p/>
          </table:table-cell>
          <table:table-cell/>
          <table:table-cell office:value-type="string" calcext:value-type="string">
            <text:p>ALR</text:p>
          </table:table-cell>
          <table:table-cell table:formula="of:=IF([.T7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op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78]" office:value-type="string" office:string-value="2" calcext:value-type="string">
            <text:p>2</text:p>
          </table:table-cell>
          <table:table-cell table:number-columns-repeated="2"/>
          <table:table-cell table:formula="of:=[.G78]" office:value-type="float" office:value="3" calcext:value-type="float">
            <text:p>3</text:p>
          </table:table-cell>
          <table:table-cell table:formula="of:=IF([.K78]&lt;&gt;&quot;&quot;;[.K7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8]&lt;&gt;&quot;&quot;;[.N78];&quot;&quot;)">
            <text:p/>
          </table:table-cell>
          <table:table-cell/>
          <table:table-cell table:style-name="ce4" table:formula="of:=IF([.A78]=&quot;implied&quot;;&quot;0&quot;;IF([.A78]=&quot;(indirect,X)&quot;;&quot;1&quot;;IF([.A78]=&quot;none&quot;;&quot;2&quot;;IF([.A78]=&quot;zeropage&quot;;&quot;3&quot;;IF([.A78]=&quot;immidiate&quot;;&quot;4&quot;;IF([.A78]=&quot;accumulator&quot;;&quot;5&quot;;IF([.A78]=&quot;absolute&quot;;&quot;6&quot;;IF([.A78]=&quot;relative&quot;;&quot;7&quot;;IF([.A78]=&quot;(indirect),Y&quot;;&quot;8&quot;;IF([.A78]=&quot;zeropage,X&quot;;&quot;9&quot;;IF([.A78]=&quot;absolute,Y&quot;;&quot;10&quot;;IF([.A78]=&quot;absolute,X&quot;;&quot;11&quot;;IF([.A78]=&quot;indirect&quot;;&quot;12&quot;;IF([.A78]=&quot;zeropage,Y&quot;;&quot;13&quot;;&quot;OOO&quot;))))))))))))))" office:value-type="string" office:string-value="6" calcext:value-type="string">
            <text:p>6</text:p>
          </table:table-cell>
          <table:table-cell table:formula="of:=IF([.Q78]&lt;&gt;&quot;&quot;;[.Q78];&quot;&quot;)">
            <text:p/>
          </table:table-cell>
          <table:table-cell/>
          <table:table-cell office:value-type="string" calcext:value-type="string">
            <text:p>JMP</text:p>
          </table:table-cell>
          <table:table-cell table:formula="of:=IF([.T7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79]" office:value-type="string" office:string-value="2" calcext:value-type="string">
            <text:p>2</text:p>
          </table:table-cell>
          <table:table-cell table:number-columns-repeated="2"/>
          <table:table-cell table:formula="of:=[.G79]" office:value-type="float" office:value="4" calcext:value-type="float">
            <text:p>4</text:p>
          </table:table-cell>
          <table:table-cell table:formula="of:=IF([.K79]&lt;&gt;&quot;&quot;;[.K7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79]&lt;&gt;&quot;&quot;;[.N79];&quot;&quot;)">
            <text:p/>
          </table:table-cell>
          <table:table-cell/>
          <table:table-cell table:style-name="ce4" table:formula="of:=IF([.A79]=&quot;implied&quot;;&quot;0&quot;;IF([.A79]=&quot;(indirect,X)&quot;;&quot;1&quot;;IF([.A79]=&quot;none&quot;;&quot;2&quot;;IF([.A79]=&quot;zeropage&quot;;&quot;3&quot;;IF([.A79]=&quot;immidiate&quot;;&quot;4&quot;;IF([.A79]=&quot;accumulator&quot;;&quot;5&quot;;IF([.A79]=&quot;absolute&quot;;&quot;6&quot;;IF([.A79]=&quot;relative&quot;;&quot;7&quot;;IF([.A79]=&quot;(indirect),Y&quot;;&quot;8&quot;;IF([.A79]=&quot;zeropage,X&quot;;&quot;9&quot;;IF([.A79]=&quot;absolute,Y&quot;;&quot;10&quot;;IF([.A79]=&quot;absolute,X&quot;;&quot;11&quot;;IF([.A79]=&quot;indirect&quot;;&quot;12&quot;;IF([.A79]=&quot;zeropage,Y&quot;;&quot;13&quot;;&quot;OOO&quot;))))))))))))))" office:value-type="string" office:string-value="6" calcext:value-type="string">
            <text:p>6</text:p>
          </table:table-cell>
          <table:table-cell table:formula="of:=IF([.Q79]&lt;&gt;&quot;&quot;;[.Q79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7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op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80]" office:value-type="string" office:string-value="2" calcext:value-type="string">
            <text:p>2</text:p>
          </table:table-cell>
          <table:table-cell table:number-columns-repeated="2"/>
          <table:table-cell table:formula="of:=[.G80]" office:value-type="float" office:value="6" calcext:value-type="float">
            <text:p>6</text:p>
          </table:table-cell>
          <table:table-cell table:formula="of:=IF([.K80]&lt;&gt;&quot;&quot;;[.K8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0]&lt;&gt;&quot;&quot;;[.N80];&quot;&quot;)">
            <text:p/>
          </table:table-cell>
          <table:table-cell/>
          <table:table-cell table:style-name="ce4" table:formula="of:=IF([.A80]=&quot;implied&quot;;&quot;0&quot;;IF([.A80]=&quot;(indirect,X)&quot;;&quot;1&quot;;IF([.A80]=&quot;none&quot;;&quot;2&quot;;IF([.A80]=&quot;zeropage&quot;;&quot;3&quot;;IF([.A80]=&quot;immidiate&quot;;&quot;4&quot;;IF([.A80]=&quot;accumulator&quot;;&quot;5&quot;;IF([.A80]=&quot;absolute&quot;;&quot;6&quot;;IF([.A80]=&quot;relative&quot;;&quot;7&quot;;IF([.A80]=&quot;(indirect),Y&quot;;&quot;8&quot;;IF([.A80]=&quot;zeropage,X&quot;;&quot;9&quot;;IF([.A80]=&quot;absolute,Y&quot;;&quot;10&quot;;IF([.A80]=&quot;absolute,X&quot;;&quot;11&quot;;IF([.A80]=&quot;indirect&quot;;&quot;12&quot;;IF([.A80]=&quot;zeropage,Y&quot;;&quot;13&quot;;&quot;OOO&quot;))))))))))))))" office:value-type="string" office:string-value="6" calcext:value-type="string">
            <text:p>6</text:p>
          </table:table-cell>
          <table:table-cell table:formula="of:=IF([.Q80]&lt;&gt;&quot;&quot;;[.Q80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8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81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81]" office:value-type="float" office:value="6" calcext:value-type="float">
            <text:p>6</text:p>
          </table:table-cell>
          <table:table-cell table:formula="of:=IF([.K81]&lt;&gt;&quot;&quot;;[.K81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81]&lt;&gt;&quot;&quot;;[.N81];&quot;&quot;)" office:value-type="string" office:string-value="N" calcext:value-type="string">
            <text:p>N</text:p>
          </table:table-cell>
          <table:table-cell/>
          <table:table-cell table:style-name="ce4" table:formula="of:=IF([.A81]=&quot;implied&quot;;&quot;0&quot;;IF([.A81]=&quot;(indirect,X)&quot;;&quot;1&quot;;IF([.A81]=&quot;none&quot;;&quot;2&quot;;IF([.A81]=&quot;zeropage&quot;;&quot;3&quot;;IF([.A81]=&quot;immidiate&quot;;&quot;4&quot;;IF([.A81]=&quot;accumulator&quot;;&quot;5&quot;;IF([.A81]=&quot;absolute&quot;;&quot;6&quot;;IF([.A81]=&quot;relative&quot;;&quot;7&quot;;IF([.A81]=&quot;(indirect),Y&quot;;&quot;8&quot;;IF([.A81]=&quot;zeropage,X&quot;;&quot;9&quot;;IF([.A81]=&quot;absolute,Y&quot;;&quot;10&quot;;IF([.A81]=&quot;absolute,X&quot;;&quot;11&quot;;IF([.A81]=&quot;indirect&quot;;&quot;12&quot;;IF([.A81]=&quot;zeropage,Y&quot;;&quot;13&quot;;&quot;OOO&quot;))))))))))))))" office:value-type="string" office:string-value="6" calcext:value-type="string">
            <text:p>6</text:p>
          </table:table-cell>
          <table:table-cell table:formula="of:=IF([.Q81]&lt;&gt;&quot;&quot;;[.Q81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RE</text:p>
          </table:table-cell>
          <table:table-cell table:formula="of:=IF([.T81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op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82]" office:value-type="string" office:string-value="2" calcext:value-type="string">
            <text:p>2</text:p>
          </table:table-cell>
          <table:table-cell table:number-columns-repeated="2"/>
          <table:table-cell table:formula="of:=[.G82]" office:value-type="string" office:string-value="2**" calcext:value-type="string">
            <text:p>2**</text:p>
          </table:table-cell>
          <table:table-cell table:formula="of:=IF([.K82]&lt;&gt;&quot;&quot;;[.K82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82]&lt;&gt;&quot;&quot;;[.N82];&quot;&quot;)">
            <text:p/>
          </table:table-cell>
          <table:table-cell/>
          <table:table-cell table:style-name="ce4" table:formula="of:=IF([.A82]=&quot;implied&quot;;&quot;0&quot;;IF([.A82]=&quot;(indirect,X)&quot;;&quot;1&quot;;IF([.A82]=&quot;none&quot;;&quot;2&quot;;IF([.A82]=&quot;zeropage&quot;;&quot;3&quot;;IF([.A82]=&quot;immidiate&quot;;&quot;4&quot;;IF([.A82]=&quot;accumulator&quot;;&quot;5&quot;;IF([.A82]=&quot;absolute&quot;;&quot;6&quot;;IF([.A82]=&quot;relative&quot;;&quot;7&quot;;IF([.A82]=&quot;(indirect),Y&quot;;&quot;8&quot;;IF([.A82]=&quot;zeropage,X&quot;;&quot;9&quot;;IF([.A82]=&quot;absolute,Y&quot;;&quot;10&quot;;IF([.A82]=&quot;absolute,X&quot;;&quot;11&quot;;IF([.A82]=&quot;indirect&quot;;&quot;12&quot;;IF([.A82]=&quot;zeropage,Y&quot;;&quot;13&quot;;&quot;OOO&quot;))))))))))))))" office:value-type="string" office:string-value="7" calcext:value-type="string">
            <text:p>7</text:p>
          </table:table-cell>
          <table:table-cell table:formula="of:=IF([.Q82]&lt;&gt;&quot;&quot;;[.Q82];&quot;&quot;)">
            <text:p/>
          </table:table-cell>
          <table:table-cell/>
          <table:table-cell office:value-type="string" calcext:value-type="string">
            <text:p>BVC</text:p>
          </table:table-cell>
          <table:table-cell table:formula="of:=IF([.T8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(oper),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83]" office:value-type="string" office:string-value="2" calcext:value-type="string">
            <text:p>2</text:p>
          </table:table-cell>
          <table:table-cell table:number-columns-repeated="2"/>
          <table:table-cell table:formula="of:=[.G83]" office:value-type="string" office:string-value="5*" calcext:value-type="string">
            <text:p>5*</text:p>
          </table:table-cell>
          <table:table-cell table:formula="of:=IF([.K83]&lt;&gt;&quot;&quot;;[.K8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83]&lt;&gt;&quot;&quot;;[.N83];&quot;&quot;)">
            <text:p/>
          </table:table-cell>
          <table:table-cell/>
          <table:table-cell table:style-name="ce4" table:formula="of:=IF([.A83]=&quot;implied&quot;;&quot;0&quot;;IF([.A83]=&quot;(indirect,X)&quot;;&quot;1&quot;;IF([.A83]=&quot;none&quot;;&quot;2&quot;;IF([.A83]=&quot;zeropage&quot;;&quot;3&quot;;IF([.A83]=&quot;immidiate&quot;;&quot;4&quot;;IF([.A83]=&quot;accumulator&quot;;&quot;5&quot;;IF([.A83]=&quot;absolute&quot;;&quot;6&quot;;IF([.A83]=&quot;relative&quot;;&quot;7&quot;;IF([.A83]=&quot;(indirect),Y&quot;;&quot;8&quot;;IF([.A83]=&quot;zeropage,X&quot;;&quot;9&quot;;IF([.A83]=&quot;absolute,Y&quot;;&quot;10&quot;;IF([.A83]=&quot;absolute,X&quot;;&quot;11&quot;;IF([.A83]=&quot;indirect&quot;;&quot;12&quot;;IF([.A83]=&quot;zeropage,Y&quot;;&quot;13&quot;;&quot;OOO&quot;))))))))))))))" office:value-type="string" office:string-value="8" calcext:value-type="string">
            <text:p>8</text:p>
          </table:table-cell>
          <table:table-cell table:formula="of:=IF([.Q83]&lt;&gt;&quot;&quot;;[.Q83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8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84]" office:value-type="string" office:string-value="1" calcext:value-type="string">
            <text:p>1</text:p>
          </table:table-cell>
          <table:table-cell table:number-columns-repeated="2"/>
          <table:table-cell table:formula="of:=[.G84]" office:value-type="float" office:value="0" calcext:value-type="float">
            <text:p>0</text:p>
          </table:table-cell>
          <table:table-cell table:formula="of:=IF([.K84]&lt;&gt;&quot;&quot;;[.K8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4]&lt;&gt;&quot;&quot;;[.N84];&quot;&quot;)">
            <text:p/>
          </table:table-cell>
          <table:table-cell/>
          <table:table-cell table:style-name="ce4" table:formula="of:=IF([.A84]=&quot;implied&quot;;&quot;0&quot;;IF([.A84]=&quot;(indirect,X)&quot;;&quot;1&quot;;IF([.A84]=&quot;none&quot;;&quot;2&quot;;IF([.A84]=&quot;zeropage&quot;;&quot;3&quot;;IF([.A84]=&quot;immidiate&quot;;&quot;4&quot;;IF([.A84]=&quot;accumulator&quot;;&quot;5&quot;;IF([.A84]=&quot;absolute&quot;;&quot;6&quot;;IF([.A84]=&quot;relative&quot;;&quot;7&quot;;IF([.A84]=&quot;(indirect),Y&quot;;&quot;8&quot;;IF([.A84]=&quot;zeropage,X&quot;;&quot;9&quot;;IF([.A84]=&quot;absolute,Y&quot;;&quot;10&quot;;IF([.A84]=&quot;absolute,X&quot;;&quot;11&quot;;IF([.A84]=&quot;indirect&quot;;&quot;12&quot;;IF([.A84]=&quot;zeropage,Y&quot;;&quot;13&quot;;&quot;OOO&quot;))))))))))))))" office:value-type="string" office:string-value="2" calcext:value-type="string">
            <text:p>2</text:p>
          </table:table-cell>
          <table:table-cell table:formula="of:=IF([.Q84]&lt;&gt;&quot;&quot;;[.Q84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8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#(oper),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85]" office:value-type="string" office:string-value="2" calcext:value-type="string">
            <text:p>2</text:p>
          </table:table-cell>
          <table:table-cell table:number-columns-repeated="2"/>
          <table:table-cell table:formula="of:=[.G85]" office:value-type="string" office:string-value="5*" calcext:value-type="string">
            <text:p>5*</text:p>
          </table:table-cell>
          <table:table-cell table:formula="of:=IF([.K85]&lt;&gt;&quot;&quot;;[.K8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85]&lt;&gt;&quot;&quot;;[.N85];&quot;&quot;)">
            <text:p/>
          </table:table-cell>
          <table:table-cell/>
          <table:table-cell table:style-name="ce4" table:formula="of:=IF([.A85]=&quot;implied&quot;;&quot;0&quot;;IF([.A85]=&quot;(indirect,X)&quot;;&quot;1&quot;;IF([.A85]=&quot;none&quot;;&quot;2&quot;;IF([.A85]=&quot;zeropage&quot;;&quot;3&quot;;IF([.A85]=&quot;immidiate&quot;;&quot;4&quot;;IF([.A85]=&quot;accumulator&quot;;&quot;5&quot;;IF([.A85]=&quot;absolute&quot;;&quot;6&quot;;IF([.A85]=&quot;relative&quot;;&quot;7&quot;;IF([.A85]=&quot;(indirect),Y&quot;;&quot;8&quot;;IF([.A85]=&quot;zeropage,X&quot;;&quot;9&quot;;IF([.A85]=&quot;absolute,Y&quot;;&quot;10&quot;;IF([.A85]=&quot;absolute,X&quot;;&quot;11&quot;;IF([.A85]=&quot;indirect&quot;;&quot;12&quot;;IF([.A85]=&quot;zeropage,Y&quot;;&quot;13&quot;;&quot;OOO&quot;))))))))))))))" office:value-type="string" office:string-value="8" calcext:value-type="string">
            <text:p>8</text:p>
          </table:table-cell>
          <table:table-cell table:formula="of:=IF([.Q85]&lt;&gt;&quot;&quot;;[.Q85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8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86]" office:value-type="string" office:string-value="2" calcext:value-type="string">
            <text:p>2</text:p>
          </table:table-cell>
          <table:table-cell table:number-columns-repeated="2"/>
          <table:table-cell table:formula="of:=[.G86]" office:value-type="float" office:value="4" calcext:value-type="float">
            <text:p>4</text:p>
          </table:table-cell>
          <table:table-cell table:formula="of:=IF([.K86]&lt;&gt;&quot;&quot;;[.K8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6]&lt;&gt;&quot;&quot;;[.N86];&quot;&quot;)">
            <text:p/>
          </table:table-cell>
          <table:table-cell/>
          <table:table-cell table:style-name="ce4" table:formula="of:=IF([.A86]=&quot;implied&quot;;&quot;0&quot;;IF([.A86]=&quot;(indirect,X)&quot;;&quot;1&quot;;IF([.A86]=&quot;none&quot;;&quot;2&quot;;IF([.A86]=&quot;zeropage&quot;;&quot;3&quot;;IF([.A86]=&quot;immidiate&quot;;&quot;4&quot;;IF([.A86]=&quot;accumulator&quot;;&quot;5&quot;;IF([.A86]=&quot;absolute&quot;;&quot;6&quot;;IF([.A86]=&quot;relative&quot;;&quot;7&quot;;IF([.A86]=&quot;(indirect),Y&quot;;&quot;8&quot;;IF([.A86]=&quot;zeropage,X&quot;;&quot;9&quot;;IF([.A86]=&quot;absolute,Y&quot;;&quot;10&quot;;IF([.A86]=&quot;absolute,X&quot;;&quot;11&quot;;IF([.A86]=&quot;indirect&quot;;&quot;12&quot;;IF([.A86]=&quot;zeropage,Y&quot;;&quot;13&quot;;&quot;OOO&quot;))))))))))))))" office:value-type="string" office:string-value="9" calcext:value-type="string">
            <text:p>9</text:p>
          </table:table-cell>
          <table:table-cell table:formula="of:=IF([.Q86]&lt;&gt;&quot;&quot;;[.Q8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8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,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87]" office:value-type="string" office:string-value="2" calcext:value-type="string">
            <text:p>2</text:p>
          </table:table-cell>
          <table:table-cell table:number-columns-repeated="2"/>
          <table:table-cell table:formula="of:=[.G87]" office:value-type="float" office:value="4" calcext:value-type="float">
            <text:p>4</text:p>
          </table:table-cell>
          <table:table-cell table:formula="of:=IF([.K87]&lt;&gt;&quot;&quot;;[.K8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7]&lt;&gt;&quot;&quot;;[.N87];&quot;&quot;)">
            <text:p/>
          </table:table-cell>
          <table:table-cell/>
          <table:table-cell table:style-name="ce4" table:formula="of:=IF([.A87]=&quot;implied&quot;;&quot;0&quot;;IF([.A87]=&quot;(indirect,X)&quot;;&quot;1&quot;;IF([.A87]=&quot;none&quot;;&quot;2&quot;;IF([.A87]=&quot;zeropage&quot;;&quot;3&quot;;IF([.A87]=&quot;immidiate&quot;;&quot;4&quot;;IF([.A87]=&quot;accumulator&quot;;&quot;5&quot;;IF([.A87]=&quot;absolute&quot;;&quot;6&quot;;IF([.A87]=&quot;relative&quot;;&quot;7&quot;;IF([.A87]=&quot;(indirect),Y&quot;;&quot;8&quot;;IF([.A87]=&quot;zeropage,X&quot;;&quot;9&quot;;IF([.A87]=&quot;absolute,Y&quot;;&quot;10&quot;;IF([.A87]=&quot;absolute,X&quot;;&quot;11&quot;;IF([.A87]=&quot;indirect&quot;;&quot;12&quot;;IF([.A87]=&quot;zeropage,Y&quot;;&quot;13&quot;;&quot;OOO&quot;))))))))))))))" office:value-type="string" office:string-value="9" calcext:value-type="string">
            <text:p>9</text:p>
          </table:table-cell>
          <table:table-cell table:formula="of:=IF([.Q87]&lt;&gt;&quot;&quot;;[.Q87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8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oper,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88]" office:value-type="string" office:string-value="2" calcext:value-type="string">
            <text:p>2</text:p>
          </table:table-cell>
          <table:table-cell table:number-columns-repeated="2"/>
          <table:table-cell table:formula="of:=[.G88]" office:value-type="float" office:value="6" calcext:value-type="float">
            <text:p>6</text:p>
          </table:table-cell>
          <table:table-cell table:formula="of:=IF([.K88]&lt;&gt;&quot;&quot;;[.K8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8]&lt;&gt;&quot;&quot;;[.N88];&quot;&quot;)">
            <text:p/>
          </table:table-cell>
          <table:table-cell/>
          <table:table-cell table:style-name="ce4" table:formula="of:=IF([.A88]=&quot;implied&quot;;&quot;0&quot;;IF([.A88]=&quot;(indirect,X)&quot;;&quot;1&quot;;IF([.A88]=&quot;none&quot;;&quot;2&quot;;IF([.A88]=&quot;zeropage&quot;;&quot;3&quot;;IF([.A88]=&quot;immidiate&quot;;&quot;4&quot;;IF([.A88]=&quot;accumulator&quot;;&quot;5&quot;;IF([.A88]=&quot;absolute&quot;;&quot;6&quot;;IF([.A88]=&quot;relative&quot;;&quot;7&quot;;IF([.A88]=&quot;(indirect),Y&quot;;&quot;8&quot;;IF([.A88]=&quot;zeropage,X&quot;;&quot;9&quot;;IF([.A88]=&quot;absolute,Y&quot;;&quot;10&quot;;IF([.A88]=&quot;absolute,X&quot;;&quot;11&quot;;IF([.A88]=&quot;indirect&quot;;&quot;12&quot;;IF([.A88]=&quot;zeropage,Y&quot;;&quot;13&quot;;&quot;OOO&quot;))))))))))))))" office:value-type="string" office:string-value="9" calcext:value-type="string">
            <text:p>9</text:p>
          </table:table-cell>
          <table:table-cell table:formula="of:=IF([.Q88]&lt;&gt;&quot;&quot;;[.Q88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8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,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89]" office:value-type="string" office:string-value="2" calcext:value-type="string">
            <text:p>2</text:p>
          </table:table-cell>
          <table:table-cell table:number-columns-repeated="2"/>
          <table:table-cell table:formula="of:=[.G89]" office:value-type="float" office:value="6" calcext:value-type="float">
            <text:p>6</text:p>
          </table:table-cell>
          <table:table-cell table:formula="of:=IF([.K89]&lt;&gt;&quot;&quot;;[.K8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89]&lt;&gt;&quot;&quot;;[.N89];&quot;&quot;)">
            <text:p/>
          </table:table-cell>
          <table:table-cell/>
          <table:table-cell table:style-name="ce4" table:formula="of:=IF([.A89]=&quot;implied&quot;;&quot;0&quot;;IF([.A89]=&quot;(indirect,X)&quot;;&quot;1&quot;;IF([.A89]=&quot;none&quot;;&quot;2&quot;;IF([.A89]=&quot;zeropage&quot;;&quot;3&quot;;IF([.A89]=&quot;immidiate&quot;;&quot;4&quot;;IF([.A89]=&quot;accumulator&quot;;&quot;5&quot;;IF([.A89]=&quot;absolute&quot;;&quot;6&quot;;IF([.A89]=&quot;relative&quot;;&quot;7&quot;;IF([.A89]=&quot;(indirect),Y&quot;;&quot;8&quot;;IF([.A89]=&quot;zeropage,X&quot;;&quot;9&quot;;IF([.A89]=&quot;absolute,Y&quot;;&quot;10&quot;;IF([.A89]=&quot;absolute,X&quot;;&quot;11&quot;;IF([.A89]=&quot;indirect&quot;;&quot;12&quot;;IF([.A89]=&quot;zeropage,Y&quot;;&quot;13&quot;;&quot;OOO&quot;))))))))))))))" office:value-type="string" office:string-value="9" calcext:value-type="string">
            <text:p>9</text:p>
          </table:table-cell>
          <table:table-cell table:formula="of:=IF([.Q89]&lt;&gt;&quot;&quot;;[.Q89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8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90]" office:value-type="string" office:string-value="1" calcext:value-type="string">
            <text:p>1</text:p>
          </table:table-cell>
          <table:table-cell table:number-columns-repeated="2"/>
          <table:table-cell table:formula="of:=[.G90]" office:value-type="float" office:value="2" calcext:value-type="float">
            <text:p>2</text:p>
          </table:table-cell>
          <table:table-cell table:formula="of:=IF([.K90]&lt;&gt;&quot;&quot;;[.K9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0]&lt;&gt;&quot;&quot;;[.N90];&quot;&quot;)">
            <text:p/>
          </table:table-cell>
          <table:table-cell/>
          <table:table-cell table:style-name="ce4" table:formula="of:=IF([.A90]=&quot;implied&quot;;&quot;0&quot;;IF([.A90]=&quot;(indirect,X)&quot;;&quot;1&quot;;IF([.A90]=&quot;none&quot;;&quot;2&quot;;IF([.A90]=&quot;zeropage&quot;;&quot;3&quot;;IF([.A90]=&quot;immidiate&quot;;&quot;4&quot;;IF([.A90]=&quot;accumulator&quot;;&quot;5&quot;;IF([.A90]=&quot;absolute&quot;;&quot;6&quot;;IF([.A90]=&quot;relative&quot;;&quot;7&quot;;IF([.A90]=&quot;(indirect),Y&quot;;&quot;8&quot;;IF([.A90]=&quot;zeropage,X&quot;;&quot;9&quot;;IF([.A90]=&quot;absolute,Y&quot;;&quot;10&quot;;IF([.A90]=&quot;absolute,X&quot;;&quot;11&quot;;IF([.A90]=&quot;indirect&quot;;&quot;12&quot;;IF([.A90]=&quot;zeropage,Y&quot;;&quot;13&quot;;&quot;OOO&quot;))))))))))))))" office:value-type="string" office:string-value="0" calcext:value-type="string">
            <text:p>0</text:p>
          </table:table-cell>
          <table:table-cell table:formula="of:=IF([.Q90]&lt;&gt;&quot;&quot;;[.Q90];&quot;&quot;)">
            <text:p/>
          </table:table-cell>
          <table:table-cell/>
          <table:table-cell office:value-type="string" calcext:value-type="string">
            <text:p>CLI</text:p>
          </table:table-cell>
          <table:table-cell table:formula="of:=IF([.T9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,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91]" office:value-type="string" office:string-value="3" calcext:value-type="string">
            <text:p>3</text:p>
          </table:table-cell>
          <table:table-cell table:number-columns-repeated="2"/>
          <table:table-cell table:formula="of:=[.G91]" office:value-type="string" office:string-value="4*" calcext:value-type="string">
            <text:p>4*</text:p>
          </table:table-cell>
          <table:table-cell table:formula="of:=IF([.K91]&lt;&gt;&quot;&quot;;[.K9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91]&lt;&gt;&quot;&quot;;[.N91];&quot;&quot;)">
            <text:p/>
          </table:table-cell>
          <table:table-cell/>
          <table:table-cell table:style-name="ce4" table:formula="of:=IF([.A91]=&quot;implied&quot;;&quot;0&quot;;IF([.A91]=&quot;(indirect,X)&quot;;&quot;1&quot;;IF([.A91]=&quot;none&quot;;&quot;2&quot;;IF([.A91]=&quot;zeropage&quot;;&quot;3&quot;;IF([.A91]=&quot;immidiate&quot;;&quot;4&quot;;IF([.A91]=&quot;accumulator&quot;;&quot;5&quot;;IF([.A91]=&quot;absolute&quot;;&quot;6&quot;;IF([.A91]=&quot;relative&quot;;&quot;7&quot;;IF([.A91]=&quot;(indirect),Y&quot;;&quot;8&quot;;IF([.A91]=&quot;zeropage,X&quot;;&quot;9&quot;;IF([.A91]=&quot;absolute,Y&quot;;&quot;10&quot;;IF([.A91]=&quot;absolute,X&quot;;&quot;11&quot;;IF([.A91]=&quot;indirect&quot;;&quot;12&quot;;IF([.A91]=&quot;zeropage,Y&quot;;&quot;13&quot;;&quot;OOO&quot;))))))))))))))" office:value-type="string" office:string-value="10" calcext:value-type="string">
            <text:p>10</text:p>
          </table:table-cell>
          <table:table-cell table:formula="of:=IF([.Q91]&lt;&gt;&quot;&quot;;[.Q91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9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92]" office:value-type="string" office:string-value="1" calcext:value-type="string">
            <text:p>1</text:p>
          </table:table-cell>
          <table:table-cell table:number-columns-repeated="2"/>
          <table:table-cell table:formula="of:=[.G92]" office:value-type="float" office:value="2" calcext:value-type="float">
            <text:p>2</text:p>
          </table:table-cell>
          <table:table-cell table:formula="of:=IF([.K92]&lt;&gt;&quot;&quot;;[.K9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2]&lt;&gt;&quot;&quot;;[.N92];&quot;&quot;)">
            <text:p/>
          </table:table-cell>
          <table:table-cell/>
          <table:table-cell table:style-name="ce4" table:formula="of:=IF([.A92]=&quot;implied&quot;;&quot;0&quot;;IF([.A92]=&quot;(indirect,X)&quot;;&quot;1&quot;;IF([.A92]=&quot;none&quot;;&quot;2&quot;;IF([.A92]=&quot;zeropage&quot;;&quot;3&quot;;IF([.A92]=&quot;immidiate&quot;;&quot;4&quot;;IF([.A92]=&quot;accumulator&quot;;&quot;5&quot;;IF([.A92]=&quot;absolute&quot;;&quot;6&quot;;IF([.A92]=&quot;relative&quot;;&quot;7&quot;;IF([.A92]=&quot;(indirect),Y&quot;;&quot;8&quot;;IF([.A92]=&quot;zeropage,X&quot;;&quot;9&quot;;IF([.A92]=&quot;absolute,Y&quot;;&quot;10&quot;;IF([.A92]=&quot;absolute,X&quot;;&quot;11&quot;;IF([.A92]=&quot;indirect&quot;;&quot;12&quot;;IF([.A92]=&quot;zeropage,Y&quot;;&quot;13&quot;;&quot;OOO&quot;))))))))))))))" office:value-type="string" office:string-value="2" calcext:value-type="string">
            <text:p>2</text:p>
          </table:table-cell>
          <table:table-cell table:formula="of:=IF([.Q92]&lt;&gt;&quot;&quot;;[.Q9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9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,Y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93]" office:value-type="string" office:string-value="3" calcext:value-type="string">
            <text:p>3</text:p>
          </table:table-cell>
          <table:table-cell table:number-columns-repeated="2"/>
          <table:table-cell table:formula="of:=[.G93]" office:value-type="float" office:value="7" calcext:value-type="float">
            <text:p>7</text:p>
          </table:table-cell>
          <table:table-cell table:formula="of:=IF([.K93]&lt;&gt;&quot;&quot;;[.K9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3]&lt;&gt;&quot;&quot;;[.N93];&quot;&quot;)">
            <text:p/>
          </table:table-cell>
          <table:table-cell/>
          <table:table-cell table:style-name="ce4" table:formula="of:=IF([.A93]=&quot;implied&quot;;&quot;0&quot;;IF([.A93]=&quot;(indirect,X)&quot;;&quot;1&quot;;IF([.A93]=&quot;none&quot;;&quot;2&quot;;IF([.A93]=&quot;zeropage&quot;;&quot;3&quot;;IF([.A93]=&quot;immidiate&quot;;&quot;4&quot;;IF([.A93]=&quot;accumulator&quot;;&quot;5&quot;;IF([.A93]=&quot;absolute&quot;;&quot;6&quot;;IF([.A93]=&quot;relative&quot;;&quot;7&quot;;IF([.A93]=&quot;(indirect),Y&quot;;&quot;8&quot;;IF([.A93]=&quot;zeropage,X&quot;;&quot;9&quot;;IF([.A93]=&quot;absolute,Y&quot;;&quot;10&quot;;IF([.A93]=&quot;absolute,X&quot;;&quot;11&quot;;IF([.A93]=&quot;indirect&quot;;&quot;12&quot;;IF([.A93]=&quot;zeropage,Y&quot;;&quot;13&quot;;&quot;OOO&quot;))))))))))))))" office:value-type="string" office:string-value="10" calcext:value-type="string">
            <text:p>10</text:p>
          </table:table-cell>
          <table:table-cell table:formula="of:=IF([.Q93]&lt;&gt;&quot;&quot;;[.Q93];&quot;&quot;)">
            <text:p/>
          </table:table-cell>
          <table:table-cell/>
          <table:table-cell office:value-type="string" calcext:value-type="string">
            <text:p>SRE</text:p>
          </table:table-cell>
          <table:table-cell table:formula="of:=IF([.T9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94]" office:value-type="string" office:string-value="2" calcext:value-type="string">
            <text:p>2</text:p>
          </table:table-cell>
          <table:table-cell table:number-columns-repeated="2"/>
          <table:table-cell table:formula="of:=[.G94]" office:value-type="string" office:string-value="4*" calcext:value-type="string">
            <text:p>4*</text:p>
          </table:table-cell>
          <table:table-cell table:formula="of:=IF([.K94]&lt;&gt;&quot;&quot;;[.K94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94]&lt;&gt;&quot;&quot;;[.N94];&quot;&quot;)">
            <text:p/>
          </table:table-cell>
          <table:table-cell/>
          <table:table-cell table:style-name="ce4" table:formula="of:=IF([.A94]=&quot;implied&quot;;&quot;0&quot;;IF([.A94]=&quot;(indirect,X)&quot;;&quot;1&quot;;IF([.A94]=&quot;none&quot;;&quot;2&quot;;IF([.A94]=&quot;zeropage&quot;;&quot;3&quot;;IF([.A94]=&quot;immidiate&quot;;&quot;4&quot;;IF([.A94]=&quot;accumulator&quot;;&quot;5&quot;;IF([.A94]=&quot;absolute&quot;;&quot;6&quot;;IF([.A94]=&quot;relative&quot;;&quot;7&quot;;IF([.A94]=&quot;(indirect),Y&quot;;&quot;8&quot;;IF([.A94]=&quot;zeropage,X&quot;;&quot;9&quot;;IF([.A94]=&quot;absolute,Y&quot;;&quot;10&quot;;IF([.A94]=&quot;absolute,X&quot;;&quot;11&quot;;IF([.A94]=&quot;indirect&quot;;&quot;12&quot;;IF([.A94]=&quot;zeropage,Y&quot;;&quot;13&quot;;&quot;OOO&quot;))))))))))))))" office:value-type="string" office:string-value="11" calcext:value-type="string">
            <text:p>11</text:p>
          </table:table-cell>
          <table:table-cell table:formula="of:=IF([.Q94]&lt;&gt;&quot;&quot;;[.Q9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9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oper,X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95]" office:value-type="string" office:string-value="2" calcext:value-type="string">
            <text:p>2</text:p>
          </table:table-cell>
          <table:table-cell table:number-columns-repeated="2"/>
          <table:table-cell table:formula="of:=[.G95]" office:value-type="string" office:string-value="4*" calcext:value-type="string">
            <text:p>4*</text:p>
          </table:table-cell>
          <table:table-cell table:formula="of:=IF([.K95]&lt;&gt;&quot;&quot;;[.K9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95]&lt;&gt;&quot;&quot;;[.N95];&quot;&quot;)">
            <text:p/>
          </table:table-cell>
          <table:table-cell/>
          <table:table-cell table:style-name="ce4" table:formula="of:=IF([.A95]=&quot;implied&quot;;&quot;0&quot;;IF([.A95]=&quot;(indirect,X)&quot;;&quot;1&quot;;IF([.A95]=&quot;none&quot;;&quot;2&quot;;IF([.A95]=&quot;zeropage&quot;;&quot;3&quot;;IF([.A95]=&quot;immidiate&quot;;&quot;4&quot;;IF([.A95]=&quot;accumulator&quot;;&quot;5&quot;;IF([.A95]=&quot;absolute&quot;;&quot;6&quot;;IF([.A95]=&quot;relative&quot;;&quot;7&quot;;IF([.A95]=&quot;(indirect),Y&quot;;&quot;8&quot;;IF([.A95]=&quot;zeropage,X&quot;;&quot;9&quot;;IF([.A95]=&quot;absolute,Y&quot;;&quot;10&quot;;IF([.A95]=&quot;absolute,X&quot;;&quot;11&quot;;IF([.A95]=&quot;indirect&quot;;&quot;12&quot;;IF([.A95]=&quot;zeropage,Y&quot;;&quot;13&quot;;&quot;OOO&quot;))))))))))))))" office:value-type="string" office:string-value="11" calcext:value-type="string">
            <text:p>11</text:p>
          </table:table-cell>
          <table:table-cell table:formula="of:=IF([.Q95]&lt;&gt;&quot;&quot;;[.Q95];&quot;&quot;)">
            <text:p/>
          </table:table-cell>
          <table:table-cell/>
          <table:table-cell office:value-type="string" calcext:value-type="string">
            <text:p>EOR</text:p>
          </table:table-cell>
          <table:table-cell table:formula="of:=IF([.T9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oper,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96]" office:value-type="string" office:string-value="2" calcext:value-type="string">
            <text:p>2</text:p>
          </table:table-cell>
          <table:table-cell table:number-columns-repeated="2"/>
          <table:table-cell table:formula="of:=[.G96]" office:value-type="float" office:value="7" calcext:value-type="float">
            <text:p>7</text:p>
          </table:table-cell>
          <table:table-cell table:formula="of:=IF([.K96]&lt;&gt;&quot;&quot;;[.K9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6]&lt;&gt;&quot;&quot;;[.N96];&quot;&quot;)">
            <text:p/>
          </table:table-cell>
          <table:table-cell/>
          <table:table-cell table:style-name="ce4" table:formula="of:=IF([.A96]=&quot;implied&quot;;&quot;0&quot;;IF([.A96]=&quot;(indirect,X)&quot;;&quot;1&quot;;IF([.A96]=&quot;none&quot;;&quot;2&quot;;IF([.A96]=&quot;zeropage&quot;;&quot;3&quot;;IF([.A96]=&quot;immidiate&quot;;&quot;4&quot;;IF([.A96]=&quot;accumulator&quot;;&quot;5&quot;;IF([.A96]=&quot;absolute&quot;;&quot;6&quot;;IF([.A96]=&quot;relative&quot;;&quot;7&quot;;IF([.A96]=&quot;(indirect),Y&quot;;&quot;8&quot;;IF([.A96]=&quot;zeropage,X&quot;;&quot;9&quot;;IF([.A96]=&quot;absolute,Y&quot;;&quot;10&quot;;IF([.A96]=&quot;absolute,X&quot;;&quot;11&quot;;IF([.A96]=&quot;indirect&quot;;&quot;12&quot;;IF([.A96]=&quot;zeropage,Y&quot;;&quot;13&quot;;&quot;OOO&quot;))))))))))))))" office:value-type="string" office:string-value="11" calcext:value-type="string">
            <text:p>11</text:p>
          </table:table-cell>
          <table:table-cell table:formula="of:=IF([.Q96]&lt;&gt;&quot;&quot;;[.Q96];&quot;&quot;)">
            <text:p/>
          </table:table-cell>
          <table:table-cell/>
          <table:table-cell office:value-type="string" calcext:value-type="string">
            <text:p>LSR</text:p>
          </table:table-cell>
          <table:table-cell table:formula="of:=IF([.T9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oper,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97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97]" office:value-type="float" office:value="7" calcext:value-type="float">
            <text:p>7</text:p>
          </table:table-cell>
          <table:table-cell table:formula="of:=IF([.K97]&lt;&gt;&quot;&quot;;[.K97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97]&lt;&gt;&quot;&quot;;[.N97];&quot;&quot;)" office:value-type="string" office:string-value="N" calcext:value-type="string">
            <text:p>N</text:p>
          </table:table-cell>
          <table:table-cell/>
          <table:table-cell table:style-name="ce4" table:formula="of:=IF([.A97]=&quot;implied&quot;;&quot;0&quot;;IF([.A97]=&quot;(indirect,X)&quot;;&quot;1&quot;;IF([.A97]=&quot;none&quot;;&quot;2&quot;;IF([.A97]=&quot;zeropage&quot;;&quot;3&quot;;IF([.A97]=&quot;immidiate&quot;;&quot;4&quot;;IF([.A97]=&quot;accumulator&quot;;&quot;5&quot;;IF([.A97]=&quot;absolute&quot;;&quot;6&quot;;IF([.A97]=&quot;relative&quot;;&quot;7&quot;;IF([.A97]=&quot;(indirect),Y&quot;;&quot;8&quot;;IF([.A97]=&quot;zeropage,X&quot;;&quot;9&quot;;IF([.A97]=&quot;absolute,Y&quot;;&quot;10&quot;;IF([.A97]=&quot;absolute,X&quot;;&quot;11&quot;;IF([.A97]=&quot;indirect&quot;;&quot;12&quot;;IF([.A97]=&quot;zeropage,Y&quot;;&quot;13&quot;;&quot;OOO&quot;))))))))))))))" office:value-type="string" office:string-value="11" calcext:value-type="string">
            <text:p>11</text:p>
          </table:table-cell>
          <table:table-cell table:formula="of:=IF([.Q97]&lt;&gt;&quot;&quot;;[.Q97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RE</text:p>
          </table:table-cell>
          <table:table-cell table:formula="of:=IF([.T97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98]" office:value-type="string" office:string-value="1" calcext:value-type="string">
            <text:p>1</text:p>
          </table:table-cell>
          <table:table-cell table:number-columns-repeated="2"/>
          <table:table-cell table:formula="of:=[.G98]" office:value-type="float" office:value="6" calcext:value-type="float">
            <text:p>6</text:p>
          </table:table-cell>
          <table:table-cell table:formula="of:=IF([.K98]&lt;&gt;&quot;&quot;;[.K9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8]&lt;&gt;&quot;&quot;;[.N98];&quot;&quot;)">
            <text:p/>
          </table:table-cell>
          <table:table-cell/>
          <table:table-cell table:style-name="ce4" table:formula="of:=IF([.A98]=&quot;implied&quot;;&quot;0&quot;;IF([.A98]=&quot;(indirect,X)&quot;;&quot;1&quot;;IF([.A98]=&quot;none&quot;;&quot;2&quot;;IF([.A98]=&quot;zeropage&quot;;&quot;3&quot;;IF([.A98]=&quot;immidiate&quot;;&quot;4&quot;;IF([.A98]=&quot;accumulator&quot;;&quot;5&quot;;IF([.A98]=&quot;absolute&quot;;&quot;6&quot;;IF([.A98]=&quot;relative&quot;;&quot;7&quot;;IF([.A98]=&quot;(indirect),Y&quot;;&quot;8&quot;;IF([.A98]=&quot;zeropage,X&quot;;&quot;9&quot;;IF([.A98]=&quot;absolute,Y&quot;;&quot;10&quot;;IF([.A98]=&quot;absolute,X&quot;;&quot;11&quot;;IF([.A98]=&quot;indirect&quot;;&quot;12&quot;;IF([.A98]=&quot;zeropage,Y&quot;;&quot;13&quot;;&quot;OOO&quot;))))))))))))))" office:value-type="string" office:string-value="0" calcext:value-type="string">
            <text:p>0</text:p>
          </table:table-cell>
          <table:table-cell table:formula="of:=IF([.Q98]&lt;&gt;&quot;&quot;;[.Q98];&quot;&quot;)">
            <text:p/>
          </table:table-cell>
          <table:table-cell/>
          <table:table-cell office:value-type="string" calcext:value-type="string">
            <text:p>RTS</text:p>
          </table:table-cell>
          <table:table-cell table:formula="of:=IF([.T9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(oper,X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99]" office:value-type="string" office:string-value="2" calcext:value-type="string">
            <text:p>2</text:p>
          </table:table-cell>
          <table:table-cell table:number-columns-repeated="2"/>
          <table:table-cell table:formula="of:=[.G99]" office:value-type="float" office:value="6" calcext:value-type="float">
            <text:p>6</text:p>
          </table:table-cell>
          <table:table-cell table:formula="of:=IF([.K99]&lt;&gt;&quot;&quot;;[.K9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99]&lt;&gt;&quot;&quot;;[.N99];&quot;&quot;)">
            <text:p/>
          </table:table-cell>
          <table:table-cell/>
          <table:table-cell table:style-name="ce4" table:formula="of:=IF([.A99]=&quot;implied&quot;;&quot;0&quot;;IF([.A99]=&quot;(indirect,X)&quot;;&quot;1&quot;;IF([.A99]=&quot;none&quot;;&quot;2&quot;;IF([.A99]=&quot;zeropage&quot;;&quot;3&quot;;IF([.A99]=&quot;immidiate&quot;;&quot;4&quot;;IF([.A99]=&quot;accumulator&quot;;&quot;5&quot;;IF([.A99]=&quot;absolute&quot;;&quot;6&quot;;IF([.A99]=&quot;relative&quot;;&quot;7&quot;;IF([.A99]=&quot;(indirect),Y&quot;;&quot;8&quot;;IF([.A99]=&quot;zeropage,X&quot;;&quot;9&quot;;IF([.A99]=&quot;absolute,Y&quot;;&quot;10&quot;;IF([.A99]=&quot;absolute,X&quot;;&quot;11&quot;;IF([.A99]=&quot;indirect&quot;;&quot;12&quot;;IF([.A99]=&quot;zeropage,Y&quot;;&quot;13&quot;;&quot;OOO&quot;))))))))))))))" office:value-type="string" office:string-value="1" calcext:value-type="string">
            <text:p>1</text:p>
          </table:table-cell>
          <table:table-cell table:formula="of:=IF([.Q99]&lt;&gt;&quot;&quot;;[.Q99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9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100]" office:value-type="string" office:string-value="1" calcext:value-type="string">
            <text:p>1</text:p>
          </table:table-cell>
          <table:table-cell table:number-columns-repeated="2"/>
          <table:table-cell table:formula="of:=[.G100]" office:value-type="float" office:value="0" calcext:value-type="float">
            <text:p>0</text:p>
          </table:table-cell>
          <table:table-cell table:formula="of:=IF([.K100]&lt;&gt;&quot;&quot;;[.K10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0]&lt;&gt;&quot;&quot;;[.N100];&quot;&quot;)">
            <text:p/>
          </table:table-cell>
          <table:table-cell/>
          <table:table-cell table:style-name="ce4" table:formula="of:=IF([.A100]=&quot;implied&quot;;&quot;0&quot;;IF([.A100]=&quot;(indirect,X)&quot;;&quot;1&quot;;IF([.A100]=&quot;none&quot;;&quot;2&quot;;IF([.A100]=&quot;zeropage&quot;;&quot;3&quot;;IF([.A100]=&quot;immidiate&quot;;&quot;4&quot;;IF([.A100]=&quot;accumulator&quot;;&quot;5&quot;;IF([.A100]=&quot;absolute&quot;;&quot;6&quot;;IF([.A100]=&quot;relative&quot;;&quot;7&quot;;IF([.A100]=&quot;(indirect),Y&quot;;&quot;8&quot;;IF([.A100]=&quot;zeropage,X&quot;;&quot;9&quot;;IF([.A100]=&quot;absolute,Y&quot;;&quot;10&quot;;IF([.A100]=&quot;absolute,X&quot;;&quot;11&quot;;IF([.A100]=&quot;indirect&quot;;&quot;12&quot;;IF([.A100]=&quot;zeropage,Y&quot;;&quot;13&quot;;&quot;OOO&quot;))))))))))))))" office:value-type="string" office:string-value="2" calcext:value-type="string">
            <text:p>2</text:p>
          </table:table-cell>
          <table:table-cell table:formula="of:=IF([.Q100]&lt;&gt;&quot;&quot;;[.Q100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10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(oper,X)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01]" office:value-type="string" office:string-value="2" calcext:value-type="string">
            <text:p>2</text:p>
          </table:table-cell>
          <table:table-cell table:number-columns-repeated="2"/>
          <table:table-cell table:formula="of:=[.G101]" office:value-type="float" office:value="6" calcext:value-type="float">
            <text:p>6</text:p>
          </table:table-cell>
          <table:table-cell table:formula="of:=IF([.K101]&lt;&gt;&quot;&quot;;[.K10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1]&lt;&gt;&quot;&quot;;[.N101];&quot;&quot;)">
            <text:p/>
          </table:table-cell>
          <table:table-cell/>
          <table:table-cell table:style-name="ce4" table:formula="of:=IF([.A101]=&quot;implied&quot;;&quot;0&quot;;IF([.A101]=&quot;(indirect,X)&quot;;&quot;1&quot;;IF([.A101]=&quot;none&quot;;&quot;2&quot;;IF([.A101]=&quot;zeropage&quot;;&quot;3&quot;;IF([.A101]=&quot;immidiate&quot;;&quot;4&quot;;IF([.A101]=&quot;accumulator&quot;;&quot;5&quot;;IF([.A101]=&quot;absolute&quot;;&quot;6&quot;;IF([.A101]=&quot;relative&quot;;&quot;7&quot;;IF([.A101]=&quot;(indirect),Y&quot;;&quot;8&quot;;IF([.A101]=&quot;zeropage,X&quot;;&quot;9&quot;;IF([.A101]=&quot;absolute,Y&quot;;&quot;10&quot;;IF([.A101]=&quot;absolute,X&quot;;&quot;11&quot;;IF([.A101]=&quot;indirect&quot;;&quot;12&quot;;IF([.A101]=&quot;zeropage,Y&quot;;&quot;13&quot;;&quot;OOO&quot;))))))))))))))" office:value-type="string" office:string-value="1" calcext:value-type="string">
            <text:p>1</text:p>
          </table:table-cell>
          <table:table-cell table:formula="of:=IF([.Q101]&lt;&gt;&quot;&quot;;[.Q101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0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102]" office:value-type="string" office:string-value="2" calcext:value-type="string">
            <text:p>2</text:p>
          </table:table-cell>
          <table:table-cell table:number-columns-repeated="2"/>
          <table:table-cell table:formula="of:=[.G102]" office:value-type="float" office:value="3" calcext:value-type="float">
            <text:p>3</text:p>
          </table:table-cell>
          <table:table-cell table:formula="of:=IF([.K102]&lt;&gt;&quot;&quot;;[.K10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2]&lt;&gt;&quot;&quot;;[.N102];&quot;&quot;)">
            <text:p/>
          </table:table-cell>
          <table:table-cell/>
          <table:table-cell table:style-name="ce4" table:formula="of:=IF([.A102]=&quot;implied&quot;;&quot;0&quot;;IF([.A102]=&quot;(indirect,X)&quot;;&quot;1&quot;;IF([.A102]=&quot;none&quot;;&quot;2&quot;;IF([.A102]=&quot;zeropage&quot;;&quot;3&quot;;IF([.A102]=&quot;immidiate&quot;;&quot;4&quot;;IF([.A102]=&quot;accumulator&quot;;&quot;5&quot;;IF([.A102]=&quot;absolute&quot;;&quot;6&quot;;IF([.A102]=&quot;relative&quot;;&quot;7&quot;;IF([.A102]=&quot;(indirect),Y&quot;;&quot;8&quot;;IF([.A102]=&quot;zeropage,X&quot;;&quot;9&quot;;IF([.A102]=&quot;absolute,Y&quot;;&quot;10&quot;;IF([.A102]=&quot;absolute,X&quot;;&quot;11&quot;;IF([.A102]=&quot;indirect&quot;;&quot;12&quot;;IF([.A102]=&quot;zeropage,Y&quot;;&quot;13&quot;;&quot;OOO&quot;))))))))))))))" office:value-type="string" office:string-value="3" calcext:value-type="string">
            <text:p>3</text:p>
          </table:table-cell>
          <table:table-cell table:formula="of:=IF([.Q102]&lt;&gt;&quot;&quot;;[.Q10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0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03]" office:value-type="string" office:string-value="2" calcext:value-type="string">
            <text:p>2</text:p>
          </table:table-cell>
          <table:table-cell table:number-columns-repeated="2"/>
          <table:table-cell table:formula="of:=[.G103]" office:value-type="float" office:value="3" calcext:value-type="float">
            <text:p>3</text:p>
          </table:table-cell>
          <table:table-cell table:formula="of:=IF([.K103]&lt;&gt;&quot;&quot;;[.K10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3]&lt;&gt;&quot;&quot;;[.N103];&quot;&quot;)">
            <text:p/>
          </table:table-cell>
          <table:table-cell/>
          <table:table-cell table:style-name="ce4" table:formula="of:=IF([.A103]=&quot;implied&quot;;&quot;0&quot;;IF([.A103]=&quot;(indirect,X)&quot;;&quot;1&quot;;IF([.A103]=&quot;none&quot;;&quot;2&quot;;IF([.A103]=&quot;zeropage&quot;;&quot;3&quot;;IF([.A103]=&quot;immidiate&quot;;&quot;4&quot;;IF([.A103]=&quot;accumulator&quot;;&quot;5&quot;;IF([.A103]=&quot;absolute&quot;;&quot;6&quot;;IF([.A103]=&quot;relative&quot;;&quot;7&quot;;IF([.A103]=&quot;(indirect),Y&quot;;&quot;8&quot;;IF([.A103]=&quot;zeropage,X&quot;;&quot;9&quot;;IF([.A103]=&quot;absolute,Y&quot;;&quot;10&quot;;IF([.A103]=&quot;absolute,X&quot;;&quot;11&quot;;IF([.A103]=&quot;indirect&quot;;&quot;12&quot;;IF([.A103]=&quot;zeropage,Y&quot;;&quot;13&quot;;&quot;OOO&quot;))))))))))))))" office:value-type="string" office:string-value="3" calcext:value-type="string">
            <text:p>3</text:p>
          </table:table-cell>
          <table:table-cell table:formula="of:=IF([.Q103]&lt;&gt;&quot;&quot;;[.Q103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0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op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104]" office:value-type="string" office:string-value="2" calcext:value-type="string">
            <text:p>2</text:p>
          </table:table-cell>
          <table:table-cell table:number-columns-repeated="2"/>
          <table:table-cell table:formula="of:=[.G104]" office:value-type="float" office:value="5" calcext:value-type="float">
            <text:p>5</text:p>
          </table:table-cell>
          <table:table-cell table:formula="of:=IF([.K104]&lt;&gt;&quot;&quot;;[.K10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4]&lt;&gt;&quot;&quot;;[.N104];&quot;&quot;)">
            <text:p/>
          </table:table-cell>
          <table:table-cell/>
          <table:table-cell table:style-name="ce4" table:formula="of:=IF([.A104]=&quot;implied&quot;;&quot;0&quot;;IF([.A104]=&quot;(indirect,X)&quot;;&quot;1&quot;;IF([.A104]=&quot;none&quot;;&quot;2&quot;;IF([.A104]=&quot;zeropage&quot;;&quot;3&quot;;IF([.A104]=&quot;immidiate&quot;;&quot;4&quot;;IF([.A104]=&quot;accumulator&quot;;&quot;5&quot;;IF([.A104]=&quot;absolute&quot;;&quot;6&quot;;IF([.A104]=&quot;relative&quot;;&quot;7&quot;;IF([.A104]=&quot;(indirect),Y&quot;;&quot;8&quot;;IF([.A104]=&quot;zeropage,X&quot;;&quot;9&quot;;IF([.A104]=&quot;absolute,Y&quot;;&quot;10&quot;;IF([.A104]=&quot;absolute,X&quot;;&quot;11&quot;;IF([.A104]=&quot;indirect&quot;;&quot;12&quot;;IF([.A104]=&quot;zeropage,Y&quot;;&quot;13&quot;;&quot;OOO&quot;))))))))))))))" office:value-type="string" office:string-value="3" calcext:value-type="string">
            <text:p>3</text:p>
          </table:table-cell>
          <table:table-cell table:formula="of:=IF([.Q104]&lt;&gt;&quot;&quot;;[.Q104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0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05]" office:value-type="string" office:string-value="2" calcext:value-type="string">
            <text:p>2</text:p>
          </table:table-cell>
          <table:table-cell table:number-columns-repeated="2"/>
          <table:table-cell table:formula="of:=[.G105]" office:value-type="float" office:value="5" calcext:value-type="float">
            <text:p>5</text:p>
          </table:table-cell>
          <table:table-cell table:formula="of:=IF([.K105]&lt;&gt;&quot;&quot;;[.K10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5]&lt;&gt;&quot;&quot;;[.N105];&quot;&quot;)">
            <text:p/>
          </table:table-cell>
          <table:table-cell/>
          <table:table-cell table:style-name="ce4" table:formula="of:=IF([.A105]=&quot;implied&quot;;&quot;0&quot;;IF([.A105]=&quot;(indirect,X)&quot;;&quot;1&quot;;IF([.A105]=&quot;none&quot;;&quot;2&quot;;IF([.A105]=&quot;zeropage&quot;;&quot;3&quot;;IF([.A105]=&quot;immidiate&quot;;&quot;4&quot;;IF([.A105]=&quot;accumulator&quot;;&quot;5&quot;;IF([.A105]=&quot;absolute&quot;;&quot;6&quot;;IF([.A105]=&quot;relative&quot;;&quot;7&quot;;IF([.A105]=&quot;(indirect),Y&quot;;&quot;8&quot;;IF([.A105]=&quot;zeropage,X&quot;;&quot;9&quot;;IF([.A105]=&quot;absolute,Y&quot;;&quot;10&quot;;IF([.A105]=&quot;absolute,X&quot;;&quot;11&quot;;IF([.A105]=&quot;indirect&quot;;&quot;12&quot;;IF([.A105]=&quot;zeropage,Y&quot;;&quot;13&quot;;&quot;OOO&quot;))))))))))))))" office:value-type="string" office:string-value="3" calcext:value-type="string">
            <text:p>3</text:p>
          </table:table-cell>
          <table:table-cell table:formula="of:=IF([.Q105]&lt;&gt;&quot;&quot;;[.Q105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0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non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06]" office:value-type="string" office:string-value="1" calcext:value-type="string">
            <text:p>1</text:p>
          </table:table-cell>
          <table:table-cell table:number-columns-repeated="2"/>
          <table:table-cell table:formula="of:=[.G106]" office:value-type="float" office:value="4" calcext:value-type="float">
            <text:p>4</text:p>
          </table:table-cell>
          <table:table-cell table:formula="of:=IF([.K106]&lt;&gt;&quot;&quot;;[.K10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6]&lt;&gt;&quot;&quot;;[.N106];&quot;&quot;)">
            <text:p/>
          </table:table-cell>
          <table:table-cell/>
          <table:table-cell table:style-name="ce4" table:formula="of:=IF([.A106]=&quot;implied&quot;;&quot;0&quot;;IF([.A106]=&quot;(indirect,X)&quot;;&quot;1&quot;;IF([.A106]=&quot;none&quot;;&quot;2&quot;;IF([.A106]=&quot;zeropage&quot;;&quot;3&quot;;IF([.A106]=&quot;immidiate&quot;;&quot;4&quot;;IF([.A106]=&quot;accumulator&quot;;&quot;5&quot;;IF([.A106]=&quot;absolute&quot;;&quot;6&quot;;IF([.A106]=&quot;relative&quot;;&quot;7&quot;;IF([.A106]=&quot;(indirect),Y&quot;;&quot;8&quot;;IF([.A106]=&quot;zeropage,X&quot;;&quot;9&quot;;IF([.A106]=&quot;absolute,Y&quot;;&quot;10&quot;;IF([.A106]=&quot;absolute,X&quot;;&quot;11&quot;;IF([.A106]=&quot;indirect&quot;;&quot;12&quot;;IF([.A106]=&quot;zeropage,Y&quot;;&quot;13&quot;;&quot;OOO&quot;))))))))))))))" office:value-type="string" office:string-value="0" calcext:value-type="string">
            <text:p>0</text:p>
          </table:table-cell>
          <table:table-cell table:formula="of:=IF([.Q106]&lt;&gt;&quot;&quot;;[.Q106];&quot;&quot;)">
            <text:p/>
          </table:table-cell>
          <table:table-cell/>
          <table:table-cell office:value-type="string" calcext:value-type="string">
            <text:p>PLA</text:p>
          </table:table-cell>
          <table:table-cell table:formula="of:=IF([.T10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#op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07]" office:value-type="string" office:string-value="2" calcext:value-type="string">
            <text:p>2</text:p>
          </table:table-cell>
          <table:table-cell table:number-columns-repeated="2"/>
          <table:table-cell table:formula="of:=[.G107]" office:value-type="float" office:value="2" calcext:value-type="float">
            <text:p>2</text:p>
          </table:table-cell>
          <table:table-cell table:formula="of:=IF([.K107]&lt;&gt;&quot;&quot;;[.K10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7]&lt;&gt;&quot;&quot;;[.N107];&quot;&quot;)">
            <text:p/>
          </table:table-cell>
          <table:table-cell/>
          <table:table-cell table:style-name="ce4" table:formula="of:=IF([.A107]=&quot;implied&quot;;&quot;0&quot;;IF([.A107]=&quot;(indirect,X)&quot;;&quot;1&quot;;IF([.A107]=&quot;none&quot;;&quot;2&quot;;IF([.A107]=&quot;zeropage&quot;;&quot;3&quot;;IF([.A107]=&quot;immidiate&quot;;&quot;4&quot;;IF([.A107]=&quot;accumulator&quot;;&quot;5&quot;;IF([.A107]=&quot;absolute&quot;;&quot;6&quot;;IF([.A107]=&quot;relative&quot;;&quot;7&quot;;IF([.A107]=&quot;(indirect),Y&quot;;&quot;8&quot;;IF([.A107]=&quot;zeropage,X&quot;;&quot;9&quot;;IF([.A107]=&quot;absolute,Y&quot;;&quot;10&quot;;IF([.A107]=&quot;absolute,X&quot;;&quot;11&quot;;IF([.A107]=&quot;indirect&quot;;&quot;12&quot;;IF([.A107]=&quot;zeropage,Y&quot;;&quot;13&quot;;&quot;OOO&quot;))))))))))))))" office:value-type="string" office:string-value="4" calcext:value-type="string">
            <text:p>4</text:p>
          </table:table-cell>
          <table:table-cell table:formula="of:=IF([.Q107]&lt;&gt;&quot;&quot;;[.Q107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0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cumulator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08]" office:value-type="string" office:string-value="1" calcext:value-type="string">
            <text:p>1</text:p>
          </table:table-cell>
          <table:table-cell table:number-columns-repeated="2"/>
          <table:table-cell table:formula="of:=[.G108]" office:value-type="float" office:value="2" calcext:value-type="float">
            <text:p>2</text:p>
          </table:table-cell>
          <table:table-cell table:formula="of:=IF([.K108]&lt;&gt;&quot;&quot;;[.K10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8]&lt;&gt;&quot;&quot;;[.N108];&quot;&quot;)">
            <text:p/>
          </table:table-cell>
          <table:table-cell/>
          <table:table-cell table:style-name="ce4" table:formula="of:=IF([.A108]=&quot;implied&quot;;&quot;0&quot;;IF([.A108]=&quot;(indirect,X)&quot;;&quot;1&quot;;IF([.A108]=&quot;none&quot;;&quot;2&quot;;IF([.A108]=&quot;zeropage&quot;;&quot;3&quot;;IF([.A108]=&quot;immidiate&quot;;&quot;4&quot;;IF([.A108]=&quot;accumulator&quot;;&quot;5&quot;;IF([.A108]=&quot;absolute&quot;;&quot;6&quot;;IF([.A108]=&quot;relative&quot;;&quot;7&quot;;IF([.A108]=&quot;(indirect),Y&quot;;&quot;8&quot;;IF([.A108]=&quot;zeropage,X&quot;;&quot;9&quot;;IF([.A108]=&quot;absolute,Y&quot;;&quot;10&quot;;IF([.A108]=&quot;absolute,X&quot;;&quot;11&quot;;IF([.A108]=&quot;indirect&quot;;&quot;12&quot;;IF([.A108]=&quot;zeropage,Y&quot;;&quot;13&quot;;&quot;OOO&quot;))))))))))))))" office:value-type="string" office:string-value="5" calcext:value-type="string">
            <text:p>5</text:p>
          </table:table-cell>
          <table:table-cell table:formula="of:=IF([.Q108]&lt;&gt;&quot;&quot;;[.Q108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0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#op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09]" office:value-type="string" office:string-value="2" calcext:value-type="string">
            <text:p>2</text:p>
          </table:table-cell>
          <table:table-cell table:number-columns-repeated="2"/>
          <table:table-cell table:formula="of:=[.G109]" office:value-type="float" office:value="2" calcext:value-type="float">
            <text:p>2</text:p>
          </table:table-cell>
          <table:table-cell table:formula="of:=IF([.K109]&lt;&gt;&quot;&quot;;[.K10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09]&lt;&gt;&quot;&quot;;[.N109];&quot;&quot;)">
            <text:p/>
          </table:table-cell>
          <table:table-cell/>
          <table:table-cell table:style-name="ce4" table:formula="of:=IF([.A109]=&quot;implied&quot;;&quot;0&quot;;IF([.A109]=&quot;(indirect,X)&quot;;&quot;1&quot;;IF([.A109]=&quot;none&quot;;&quot;2&quot;;IF([.A109]=&quot;zeropage&quot;;&quot;3&quot;;IF([.A109]=&quot;immidiate&quot;;&quot;4&quot;;IF([.A109]=&quot;accumulator&quot;;&quot;5&quot;;IF([.A109]=&quot;absolute&quot;;&quot;6&quot;;IF([.A109]=&quot;relative&quot;;&quot;7&quot;;IF([.A109]=&quot;(indirect),Y&quot;;&quot;8&quot;;IF([.A109]=&quot;zeropage,X&quot;;&quot;9&quot;;IF([.A109]=&quot;absolute,Y&quot;;&quot;10&quot;;IF([.A109]=&quot;absolute,X&quot;;&quot;11&quot;;IF([.A109]=&quot;indirect&quot;;&quot;12&quot;;IF([.A109]=&quot;zeropage,Y&quot;;&quot;13&quot;;&quot;OOO&quot;))))))))))))))" office:value-type="string" office:string-value="4" calcext:value-type="string">
            <text:p>4</text:p>
          </table:table-cell>
          <table:table-cell table:formula="of:=IF([.Q109]&lt;&gt;&quot;&quot;;[.Q109];&quot;&quot;)">
            <text:p/>
          </table:table-cell>
          <table:table-cell/>
          <table:table-cell office:value-type="string" calcext:value-type="string">
            <text:p>ARR</text:p>
          </table:table-cell>
          <table:table-cell table:formula="of:=IF([.T10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direct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(oper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6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110]" office:value-type="float" office:value="3" calcext:value-type="float">
            <text:p>3</text:p>
          </table:table-cell>
          <table:table-cell table:number-columns-repeated="2"/>
          <table:table-cell table:formula="of:=[.G110]" office:value-type="float" office:value="5" calcext:value-type="float">
            <text:p>5</text:p>
          </table:table-cell>
          <table:table-cell table:formula="of:=IF([.K110]&lt;&gt;&quot;&quot;;[.K11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0]&lt;&gt;&quot;&quot;;[.N110];&quot;&quot;)">
            <text:p/>
          </table:table-cell>
          <table:table-cell/>
          <table:table-cell table:style-name="ce4" table:formula="of:=IF([.A110]=&quot;implied&quot;;&quot;0&quot;;IF([.A110]=&quot;(indirect,X)&quot;;&quot;1&quot;;IF([.A110]=&quot;none&quot;;&quot;2&quot;;IF([.A110]=&quot;zeropage&quot;;&quot;3&quot;;IF([.A110]=&quot;immidiate&quot;;&quot;4&quot;;IF([.A110]=&quot;accumulator&quot;;&quot;5&quot;;IF([.A110]=&quot;absolute&quot;;&quot;6&quot;;IF([.A110]=&quot;relative&quot;;&quot;7&quot;;IF([.A110]=&quot;(indirect),Y&quot;;&quot;8&quot;;IF([.A110]=&quot;zeropage,X&quot;;&quot;9&quot;;IF([.A110]=&quot;absolute,Y&quot;;&quot;10&quot;;IF([.A110]=&quot;absolute,X&quot;;&quot;11&quot;;IF([.A110]=&quot;indirect&quot;;&quot;12&quot;;IF([.A110]=&quot;zeropage,Y&quot;;&quot;13&quot;;&quot;OOO&quot;))))))))))))))" office:value-type="string" office:string-value="12" calcext:value-type="string">
            <text:p>12</text:p>
          </table:table-cell>
          <table:table-cell table:formula="of:=IF([.Q110]&lt;&gt;&quot;&quot;;[.Q110];&quot;&quot;)">
            <text:p/>
          </table:table-cell>
          <table:table-cell/>
          <table:table-cell office:value-type="string" calcext:value-type="string">
            <text:p>JMP</text:p>
          </table:table-cell>
          <table:table-cell table:formula="of:=IF([.T11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11]" office:value-type="string" office:string-value="2" calcext:value-type="string">
            <text:p>2</text:p>
          </table:table-cell>
          <table:table-cell table:number-columns-repeated="2"/>
          <table:table-cell table:formula="of:=[.G111]" office:value-type="float" office:value="4" calcext:value-type="float">
            <text:p>4</text:p>
          </table:table-cell>
          <table:table-cell table:formula="of:=IF([.K111]&lt;&gt;&quot;&quot;;[.K11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1]&lt;&gt;&quot;&quot;;[.N111];&quot;&quot;)">
            <text:p/>
          </table:table-cell>
          <table:table-cell/>
          <table:table-cell table:style-name="ce4" table:formula="of:=IF([.A111]=&quot;implied&quot;;&quot;0&quot;;IF([.A111]=&quot;(indirect,X)&quot;;&quot;1&quot;;IF([.A111]=&quot;none&quot;;&quot;2&quot;;IF([.A111]=&quot;zeropage&quot;;&quot;3&quot;;IF([.A111]=&quot;immidiate&quot;;&quot;4&quot;;IF([.A111]=&quot;accumulator&quot;;&quot;5&quot;;IF([.A111]=&quot;absolute&quot;;&quot;6&quot;;IF([.A111]=&quot;relative&quot;;&quot;7&quot;;IF([.A111]=&quot;(indirect),Y&quot;;&quot;8&quot;;IF([.A111]=&quot;zeropage,X&quot;;&quot;9&quot;;IF([.A111]=&quot;absolute,Y&quot;;&quot;10&quot;;IF([.A111]=&quot;absolute,X&quot;;&quot;11&quot;;IF([.A111]=&quot;indirect&quot;;&quot;12&quot;;IF([.A111]=&quot;zeropage,Y&quot;;&quot;13&quot;;&quot;OOO&quot;))))))))))))))" office:value-type="string" office:string-value="6" calcext:value-type="string">
            <text:p>6</text:p>
          </table:table-cell>
          <table:table-cell table:formula="of:=IF([.Q111]&lt;&gt;&quot;&quot;;[.Q111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1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op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12]" office:value-type="string" office:string-value="2" calcext:value-type="string">
            <text:p>2</text:p>
          </table:table-cell>
          <table:table-cell table:number-columns-repeated="2"/>
          <table:table-cell table:formula="of:=[.G112]" office:value-type="float" office:value="6" calcext:value-type="float">
            <text:p>6</text:p>
          </table:table-cell>
          <table:table-cell table:formula="of:=IF([.K112]&lt;&gt;&quot;&quot;;[.K11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2]&lt;&gt;&quot;&quot;;[.N112];&quot;&quot;)">
            <text:p/>
          </table:table-cell>
          <table:table-cell/>
          <table:table-cell table:style-name="ce4" table:formula="of:=IF([.A112]=&quot;implied&quot;;&quot;0&quot;;IF([.A112]=&quot;(indirect,X)&quot;;&quot;1&quot;;IF([.A112]=&quot;none&quot;;&quot;2&quot;;IF([.A112]=&quot;zeropage&quot;;&quot;3&quot;;IF([.A112]=&quot;immidiate&quot;;&quot;4&quot;;IF([.A112]=&quot;accumulator&quot;;&quot;5&quot;;IF([.A112]=&quot;absolute&quot;;&quot;6&quot;;IF([.A112]=&quot;relative&quot;;&quot;7&quot;;IF([.A112]=&quot;(indirect),Y&quot;;&quot;8&quot;;IF([.A112]=&quot;zeropage,X&quot;;&quot;9&quot;;IF([.A112]=&quot;absolute,Y&quot;;&quot;10&quot;;IF([.A112]=&quot;absolute,X&quot;;&quot;11&quot;;IF([.A112]=&quot;indirect&quot;;&quot;12&quot;;IF([.A112]=&quot;zeropage,Y&quot;;&quot;13&quot;;&quot;OOO&quot;))))))))))))))" office:value-type="string" office:string-value="6" calcext:value-type="string">
            <text:p>6</text:p>
          </table:table-cell>
          <table:table-cell table:formula="of:=IF([.Q112]&lt;&gt;&quot;&quot;;[.Q112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1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13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13]" office:value-type="float" office:value="6" calcext:value-type="float">
            <text:p>6</text:p>
          </table:table-cell>
          <table:table-cell table:formula="of:=IF([.K113]&lt;&gt;&quot;&quot;;[.K113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13]&lt;&gt;&quot;&quot;;[.N113];&quot;&quot;)" office:value-type="string" office:string-value="N" calcext:value-type="string">
            <text:p>N</text:p>
          </table:table-cell>
          <table:table-cell/>
          <table:table-cell table:style-name="ce4" table:formula="of:=IF([.A113]=&quot;implied&quot;;&quot;0&quot;;IF([.A113]=&quot;(indirect,X)&quot;;&quot;1&quot;;IF([.A113]=&quot;none&quot;;&quot;2&quot;;IF([.A113]=&quot;zeropage&quot;;&quot;3&quot;;IF([.A113]=&quot;immidiate&quot;;&quot;4&quot;;IF([.A113]=&quot;accumulator&quot;;&quot;5&quot;;IF([.A113]=&quot;absolute&quot;;&quot;6&quot;;IF([.A113]=&quot;relative&quot;;&quot;7&quot;;IF([.A113]=&quot;(indirect),Y&quot;;&quot;8&quot;;IF([.A113]=&quot;zeropage,X&quot;;&quot;9&quot;;IF([.A113]=&quot;absolute,Y&quot;;&quot;10&quot;;IF([.A113]=&quot;absolute,X&quot;;&quot;11&quot;;IF([.A113]=&quot;indirect&quot;;&quot;12&quot;;IF([.A113]=&quot;zeropage,Y&quot;;&quot;13&quot;;&quot;OOO&quot;))))))))))))))" office:value-type="string" office:string-value="6" calcext:value-type="string">
            <text:p>6</text:p>
          </table:table-cell>
          <table:table-cell table:formula="of:=IF([.Q113]&lt;&gt;&quot;&quot;;[.Q113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RRA</text:p>
          </table:table-cell>
          <table:table-cell table:formula="of:=IF([.T113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op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114]" office:value-type="string" office:string-value="2" calcext:value-type="string">
            <text:p>2</text:p>
          </table:table-cell>
          <table:table-cell table:number-columns-repeated="2"/>
          <table:table-cell table:formula="of:=[.G114]" office:value-type="string" office:string-value="2**" calcext:value-type="string">
            <text:p>2**</text:p>
          </table:table-cell>
          <table:table-cell table:formula="of:=IF([.K114]&lt;&gt;&quot;&quot;;[.K114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114]&lt;&gt;&quot;&quot;;[.N114];&quot;&quot;)">
            <text:p/>
          </table:table-cell>
          <table:table-cell/>
          <table:table-cell table:style-name="ce4" table:formula="of:=IF([.A114]=&quot;implied&quot;;&quot;0&quot;;IF([.A114]=&quot;(indirect,X)&quot;;&quot;1&quot;;IF([.A114]=&quot;none&quot;;&quot;2&quot;;IF([.A114]=&quot;zeropage&quot;;&quot;3&quot;;IF([.A114]=&quot;immidiate&quot;;&quot;4&quot;;IF([.A114]=&quot;accumulator&quot;;&quot;5&quot;;IF([.A114]=&quot;absolute&quot;;&quot;6&quot;;IF([.A114]=&quot;relative&quot;;&quot;7&quot;;IF([.A114]=&quot;(indirect),Y&quot;;&quot;8&quot;;IF([.A114]=&quot;zeropage,X&quot;;&quot;9&quot;;IF([.A114]=&quot;absolute,Y&quot;;&quot;10&quot;;IF([.A114]=&quot;absolute,X&quot;;&quot;11&quot;;IF([.A114]=&quot;indirect&quot;;&quot;12&quot;;IF([.A114]=&quot;zeropage,Y&quot;;&quot;13&quot;;&quot;OOO&quot;))))))))))))))" office:value-type="string" office:string-value="7" calcext:value-type="string">
            <text:p>7</text:p>
          </table:table-cell>
          <table:table-cell table:formula="of:=IF([.Q114]&lt;&gt;&quot;&quot;;[.Q114];&quot;&quot;)">
            <text:p/>
          </table:table-cell>
          <table:table-cell/>
          <table:table-cell office:value-type="string" calcext:value-type="string">
            <text:p>BVC</text:p>
          </table:table-cell>
          <table:table-cell table:formula="of:=IF([.T11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(oper),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115]" office:value-type="string" office:string-value="2" calcext:value-type="string">
            <text:p>2</text:p>
          </table:table-cell>
          <table:table-cell table:number-columns-repeated="2"/>
          <table:table-cell table:formula="of:=[.G115]" office:value-type="string" office:string-value="5*" calcext:value-type="string">
            <text:p>5*</text:p>
          </table:table-cell>
          <table:table-cell table:formula="of:=IF([.K115]&lt;&gt;&quot;&quot;;[.K11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15]&lt;&gt;&quot;&quot;;[.N115];&quot;&quot;)">
            <text:p/>
          </table:table-cell>
          <table:table-cell/>
          <table:table-cell table:style-name="ce4" table:formula="of:=IF([.A115]=&quot;implied&quot;;&quot;0&quot;;IF([.A115]=&quot;(indirect,X)&quot;;&quot;1&quot;;IF([.A115]=&quot;none&quot;;&quot;2&quot;;IF([.A115]=&quot;zeropage&quot;;&quot;3&quot;;IF([.A115]=&quot;immidiate&quot;;&quot;4&quot;;IF([.A115]=&quot;accumulator&quot;;&quot;5&quot;;IF([.A115]=&quot;absolute&quot;;&quot;6&quot;;IF([.A115]=&quot;relative&quot;;&quot;7&quot;;IF([.A115]=&quot;(indirect),Y&quot;;&quot;8&quot;;IF([.A115]=&quot;zeropage,X&quot;;&quot;9&quot;;IF([.A115]=&quot;absolute,Y&quot;;&quot;10&quot;;IF([.A115]=&quot;absolute,X&quot;;&quot;11&quot;;IF([.A115]=&quot;indirect&quot;;&quot;12&quot;;IF([.A115]=&quot;zeropage,Y&quot;;&quot;13&quot;;&quot;OOO&quot;))))))))))))))" office:value-type="string" office:string-value="8" calcext:value-type="string">
            <text:p>8</text:p>
          </table:table-cell>
          <table:table-cell table:formula="of:=IF([.Q115]&lt;&gt;&quot;&quot;;[.Q115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1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116]" office:value-type="string" office:string-value="1" calcext:value-type="string">
            <text:p>1</text:p>
          </table:table-cell>
          <table:table-cell table:number-columns-repeated="2"/>
          <table:table-cell table:formula="of:=[.G116]" office:value-type="float" office:value="0" calcext:value-type="float">
            <text:p>0</text:p>
          </table:table-cell>
          <table:table-cell table:formula="of:=IF([.K116]&lt;&gt;&quot;&quot;;[.K11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6]&lt;&gt;&quot;&quot;;[.N116];&quot;&quot;)">
            <text:p/>
          </table:table-cell>
          <table:table-cell/>
          <table:table-cell table:style-name="ce4" table:formula="of:=IF([.A116]=&quot;implied&quot;;&quot;0&quot;;IF([.A116]=&quot;(indirect,X)&quot;;&quot;1&quot;;IF([.A116]=&quot;none&quot;;&quot;2&quot;;IF([.A116]=&quot;zeropage&quot;;&quot;3&quot;;IF([.A116]=&quot;immidiate&quot;;&quot;4&quot;;IF([.A116]=&quot;accumulator&quot;;&quot;5&quot;;IF([.A116]=&quot;absolute&quot;;&quot;6&quot;;IF([.A116]=&quot;relative&quot;;&quot;7&quot;;IF([.A116]=&quot;(indirect),Y&quot;;&quot;8&quot;;IF([.A116]=&quot;zeropage,X&quot;;&quot;9&quot;;IF([.A116]=&quot;absolute,Y&quot;;&quot;10&quot;;IF([.A116]=&quot;absolute,X&quot;;&quot;11&quot;;IF([.A116]=&quot;indirect&quot;;&quot;12&quot;;IF([.A116]=&quot;zeropage,Y&quot;;&quot;13&quot;;&quot;OOO&quot;))))))))))))))" office:value-type="string" office:string-value="2" calcext:value-type="string">
            <text:p>2</text:p>
          </table:table-cell>
          <table:table-cell table:formula="of:=IF([.Q116]&lt;&gt;&quot;&quot;;[.Q116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11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#(oper),Y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117]" office:value-type="string" office:string-value="2" calcext:value-type="string">
            <text:p>2</text:p>
          </table:table-cell>
          <table:table-cell table:number-columns-repeated="2"/>
          <table:table-cell table:formula="of:=[.G117]" office:value-type="string" office:string-value="5*" calcext:value-type="string">
            <text:p>5*</text:p>
          </table:table-cell>
          <table:table-cell table:formula="of:=IF([.K117]&lt;&gt;&quot;&quot;;[.K11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17]&lt;&gt;&quot;&quot;;[.N117];&quot;&quot;)">
            <text:p/>
          </table:table-cell>
          <table:table-cell/>
          <table:table-cell table:style-name="ce4" table:formula="of:=IF([.A117]=&quot;implied&quot;;&quot;0&quot;;IF([.A117]=&quot;(indirect,X)&quot;;&quot;1&quot;;IF([.A117]=&quot;none&quot;;&quot;2&quot;;IF([.A117]=&quot;zeropage&quot;;&quot;3&quot;;IF([.A117]=&quot;immidiate&quot;;&quot;4&quot;;IF([.A117]=&quot;accumulator&quot;;&quot;5&quot;;IF([.A117]=&quot;absolute&quot;;&quot;6&quot;;IF([.A117]=&quot;relative&quot;;&quot;7&quot;;IF([.A117]=&quot;(indirect),Y&quot;;&quot;8&quot;;IF([.A117]=&quot;zeropage,X&quot;;&quot;9&quot;;IF([.A117]=&quot;absolute,Y&quot;;&quot;10&quot;;IF([.A117]=&quot;absolute,X&quot;;&quot;11&quot;;IF([.A117]=&quot;indirect&quot;;&quot;12&quot;;IF([.A117]=&quot;zeropage,Y&quot;;&quot;13&quot;;&quot;OOO&quot;))))))))))))))" office:value-type="string" office:string-value="8" calcext:value-type="string">
            <text:p>8</text:p>
          </table:table-cell>
          <table:table-cell table:formula="of:=IF([.Q117]&lt;&gt;&quot;&quot;;[.Q117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1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18]" office:value-type="string" office:string-value="2" calcext:value-type="string">
            <text:p>2</text:p>
          </table:table-cell>
          <table:table-cell table:number-columns-repeated="2"/>
          <table:table-cell table:formula="of:=[.G118]" office:value-type="float" office:value="4" calcext:value-type="float">
            <text:p>4</text:p>
          </table:table-cell>
          <table:table-cell table:formula="of:=IF([.K118]&lt;&gt;&quot;&quot;;[.K11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8]&lt;&gt;&quot;&quot;;[.N118];&quot;&quot;)">
            <text:p/>
          </table:table-cell>
          <table:table-cell/>
          <table:table-cell table:style-name="ce4" table:formula="of:=IF([.A118]=&quot;implied&quot;;&quot;0&quot;;IF([.A118]=&quot;(indirect,X)&quot;;&quot;1&quot;;IF([.A118]=&quot;none&quot;;&quot;2&quot;;IF([.A118]=&quot;zeropage&quot;;&quot;3&quot;;IF([.A118]=&quot;immidiate&quot;;&quot;4&quot;;IF([.A118]=&quot;accumulator&quot;;&quot;5&quot;;IF([.A118]=&quot;absolute&quot;;&quot;6&quot;;IF([.A118]=&quot;relative&quot;;&quot;7&quot;;IF([.A118]=&quot;(indirect),Y&quot;;&quot;8&quot;;IF([.A118]=&quot;zeropage,X&quot;;&quot;9&quot;;IF([.A118]=&quot;absolute,Y&quot;;&quot;10&quot;;IF([.A118]=&quot;absolute,X&quot;;&quot;11&quot;;IF([.A118]=&quot;indirect&quot;;&quot;12&quot;;IF([.A118]=&quot;zeropage,Y&quot;;&quot;13&quot;;&quot;OOO&quot;))))))))))))))" office:value-type="string" office:string-value="9" calcext:value-type="string">
            <text:p>9</text:p>
          </table:table-cell>
          <table:table-cell table:formula="of:=IF([.Q118]&lt;&gt;&quot;&quot;;[.Q118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1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,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19]" office:value-type="string" office:string-value="2" calcext:value-type="string">
            <text:p>2</text:p>
          </table:table-cell>
          <table:table-cell table:number-columns-repeated="2"/>
          <table:table-cell table:formula="of:=[.G119]" office:value-type="float" office:value="4" calcext:value-type="float">
            <text:p>4</text:p>
          </table:table-cell>
          <table:table-cell table:formula="of:=IF([.K119]&lt;&gt;&quot;&quot;;[.K11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19]&lt;&gt;&quot;&quot;;[.N119];&quot;&quot;)">
            <text:p/>
          </table:table-cell>
          <table:table-cell/>
          <table:table-cell table:style-name="ce4" table:formula="of:=IF([.A119]=&quot;implied&quot;;&quot;0&quot;;IF([.A119]=&quot;(indirect,X)&quot;;&quot;1&quot;;IF([.A119]=&quot;none&quot;;&quot;2&quot;;IF([.A119]=&quot;zeropage&quot;;&quot;3&quot;;IF([.A119]=&quot;immidiate&quot;;&quot;4&quot;;IF([.A119]=&quot;accumulator&quot;;&quot;5&quot;;IF([.A119]=&quot;absolute&quot;;&quot;6&quot;;IF([.A119]=&quot;relative&quot;;&quot;7&quot;;IF([.A119]=&quot;(indirect),Y&quot;;&quot;8&quot;;IF([.A119]=&quot;zeropage,X&quot;;&quot;9&quot;;IF([.A119]=&quot;absolute,Y&quot;;&quot;10&quot;;IF([.A119]=&quot;absolute,X&quot;;&quot;11&quot;;IF([.A119]=&quot;indirect&quot;;&quot;12&quot;;IF([.A119]=&quot;zeropage,Y&quot;;&quot;13&quot;;&quot;OOO&quot;))))))))))))))" office:value-type="string" office:string-value="9" calcext:value-type="string">
            <text:p>9</text:p>
          </table:table-cell>
          <table:table-cell table:formula="of:=IF([.Q119]&lt;&gt;&quot;&quot;;[.Q119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1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oper,X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20]" office:value-type="string" office:string-value="2" calcext:value-type="string">
            <text:p>2</text:p>
          </table:table-cell>
          <table:table-cell table:number-columns-repeated="2"/>
          <table:table-cell table:formula="of:=[.G120]" office:value-type="float" office:value="6" calcext:value-type="float">
            <text:p>6</text:p>
          </table:table-cell>
          <table:table-cell table:formula="of:=IF([.K120]&lt;&gt;&quot;&quot;;[.K12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0]&lt;&gt;&quot;&quot;;[.N120];&quot;&quot;)">
            <text:p/>
          </table:table-cell>
          <table:table-cell/>
          <table:table-cell table:style-name="ce4" table:formula="of:=IF([.A120]=&quot;implied&quot;;&quot;0&quot;;IF([.A120]=&quot;(indirect,X)&quot;;&quot;1&quot;;IF([.A120]=&quot;none&quot;;&quot;2&quot;;IF([.A120]=&quot;zeropage&quot;;&quot;3&quot;;IF([.A120]=&quot;immidiate&quot;;&quot;4&quot;;IF([.A120]=&quot;accumulator&quot;;&quot;5&quot;;IF([.A120]=&quot;absolute&quot;;&quot;6&quot;;IF([.A120]=&quot;relative&quot;;&quot;7&quot;;IF([.A120]=&quot;(indirect),Y&quot;;&quot;8&quot;;IF([.A120]=&quot;zeropage,X&quot;;&quot;9&quot;;IF([.A120]=&quot;absolute,Y&quot;;&quot;10&quot;;IF([.A120]=&quot;absolute,X&quot;;&quot;11&quot;;IF([.A120]=&quot;indirect&quot;;&quot;12&quot;;IF([.A120]=&quot;zeropage,Y&quot;;&quot;13&quot;;&quot;OOO&quot;))))))))))))))" office:value-type="string" office:string-value="9" calcext:value-type="string">
            <text:p>9</text:p>
          </table:table-cell>
          <table:table-cell table:formula="of:=IF([.Q120]&lt;&gt;&quot;&quot;;[.Q120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2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,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21]" office:value-type="string" office:string-value="2" calcext:value-type="string">
            <text:p>2</text:p>
          </table:table-cell>
          <table:table-cell table:number-columns-repeated="2"/>
          <table:table-cell table:formula="of:=[.G121]" office:value-type="float" office:value="6" calcext:value-type="float">
            <text:p>6</text:p>
          </table:table-cell>
          <table:table-cell table:formula="of:=IF([.K121]&lt;&gt;&quot;&quot;;[.K12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1]&lt;&gt;&quot;&quot;;[.N121];&quot;&quot;)">
            <text:p/>
          </table:table-cell>
          <table:table-cell/>
          <table:table-cell table:style-name="ce4" table:formula="of:=IF([.A121]=&quot;implied&quot;;&quot;0&quot;;IF([.A121]=&quot;(indirect,X)&quot;;&quot;1&quot;;IF([.A121]=&quot;none&quot;;&quot;2&quot;;IF([.A121]=&quot;zeropage&quot;;&quot;3&quot;;IF([.A121]=&quot;immidiate&quot;;&quot;4&quot;;IF([.A121]=&quot;accumulator&quot;;&quot;5&quot;;IF([.A121]=&quot;absolute&quot;;&quot;6&quot;;IF([.A121]=&quot;relative&quot;;&quot;7&quot;;IF([.A121]=&quot;(indirect),Y&quot;;&quot;8&quot;;IF([.A121]=&quot;zeropage,X&quot;;&quot;9&quot;;IF([.A121]=&quot;absolute,Y&quot;;&quot;10&quot;;IF([.A121]=&quot;absolute,X&quot;;&quot;11&quot;;IF([.A121]=&quot;indirect&quot;;&quot;12&quot;;IF([.A121]=&quot;zeropage,Y&quot;;&quot;13&quot;;&quot;OOO&quot;))))))))))))))" office:value-type="string" office:string-value="9" calcext:value-type="string">
            <text:p>9</text:p>
          </table:table-cell>
          <table:table-cell table:formula="of:=IF([.Q121]&lt;&gt;&quot;&quot;;[.Q121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2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22]" office:value-type="string" office:string-value="1" calcext:value-type="string">
            <text:p>1</text:p>
          </table:table-cell>
          <table:table-cell table:number-columns-repeated="2"/>
          <table:table-cell table:formula="of:=[.G122]" office:value-type="float" office:value="2" calcext:value-type="float">
            <text:p>2</text:p>
          </table:table-cell>
          <table:table-cell table:formula="of:=IF([.K122]&lt;&gt;&quot;&quot;;[.K12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2]&lt;&gt;&quot;&quot;;[.N122];&quot;&quot;)">
            <text:p/>
          </table:table-cell>
          <table:table-cell/>
          <table:table-cell table:style-name="ce4" table:formula="of:=IF([.A122]=&quot;implied&quot;;&quot;0&quot;;IF([.A122]=&quot;(indirect,X)&quot;;&quot;1&quot;;IF([.A122]=&quot;none&quot;;&quot;2&quot;;IF([.A122]=&quot;zeropage&quot;;&quot;3&quot;;IF([.A122]=&quot;immidiate&quot;;&quot;4&quot;;IF([.A122]=&quot;accumulator&quot;;&quot;5&quot;;IF([.A122]=&quot;absolute&quot;;&quot;6&quot;;IF([.A122]=&quot;relative&quot;;&quot;7&quot;;IF([.A122]=&quot;(indirect),Y&quot;;&quot;8&quot;;IF([.A122]=&quot;zeropage,X&quot;;&quot;9&quot;;IF([.A122]=&quot;absolute,Y&quot;;&quot;10&quot;;IF([.A122]=&quot;absolute,X&quot;;&quot;11&quot;;IF([.A122]=&quot;indirect&quot;;&quot;12&quot;;IF([.A122]=&quot;zeropage,Y&quot;;&quot;13&quot;;&quot;OOO&quot;))))))))))))))" office:value-type="string" office:string-value="0" calcext:value-type="string">
            <text:p>0</text:p>
          </table:table-cell>
          <table:table-cell table:formula="of:=IF([.Q122]&lt;&gt;&quot;&quot;;[.Q122];&quot;&quot;)">
            <text:p/>
          </table:table-cell>
          <table:table-cell/>
          <table:table-cell office:value-type="string" calcext:value-type="string">
            <text:p>SEI</text:p>
          </table:table-cell>
          <table:table-cell table:formula="of:=IF([.T12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,Y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23]" office:value-type="string" office:string-value="3" calcext:value-type="string">
            <text:p>3</text:p>
          </table:table-cell>
          <table:table-cell table:number-columns-repeated="2"/>
          <table:table-cell table:formula="of:=[.G123]" office:value-type="string" office:string-value="4*" calcext:value-type="string">
            <text:p>4*</text:p>
          </table:table-cell>
          <table:table-cell table:formula="of:=IF([.K123]&lt;&gt;&quot;&quot;;[.K12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23]&lt;&gt;&quot;&quot;;[.N123];&quot;&quot;)">
            <text:p/>
          </table:table-cell>
          <table:table-cell/>
          <table:table-cell table:style-name="ce4" table:formula="of:=IF([.A123]=&quot;implied&quot;;&quot;0&quot;;IF([.A123]=&quot;(indirect,X)&quot;;&quot;1&quot;;IF([.A123]=&quot;none&quot;;&quot;2&quot;;IF([.A123]=&quot;zeropage&quot;;&quot;3&quot;;IF([.A123]=&quot;immidiate&quot;;&quot;4&quot;;IF([.A123]=&quot;accumulator&quot;;&quot;5&quot;;IF([.A123]=&quot;absolute&quot;;&quot;6&quot;;IF([.A123]=&quot;relative&quot;;&quot;7&quot;;IF([.A123]=&quot;(indirect),Y&quot;;&quot;8&quot;;IF([.A123]=&quot;zeropage,X&quot;;&quot;9&quot;;IF([.A123]=&quot;absolute,Y&quot;;&quot;10&quot;;IF([.A123]=&quot;absolute,X&quot;;&quot;11&quot;;IF([.A123]=&quot;indirect&quot;;&quot;12&quot;;IF([.A123]=&quot;zeropage,Y&quot;;&quot;13&quot;;&quot;OOO&quot;))))))))))))))" office:value-type="string" office:string-value="10" calcext:value-type="string">
            <text:p>10</text:p>
          </table:table-cell>
          <table:table-cell table:formula="of:=IF([.Q123]&lt;&gt;&quot;&quot;;[.Q123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2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24]" office:value-type="string" office:string-value="1" calcext:value-type="string">
            <text:p>1</text:p>
          </table:table-cell>
          <table:table-cell table:number-columns-repeated="2"/>
          <table:table-cell table:formula="of:=[.G124]" office:value-type="float" office:value="2" calcext:value-type="float">
            <text:p>2</text:p>
          </table:table-cell>
          <table:table-cell table:formula="of:=IF([.K124]&lt;&gt;&quot;&quot;;[.K12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4]&lt;&gt;&quot;&quot;;[.N124];&quot;&quot;)">
            <text:p/>
          </table:table-cell>
          <table:table-cell/>
          <table:table-cell table:style-name="ce4" table:formula="of:=IF([.A124]=&quot;implied&quot;;&quot;0&quot;;IF([.A124]=&quot;(indirect,X)&quot;;&quot;1&quot;;IF([.A124]=&quot;none&quot;;&quot;2&quot;;IF([.A124]=&quot;zeropage&quot;;&quot;3&quot;;IF([.A124]=&quot;immidiate&quot;;&quot;4&quot;;IF([.A124]=&quot;accumulator&quot;;&quot;5&quot;;IF([.A124]=&quot;absolute&quot;;&quot;6&quot;;IF([.A124]=&quot;relative&quot;;&quot;7&quot;;IF([.A124]=&quot;(indirect),Y&quot;;&quot;8&quot;;IF([.A124]=&quot;zeropage,X&quot;;&quot;9&quot;;IF([.A124]=&quot;absolute,Y&quot;;&quot;10&quot;;IF([.A124]=&quot;absolute,X&quot;;&quot;11&quot;;IF([.A124]=&quot;indirect&quot;;&quot;12&quot;;IF([.A124]=&quot;zeropage,Y&quot;;&quot;13&quot;;&quot;OOO&quot;))))))))))))))" office:value-type="string" office:string-value="2" calcext:value-type="string">
            <text:p>2</text:p>
          </table:table-cell>
          <table:table-cell table:formula="of:=IF([.Q124]&lt;&gt;&quot;&quot;;[.Q12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2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,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125]" office:value-type="string" office:string-value="3" calcext:value-type="string">
            <text:p>3</text:p>
          </table:table-cell>
          <table:table-cell table:number-columns-repeated="2"/>
          <table:table-cell table:formula="of:=[.G125]" office:value-type="float" office:value="7" calcext:value-type="float">
            <text:p>7</text:p>
          </table:table-cell>
          <table:table-cell table:formula="of:=IF([.K125]&lt;&gt;&quot;&quot;;[.K12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5]&lt;&gt;&quot;&quot;;[.N125];&quot;&quot;)">
            <text:p/>
          </table:table-cell>
          <table:table-cell/>
          <table:table-cell table:style-name="ce4" table:formula="of:=IF([.A125]=&quot;implied&quot;;&quot;0&quot;;IF([.A125]=&quot;(indirect,X)&quot;;&quot;1&quot;;IF([.A125]=&quot;none&quot;;&quot;2&quot;;IF([.A125]=&quot;zeropage&quot;;&quot;3&quot;;IF([.A125]=&quot;immidiate&quot;;&quot;4&quot;;IF([.A125]=&quot;accumulator&quot;;&quot;5&quot;;IF([.A125]=&quot;absolute&quot;;&quot;6&quot;;IF([.A125]=&quot;relative&quot;;&quot;7&quot;;IF([.A125]=&quot;(indirect),Y&quot;;&quot;8&quot;;IF([.A125]=&quot;zeropage,X&quot;;&quot;9&quot;;IF([.A125]=&quot;absolute,Y&quot;;&quot;10&quot;;IF([.A125]=&quot;absolute,X&quot;;&quot;11&quot;;IF([.A125]=&quot;indirect&quot;;&quot;12&quot;;IF([.A125]=&quot;zeropage,Y&quot;;&quot;13&quot;;&quot;OOO&quot;))))))))))))))" office:value-type="string" office:string-value="10" calcext:value-type="string">
            <text:p>10</text:p>
          </table:table-cell>
          <table:table-cell table:formula="of:=IF([.Q125]&lt;&gt;&quot;&quot;;[.Q125];&quot;&quot;)">
            <text:p/>
          </table:table-cell>
          <table:table-cell/>
          <table:table-cell office:value-type="string" calcext:value-type="string">
            <text:p>RRA</text:p>
          </table:table-cell>
          <table:table-cell table:formula="of:=IF([.T12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126]" office:value-type="string" office:string-value="2" calcext:value-type="string">
            <text:p>2</text:p>
          </table:table-cell>
          <table:table-cell table:number-columns-repeated="2"/>
          <table:table-cell table:formula="of:=[.G126]" office:value-type="string" office:string-value="4*" calcext:value-type="string">
            <text:p>4*</text:p>
          </table:table-cell>
          <table:table-cell table:formula="of:=IF([.K126]&lt;&gt;&quot;&quot;;[.K126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26]&lt;&gt;&quot;&quot;;[.N126];&quot;&quot;)">
            <text:p/>
          </table:table-cell>
          <table:table-cell/>
          <table:table-cell table:style-name="ce4" table:formula="of:=IF([.A126]=&quot;implied&quot;;&quot;0&quot;;IF([.A126]=&quot;(indirect,X)&quot;;&quot;1&quot;;IF([.A126]=&quot;none&quot;;&quot;2&quot;;IF([.A126]=&quot;zeropage&quot;;&quot;3&quot;;IF([.A126]=&quot;immidiate&quot;;&quot;4&quot;;IF([.A126]=&quot;accumulator&quot;;&quot;5&quot;;IF([.A126]=&quot;absolute&quot;;&quot;6&quot;;IF([.A126]=&quot;relative&quot;;&quot;7&quot;;IF([.A126]=&quot;(indirect),Y&quot;;&quot;8&quot;;IF([.A126]=&quot;zeropage,X&quot;;&quot;9&quot;;IF([.A126]=&quot;absolute,Y&quot;;&quot;10&quot;;IF([.A126]=&quot;absolute,X&quot;;&quot;11&quot;;IF([.A126]=&quot;indirect&quot;;&quot;12&quot;;IF([.A126]=&quot;zeropage,Y&quot;;&quot;13&quot;;&quot;OOO&quot;))))))))))))))" office:value-type="string" office:string-value="11" calcext:value-type="string">
            <text:p>11</text:p>
          </table:table-cell>
          <table:table-cell table:formula="of:=IF([.Q126]&lt;&gt;&quot;&quot;;[.Q12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2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per,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27]" office:value-type="string" office:string-value="2" calcext:value-type="string">
            <text:p>2</text:p>
          </table:table-cell>
          <table:table-cell table:number-columns-repeated="2"/>
          <table:table-cell table:formula="of:=[.G127]" office:value-type="string" office:string-value="4*" calcext:value-type="string">
            <text:p>4*</text:p>
          </table:table-cell>
          <table:table-cell table:formula="of:=IF([.K127]&lt;&gt;&quot;&quot;;[.K12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27]&lt;&gt;&quot;&quot;;[.N127];&quot;&quot;)">
            <text:p/>
          </table:table-cell>
          <table:table-cell/>
          <table:table-cell table:style-name="ce4" table:formula="of:=IF([.A127]=&quot;implied&quot;;&quot;0&quot;;IF([.A127]=&quot;(indirect,X)&quot;;&quot;1&quot;;IF([.A127]=&quot;none&quot;;&quot;2&quot;;IF([.A127]=&quot;zeropage&quot;;&quot;3&quot;;IF([.A127]=&quot;immidiate&quot;;&quot;4&quot;;IF([.A127]=&quot;accumulator&quot;;&quot;5&quot;;IF([.A127]=&quot;absolute&quot;;&quot;6&quot;;IF([.A127]=&quot;relative&quot;;&quot;7&quot;;IF([.A127]=&quot;(indirect),Y&quot;;&quot;8&quot;;IF([.A127]=&quot;zeropage,X&quot;;&quot;9&quot;;IF([.A127]=&quot;absolute,Y&quot;;&quot;10&quot;;IF([.A127]=&quot;absolute,X&quot;;&quot;11&quot;;IF([.A127]=&quot;indirect&quot;;&quot;12&quot;;IF([.A127]=&quot;zeropage,Y&quot;;&quot;13&quot;;&quot;OOO&quot;))))))))))))))" office:value-type="string" office:string-value="11" calcext:value-type="string">
            <text:p>11</text:p>
          </table:table-cell>
          <table:table-cell table:formula="of:=IF([.Q127]&lt;&gt;&quot;&quot;;[.Q127];&quot;&quot;)">
            <text:p/>
          </table:table-cell>
          <table:table-cell/>
          <table:table-cell office:value-type="string" calcext:value-type="string">
            <text:p>ADC</text:p>
          </table:table-cell>
          <table:table-cell table:formula="of:=IF([.T12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oper,X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128]" office:value-type="string" office:string-value="2" calcext:value-type="string">
            <text:p>2</text:p>
          </table:table-cell>
          <table:table-cell table:number-columns-repeated="2"/>
          <table:table-cell table:formula="of:=[.G128]" office:value-type="float" office:value="7" calcext:value-type="float">
            <text:p>7</text:p>
          </table:table-cell>
          <table:table-cell table:formula="of:=IF([.K128]&lt;&gt;&quot;&quot;;[.K12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28]&lt;&gt;&quot;&quot;;[.N128];&quot;&quot;)">
            <text:p/>
          </table:table-cell>
          <table:table-cell/>
          <table:table-cell table:style-name="ce4" table:formula="of:=IF([.A128]=&quot;implied&quot;;&quot;0&quot;;IF([.A128]=&quot;(indirect,X)&quot;;&quot;1&quot;;IF([.A128]=&quot;none&quot;;&quot;2&quot;;IF([.A128]=&quot;zeropage&quot;;&quot;3&quot;;IF([.A128]=&quot;immidiate&quot;;&quot;4&quot;;IF([.A128]=&quot;accumulator&quot;;&quot;5&quot;;IF([.A128]=&quot;absolute&quot;;&quot;6&quot;;IF([.A128]=&quot;relative&quot;;&quot;7&quot;;IF([.A128]=&quot;(indirect),Y&quot;;&quot;8&quot;;IF([.A128]=&quot;zeropage,X&quot;;&quot;9&quot;;IF([.A128]=&quot;absolute,Y&quot;;&quot;10&quot;;IF([.A128]=&quot;absolute,X&quot;;&quot;11&quot;;IF([.A128]=&quot;indirect&quot;;&quot;12&quot;;IF([.A128]=&quot;zeropage,Y&quot;;&quot;13&quot;;&quot;OOO&quot;))))))))))))))" office:value-type="string" office:string-value="11" calcext:value-type="string">
            <text:p>11</text:p>
          </table:table-cell>
          <table:table-cell table:formula="of:=IF([.Q128]&lt;&gt;&quot;&quot;;[.Q128];&quot;&quot;)">
            <text:p/>
          </table:table-cell>
          <table:table-cell/>
          <table:table-cell office:value-type="string" calcext:value-type="string">
            <text:p>ROR</text:p>
          </table:table-cell>
          <table:table-cell table:formula="of:=IF([.T12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oper,X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129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29]" office:value-type="float" office:value="7" calcext:value-type="float">
            <text:p>7</text:p>
          </table:table-cell>
          <table:table-cell table:formula="of:=IF([.K129]&lt;&gt;&quot;&quot;;[.K129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29]&lt;&gt;&quot;&quot;;[.N129];&quot;&quot;)" office:value-type="string" office:string-value="N" calcext:value-type="string">
            <text:p>N</text:p>
          </table:table-cell>
          <table:table-cell/>
          <table:table-cell table:style-name="ce4" table:formula="of:=IF([.A129]=&quot;implied&quot;;&quot;0&quot;;IF([.A129]=&quot;(indirect,X)&quot;;&quot;1&quot;;IF([.A129]=&quot;none&quot;;&quot;2&quot;;IF([.A129]=&quot;zeropage&quot;;&quot;3&quot;;IF([.A129]=&quot;immidiate&quot;;&quot;4&quot;;IF([.A129]=&quot;accumulator&quot;;&quot;5&quot;;IF([.A129]=&quot;absolute&quot;;&quot;6&quot;;IF([.A129]=&quot;relative&quot;;&quot;7&quot;;IF([.A129]=&quot;(indirect),Y&quot;;&quot;8&quot;;IF([.A129]=&quot;zeropage,X&quot;;&quot;9&quot;;IF([.A129]=&quot;absolute,Y&quot;;&quot;10&quot;;IF([.A129]=&quot;absolute,X&quot;;&quot;11&quot;;IF([.A129]=&quot;indirect&quot;;&quot;12&quot;;IF([.A129]=&quot;zeropage,Y&quot;;&quot;13&quot;;&quot;OOO&quot;))))))))))))))" office:value-type="string" office:string-value="11" calcext:value-type="string">
            <text:p>11</text:p>
          </table:table-cell>
          <table:table-cell table:formula="of:=IF([.Q129]&lt;&gt;&quot;&quot;;[.Q129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RRA</text:p>
          </table:table-cell>
          <table:table-cell table:formula="of:=IF([.T129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30]" office:value-type="string" office:string-value="2" calcext:value-type="string">
            <text:p>2</text:p>
          </table:table-cell>
          <table:table-cell table:number-columns-repeated="2"/>
          <table:table-cell table:formula="of:=[.G130]" office:value-type="float" office:value="2" calcext:value-type="float">
            <text:p>2</text:p>
          </table:table-cell>
          <table:table-cell table:formula="of:=IF([.K130]&lt;&gt;&quot;&quot;;[.K13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0]&lt;&gt;&quot;&quot;;[.N130];&quot;&quot;)">
            <text:p/>
          </table:table-cell>
          <table:table-cell/>
          <table:table-cell table:style-name="ce4" table:formula="of:=IF([.A130]=&quot;implied&quot;;&quot;0&quot;;IF([.A130]=&quot;(indirect,X)&quot;;&quot;1&quot;;IF([.A130]=&quot;none&quot;;&quot;2&quot;;IF([.A130]=&quot;zeropage&quot;;&quot;3&quot;;IF([.A130]=&quot;immidiate&quot;;&quot;4&quot;;IF([.A130]=&quot;accumulator&quot;;&quot;5&quot;;IF([.A130]=&quot;absolute&quot;;&quot;6&quot;;IF([.A130]=&quot;relative&quot;;&quot;7&quot;;IF([.A130]=&quot;(indirect),Y&quot;;&quot;8&quot;;IF([.A130]=&quot;zeropage,X&quot;;&quot;9&quot;;IF([.A130]=&quot;absolute,Y&quot;;&quot;10&quot;;IF([.A130]=&quot;absolute,X&quot;;&quot;11&quot;;IF([.A130]=&quot;indirect&quot;;&quot;12&quot;;IF([.A130]=&quot;zeropage,Y&quot;;&quot;13&quot;;&quot;OOO&quot;))))))))))))))" office:value-type="string" office:string-value="4" calcext:value-type="string">
            <text:p>4</text:p>
          </table:table-cell>
          <table:table-cell table:formula="of:=IF([.Q130]&lt;&gt;&quot;&quot;;[.Q13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3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(oper,X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31]" office:value-type="string" office:string-value="2" calcext:value-type="string">
            <text:p>2</text:p>
          </table:table-cell>
          <table:table-cell table:number-columns-repeated="2"/>
          <table:table-cell table:formula="of:=[.G131]" office:value-type="float" office:value="6" calcext:value-type="float">
            <text:p>6</text:p>
          </table:table-cell>
          <table:table-cell table:formula="of:=IF([.K131]&lt;&gt;&quot;&quot;;[.K13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1]&lt;&gt;&quot;&quot;;[.N131];&quot;&quot;)">
            <text:p/>
          </table:table-cell>
          <table:table-cell/>
          <table:table-cell table:style-name="ce4" table:formula="of:=IF([.A131]=&quot;implied&quot;;&quot;0&quot;;IF([.A131]=&quot;(indirect,X)&quot;;&quot;1&quot;;IF([.A131]=&quot;none&quot;;&quot;2&quot;;IF([.A131]=&quot;zeropage&quot;;&quot;3&quot;;IF([.A131]=&quot;immidiate&quot;;&quot;4&quot;;IF([.A131]=&quot;accumulator&quot;;&quot;5&quot;;IF([.A131]=&quot;absolute&quot;;&quot;6&quot;;IF([.A131]=&quot;relative&quot;;&quot;7&quot;;IF([.A131]=&quot;(indirect),Y&quot;;&quot;8&quot;;IF([.A131]=&quot;zeropage,X&quot;;&quot;9&quot;;IF([.A131]=&quot;absolute,Y&quot;;&quot;10&quot;;IF([.A131]=&quot;absolute,X&quot;;&quot;11&quot;;IF([.A131]=&quot;indirect&quot;;&quot;12&quot;;IF([.A131]=&quot;zeropage,Y&quot;;&quot;13&quot;;&quot;OOO&quot;))))))))))))))" office:value-type="string" office:string-value="1" calcext:value-type="string">
            <text:p>1</text:p>
          </table:table-cell>
          <table:table-cell table:formula="of:=IF([.Q131]&lt;&gt;&quot;&quot;;[.Q131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3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32]" office:value-type="string" office:string-value="2" calcext:value-type="string">
            <text:p>2</text:p>
          </table:table-cell>
          <table:table-cell table:number-columns-repeated="2"/>
          <table:table-cell table:formula="of:=[.G132]" office:value-type="float" office:value="2" calcext:value-type="float">
            <text:p>2</text:p>
          </table:table-cell>
          <table:table-cell table:formula="of:=IF([.K132]&lt;&gt;&quot;&quot;;[.K13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2]&lt;&gt;&quot;&quot;;[.N132];&quot;&quot;)">
            <text:p/>
          </table:table-cell>
          <table:table-cell/>
          <table:table-cell table:style-name="ce4" table:formula="of:=IF([.A132]=&quot;implied&quot;;&quot;0&quot;;IF([.A132]=&quot;(indirect,X)&quot;;&quot;1&quot;;IF([.A132]=&quot;none&quot;;&quot;2&quot;;IF([.A132]=&quot;zeropage&quot;;&quot;3&quot;;IF([.A132]=&quot;immidiate&quot;;&quot;4&quot;;IF([.A132]=&quot;accumulator&quot;;&quot;5&quot;;IF([.A132]=&quot;absolute&quot;;&quot;6&quot;;IF([.A132]=&quot;relative&quot;;&quot;7&quot;;IF([.A132]=&quot;(indirect),Y&quot;;&quot;8&quot;;IF([.A132]=&quot;zeropage,X&quot;;&quot;9&quot;;IF([.A132]=&quot;absolute,Y&quot;;&quot;10&quot;;IF([.A132]=&quot;absolute,X&quot;;&quot;11&quot;;IF([.A132]=&quot;indirect&quot;;&quot;12&quot;;IF([.A132]=&quot;zeropage,Y&quot;;&quot;13&quot;;&quot;OOO&quot;))))))))))))))" office:value-type="string" office:string-value="4" calcext:value-type="string">
            <text:p>4</text:p>
          </table:table-cell>
          <table:table-cell table:formula="of:=IF([.Q132]&lt;&gt;&quot;&quot;;[.Q13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3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(oper,X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33]" office:value-type="string" office:string-value="2" calcext:value-type="string">
            <text:p>2</text:p>
          </table:table-cell>
          <table:table-cell table:number-columns-repeated="2"/>
          <table:table-cell table:formula="of:=[.G133]" office:value-type="float" office:value="6" calcext:value-type="float">
            <text:p>6</text:p>
          </table:table-cell>
          <table:table-cell table:formula="of:=IF([.K133]&lt;&gt;&quot;&quot;;[.K13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3]&lt;&gt;&quot;&quot;;[.N133];&quot;&quot;)">
            <text:p/>
          </table:table-cell>
          <table:table-cell/>
          <table:table-cell table:style-name="ce4" table:formula="of:=IF([.A133]=&quot;implied&quot;;&quot;0&quot;;IF([.A133]=&quot;(indirect,X)&quot;;&quot;1&quot;;IF([.A133]=&quot;none&quot;;&quot;2&quot;;IF([.A133]=&quot;zeropage&quot;;&quot;3&quot;;IF([.A133]=&quot;immidiate&quot;;&quot;4&quot;;IF([.A133]=&quot;accumulator&quot;;&quot;5&quot;;IF([.A133]=&quot;absolute&quot;;&quot;6&quot;;IF([.A133]=&quot;relative&quot;;&quot;7&quot;;IF([.A133]=&quot;(indirect),Y&quot;;&quot;8&quot;;IF([.A133]=&quot;zeropage,X&quot;;&quot;9&quot;;IF([.A133]=&quot;absolute,Y&quot;;&quot;10&quot;;IF([.A133]=&quot;absolute,X&quot;;&quot;11&quot;;IF([.A133]=&quot;indirect&quot;;&quot;12&quot;;IF([.A133]=&quot;zeropage,Y&quot;;&quot;13&quot;;&quot;OOO&quot;))))))))))))))" office:value-type="string" office:string-value="1" calcext:value-type="string">
            <text:p>1</text:p>
          </table:table-cell>
          <table:table-cell table:formula="of:=IF([.Q133]&lt;&gt;&quot;&quot;;[.Q133];&quot;&quot;)">
            <text:p/>
          </table:table-cell>
          <table:table-cell/>
          <table:table-cell office:value-type="string" calcext:value-type="string">
            <text:p>SAX</text:p>
          </table:table-cell>
          <table:table-cell table:formula="of:=IF([.T13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op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34]" office:value-type="string" office:string-value="2" calcext:value-type="string">
            <text:p>2</text:p>
          </table:table-cell>
          <table:table-cell table:number-columns-repeated="2"/>
          <table:table-cell table:formula="of:=[.G134]" office:value-type="float" office:value="3" calcext:value-type="float">
            <text:p>3</text:p>
          </table:table-cell>
          <table:table-cell table:formula="of:=IF([.K134]&lt;&gt;&quot;&quot;;[.K13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4]&lt;&gt;&quot;&quot;;[.N134];&quot;&quot;)">
            <text:p/>
          </table:table-cell>
          <table:table-cell/>
          <table:table-cell table:style-name="ce4" table:formula="of:=IF([.A134]=&quot;implied&quot;;&quot;0&quot;;IF([.A134]=&quot;(indirect,X)&quot;;&quot;1&quot;;IF([.A134]=&quot;none&quot;;&quot;2&quot;;IF([.A134]=&quot;zeropage&quot;;&quot;3&quot;;IF([.A134]=&quot;immidiate&quot;;&quot;4&quot;;IF([.A134]=&quot;accumulator&quot;;&quot;5&quot;;IF([.A134]=&quot;absolute&quot;;&quot;6&quot;;IF([.A134]=&quot;relative&quot;;&quot;7&quot;;IF([.A134]=&quot;(indirect),Y&quot;;&quot;8&quot;;IF([.A134]=&quot;zeropage,X&quot;;&quot;9&quot;;IF([.A134]=&quot;absolute,Y&quot;;&quot;10&quot;;IF([.A134]=&quot;absolute,X&quot;;&quot;11&quot;;IF([.A134]=&quot;indirect&quot;;&quot;12&quot;;IF([.A134]=&quot;zeropage,Y&quot;;&quot;13&quot;;&quot;OOO&quot;))))))))))))))" office:value-type="string" office:string-value="3" calcext:value-type="string">
            <text:p>3</text:p>
          </table:table-cell>
          <table:table-cell table:formula="of:=IF([.Q134]&lt;&gt;&quot;&quot;;[.Q134];&quot;&quot;)">
            <text:p/>
          </table:table-cell>
          <table:table-cell/>
          <table:table-cell office:value-type="string" calcext:value-type="string">
            <text:p>STY</text:p>
          </table:table-cell>
          <table:table-cell table:formula="of:=IF([.T13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35]" office:value-type="string" office:string-value="2" calcext:value-type="string">
            <text:p>2</text:p>
          </table:table-cell>
          <table:table-cell table:number-columns-repeated="2"/>
          <table:table-cell table:formula="of:=[.G135]" office:value-type="float" office:value="3" calcext:value-type="float">
            <text:p>3</text:p>
          </table:table-cell>
          <table:table-cell table:formula="of:=IF([.K135]&lt;&gt;&quot;&quot;;[.K13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5]&lt;&gt;&quot;&quot;;[.N135];&quot;&quot;)">
            <text:p/>
          </table:table-cell>
          <table:table-cell/>
          <table:table-cell table:style-name="ce4" table:formula="of:=IF([.A135]=&quot;implied&quot;;&quot;0&quot;;IF([.A135]=&quot;(indirect,X)&quot;;&quot;1&quot;;IF([.A135]=&quot;none&quot;;&quot;2&quot;;IF([.A135]=&quot;zeropage&quot;;&quot;3&quot;;IF([.A135]=&quot;immidiate&quot;;&quot;4&quot;;IF([.A135]=&quot;accumulator&quot;;&quot;5&quot;;IF([.A135]=&quot;absolute&quot;;&quot;6&quot;;IF([.A135]=&quot;relative&quot;;&quot;7&quot;;IF([.A135]=&quot;(indirect),Y&quot;;&quot;8&quot;;IF([.A135]=&quot;zeropage,X&quot;;&quot;9&quot;;IF([.A135]=&quot;absolute,Y&quot;;&quot;10&quot;;IF([.A135]=&quot;absolute,X&quot;;&quot;11&quot;;IF([.A135]=&quot;indirect&quot;;&quot;12&quot;;IF([.A135]=&quot;zeropage,Y&quot;;&quot;13&quot;;&quot;OOO&quot;))))))))))))))" office:value-type="string" office:string-value="3" calcext:value-type="string">
            <text:p>3</text:p>
          </table:table-cell>
          <table:table-cell table:formula="of:=IF([.Q135]&lt;&gt;&quot;&quot;;[.Q135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3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op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36]" office:value-type="string" office:string-value="2" calcext:value-type="string">
            <text:p>2</text:p>
          </table:table-cell>
          <table:table-cell table:number-columns-repeated="2"/>
          <table:table-cell table:formula="of:=[.G136]" office:value-type="float" office:value="3" calcext:value-type="float">
            <text:p>3</text:p>
          </table:table-cell>
          <table:table-cell table:formula="of:=IF([.K136]&lt;&gt;&quot;&quot;;[.K13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6]&lt;&gt;&quot;&quot;;[.N136];&quot;&quot;)">
            <text:p/>
          </table:table-cell>
          <table:table-cell/>
          <table:table-cell table:style-name="ce4" table:formula="of:=IF([.A136]=&quot;implied&quot;;&quot;0&quot;;IF([.A136]=&quot;(indirect,X)&quot;;&quot;1&quot;;IF([.A136]=&quot;none&quot;;&quot;2&quot;;IF([.A136]=&quot;zeropage&quot;;&quot;3&quot;;IF([.A136]=&quot;immidiate&quot;;&quot;4&quot;;IF([.A136]=&quot;accumulator&quot;;&quot;5&quot;;IF([.A136]=&quot;absolute&quot;;&quot;6&quot;;IF([.A136]=&quot;relative&quot;;&quot;7&quot;;IF([.A136]=&quot;(indirect),Y&quot;;&quot;8&quot;;IF([.A136]=&quot;zeropage,X&quot;;&quot;9&quot;;IF([.A136]=&quot;absolute,Y&quot;;&quot;10&quot;;IF([.A136]=&quot;absolute,X&quot;;&quot;11&quot;;IF([.A136]=&quot;indirect&quot;;&quot;12&quot;;IF([.A136]=&quot;zeropage,Y&quot;;&quot;13&quot;;&quot;OOO&quot;))))))))))))))" office:value-type="string" office:string-value="3" calcext:value-type="string">
            <text:p>3</text:p>
          </table:table-cell>
          <table:table-cell table:formula="of:=IF([.Q136]&lt;&gt;&quot;&quot;;[.Q136];&quot;&quot;)">
            <text:p/>
          </table:table-cell>
          <table:table-cell/>
          <table:table-cell office:value-type="string" calcext:value-type="string">
            <text:p>STX</text:p>
          </table:table-cell>
          <table:table-cell table:formula="of:=IF([.T13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op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137]" office:value-type="string" office:string-value="2" calcext:value-type="string">
            <text:p>2</text:p>
          </table:table-cell>
          <table:table-cell table:number-columns-repeated="2"/>
          <table:table-cell table:formula="of:=[.G137]" office:value-type="float" office:value="3" calcext:value-type="float">
            <text:p>3</text:p>
          </table:table-cell>
          <table:table-cell table:formula="of:=IF([.K137]&lt;&gt;&quot;&quot;;[.K13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7]&lt;&gt;&quot;&quot;;[.N137];&quot;&quot;)">
            <text:p/>
          </table:table-cell>
          <table:table-cell/>
          <table:table-cell table:style-name="ce4" table:formula="of:=IF([.A137]=&quot;implied&quot;;&quot;0&quot;;IF([.A137]=&quot;(indirect,X)&quot;;&quot;1&quot;;IF([.A137]=&quot;none&quot;;&quot;2&quot;;IF([.A137]=&quot;zeropage&quot;;&quot;3&quot;;IF([.A137]=&quot;immidiate&quot;;&quot;4&quot;;IF([.A137]=&quot;accumulator&quot;;&quot;5&quot;;IF([.A137]=&quot;absolute&quot;;&quot;6&quot;;IF([.A137]=&quot;relative&quot;;&quot;7&quot;;IF([.A137]=&quot;(indirect),Y&quot;;&quot;8&quot;;IF([.A137]=&quot;zeropage,X&quot;;&quot;9&quot;;IF([.A137]=&quot;absolute,Y&quot;;&quot;10&quot;;IF([.A137]=&quot;absolute,X&quot;;&quot;11&quot;;IF([.A137]=&quot;indirect&quot;;&quot;12&quot;;IF([.A137]=&quot;zeropage,Y&quot;;&quot;13&quot;;&quot;OOO&quot;))))))))))))))" office:value-type="string" office:string-value="3" calcext:value-type="string">
            <text:p>3</text:p>
          </table:table-cell>
          <table:table-cell table:formula="of:=IF([.Q137]&lt;&gt;&quot;&quot;;[.Q137];&quot;&quot;)">
            <text:p/>
          </table:table-cell>
          <table:table-cell/>
          <table:table-cell office:value-type="string" calcext:value-type="string">
            <text:p>SAX</text:p>
          </table:table-cell>
          <table:table-cell table:formula="of:=IF([.T13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non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38]" office:value-type="string" office:string-value="1" calcext:value-type="string">
            <text:p>1</text:p>
          </table:table-cell>
          <table:table-cell table:number-columns-repeated="2"/>
          <table:table-cell table:formula="of:=[.G138]" office:value-type="float" office:value="2" calcext:value-type="float">
            <text:p>2</text:p>
          </table:table-cell>
          <table:table-cell table:formula="of:=IF([.K138]&lt;&gt;&quot;&quot;;[.K13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8]&lt;&gt;&quot;&quot;;[.N138];&quot;&quot;)">
            <text:p/>
          </table:table-cell>
          <table:table-cell/>
          <table:table-cell table:style-name="ce4" table:formula="of:=IF([.A138]=&quot;implied&quot;;&quot;0&quot;;IF([.A138]=&quot;(indirect,X)&quot;;&quot;1&quot;;IF([.A138]=&quot;none&quot;;&quot;2&quot;;IF([.A138]=&quot;zeropage&quot;;&quot;3&quot;;IF([.A138]=&quot;immidiate&quot;;&quot;4&quot;;IF([.A138]=&quot;accumulator&quot;;&quot;5&quot;;IF([.A138]=&quot;absolute&quot;;&quot;6&quot;;IF([.A138]=&quot;relative&quot;;&quot;7&quot;;IF([.A138]=&quot;(indirect),Y&quot;;&quot;8&quot;;IF([.A138]=&quot;zeropage,X&quot;;&quot;9&quot;;IF([.A138]=&quot;absolute,Y&quot;;&quot;10&quot;;IF([.A138]=&quot;absolute,X&quot;;&quot;11&quot;;IF([.A138]=&quot;indirect&quot;;&quot;12&quot;;IF([.A138]=&quot;zeropage,Y&quot;;&quot;13&quot;;&quot;OOO&quot;))))))))))))))" office:value-type="string" office:string-value="0" calcext:value-type="string">
            <text:p>0</text:p>
          </table:table-cell>
          <table:table-cell table:formula="of:=IF([.Q138]&lt;&gt;&quot;&quot;;[.Q138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13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39]" office:value-type="string" office:string-value="2" calcext:value-type="string">
            <text:p>2</text:p>
          </table:table-cell>
          <table:table-cell table:number-columns-repeated="2"/>
          <table:table-cell table:formula="of:=[.G139]" office:value-type="float" office:value="2" calcext:value-type="float">
            <text:p>2</text:p>
          </table:table-cell>
          <table:table-cell table:formula="of:=IF([.K139]&lt;&gt;&quot;&quot;;[.K13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39]&lt;&gt;&quot;&quot;;[.N139];&quot;&quot;)">
            <text:p/>
          </table:table-cell>
          <table:table-cell/>
          <table:table-cell table:style-name="ce4" table:formula="of:=IF([.A139]=&quot;implied&quot;;&quot;0&quot;;IF([.A139]=&quot;(indirect,X)&quot;;&quot;1&quot;;IF([.A139]=&quot;none&quot;;&quot;2&quot;;IF([.A139]=&quot;zeropage&quot;;&quot;3&quot;;IF([.A139]=&quot;immidiate&quot;;&quot;4&quot;;IF([.A139]=&quot;accumulator&quot;;&quot;5&quot;;IF([.A139]=&quot;absolute&quot;;&quot;6&quot;;IF([.A139]=&quot;relative&quot;;&quot;7&quot;;IF([.A139]=&quot;(indirect),Y&quot;;&quot;8&quot;;IF([.A139]=&quot;zeropage,X&quot;;&quot;9&quot;;IF([.A139]=&quot;absolute,Y&quot;;&quot;10&quot;;IF([.A139]=&quot;absolute,X&quot;;&quot;11&quot;;IF([.A139]=&quot;indirect&quot;;&quot;12&quot;;IF([.A139]=&quot;zeropage,Y&quot;;&quot;13&quot;;&quot;OOO&quot;))))))))))))))" office:value-type="string" office:string-value="4" calcext:value-type="string">
            <text:p>4</text:p>
          </table:table-cell>
          <table:table-cell table:formula="of:=IF([.Q139]&lt;&gt;&quot;&quot;;[.Q139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3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non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40]" office:value-type="string" office:string-value="1" calcext:value-type="string">
            <text:p>1</text:p>
          </table:table-cell>
          <table:table-cell table:number-columns-repeated="2"/>
          <table:table-cell table:formula="of:=[.G140]" office:value-type="float" office:value="2" calcext:value-type="float">
            <text:p>2</text:p>
          </table:table-cell>
          <table:table-cell table:formula="of:=IF([.K140]&lt;&gt;&quot;&quot;;[.K14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0]&lt;&gt;&quot;&quot;;[.N140];&quot;&quot;)">
            <text:p/>
          </table:table-cell>
          <table:table-cell/>
          <table:table-cell table:style-name="ce4" table:formula="of:=IF([.A140]=&quot;implied&quot;;&quot;0&quot;;IF([.A140]=&quot;(indirect,X)&quot;;&quot;1&quot;;IF([.A140]=&quot;none&quot;;&quot;2&quot;;IF([.A140]=&quot;zeropage&quot;;&quot;3&quot;;IF([.A140]=&quot;immidiate&quot;;&quot;4&quot;;IF([.A140]=&quot;accumulator&quot;;&quot;5&quot;;IF([.A140]=&quot;absolute&quot;;&quot;6&quot;;IF([.A140]=&quot;relative&quot;;&quot;7&quot;;IF([.A140]=&quot;(indirect),Y&quot;;&quot;8&quot;;IF([.A140]=&quot;zeropage,X&quot;;&quot;9&quot;;IF([.A140]=&quot;absolute,Y&quot;;&quot;10&quot;;IF([.A140]=&quot;absolute,X&quot;;&quot;11&quot;;IF([.A140]=&quot;indirect&quot;;&quot;12&quot;;IF([.A140]=&quot;zeropage,Y&quot;;&quot;13&quot;;&quot;OOO&quot;))))))))))))))" office:value-type="string" office:string-value="0" calcext:value-type="string">
            <text:p>0</text:p>
          </table:table-cell>
          <table:table-cell table:formula="of:=IF([.Q140]&lt;&gt;&quot;&quot;;[.Q140];&quot;&quot;)">
            <text:p/>
          </table:table-cell>
          <table:table-cell/>
          <table:table-cell office:value-type="string" calcext:value-type="string">
            <text:p>TXA</text:p>
          </table:table-cell>
          <table:table-cell table:formula="of:=IF([.T14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XAA</text:p>
          </table:table-cell>
          <table:table-cell office:value-type="string" calcext:value-type="string">
            <text:p>#op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41]" office:value-type="string" office:string-value="2" calcext:value-type="string">
            <text:p>2</text:p>
          </table:table-cell>
          <table:table-cell table:number-columns-repeated="2"/>
          <table:table-cell table:formula="of:=[.G141]" office:value-type="float" office:value="2" calcext:value-type="float">
            <text:p>2</text:p>
          </table:table-cell>
          <table:table-cell table:formula="of:=IF([.K141]&lt;&gt;&quot;&quot;;[.K14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1]&lt;&gt;&quot;&quot;;[.N141];&quot;&quot;)">
            <text:p/>
          </table:table-cell>
          <table:table-cell/>
          <table:table-cell table:style-name="ce4" table:formula="of:=IF([.A141]=&quot;implied&quot;;&quot;0&quot;;IF([.A141]=&quot;(indirect,X)&quot;;&quot;1&quot;;IF([.A141]=&quot;none&quot;;&quot;2&quot;;IF([.A141]=&quot;zeropage&quot;;&quot;3&quot;;IF([.A141]=&quot;immidiate&quot;;&quot;4&quot;;IF([.A141]=&quot;accumulator&quot;;&quot;5&quot;;IF([.A141]=&quot;absolute&quot;;&quot;6&quot;;IF([.A141]=&quot;relative&quot;;&quot;7&quot;;IF([.A141]=&quot;(indirect),Y&quot;;&quot;8&quot;;IF([.A141]=&quot;zeropage,X&quot;;&quot;9&quot;;IF([.A141]=&quot;absolute,Y&quot;;&quot;10&quot;;IF([.A141]=&quot;absolute,X&quot;;&quot;11&quot;;IF([.A141]=&quot;indirect&quot;;&quot;12&quot;;IF([.A141]=&quot;zeropage,Y&quot;;&quot;13&quot;;&quot;OOO&quot;))))))))))))))" office:value-type="string" office:string-value="4" calcext:value-type="string">
            <text:p>4</text:p>
          </table:table-cell>
          <table:table-cell table:formula="of:=IF([.Q141]&lt;&gt;&quot;&quot;;[.Q141];&quot;&quot;)">
            <text:p/>
          </table:table-cell>
          <table:table-cell/>
          <table:table-cell office:value-type="string" calcext:value-type="string">
            <text:p>XAA</text:p>
          </table:table-cell>
          <table:table-cell table:formula="of:=IF([.T14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op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42]" office:value-type="string" office:string-value="2" calcext:value-type="string">
            <text:p>2</text:p>
          </table:table-cell>
          <table:table-cell table:number-columns-repeated="2"/>
          <table:table-cell table:formula="of:=[.G142]" office:value-type="float" office:value="4" calcext:value-type="float">
            <text:p>4</text:p>
          </table:table-cell>
          <table:table-cell table:formula="of:=IF([.K142]&lt;&gt;&quot;&quot;;[.K14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2]&lt;&gt;&quot;&quot;;[.N142];&quot;&quot;)">
            <text:p/>
          </table:table-cell>
          <table:table-cell/>
          <table:table-cell table:style-name="ce4" table:formula="of:=IF([.A142]=&quot;implied&quot;;&quot;0&quot;;IF([.A142]=&quot;(indirect,X)&quot;;&quot;1&quot;;IF([.A142]=&quot;none&quot;;&quot;2&quot;;IF([.A142]=&quot;zeropage&quot;;&quot;3&quot;;IF([.A142]=&quot;immidiate&quot;;&quot;4&quot;;IF([.A142]=&quot;accumulator&quot;;&quot;5&quot;;IF([.A142]=&quot;absolute&quot;;&quot;6&quot;;IF([.A142]=&quot;relative&quot;;&quot;7&quot;;IF([.A142]=&quot;(indirect),Y&quot;;&quot;8&quot;;IF([.A142]=&quot;zeropage,X&quot;;&quot;9&quot;;IF([.A142]=&quot;absolute,Y&quot;;&quot;10&quot;;IF([.A142]=&quot;absolute,X&quot;;&quot;11&quot;;IF([.A142]=&quot;indirect&quot;;&quot;12&quot;;IF([.A142]=&quot;zeropage,Y&quot;;&quot;13&quot;;&quot;OOO&quot;))))))))))))))" office:value-type="string" office:string-value="6" calcext:value-type="string">
            <text:p>6</text:p>
          </table:table-cell>
          <table:table-cell table:formula="of:=IF([.Q142]&lt;&gt;&quot;&quot;;[.Q142];&quot;&quot;)">
            <text:p/>
          </table:table-cell>
          <table:table-cell/>
          <table:table-cell office:value-type="string" calcext:value-type="string">
            <text:p>STY</text:p>
          </table:table-cell>
          <table:table-cell table:formula="of:=IF([.T14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43]" office:value-type="string" office:string-value="2" calcext:value-type="string">
            <text:p>2</text:p>
          </table:table-cell>
          <table:table-cell table:number-columns-repeated="2"/>
          <table:table-cell table:formula="of:=[.G143]" office:value-type="float" office:value="4" calcext:value-type="float">
            <text:p>4</text:p>
          </table:table-cell>
          <table:table-cell table:formula="of:=IF([.K143]&lt;&gt;&quot;&quot;;[.K14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3]&lt;&gt;&quot;&quot;;[.N143];&quot;&quot;)">
            <text:p/>
          </table:table-cell>
          <table:table-cell/>
          <table:table-cell table:style-name="ce4" table:formula="of:=IF([.A143]=&quot;implied&quot;;&quot;0&quot;;IF([.A143]=&quot;(indirect,X)&quot;;&quot;1&quot;;IF([.A143]=&quot;none&quot;;&quot;2&quot;;IF([.A143]=&quot;zeropage&quot;;&quot;3&quot;;IF([.A143]=&quot;immidiate&quot;;&quot;4&quot;;IF([.A143]=&quot;accumulator&quot;;&quot;5&quot;;IF([.A143]=&quot;absolute&quot;;&quot;6&quot;;IF([.A143]=&quot;relative&quot;;&quot;7&quot;;IF([.A143]=&quot;(indirect),Y&quot;;&quot;8&quot;;IF([.A143]=&quot;zeropage,X&quot;;&quot;9&quot;;IF([.A143]=&quot;absolute,Y&quot;;&quot;10&quot;;IF([.A143]=&quot;absolute,X&quot;;&quot;11&quot;;IF([.A143]=&quot;indirect&quot;;&quot;12&quot;;IF([.A143]=&quot;zeropage,Y&quot;;&quot;13&quot;;&quot;OOO&quot;))))))))))))))" office:value-type="string" office:string-value="6" calcext:value-type="string">
            <text:p>6</text:p>
          </table:table-cell>
          <table:table-cell table:formula="of:=IF([.Q143]&lt;&gt;&quot;&quot;;[.Q143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4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ope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44]" office:value-type="string" office:string-value="2" calcext:value-type="string">
            <text:p>2</text:p>
          </table:table-cell>
          <table:table-cell table:number-columns-repeated="2"/>
          <table:table-cell table:formula="of:=[.G144]" office:value-type="float" office:value="4" calcext:value-type="float">
            <text:p>4</text:p>
          </table:table-cell>
          <table:table-cell table:formula="of:=IF([.K144]&lt;&gt;&quot;&quot;;[.K14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4]&lt;&gt;&quot;&quot;;[.N144];&quot;&quot;)">
            <text:p/>
          </table:table-cell>
          <table:table-cell/>
          <table:table-cell table:style-name="ce4" table:formula="of:=IF([.A144]=&quot;implied&quot;;&quot;0&quot;;IF([.A144]=&quot;(indirect,X)&quot;;&quot;1&quot;;IF([.A144]=&quot;none&quot;;&quot;2&quot;;IF([.A144]=&quot;zeropage&quot;;&quot;3&quot;;IF([.A144]=&quot;immidiate&quot;;&quot;4&quot;;IF([.A144]=&quot;accumulator&quot;;&quot;5&quot;;IF([.A144]=&quot;absolute&quot;;&quot;6&quot;;IF([.A144]=&quot;relative&quot;;&quot;7&quot;;IF([.A144]=&quot;(indirect),Y&quot;;&quot;8&quot;;IF([.A144]=&quot;zeropage,X&quot;;&quot;9&quot;;IF([.A144]=&quot;absolute,Y&quot;;&quot;10&quot;;IF([.A144]=&quot;absolute,X&quot;;&quot;11&quot;;IF([.A144]=&quot;indirect&quot;;&quot;12&quot;;IF([.A144]=&quot;zeropage,Y&quot;;&quot;13&quot;;&quot;OOO&quot;))))))))))))))" office:value-type="string" office:string-value="6" calcext:value-type="string">
            <text:p>6</text:p>
          </table:table-cell>
          <table:table-cell table:formula="of:=IF([.Q144]&lt;&gt;&quot;&quot;;[.Q144];&quot;&quot;)">
            <text:p/>
          </table:table-cell>
          <table:table-cell/>
          <table:table-cell office:value-type="string" calcext:value-type="string">
            <text:p>STX</text:p>
          </table:table-cell>
          <table:table-cell table:formula="of:=IF([.T14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ope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45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45]" office:value-type="float" office:value="4" calcext:value-type="float">
            <text:p>4</text:p>
          </table:table-cell>
          <table:table-cell table:formula="of:=IF([.K145]&lt;&gt;&quot;&quot;;[.K145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45]&lt;&gt;&quot;&quot;;[.N145];&quot;&quot;)" office:value-type="string" office:string-value="N" calcext:value-type="string">
            <text:p>N</text:p>
          </table:table-cell>
          <table:table-cell/>
          <table:table-cell table:style-name="ce4" table:formula="of:=IF([.A145]=&quot;implied&quot;;&quot;0&quot;;IF([.A145]=&quot;(indirect,X)&quot;;&quot;1&quot;;IF([.A145]=&quot;none&quot;;&quot;2&quot;;IF([.A145]=&quot;zeropage&quot;;&quot;3&quot;;IF([.A145]=&quot;immidiate&quot;;&quot;4&quot;;IF([.A145]=&quot;accumulator&quot;;&quot;5&quot;;IF([.A145]=&quot;absolute&quot;;&quot;6&quot;;IF([.A145]=&quot;relative&quot;;&quot;7&quot;;IF([.A145]=&quot;(indirect),Y&quot;;&quot;8&quot;;IF([.A145]=&quot;zeropage,X&quot;;&quot;9&quot;;IF([.A145]=&quot;absolute,Y&quot;;&quot;10&quot;;IF([.A145]=&quot;absolute,X&quot;;&quot;11&quot;;IF([.A145]=&quot;indirect&quot;;&quot;12&quot;;IF([.A145]=&quot;zeropage,Y&quot;;&quot;13&quot;;&quot;OOO&quot;))))))))))))))" office:value-type="string" office:string-value="6" calcext:value-type="string">
            <text:p>6</text:p>
          </table:table-cell>
          <table:table-cell table:formula="of:=IF([.Q145]&lt;&gt;&quot;&quot;;[.Q145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SAX</text:p>
          </table:table-cell>
          <table:table-cell table:formula="of:=IF([.T145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op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146]" office:value-type="string" office:string-value="2" calcext:value-type="string">
            <text:p>2</text:p>
          </table:table-cell>
          <table:table-cell table:number-columns-repeated="2"/>
          <table:table-cell table:formula="of:=[.G146]" office:value-type="string" office:string-value="2**" calcext:value-type="string">
            <text:p>2**</text:p>
          </table:table-cell>
          <table:table-cell table:formula="of:=IF([.K146]&lt;&gt;&quot;&quot;;[.K146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146]&lt;&gt;&quot;&quot;;[.N146];&quot;&quot;)">
            <text:p/>
          </table:table-cell>
          <table:table-cell/>
          <table:table-cell table:style-name="ce4" table:formula="of:=IF([.A146]=&quot;implied&quot;;&quot;0&quot;;IF([.A146]=&quot;(indirect,X)&quot;;&quot;1&quot;;IF([.A146]=&quot;none&quot;;&quot;2&quot;;IF([.A146]=&quot;zeropage&quot;;&quot;3&quot;;IF([.A146]=&quot;immidiate&quot;;&quot;4&quot;;IF([.A146]=&quot;accumulator&quot;;&quot;5&quot;;IF([.A146]=&quot;absolute&quot;;&quot;6&quot;;IF([.A146]=&quot;relative&quot;;&quot;7&quot;;IF([.A146]=&quot;(indirect),Y&quot;;&quot;8&quot;;IF([.A146]=&quot;zeropage,X&quot;;&quot;9&quot;;IF([.A146]=&quot;absolute,Y&quot;;&quot;10&quot;;IF([.A146]=&quot;absolute,X&quot;;&quot;11&quot;;IF([.A146]=&quot;indirect&quot;;&quot;12&quot;;IF([.A146]=&quot;zeropage,Y&quot;;&quot;13&quot;;&quot;OOO&quot;))))))))))))))" office:value-type="string" office:string-value="7" calcext:value-type="string">
            <text:p>7</text:p>
          </table:table-cell>
          <table:table-cell table:formula="of:=IF([.Q146]&lt;&gt;&quot;&quot;;[.Q146];&quot;&quot;)">
            <text:p/>
          </table:table-cell>
          <table:table-cell/>
          <table:table-cell office:value-type="string" calcext:value-type="string">
            <text:p>BCC</text:p>
          </table:table-cell>
          <table:table-cell table:formula="of:=IF([.T14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(oper),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47]" office:value-type="string" office:string-value="2" calcext:value-type="string">
            <text:p>2</text:p>
          </table:table-cell>
          <table:table-cell table:number-columns-repeated="2"/>
          <table:table-cell table:formula="of:=[.G147]" office:value-type="float" office:value="6" calcext:value-type="float">
            <text:p>6</text:p>
          </table:table-cell>
          <table:table-cell table:formula="of:=IF([.K147]&lt;&gt;&quot;&quot;;[.K14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7]&lt;&gt;&quot;&quot;;[.N147];&quot;&quot;)">
            <text:p/>
          </table:table-cell>
          <table:table-cell/>
          <table:table-cell table:style-name="ce4" table:formula="of:=IF([.A147]=&quot;implied&quot;;&quot;0&quot;;IF([.A147]=&quot;(indirect,X)&quot;;&quot;1&quot;;IF([.A147]=&quot;none&quot;;&quot;2&quot;;IF([.A147]=&quot;zeropage&quot;;&quot;3&quot;;IF([.A147]=&quot;immidiate&quot;;&quot;4&quot;;IF([.A147]=&quot;accumulator&quot;;&quot;5&quot;;IF([.A147]=&quot;absolute&quot;;&quot;6&quot;;IF([.A147]=&quot;relative&quot;;&quot;7&quot;;IF([.A147]=&quot;(indirect),Y&quot;;&quot;8&quot;;IF([.A147]=&quot;zeropage,X&quot;;&quot;9&quot;;IF([.A147]=&quot;absolute,Y&quot;;&quot;10&quot;;IF([.A147]=&quot;absolute,X&quot;;&quot;11&quot;;IF([.A147]=&quot;indirect&quot;;&quot;12&quot;;IF([.A147]=&quot;zeropage,Y&quot;;&quot;13&quot;;&quot;OOO&quot;))))))))))))))" office:value-type="string" office:string-value="8" calcext:value-type="string">
            <text:p>8</text:p>
          </table:table-cell>
          <table:table-cell table:formula="of:=IF([.Q147]&lt;&gt;&quot;&quot;;[.Q147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4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148]" office:value-type="string" office:string-value="1" calcext:value-type="string">
            <text:p>1</text:p>
          </table:table-cell>
          <table:table-cell table:number-columns-repeated="2"/>
          <table:table-cell table:formula="of:=[.G148]" office:value-type="float" office:value="0" calcext:value-type="float">
            <text:p>0</text:p>
          </table:table-cell>
          <table:table-cell table:formula="of:=IF([.K148]&lt;&gt;&quot;&quot;;[.K14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48]&lt;&gt;&quot;&quot;;[.N148];&quot;&quot;)">
            <text:p/>
          </table:table-cell>
          <table:table-cell/>
          <table:table-cell table:style-name="ce4" table:formula="of:=IF([.A148]=&quot;implied&quot;;&quot;0&quot;;IF([.A148]=&quot;(indirect,X)&quot;;&quot;1&quot;;IF([.A148]=&quot;none&quot;;&quot;2&quot;;IF([.A148]=&quot;zeropage&quot;;&quot;3&quot;;IF([.A148]=&quot;immidiate&quot;;&quot;4&quot;;IF([.A148]=&quot;accumulator&quot;;&quot;5&quot;;IF([.A148]=&quot;absolute&quot;;&quot;6&quot;;IF([.A148]=&quot;relative&quot;;&quot;7&quot;;IF([.A148]=&quot;(indirect),Y&quot;;&quot;8&quot;;IF([.A148]=&quot;zeropage,X&quot;;&quot;9&quot;;IF([.A148]=&quot;absolute,Y&quot;;&quot;10&quot;;IF([.A148]=&quot;absolute,X&quot;;&quot;11&quot;;IF([.A148]=&quot;indirect&quot;;&quot;12&quot;;IF([.A148]=&quot;zeropage,Y&quot;;&quot;13&quot;;&quot;OOO&quot;))))))))))))))" office:value-type="string" office:string-value="2" calcext:value-type="string">
            <text:p>2</text:p>
          </table:table-cell>
          <table:table-cell table:formula="of:=IF([.Q148]&lt;&gt;&quot;&quot;;[.Q148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14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AHX</text:p>
          </table:table-cell>
          <table:table-cell office:value-type="string" calcext:value-type="string">
            <text:p>#(oper),Y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149]" office:value-type="string" office:string-value="2" calcext:value-type="string">
            <text:p>2</text:p>
          </table:table-cell>
          <table:table-cell table:number-columns-repeated="2"/>
          <table:table-cell table:formula="of:=[.G149]" office:value-type="string" office:string-value="5*" calcext:value-type="string">
            <text:p>5*</text:p>
          </table:table-cell>
          <table:table-cell table:formula="of:=IF([.K149]&lt;&gt;&quot;&quot;;[.K14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49]&lt;&gt;&quot;&quot;;[.N149];&quot;&quot;)">
            <text:p/>
          </table:table-cell>
          <table:table-cell/>
          <table:table-cell table:style-name="ce4" table:formula="of:=IF([.A149]=&quot;implied&quot;;&quot;0&quot;;IF([.A149]=&quot;(indirect,X)&quot;;&quot;1&quot;;IF([.A149]=&quot;none&quot;;&quot;2&quot;;IF([.A149]=&quot;zeropage&quot;;&quot;3&quot;;IF([.A149]=&quot;immidiate&quot;;&quot;4&quot;;IF([.A149]=&quot;accumulator&quot;;&quot;5&quot;;IF([.A149]=&quot;absolute&quot;;&quot;6&quot;;IF([.A149]=&quot;relative&quot;;&quot;7&quot;;IF([.A149]=&quot;(indirect),Y&quot;;&quot;8&quot;;IF([.A149]=&quot;zeropage,X&quot;;&quot;9&quot;;IF([.A149]=&quot;absolute,Y&quot;;&quot;10&quot;;IF([.A149]=&quot;absolute,X&quot;;&quot;11&quot;;IF([.A149]=&quot;indirect&quot;;&quot;12&quot;;IF([.A149]=&quot;zeropage,Y&quot;;&quot;13&quot;;&quot;OOO&quot;))))))))))))))" office:value-type="string" office:string-value="8" calcext:value-type="string">
            <text:p>8</text:p>
          </table:table-cell>
          <table:table-cell table:formula="of:=IF([.Q149]&lt;&gt;&quot;&quot;;[.Q149];&quot;&quot;)">
            <text:p/>
          </table:table-cell>
          <table:table-cell/>
          <table:table-cell office:value-type="string" calcext:value-type="string">
            <text:p>AHX</text:p>
          </table:table-cell>
          <table:table-cell table:formula="of:=IF([.T14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oper,X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50]" office:value-type="string" office:string-value="2" calcext:value-type="string">
            <text:p>2</text:p>
          </table:table-cell>
          <table:table-cell table:number-columns-repeated="2"/>
          <table:table-cell table:formula="of:=[.G150]" office:value-type="float" office:value="4" calcext:value-type="float">
            <text:p>4</text:p>
          </table:table-cell>
          <table:table-cell table:formula="of:=IF([.K150]&lt;&gt;&quot;&quot;;[.K15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0]&lt;&gt;&quot;&quot;;[.N150];&quot;&quot;)">
            <text:p/>
          </table:table-cell>
          <table:table-cell/>
          <table:table-cell table:style-name="ce4" table:formula="of:=IF([.A150]=&quot;implied&quot;;&quot;0&quot;;IF([.A150]=&quot;(indirect,X)&quot;;&quot;1&quot;;IF([.A150]=&quot;none&quot;;&quot;2&quot;;IF([.A150]=&quot;zeropage&quot;;&quot;3&quot;;IF([.A150]=&quot;immidiate&quot;;&quot;4&quot;;IF([.A150]=&quot;accumulator&quot;;&quot;5&quot;;IF([.A150]=&quot;absolute&quot;;&quot;6&quot;;IF([.A150]=&quot;relative&quot;;&quot;7&quot;;IF([.A150]=&quot;(indirect),Y&quot;;&quot;8&quot;;IF([.A150]=&quot;zeropage,X&quot;;&quot;9&quot;;IF([.A150]=&quot;absolute,Y&quot;;&quot;10&quot;;IF([.A150]=&quot;absolute,X&quot;;&quot;11&quot;;IF([.A150]=&quot;indirect&quot;;&quot;12&quot;;IF([.A150]=&quot;zeropage,Y&quot;;&quot;13&quot;;&quot;OOO&quot;))))))))))))))" office:value-type="string" office:string-value="9" calcext:value-type="string">
            <text:p>9</text:p>
          </table:table-cell>
          <table:table-cell table:formula="of:=IF([.Q150]&lt;&gt;&quot;&quot;;[.Q150];&quot;&quot;)">
            <text:p/>
          </table:table-cell>
          <table:table-cell/>
          <table:table-cell office:value-type="string" calcext:value-type="string">
            <text:p>STY</text:p>
          </table:table-cell>
          <table:table-cell table:formula="of:=IF([.T15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,X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51]" office:value-type="string" office:string-value="2" calcext:value-type="string">
            <text:p>2</text:p>
          </table:table-cell>
          <table:table-cell table:number-columns-repeated="2"/>
          <table:table-cell table:formula="of:=[.G151]" office:value-type="float" office:value="4" calcext:value-type="float">
            <text:p>4</text:p>
          </table:table-cell>
          <table:table-cell table:formula="of:=IF([.K151]&lt;&gt;&quot;&quot;;[.K15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1]&lt;&gt;&quot;&quot;;[.N151];&quot;&quot;)">
            <text:p/>
          </table:table-cell>
          <table:table-cell/>
          <table:table-cell table:style-name="ce4" table:formula="of:=IF([.A151]=&quot;implied&quot;;&quot;0&quot;;IF([.A151]=&quot;(indirect,X)&quot;;&quot;1&quot;;IF([.A151]=&quot;none&quot;;&quot;2&quot;;IF([.A151]=&quot;zeropage&quot;;&quot;3&quot;;IF([.A151]=&quot;immidiate&quot;;&quot;4&quot;;IF([.A151]=&quot;accumulator&quot;;&quot;5&quot;;IF([.A151]=&quot;absolute&quot;;&quot;6&quot;;IF([.A151]=&quot;relative&quot;;&quot;7&quot;;IF([.A151]=&quot;(indirect),Y&quot;;&quot;8&quot;;IF([.A151]=&quot;zeropage,X&quot;;&quot;9&quot;;IF([.A151]=&quot;absolute,Y&quot;;&quot;10&quot;;IF([.A151]=&quot;absolute,X&quot;;&quot;11&quot;;IF([.A151]=&quot;indirect&quot;;&quot;12&quot;;IF([.A151]=&quot;zeropage,Y&quot;;&quot;13&quot;;&quot;OOO&quot;))))))))))))))" office:value-type="string" office:string-value="9" calcext:value-type="string">
            <text:p>9</text:p>
          </table:table-cell>
          <table:table-cell table:formula="of:=IF([.Q151]&lt;&gt;&quot;&quot;;[.Q151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5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Y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oper,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52]" office:value-type="string" office:string-value="3" calcext:value-type="string">
            <text:p>3</text:p>
          </table:table-cell>
          <table:table-cell table:number-columns-repeated="2"/>
          <table:table-cell table:formula="of:=[.G152]" office:value-type="float" office:value="4" calcext:value-type="float">
            <text:p>4</text:p>
          </table:table-cell>
          <table:table-cell table:formula="of:=IF([.K152]&lt;&gt;&quot;&quot;;[.K15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2]&lt;&gt;&quot;&quot;;[.N152];&quot;&quot;)">
            <text:p/>
          </table:table-cell>
          <table:table-cell/>
          <table:table-cell table:style-name="ce4" table:formula="of:=IF([.A152]=&quot;implied&quot;;&quot;0&quot;;IF([.A152]=&quot;(indirect,X)&quot;;&quot;1&quot;;IF([.A152]=&quot;none&quot;;&quot;2&quot;;IF([.A152]=&quot;zeropage&quot;;&quot;3&quot;;IF([.A152]=&quot;immidiate&quot;;&quot;4&quot;;IF([.A152]=&quot;accumulator&quot;;&quot;5&quot;;IF([.A152]=&quot;absolute&quot;;&quot;6&quot;;IF([.A152]=&quot;relative&quot;;&quot;7&quot;;IF([.A152]=&quot;(indirect),Y&quot;;&quot;8&quot;;IF([.A152]=&quot;zeropage,X&quot;;&quot;9&quot;;IF([.A152]=&quot;absolute,Y&quot;;&quot;10&quot;;IF([.A152]=&quot;absolute,X&quot;;&quot;11&quot;;IF([.A152]=&quot;indirect&quot;;&quot;12&quot;;IF([.A152]=&quot;zeropage,Y&quot;;&quot;13&quot;;&quot;OOO&quot;))))))))))))))" office:value-type="string" office:string-value="13" calcext:value-type="string">
            <text:p>13</text:p>
          </table:table-cell>
          <table:table-cell table:formula="of:=IF([.Q152]&lt;&gt;&quot;&quot;;[.Q152];&quot;&quot;)">
            <text:p/>
          </table:table-cell>
          <table:table-cell/>
          <table:table-cell office:value-type="string" calcext:value-type="string">
            <text:p>STX</text:p>
          </table:table-cell>
          <table:table-cell table:formula="of:=IF([.T15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Y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oper,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53]" office:value-type="string" office:string-value="3" calcext:value-type="string">
            <text:p>3</text:p>
          </table:table-cell>
          <table:table-cell table:number-columns-repeated="2"/>
          <table:table-cell table:formula="of:=[.G153]" office:value-type="float" office:value="4" calcext:value-type="float">
            <text:p>4</text:p>
          </table:table-cell>
          <table:table-cell table:formula="of:=IF([.K153]&lt;&gt;&quot;&quot;;[.K15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3]&lt;&gt;&quot;&quot;;[.N153];&quot;&quot;)">
            <text:p/>
          </table:table-cell>
          <table:table-cell/>
          <table:table-cell table:style-name="ce4" table:formula="of:=IF([.A153]=&quot;implied&quot;;&quot;0&quot;;IF([.A153]=&quot;(indirect,X)&quot;;&quot;1&quot;;IF([.A153]=&quot;none&quot;;&quot;2&quot;;IF([.A153]=&quot;zeropage&quot;;&quot;3&quot;;IF([.A153]=&quot;immidiate&quot;;&quot;4&quot;;IF([.A153]=&quot;accumulator&quot;;&quot;5&quot;;IF([.A153]=&quot;absolute&quot;;&quot;6&quot;;IF([.A153]=&quot;relative&quot;;&quot;7&quot;;IF([.A153]=&quot;(indirect),Y&quot;;&quot;8&quot;;IF([.A153]=&quot;zeropage,X&quot;;&quot;9&quot;;IF([.A153]=&quot;absolute,Y&quot;;&quot;10&quot;;IF([.A153]=&quot;absolute,X&quot;;&quot;11&quot;;IF([.A153]=&quot;indirect&quot;;&quot;12&quot;;IF([.A153]=&quot;zeropage,Y&quot;;&quot;13&quot;;&quot;OOO&quot;))))))))))))))" office:value-type="string" office:string-value="13" calcext:value-type="string">
            <text:p>13</text:p>
          </table:table-cell>
          <table:table-cell table:formula="of:=IF([.Q153]&lt;&gt;&quot;&quot;;[.Q153];&quot;&quot;)">
            <text:p/>
          </table:table-cell>
          <table:table-cell/>
          <table:table-cell office:value-type="string" calcext:value-type="string">
            <text:p>SAX</text:p>
          </table:table-cell>
          <table:table-cell table:formula="of:=IF([.T15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non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54]" office:value-type="string" office:string-value="1" calcext:value-type="string">
            <text:p>1</text:p>
          </table:table-cell>
          <table:table-cell table:number-columns-repeated="2"/>
          <table:table-cell table:formula="of:=[.G154]" office:value-type="float" office:value="2" calcext:value-type="float">
            <text:p>2</text:p>
          </table:table-cell>
          <table:table-cell table:formula="of:=IF([.K154]&lt;&gt;&quot;&quot;;[.K15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4]&lt;&gt;&quot;&quot;;[.N154];&quot;&quot;)">
            <text:p/>
          </table:table-cell>
          <table:table-cell/>
          <table:table-cell table:style-name="ce4" table:formula="of:=IF([.A154]=&quot;implied&quot;;&quot;0&quot;;IF([.A154]=&quot;(indirect,X)&quot;;&quot;1&quot;;IF([.A154]=&quot;none&quot;;&quot;2&quot;;IF([.A154]=&quot;zeropage&quot;;&quot;3&quot;;IF([.A154]=&quot;immidiate&quot;;&quot;4&quot;;IF([.A154]=&quot;accumulator&quot;;&quot;5&quot;;IF([.A154]=&quot;absolute&quot;;&quot;6&quot;;IF([.A154]=&quot;relative&quot;;&quot;7&quot;;IF([.A154]=&quot;(indirect),Y&quot;;&quot;8&quot;;IF([.A154]=&quot;zeropage,X&quot;;&quot;9&quot;;IF([.A154]=&quot;absolute,Y&quot;;&quot;10&quot;;IF([.A154]=&quot;absolute,X&quot;;&quot;11&quot;;IF([.A154]=&quot;indirect&quot;;&quot;12&quot;;IF([.A154]=&quot;zeropage,Y&quot;;&quot;13&quot;;&quot;OOO&quot;))))))))))))))" office:value-type="string" office:string-value="0" calcext:value-type="string">
            <text:p>0</text:p>
          </table:table-cell>
          <table:table-cell table:formula="of:=IF([.Q154]&lt;&gt;&quot;&quot;;[.Q154];&quot;&quot;)">
            <text:p/>
          </table:table-cell>
          <table:table-cell/>
          <table:table-cell office:value-type="string" calcext:value-type="string">
            <text:p>TYA</text:p>
          </table:table-cell>
          <table:table-cell table:formula="of:=IF([.T15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,Y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155]" office:value-type="string" office:string-value="3" calcext:value-type="string">
            <text:p>3</text:p>
          </table:table-cell>
          <table:table-cell table:number-columns-repeated="2"/>
          <table:table-cell table:formula="of:=[.G155]" office:value-type="float" office:value="5" calcext:value-type="float">
            <text:p>5</text:p>
          </table:table-cell>
          <table:table-cell table:formula="of:=IF([.K155]&lt;&gt;&quot;&quot;;[.K15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5]&lt;&gt;&quot;&quot;;[.N155];&quot;&quot;)">
            <text:p/>
          </table:table-cell>
          <table:table-cell/>
          <table:table-cell table:style-name="ce4" table:formula="of:=IF([.A155]=&quot;implied&quot;;&quot;0&quot;;IF([.A155]=&quot;(indirect,X)&quot;;&quot;1&quot;;IF([.A155]=&quot;none&quot;;&quot;2&quot;;IF([.A155]=&quot;zeropage&quot;;&quot;3&quot;;IF([.A155]=&quot;immidiate&quot;;&quot;4&quot;;IF([.A155]=&quot;accumulator&quot;;&quot;5&quot;;IF([.A155]=&quot;absolute&quot;;&quot;6&quot;;IF([.A155]=&quot;relative&quot;;&quot;7&quot;;IF([.A155]=&quot;(indirect),Y&quot;;&quot;8&quot;;IF([.A155]=&quot;zeropage,X&quot;;&quot;9&quot;;IF([.A155]=&quot;absolute,Y&quot;;&quot;10&quot;;IF([.A155]=&quot;absolute,X&quot;;&quot;11&quot;;IF([.A155]=&quot;indirect&quot;;&quot;12&quot;;IF([.A155]=&quot;zeropage,Y&quot;;&quot;13&quot;;&quot;OOO&quot;))))))))))))))" office:value-type="string" office:string-value="10" calcext:value-type="string">
            <text:p>10</text:p>
          </table:table-cell>
          <table:table-cell table:formula="of:=IF([.Q155]&lt;&gt;&quot;&quot;;[.Q155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5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non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56]" office:value-type="string" office:string-value="1" calcext:value-type="string">
            <text:p>1</text:p>
          </table:table-cell>
          <table:table-cell table:number-columns-repeated="2"/>
          <table:table-cell table:formula="of:=[.G156]" office:value-type="float" office:value="2" calcext:value-type="float">
            <text:p>2</text:p>
          </table:table-cell>
          <table:table-cell table:formula="of:=IF([.K156]&lt;&gt;&quot;&quot;;[.K15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6]&lt;&gt;&quot;&quot;;[.N156];&quot;&quot;)">
            <text:p/>
          </table:table-cell>
          <table:table-cell/>
          <table:table-cell table:style-name="ce4" table:formula="of:=IF([.A156]=&quot;implied&quot;;&quot;0&quot;;IF([.A156]=&quot;(indirect,X)&quot;;&quot;1&quot;;IF([.A156]=&quot;none&quot;;&quot;2&quot;;IF([.A156]=&quot;zeropage&quot;;&quot;3&quot;;IF([.A156]=&quot;immidiate&quot;;&quot;4&quot;;IF([.A156]=&quot;accumulator&quot;;&quot;5&quot;;IF([.A156]=&quot;absolute&quot;;&quot;6&quot;;IF([.A156]=&quot;relative&quot;;&quot;7&quot;;IF([.A156]=&quot;(indirect),Y&quot;;&quot;8&quot;;IF([.A156]=&quot;zeropage,X&quot;;&quot;9&quot;;IF([.A156]=&quot;absolute,Y&quot;;&quot;10&quot;;IF([.A156]=&quot;absolute,X&quot;;&quot;11&quot;;IF([.A156]=&quot;indirect&quot;;&quot;12&quot;;IF([.A156]=&quot;zeropage,Y&quot;;&quot;13&quot;;&quot;OOO&quot;))))))))))))))" office:value-type="string" office:string-value="0" calcext:value-type="string">
            <text:p>0</text:p>
          </table:table-cell>
          <table:table-cell table:formula="of:=IF([.Q156]&lt;&gt;&quot;&quot;;[.Q156];&quot;&quot;)">
            <text:p/>
          </table:table-cell>
          <table:table-cell/>
          <table:table-cell office:value-type="string" calcext:value-type="string">
            <text:p>TXS</text:p>
          </table:table-cell>
          <table:table-cell table:formula="of:=IF([.T15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oper,Y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57]" office:value-type="string" office:string-value="3" calcext:value-type="string">
            <text:p>3</text:p>
          </table:table-cell>
          <table:table-cell table:number-columns-repeated="2"/>
          <table:table-cell table:formula="of:=[.G157]" office:value-type="float" office:value="5" calcext:value-type="float">
            <text:p>5</text:p>
          </table:table-cell>
          <table:table-cell table:formula="of:=IF([.K157]&lt;&gt;&quot;&quot;;[.K15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7]&lt;&gt;&quot;&quot;;[.N157];&quot;&quot;)">
            <text:p/>
          </table:table-cell>
          <table:table-cell/>
          <table:table-cell table:style-name="ce4" table:formula="of:=IF([.A157]=&quot;implied&quot;;&quot;0&quot;;IF([.A157]=&quot;(indirect,X)&quot;;&quot;1&quot;;IF([.A157]=&quot;none&quot;;&quot;2&quot;;IF([.A157]=&quot;zeropage&quot;;&quot;3&quot;;IF([.A157]=&quot;immidiate&quot;;&quot;4&quot;;IF([.A157]=&quot;accumulator&quot;;&quot;5&quot;;IF([.A157]=&quot;absolute&quot;;&quot;6&quot;;IF([.A157]=&quot;relative&quot;;&quot;7&quot;;IF([.A157]=&quot;(indirect),Y&quot;;&quot;8&quot;;IF([.A157]=&quot;zeropage,X&quot;;&quot;9&quot;;IF([.A157]=&quot;absolute,Y&quot;;&quot;10&quot;;IF([.A157]=&quot;absolute,X&quot;;&quot;11&quot;;IF([.A157]=&quot;indirect&quot;;&quot;12&quot;;IF([.A157]=&quot;zeropage,Y&quot;;&quot;13&quot;;&quot;OOO&quot;))))))))))))))" office:value-type="string" office:string-value="10" calcext:value-type="string">
            <text:p>10</text:p>
          </table:table-cell>
          <table:table-cell table:formula="of:=IF([.Q157]&lt;&gt;&quot;&quot;;[.Q157];&quot;&quot;)">
            <text:p/>
          </table:table-cell>
          <table:table-cell/>
          <table:table-cell office:value-type="string" calcext:value-type="string">
            <text:p>TAS</text:p>
          </table:table-cell>
          <table:table-cell table:formula="of:=IF([.T15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oper,X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58]" office:value-type="string" office:string-value="2" calcext:value-type="string">
            <text:p>2</text:p>
          </table:table-cell>
          <table:table-cell table:number-columns-repeated="2"/>
          <table:table-cell table:formula="of:=[.G158]" office:value-type="float" office:value="5" calcext:value-type="float">
            <text:p>5</text:p>
          </table:table-cell>
          <table:table-cell table:formula="of:=IF([.K158]&lt;&gt;&quot;&quot;;[.K15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8]&lt;&gt;&quot;&quot;;[.N158];&quot;&quot;)">
            <text:p/>
          </table:table-cell>
          <table:table-cell/>
          <table:table-cell table:style-name="ce4" table:formula="of:=IF([.A158]=&quot;implied&quot;;&quot;0&quot;;IF([.A158]=&quot;(indirect,X)&quot;;&quot;1&quot;;IF([.A158]=&quot;none&quot;;&quot;2&quot;;IF([.A158]=&quot;zeropage&quot;;&quot;3&quot;;IF([.A158]=&quot;immidiate&quot;;&quot;4&quot;;IF([.A158]=&quot;accumulator&quot;;&quot;5&quot;;IF([.A158]=&quot;absolute&quot;;&quot;6&quot;;IF([.A158]=&quot;relative&quot;;&quot;7&quot;;IF([.A158]=&quot;(indirect),Y&quot;;&quot;8&quot;;IF([.A158]=&quot;zeropage,X&quot;;&quot;9&quot;;IF([.A158]=&quot;absolute,Y&quot;;&quot;10&quot;;IF([.A158]=&quot;absolute,X&quot;;&quot;11&quot;;IF([.A158]=&quot;indirect&quot;;&quot;12&quot;;IF([.A158]=&quot;zeropage,Y&quot;;&quot;13&quot;;&quot;OOO&quot;))))))))))))))" office:value-type="string" office:string-value="11" calcext:value-type="string">
            <text:p>11</text:p>
          </table:table-cell>
          <table:table-cell table:formula="of:=IF([.Q158]&lt;&gt;&quot;&quot;;[.Q158];&quot;&quot;)">
            <text:p/>
          </table:table-cell>
          <table:table-cell/>
          <table:table-cell office:value-type="string" calcext:value-type="string">
            <text:p>SHY</text:p>
          </table:table-cell>
          <table:table-cell table:formula="of:=IF([.T15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oper,X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159]" office:value-type="string" office:string-value="2" calcext:value-type="string">
            <text:p>2</text:p>
          </table:table-cell>
          <table:table-cell table:number-columns-repeated="2"/>
          <table:table-cell table:formula="of:=[.G159]" office:value-type="float" office:value="5" calcext:value-type="float">
            <text:p>5</text:p>
          </table:table-cell>
          <table:table-cell table:formula="of:=IF([.K159]&lt;&gt;&quot;&quot;;[.K15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59]&lt;&gt;&quot;&quot;;[.N159];&quot;&quot;)">
            <text:p/>
          </table:table-cell>
          <table:table-cell/>
          <table:table-cell table:style-name="ce4" table:formula="of:=IF([.A159]=&quot;implied&quot;;&quot;0&quot;;IF([.A159]=&quot;(indirect,X)&quot;;&quot;1&quot;;IF([.A159]=&quot;none&quot;;&quot;2&quot;;IF([.A159]=&quot;zeropage&quot;;&quot;3&quot;;IF([.A159]=&quot;immidiate&quot;;&quot;4&quot;;IF([.A159]=&quot;accumulator&quot;;&quot;5&quot;;IF([.A159]=&quot;absolute&quot;;&quot;6&quot;;IF([.A159]=&quot;relative&quot;;&quot;7&quot;;IF([.A159]=&quot;(indirect),Y&quot;;&quot;8&quot;;IF([.A159]=&quot;zeropage,X&quot;;&quot;9&quot;;IF([.A159]=&quot;absolute,Y&quot;;&quot;10&quot;;IF([.A159]=&quot;absolute,X&quot;;&quot;11&quot;;IF([.A159]=&quot;indirect&quot;;&quot;12&quot;;IF([.A159]=&quot;zeropage,Y&quot;;&quot;13&quot;;&quot;OOO&quot;))))))))))))))" office:value-type="string" office:string-value="11" calcext:value-type="string">
            <text:p>11</text:p>
          </table:table-cell>
          <table:table-cell table:formula="of:=IF([.Q159]&lt;&gt;&quot;&quot;;[.Q159];&quot;&quot;)">
            <text:p/>
          </table:table-cell>
          <table:table-cell/>
          <table:table-cell office:value-type="string" calcext:value-type="string">
            <text:p>STA</text:p>
          </table:table-cell>
          <table:table-cell table:formula="of:=IF([.T15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oper,Y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60]" office:value-type="string" office:string-value="3" calcext:value-type="string">
            <text:p>3</text:p>
          </table:table-cell>
          <table:table-cell table:number-columns-repeated="2"/>
          <table:table-cell table:formula="of:=[.G160]" office:value-type="float" office:value="5" calcext:value-type="float">
            <text:p>5</text:p>
          </table:table-cell>
          <table:table-cell table:formula="of:=IF([.K160]&lt;&gt;&quot;&quot;;[.K16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0]&lt;&gt;&quot;&quot;;[.N160];&quot;&quot;)">
            <text:p/>
          </table:table-cell>
          <table:table-cell/>
          <table:table-cell table:style-name="ce4" table:formula="of:=IF([.A160]=&quot;implied&quot;;&quot;0&quot;;IF([.A160]=&quot;(indirect,X)&quot;;&quot;1&quot;;IF([.A160]=&quot;none&quot;;&quot;2&quot;;IF([.A160]=&quot;zeropage&quot;;&quot;3&quot;;IF([.A160]=&quot;immidiate&quot;;&quot;4&quot;;IF([.A160]=&quot;accumulator&quot;;&quot;5&quot;;IF([.A160]=&quot;absolute&quot;;&quot;6&quot;;IF([.A160]=&quot;relative&quot;;&quot;7&quot;;IF([.A160]=&quot;(indirect),Y&quot;;&quot;8&quot;;IF([.A160]=&quot;zeropage,X&quot;;&quot;9&quot;;IF([.A160]=&quot;absolute,Y&quot;;&quot;10&quot;;IF([.A160]=&quot;absolute,X&quot;;&quot;11&quot;;IF([.A160]=&quot;indirect&quot;;&quot;12&quot;;IF([.A160]=&quot;zeropage,Y&quot;;&quot;13&quot;;&quot;OOO&quot;))))))))))))))" office:value-type="string" office:string-value="10" calcext:value-type="string">
            <text:p>10</text:p>
          </table:table-cell>
          <table:table-cell table:formula="of:=IF([.Q160]&lt;&gt;&quot;&quot;;[.Q160];&quot;&quot;)">
            <text:p/>
          </table:table-cell>
          <table:table-cell/>
          <table:table-cell office:value-type="string" calcext:value-type="string">
            <text:p>SHA</text:p>
          </table:table-cell>
          <table:table-cell table:formula="of:=IF([.T16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AHX</text:p>
          </table:table-cell>
          <table:table-cell office:value-type="string" calcext:value-type="string">
            <text:p>oper,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161]" office:value-type="string" office:string-value="3" calcext:value-type="string">
            <text:p>3</text:p>
          </table:table-cell>
          <table:table-cell office:value-type="string" calcext:value-type="string">
            <text:p>N</text:p>
          </table:table-cell>
          <table:table-cell/>
          <table:table-cell table:formula="of:=[.G161]" office:value-type="float" office:value="5" calcext:value-type="float">
            <text:p>5</text:p>
          </table:table-cell>
          <table:table-cell table:formula="of:=IF([.K161]&lt;&gt;&quot;&quot;;[.K161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61]&lt;&gt;&quot;&quot;;[.N161];&quot;&quot;)" office:value-type="string" office:string-value="N" calcext:value-type="string">
            <text:p>N</text:p>
          </table:table-cell>
          <table:table-cell/>
          <table:table-cell table:style-name="ce4" table:formula="of:=IF([.A161]=&quot;implied&quot;;&quot;0&quot;;IF([.A161]=&quot;(indirect,X)&quot;;&quot;1&quot;;IF([.A161]=&quot;none&quot;;&quot;2&quot;;IF([.A161]=&quot;zeropage&quot;;&quot;3&quot;;IF([.A161]=&quot;immidiate&quot;;&quot;4&quot;;IF([.A161]=&quot;accumulator&quot;;&quot;5&quot;;IF([.A161]=&quot;absolute&quot;;&quot;6&quot;;IF([.A161]=&quot;relative&quot;;&quot;7&quot;;IF([.A161]=&quot;(indirect),Y&quot;;&quot;8&quot;;IF([.A161]=&quot;zeropage,X&quot;;&quot;9&quot;;IF([.A161]=&quot;absolute,Y&quot;;&quot;10&quot;;IF([.A161]=&quot;absolute,X&quot;;&quot;11&quot;;IF([.A161]=&quot;indirect&quot;;&quot;12&quot;;IF([.A161]=&quot;zeropage,Y&quot;;&quot;13&quot;;&quot;OOO&quot;))))))))))))))" office:value-type="string" office:string-value="10" calcext:value-type="string">
            <text:p>10</text:p>
          </table:table-cell>
          <table:table-cell table:formula="of:=IF([.Q161]&lt;&gt;&quot;&quot;;[.Q161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AHX</text:p>
          </table:table-cell>
          <table:table-cell table:formula="of:=IF([.T161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#op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62]" office:value-type="string" office:string-value="2" calcext:value-type="string">
            <text:p>2</text:p>
          </table:table-cell>
          <table:table-cell table:number-columns-repeated="2"/>
          <table:table-cell table:formula="of:=[.G162]" office:value-type="float" office:value="2" calcext:value-type="float">
            <text:p>2</text:p>
          </table:table-cell>
          <table:table-cell table:formula="of:=IF([.K162]&lt;&gt;&quot;&quot;;[.K16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2]&lt;&gt;&quot;&quot;;[.N162];&quot;&quot;)">
            <text:p/>
          </table:table-cell>
          <table:table-cell/>
          <table:table-cell table:style-name="ce4" table:formula="of:=IF([.A162]=&quot;implied&quot;;&quot;0&quot;;IF([.A162]=&quot;(indirect,X)&quot;;&quot;1&quot;;IF([.A162]=&quot;none&quot;;&quot;2&quot;;IF([.A162]=&quot;zeropage&quot;;&quot;3&quot;;IF([.A162]=&quot;immidiate&quot;;&quot;4&quot;;IF([.A162]=&quot;accumulator&quot;;&quot;5&quot;;IF([.A162]=&quot;absolute&quot;;&quot;6&quot;;IF([.A162]=&quot;relative&quot;;&quot;7&quot;;IF([.A162]=&quot;(indirect),Y&quot;;&quot;8&quot;;IF([.A162]=&quot;zeropage,X&quot;;&quot;9&quot;;IF([.A162]=&quot;absolute,Y&quot;;&quot;10&quot;;IF([.A162]=&quot;absolute,X&quot;;&quot;11&quot;;IF([.A162]=&quot;indirect&quot;;&quot;12&quot;;IF([.A162]=&quot;zeropage,Y&quot;;&quot;13&quot;;&quot;OOO&quot;))))))))))))))" office:value-type="string" office:string-value="4" calcext:value-type="string">
            <text:p>4</text:p>
          </table:table-cell>
          <table:table-cell table:formula="of:=IF([.Q162]&lt;&gt;&quot;&quot;;[.Q162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6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(oper,X)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63]" office:value-type="string" office:string-value="2" calcext:value-type="string">
            <text:p>2</text:p>
          </table:table-cell>
          <table:table-cell table:number-columns-repeated="2"/>
          <table:table-cell table:formula="of:=[.G163]" office:value-type="float" office:value="6" calcext:value-type="float">
            <text:p>6</text:p>
          </table:table-cell>
          <table:table-cell table:formula="of:=IF([.K163]&lt;&gt;&quot;&quot;;[.K16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3]&lt;&gt;&quot;&quot;;[.N163];&quot;&quot;)">
            <text:p/>
          </table:table-cell>
          <table:table-cell/>
          <table:table-cell table:style-name="ce4" table:formula="of:=IF([.A163]=&quot;implied&quot;;&quot;0&quot;;IF([.A163]=&quot;(indirect,X)&quot;;&quot;1&quot;;IF([.A163]=&quot;none&quot;;&quot;2&quot;;IF([.A163]=&quot;zeropage&quot;;&quot;3&quot;;IF([.A163]=&quot;immidiate&quot;;&quot;4&quot;;IF([.A163]=&quot;accumulator&quot;;&quot;5&quot;;IF([.A163]=&quot;absolute&quot;;&quot;6&quot;;IF([.A163]=&quot;relative&quot;;&quot;7&quot;;IF([.A163]=&quot;(indirect),Y&quot;;&quot;8&quot;;IF([.A163]=&quot;zeropage,X&quot;;&quot;9&quot;;IF([.A163]=&quot;absolute,Y&quot;;&quot;10&quot;;IF([.A163]=&quot;absolute,X&quot;;&quot;11&quot;;IF([.A163]=&quot;indirect&quot;;&quot;12&quot;;IF([.A163]=&quot;zeropage,Y&quot;;&quot;13&quot;;&quot;OOO&quot;))))))))))))))" office:value-type="string" office:string-value="1" calcext:value-type="string">
            <text:p>1</text:p>
          </table:table-cell>
          <table:table-cell table:formula="of:=IF([.Q163]&lt;&gt;&quot;&quot;;[.Q163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6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#op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64]" office:value-type="string" office:string-value="2" calcext:value-type="string">
            <text:p>2</text:p>
          </table:table-cell>
          <table:table-cell table:number-columns-repeated="2"/>
          <table:table-cell table:formula="of:=[.G164]" office:value-type="float" office:value="2" calcext:value-type="float">
            <text:p>2</text:p>
          </table:table-cell>
          <table:table-cell table:formula="of:=IF([.K164]&lt;&gt;&quot;&quot;;[.K16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4]&lt;&gt;&quot;&quot;;[.N164];&quot;&quot;)">
            <text:p/>
          </table:table-cell>
          <table:table-cell/>
          <table:table-cell table:style-name="ce4" table:formula="of:=IF([.A164]=&quot;implied&quot;;&quot;0&quot;;IF([.A164]=&quot;(indirect,X)&quot;;&quot;1&quot;;IF([.A164]=&quot;none&quot;;&quot;2&quot;;IF([.A164]=&quot;zeropage&quot;;&quot;3&quot;;IF([.A164]=&quot;immidiate&quot;;&quot;4&quot;;IF([.A164]=&quot;accumulator&quot;;&quot;5&quot;;IF([.A164]=&quot;absolute&quot;;&quot;6&quot;;IF([.A164]=&quot;relative&quot;;&quot;7&quot;;IF([.A164]=&quot;(indirect),Y&quot;;&quot;8&quot;;IF([.A164]=&quot;zeropage,X&quot;;&quot;9&quot;;IF([.A164]=&quot;absolute,Y&quot;;&quot;10&quot;;IF([.A164]=&quot;absolute,X&quot;;&quot;11&quot;;IF([.A164]=&quot;indirect&quot;;&quot;12&quot;;IF([.A164]=&quot;zeropage,Y&quot;;&quot;13&quot;;&quot;OOO&quot;))))))))))))))" office:value-type="string" office:string-value="4" calcext:value-type="string">
            <text:p>4</text:p>
          </table:table-cell>
          <table:table-cell table:formula="of:=IF([.Q164]&lt;&gt;&quot;&quot;;[.Q164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6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(oper,X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65]" office:value-type="string" office:string-value="2" calcext:value-type="string">
            <text:p>2</text:p>
          </table:table-cell>
          <table:table-cell table:number-columns-repeated="2"/>
          <table:table-cell table:formula="of:=[.G165]" office:value-type="float" office:value="6" calcext:value-type="float">
            <text:p>6</text:p>
          </table:table-cell>
          <table:table-cell table:formula="of:=IF([.K165]&lt;&gt;&quot;&quot;;[.K16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5]&lt;&gt;&quot;&quot;;[.N165];&quot;&quot;)">
            <text:p/>
          </table:table-cell>
          <table:table-cell/>
          <table:table-cell table:style-name="ce4" table:formula="of:=IF([.A165]=&quot;implied&quot;;&quot;0&quot;;IF([.A165]=&quot;(indirect,X)&quot;;&quot;1&quot;;IF([.A165]=&quot;none&quot;;&quot;2&quot;;IF([.A165]=&quot;zeropage&quot;;&quot;3&quot;;IF([.A165]=&quot;immidiate&quot;;&quot;4&quot;;IF([.A165]=&quot;accumulator&quot;;&quot;5&quot;;IF([.A165]=&quot;absolute&quot;;&quot;6&quot;;IF([.A165]=&quot;relative&quot;;&quot;7&quot;;IF([.A165]=&quot;(indirect),Y&quot;;&quot;8&quot;;IF([.A165]=&quot;zeropage,X&quot;;&quot;9&quot;;IF([.A165]=&quot;absolute,Y&quot;;&quot;10&quot;;IF([.A165]=&quot;absolute,X&quot;;&quot;11&quot;;IF([.A165]=&quot;indirect&quot;;&quot;12&quot;;IF([.A165]=&quot;zeropage,Y&quot;;&quot;13&quot;;&quot;OOO&quot;))))))))))))))" office:value-type="string" office:string-value="1" calcext:value-type="string">
            <text:p>1</text:p>
          </table:table-cell>
          <table:table-cell table:formula="of:=IF([.Q165]&lt;&gt;&quot;&quot;;[.Q165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6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op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66]" office:value-type="string" office:string-value="2" calcext:value-type="string">
            <text:p>2</text:p>
          </table:table-cell>
          <table:table-cell table:number-columns-repeated="2"/>
          <table:table-cell table:formula="of:=[.G166]" office:value-type="float" office:value="3" calcext:value-type="float">
            <text:p>3</text:p>
          </table:table-cell>
          <table:table-cell table:formula="of:=IF([.K166]&lt;&gt;&quot;&quot;;[.K16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6]&lt;&gt;&quot;&quot;;[.N166];&quot;&quot;)">
            <text:p/>
          </table:table-cell>
          <table:table-cell/>
          <table:table-cell table:style-name="ce4" table:formula="of:=IF([.A166]=&quot;implied&quot;;&quot;0&quot;;IF([.A166]=&quot;(indirect,X)&quot;;&quot;1&quot;;IF([.A166]=&quot;none&quot;;&quot;2&quot;;IF([.A166]=&quot;zeropage&quot;;&quot;3&quot;;IF([.A166]=&quot;immidiate&quot;;&quot;4&quot;;IF([.A166]=&quot;accumulator&quot;;&quot;5&quot;;IF([.A166]=&quot;absolute&quot;;&quot;6&quot;;IF([.A166]=&quot;relative&quot;;&quot;7&quot;;IF([.A166]=&quot;(indirect),Y&quot;;&quot;8&quot;;IF([.A166]=&quot;zeropage,X&quot;;&quot;9&quot;;IF([.A166]=&quot;absolute,Y&quot;;&quot;10&quot;;IF([.A166]=&quot;absolute,X&quot;;&quot;11&quot;;IF([.A166]=&quot;indirect&quot;;&quot;12&quot;;IF([.A166]=&quot;zeropage,Y&quot;;&quot;13&quot;;&quot;OOO&quot;))))))))))))))" office:value-type="string" office:string-value="3" calcext:value-type="string">
            <text:p>3</text:p>
          </table:table-cell>
          <table:table-cell table:formula="of:=IF([.Q166]&lt;&gt;&quot;&quot;;[.Q166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6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67]" office:value-type="string" office:string-value="2" calcext:value-type="string">
            <text:p>2</text:p>
          </table:table-cell>
          <table:table-cell table:number-columns-repeated="2"/>
          <table:table-cell table:formula="of:=[.G167]" office:value-type="float" office:value="3" calcext:value-type="float">
            <text:p>3</text:p>
          </table:table-cell>
          <table:table-cell table:formula="of:=IF([.K167]&lt;&gt;&quot;&quot;;[.K16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7]&lt;&gt;&quot;&quot;;[.N167];&quot;&quot;)">
            <text:p/>
          </table:table-cell>
          <table:table-cell/>
          <table:table-cell table:style-name="ce4" table:formula="of:=IF([.A167]=&quot;implied&quot;;&quot;0&quot;;IF([.A167]=&quot;(indirect,X)&quot;;&quot;1&quot;;IF([.A167]=&quot;none&quot;;&quot;2&quot;;IF([.A167]=&quot;zeropage&quot;;&quot;3&quot;;IF([.A167]=&quot;immidiate&quot;;&quot;4&quot;;IF([.A167]=&quot;accumulator&quot;;&quot;5&quot;;IF([.A167]=&quot;absolute&quot;;&quot;6&quot;;IF([.A167]=&quot;relative&quot;;&quot;7&quot;;IF([.A167]=&quot;(indirect),Y&quot;;&quot;8&quot;;IF([.A167]=&quot;zeropage,X&quot;;&quot;9&quot;;IF([.A167]=&quot;absolute,Y&quot;;&quot;10&quot;;IF([.A167]=&quot;absolute,X&quot;;&quot;11&quot;;IF([.A167]=&quot;indirect&quot;;&quot;12&quot;;IF([.A167]=&quot;zeropage,Y&quot;;&quot;13&quot;;&quot;OOO&quot;))))))))))))))" office:value-type="string" office:string-value="3" calcext:value-type="string">
            <text:p>3</text:p>
          </table:table-cell>
          <table:table-cell table:formula="of:=IF([.Q167]&lt;&gt;&quot;&quot;;[.Q167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6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op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68]" office:value-type="string" office:string-value="2" calcext:value-type="string">
            <text:p>2</text:p>
          </table:table-cell>
          <table:table-cell table:number-columns-repeated="2"/>
          <table:table-cell table:formula="of:=[.G168]" office:value-type="float" office:value="3" calcext:value-type="float">
            <text:p>3</text:p>
          </table:table-cell>
          <table:table-cell table:formula="of:=IF([.K168]&lt;&gt;&quot;&quot;;[.K16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8]&lt;&gt;&quot;&quot;;[.N168];&quot;&quot;)">
            <text:p/>
          </table:table-cell>
          <table:table-cell/>
          <table:table-cell table:style-name="ce4" table:formula="of:=IF([.A168]=&quot;implied&quot;;&quot;0&quot;;IF([.A168]=&quot;(indirect,X)&quot;;&quot;1&quot;;IF([.A168]=&quot;none&quot;;&quot;2&quot;;IF([.A168]=&quot;zeropage&quot;;&quot;3&quot;;IF([.A168]=&quot;immidiate&quot;;&quot;4&quot;;IF([.A168]=&quot;accumulator&quot;;&quot;5&quot;;IF([.A168]=&quot;absolute&quot;;&quot;6&quot;;IF([.A168]=&quot;relative&quot;;&quot;7&quot;;IF([.A168]=&quot;(indirect),Y&quot;;&quot;8&quot;;IF([.A168]=&quot;zeropage,X&quot;;&quot;9&quot;;IF([.A168]=&quot;absolute,Y&quot;;&quot;10&quot;;IF([.A168]=&quot;absolute,X&quot;;&quot;11&quot;;IF([.A168]=&quot;indirect&quot;;&quot;12&quot;;IF([.A168]=&quot;zeropage,Y&quot;;&quot;13&quot;;&quot;OOO&quot;))))))))))))))" office:value-type="string" office:string-value="3" calcext:value-type="string">
            <text:p>3</text:p>
          </table:table-cell>
          <table:table-cell table:formula="of:=IF([.Q168]&lt;&gt;&quot;&quot;;[.Q168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6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op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ocumented</text:p>
          </table:table-cell>
          <table:table-cell/>
          <table:table-cell table:formula="of:=[.F169]" office:value-type="string" office:string-value="2" calcext:value-type="string">
            <text:p>2</text:p>
          </table:table-cell>
          <table:table-cell table:number-columns-repeated="2"/>
          <table:table-cell table:formula="of:=[.G169]" office:value-type="float" office:value="3" calcext:value-type="float">
            <text:p>3</text:p>
          </table:table-cell>
          <table:table-cell table:formula="of:=IF([.K169]&lt;&gt;&quot;&quot;;[.K16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69]&lt;&gt;&quot;&quot;;[.N169];&quot;&quot;)">
            <text:p/>
          </table:table-cell>
          <table:table-cell/>
          <table:table-cell table:style-name="ce4" table:formula="of:=IF([.A169]=&quot;implied&quot;;&quot;0&quot;;IF([.A169]=&quot;(indirect,X)&quot;;&quot;1&quot;;IF([.A169]=&quot;none&quot;;&quot;2&quot;;IF([.A169]=&quot;zeropage&quot;;&quot;3&quot;;IF([.A169]=&quot;immidiate&quot;;&quot;4&quot;;IF([.A169]=&quot;accumulator&quot;;&quot;5&quot;;IF([.A169]=&quot;absolute&quot;;&quot;6&quot;;IF([.A169]=&quot;relative&quot;;&quot;7&quot;;IF([.A169]=&quot;(indirect),Y&quot;;&quot;8&quot;;IF([.A169]=&quot;zeropage,X&quot;;&quot;9&quot;;IF([.A169]=&quot;absolute,Y&quot;;&quot;10&quot;;IF([.A169]=&quot;absolute,X&quot;;&quot;11&quot;;IF([.A169]=&quot;indirect&quot;;&quot;12&quot;;IF([.A169]=&quot;zeropage,Y&quot;;&quot;13&quot;;&quot;OOO&quot;))))))))))))))" office:value-type="string" office:string-value="3" calcext:value-type="string">
            <text:p>3</text:p>
          </table:table-cell>
          <table:table-cell table:formula="of:=IF([.Q169]&lt;&gt;&quot;&quot;;[.Q169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6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non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70]" office:value-type="string" office:string-value="1" calcext:value-type="string">
            <text:p>1</text:p>
          </table:table-cell>
          <table:table-cell table:number-columns-repeated="2"/>
          <table:table-cell table:formula="of:=[.G170]" office:value-type="float" office:value="2" calcext:value-type="float">
            <text:p>2</text:p>
          </table:table-cell>
          <table:table-cell table:formula="of:=IF([.K170]&lt;&gt;&quot;&quot;;[.K17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0]&lt;&gt;&quot;&quot;;[.N170];&quot;&quot;)">
            <text:p/>
          </table:table-cell>
          <table:table-cell/>
          <table:table-cell table:style-name="ce4" table:formula="of:=IF([.A170]=&quot;implied&quot;;&quot;0&quot;;IF([.A170]=&quot;(indirect,X)&quot;;&quot;1&quot;;IF([.A170]=&quot;none&quot;;&quot;2&quot;;IF([.A170]=&quot;zeropage&quot;;&quot;3&quot;;IF([.A170]=&quot;immidiate&quot;;&quot;4&quot;;IF([.A170]=&quot;accumulator&quot;;&quot;5&quot;;IF([.A170]=&quot;absolute&quot;;&quot;6&quot;;IF([.A170]=&quot;relative&quot;;&quot;7&quot;;IF([.A170]=&quot;(indirect),Y&quot;;&quot;8&quot;;IF([.A170]=&quot;zeropage,X&quot;;&quot;9&quot;;IF([.A170]=&quot;absolute,Y&quot;;&quot;10&quot;;IF([.A170]=&quot;absolute,X&quot;;&quot;11&quot;;IF([.A170]=&quot;indirect&quot;;&quot;12&quot;;IF([.A170]=&quot;zeropage,Y&quot;;&quot;13&quot;;&quot;OOO&quot;))))))))))))))" office:value-type="string" office:string-value="0" calcext:value-type="string">
            <text:p>0</text:p>
          </table:table-cell>
          <table:table-cell table:formula="of:=IF([.Q170]&lt;&gt;&quot;&quot;;[.Q170];&quot;&quot;)">
            <text:p/>
          </table:table-cell>
          <table:table-cell/>
          <table:table-cell office:value-type="string" calcext:value-type="string">
            <text:p>TAY</text:p>
          </table:table-cell>
          <table:table-cell table:formula="of:=IF([.T17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#op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71]" office:value-type="string" office:string-value="2" calcext:value-type="string">
            <text:p>2</text:p>
          </table:table-cell>
          <table:table-cell table:number-columns-repeated="2"/>
          <table:table-cell table:formula="of:=[.G171]" office:value-type="float" office:value="2" calcext:value-type="float">
            <text:p>2</text:p>
          </table:table-cell>
          <table:table-cell table:formula="of:=IF([.K171]&lt;&gt;&quot;&quot;;[.K17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1]&lt;&gt;&quot;&quot;;[.N171];&quot;&quot;)">
            <text:p/>
          </table:table-cell>
          <table:table-cell/>
          <table:table-cell table:style-name="ce4" table:formula="of:=IF([.A171]=&quot;implied&quot;;&quot;0&quot;;IF([.A171]=&quot;(indirect,X)&quot;;&quot;1&quot;;IF([.A171]=&quot;none&quot;;&quot;2&quot;;IF([.A171]=&quot;zeropage&quot;;&quot;3&quot;;IF([.A171]=&quot;immidiate&quot;;&quot;4&quot;;IF([.A171]=&quot;accumulator&quot;;&quot;5&quot;;IF([.A171]=&quot;absolute&quot;;&quot;6&quot;;IF([.A171]=&quot;relative&quot;;&quot;7&quot;;IF([.A171]=&quot;(indirect),Y&quot;;&quot;8&quot;;IF([.A171]=&quot;zeropage,X&quot;;&quot;9&quot;;IF([.A171]=&quot;absolute,Y&quot;;&quot;10&quot;;IF([.A171]=&quot;absolute,X&quot;;&quot;11&quot;;IF([.A171]=&quot;indirect&quot;;&quot;12&quot;;IF([.A171]=&quot;zeropage,Y&quot;;&quot;13&quot;;&quot;OOO&quot;))))))))))))))" office:value-type="string" office:string-value="4" calcext:value-type="string">
            <text:p>4</text:p>
          </table:table-cell>
          <table:table-cell table:formula="of:=IF([.Q171]&lt;&gt;&quot;&quot;;[.Q171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7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72]" office:value-type="string" office:string-value="1" calcext:value-type="string">
            <text:p>1</text:p>
          </table:table-cell>
          <table:table-cell table:number-columns-repeated="2"/>
          <table:table-cell table:formula="of:=[.G172]" office:value-type="float" office:value="2" calcext:value-type="float">
            <text:p>2</text:p>
          </table:table-cell>
          <table:table-cell table:formula="of:=IF([.K172]&lt;&gt;&quot;&quot;;[.K17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2]&lt;&gt;&quot;&quot;;[.N172];&quot;&quot;)">
            <text:p/>
          </table:table-cell>
          <table:table-cell/>
          <table:table-cell table:style-name="ce4" table:formula="of:=IF([.A172]=&quot;implied&quot;;&quot;0&quot;;IF([.A172]=&quot;(indirect,X)&quot;;&quot;1&quot;;IF([.A172]=&quot;none&quot;;&quot;2&quot;;IF([.A172]=&quot;zeropage&quot;;&quot;3&quot;;IF([.A172]=&quot;immidiate&quot;;&quot;4&quot;;IF([.A172]=&quot;accumulator&quot;;&quot;5&quot;;IF([.A172]=&quot;absolute&quot;;&quot;6&quot;;IF([.A172]=&quot;relative&quot;;&quot;7&quot;;IF([.A172]=&quot;(indirect),Y&quot;;&quot;8&quot;;IF([.A172]=&quot;zeropage,X&quot;;&quot;9&quot;;IF([.A172]=&quot;absolute,Y&quot;;&quot;10&quot;;IF([.A172]=&quot;absolute,X&quot;;&quot;11&quot;;IF([.A172]=&quot;indirect&quot;;&quot;12&quot;;IF([.A172]=&quot;zeropage,Y&quot;;&quot;13&quot;;&quot;OOO&quot;))))))))))))))" office:value-type="string" office:string-value="0" calcext:value-type="string">
            <text:p>0</text:p>
          </table:table-cell>
          <table:table-cell table:formula="of:=IF([.Q172]&lt;&gt;&quot;&quot;;[.Q172];&quot;&quot;)">
            <text:p/>
          </table:table-cell>
          <table:table-cell/>
          <table:table-cell office:value-type="string" calcext:value-type="string">
            <text:p>TAX</text:p>
          </table:table-cell>
          <table:table-cell table:formula="of:=IF([.T17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#op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73]" office:value-type="string" office:string-value="2" calcext:value-type="string">
            <text:p>2</text:p>
          </table:table-cell>
          <table:table-cell table:number-columns-repeated="2"/>
          <table:table-cell table:formula="of:=[.G173]" office:value-type="float" office:value="2" calcext:value-type="float">
            <text:p>2</text:p>
          </table:table-cell>
          <table:table-cell table:formula="of:=IF([.K173]&lt;&gt;&quot;&quot;;[.K17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3]&lt;&gt;&quot;&quot;;[.N173];&quot;&quot;)">
            <text:p/>
          </table:table-cell>
          <table:table-cell/>
          <table:table-cell table:style-name="ce4" table:formula="of:=IF([.A173]=&quot;implied&quot;;&quot;0&quot;;IF([.A173]=&quot;(indirect,X)&quot;;&quot;1&quot;;IF([.A173]=&quot;none&quot;;&quot;2&quot;;IF([.A173]=&quot;zeropage&quot;;&quot;3&quot;;IF([.A173]=&quot;immidiate&quot;;&quot;4&quot;;IF([.A173]=&quot;accumulator&quot;;&quot;5&quot;;IF([.A173]=&quot;absolute&quot;;&quot;6&quot;;IF([.A173]=&quot;relative&quot;;&quot;7&quot;;IF([.A173]=&quot;(indirect),Y&quot;;&quot;8&quot;;IF([.A173]=&quot;zeropage,X&quot;;&quot;9&quot;;IF([.A173]=&quot;absolute,Y&quot;;&quot;10&quot;;IF([.A173]=&quot;absolute,X&quot;;&quot;11&quot;;IF([.A173]=&quot;indirect&quot;;&quot;12&quot;;IF([.A173]=&quot;zeropage,Y&quot;;&quot;13&quot;;&quot;OOO&quot;))))))))))))))" office:value-type="string" office:string-value="4" calcext:value-type="string">
            <text:p>4</text:p>
          </table:table-cell>
          <table:table-cell table:formula="of:=IF([.Q173]&lt;&gt;&quot;&quot;;[.Q173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7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op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74]" office:value-type="string" office:string-value="2" calcext:value-type="string">
            <text:p>2</text:p>
          </table:table-cell>
          <table:table-cell table:number-columns-repeated="2"/>
          <table:table-cell table:formula="of:=[.G174]" office:value-type="float" office:value="4" calcext:value-type="float">
            <text:p>4</text:p>
          </table:table-cell>
          <table:table-cell table:formula="of:=IF([.K174]&lt;&gt;&quot;&quot;;[.K17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4]&lt;&gt;&quot;&quot;;[.N174];&quot;&quot;)">
            <text:p/>
          </table:table-cell>
          <table:table-cell/>
          <table:table-cell table:style-name="ce4" table:formula="of:=IF([.A174]=&quot;implied&quot;;&quot;0&quot;;IF([.A174]=&quot;(indirect,X)&quot;;&quot;1&quot;;IF([.A174]=&quot;none&quot;;&quot;2&quot;;IF([.A174]=&quot;zeropage&quot;;&quot;3&quot;;IF([.A174]=&quot;immidiate&quot;;&quot;4&quot;;IF([.A174]=&quot;accumulator&quot;;&quot;5&quot;;IF([.A174]=&quot;absolute&quot;;&quot;6&quot;;IF([.A174]=&quot;relative&quot;;&quot;7&quot;;IF([.A174]=&quot;(indirect),Y&quot;;&quot;8&quot;;IF([.A174]=&quot;zeropage,X&quot;;&quot;9&quot;;IF([.A174]=&quot;absolute,Y&quot;;&quot;10&quot;;IF([.A174]=&quot;absolute,X&quot;;&quot;11&quot;;IF([.A174]=&quot;indirect&quot;;&quot;12&quot;;IF([.A174]=&quot;zeropage,Y&quot;;&quot;13&quot;;&quot;OOO&quot;))))))))))))))" office:value-type="string" office:string-value="6" calcext:value-type="string">
            <text:p>6</text:p>
          </table:table-cell>
          <table:table-cell table:formula="of:=IF([.Q174]&lt;&gt;&quot;&quot;;[.Q174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7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75]" office:value-type="string" office:string-value="2" calcext:value-type="string">
            <text:p>2</text:p>
          </table:table-cell>
          <table:table-cell table:number-columns-repeated="2"/>
          <table:table-cell table:formula="of:=[.G175]" office:value-type="float" office:value="4" calcext:value-type="float">
            <text:p>4</text:p>
          </table:table-cell>
          <table:table-cell table:formula="of:=IF([.K175]&lt;&gt;&quot;&quot;;[.K17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5]&lt;&gt;&quot;&quot;;[.N175];&quot;&quot;)">
            <text:p/>
          </table:table-cell>
          <table:table-cell/>
          <table:table-cell table:style-name="ce4" table:formula="of:=IF([.A175]=&quot;implied&quot;;&quot;0&quot;;IF([.A175]=&quot;(indirect,X)&quot;;&quot;1&quot;;IF([.A175]=&quot;none&quot;;&quot;2&quot;;IF([.A175]=&quot;zeropage&quot;;&quot;3&quot;;IF([.A175]=&quot;immidiate&quot;;&quot;4&quot;;IF([.A175]=&quot;accumulator&quot;;&quot;5&quot;;IF([.A175]=&quot;absolute&quot;;&quot;6&quot;;IF([.A175]=&quot;relative&quot;;&quot;7&quot;;IF([.A175]=&quot;(indirect),Y&quot;;&quot;8&quot;;IF([.A175]=&quot;zeropage,X&quot;;&quot;9&quot;;IF([.A175]=&quot;absolute,Y&quot;;&quot;10&quot;;IF([.A175]=&quot;absolute,X&quot;;&quot;11&quot;;IF([.A175]=&quot;indirect&quot;;&quot;12&quot;;IF([.A175]=&quot;zeropage,Y&quot;;&quot;13&quot;;&quot;OOO&quot;))))))))))))))" office:value-type="string" office:string-value="6" calcext:value-type="string">
            <text:p>6</text:p>
          </table:table-cell>
          <table:table-cell table:formula="of:=IF([.Q175]&lt;&gt;&quot;&quot;;[.Q175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7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op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76]" office:value-type="string" office:string-value="2" calcext:value-type="string">
            <text:p>2</text:p>
          </table:table-cell>
          <table:table-cell table:number-columns-repeated="2"/>
          <table:table-cell table:formula="of:=[.G176]" office:value-type="float" office:value="4" calcext:value-type="float">
            <text:p>4</text:p>
          </table:table-cell>
          <table:table-cell table:formula="of:=IF([.K176]&lt;&gt;&quot;&quot;;[.K17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76]&lt;&gt;&quot;&quot;;[.N176];&quot;&quot;)">
            <text:p/>
          </table:table-cell>
          <table:table-cell/>
          <table:table-cell table:style-name="ce4" table:formula="of:=IF([.A176]=&quot;implied&quot;;&quot;0&quot;;IF([.A176]=&quot;(indirect,X)&quot;;&quot;1&quot;;IF([.A176]=&quot;none&quot;;&quot;2&quot;;IF([.A176]=&quot;zeropage&quot;;&quot;3&quot;;IF([.A176]=&quot;immidiate&quot;;&quot;4&quot;;IF([.A176]=&quot;accumulator&quot;;&quot;5&quot;;IF([.A176]=&quot;absolute&quot;;&quot;6&quot;;IF([.A176]=&quot;relative&quot;;&quot;7&quot;;IF([.A176]=&quot;(indirect),Y&quot;;&quot;8&quot;;IF([.A176]=&quot;zeropage,X&quot;;&quot;9&quot;;IF([.A176]=&quot;absolute,Y&quot;;&quot;10&quot;;IF([.A176]=&quot;absolute,X&quot;;&quot;11&quot;;IF([.A176]=&quot;indirect&quot;;&quot;12&quot;;IF([.A176]=&quot;zeropage,Y&quot;;&quot;13&quot;;&quot;OOO&quot;))))))))))))))" office:value-type="string" office:string-value="6" calcext:value-type="string">
            <text:p>6</text:p>
          </table:table-cell>
          <table:table-cell table:formula="of:=IF([.Q176]&lt;&gt;&quot;&quot;;[.Q176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7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op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77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177]" office:value-type="float" office:value="4" calcext:value-type="float">
            <text:p>4</text:p>
          </table:table-cell>
          <table:table-cell table:formula="of:=IF([.K177]&lt;&gt;&quot;&quot;;[.K177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177]&lt;&gt;&quot;&quot;;[.N177];&quot;&quot;)" office:value-type="string" office:string-value="N" calcext:value-type="string">
            <text:p>N</text:p>
          </table:table-cell>
          <table:table-cell/>
          <table:table-cell table:style-name="ce4" table:formula="of:=IF([.A177]=&quot;implied&quot;;&quot;0&quot;;IF([.A177]=&quot;(indirect,X)&quot;;&quot;1&quot;;IF([.A177]=&quot;none&quot;;&quot;2&quot;;IF([.A177]=&quot;zeropage&quot;;&quot;3&quot;;IF([.A177]=&quot;immidiate&quot;;&quot;4&quot;;IF([.A177]=&quot;accumulator&quot;;&quot;5&quot;;IF([.A177]=&quot;absolute&quot;;&quot;6&quot;;IF([.A177]=&quot;relative&quot;;&quot;7&quot;;IF([.A177]=&quot;(indirect),Y&quot;;&quot;8&quot;;IF([.A177]=&quot;zeropage,X&quot;;&quot;9&quot;;IF([.A177]=&quot;absolute,Y&quot;;&quot;10&quot;;IF([.A177]=&quot;absolute,X&quot;;&quot;11&quot;;IF([.A177]=&quot;indirect&quot;;&quot;12&quot;;IF([.A177]=&quot;zeropage,Y&quot;;&quot;13&quot;;&quot;OOO&quot;))))))))))))))" office:value-type="string" office:string-value="6" calcext:value-type="string">
            <text:p>6</text:p>
          </table:table-cell>
          <table:table-cell table:formula="of:=IF([.Q177]&lt;&gt;&quot;&quot;;[.Q177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LAX</text:p>
          </table:table-cell>
          <table:table-cell table:formula="of:=IF([.T177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op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178]" office:value-type="string" office:string-value="2" calcext:value-type="string">
            <text:p>2</text:p>
          </table:table-cell>
          <table:table-cell table:number-columns-repeated="2"/>
          <table:table-cell table:formula="of:=[.G178]" office:value-type="string" office:string-value="2**" calcext:value-type="string">
            <text:p>2**</text:p>
          </table:table-cell>
          <table:table-cell table:formula="of:=IF([.K178]&lt;&gt;&quot;&quot;;[.K178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178]&lt;&gt;&quot;&quot;;[.N178];&quot;&quot;)">
            <text:p/>
          </table:table-cell>
          <table:table-cell/>
          <table:table-cell table:style-name="ce4" table:formula="of:=IF([.A178]=&quot;implied&quot;;&quot;0&quot;;IF([.A178]=&quot;(indirect,X)&quot;;&quot;1&quot;;IF([.A178]=&quot;none&quot;;&quot;2&quot;;IF([.A178]=&quot;zeropage&quot;;&quot;3&quot;;IF([.A178]=&quot;immidiate&quot;;&quot;4&quot;;IF([.A178]=&quot;accumulator&quot;;&quot;5&quot;;IF([.A178]=&quot;absolute&quot;;&quot;6&quot;;IF([.A178]=&quot;relative&quot;;&quot;7&quot;;IF([.A178]=&quot;(indirect),Y&quot;;&quot;8&quot;;IF([.A178]=&quot;zeropage,X&quot;;&quot;9&quot;;IF([.A178]=&quot;absolute,Y&quot;;&quot;10&quot;;IF([.A178]=&quot;absolute,X&quot;;&quot;11&quot;;IF([.A178]=&quot;indirect&quot;;&quot;12&quot;;IF([.A178]=&quot;zeropage,Y&quot;;&quot;13&quot;;&quot;OOO&quot;))))))))))))))" office:value-type="string" office:string-value="7" calcext:value-type="string">
            <text:p>7</text:p>
          </table:table-cell>
          <table:table-cell table:formula="of:=IF([.Q178]&lt;&gt;&quot;&quot;;[.Q178];&quot;&quot;)">
            <text:p/>
          </table:table-cell>
          <table:table-cell/>
          <table:table-cell office:value-type="string" calcext:value-type="string">
            <text:p>BCS</text:p>
          </table:table-cell>
          <table:table-cell table:formula="of:=IF([.T17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(oper),Y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179]" office:value-type="string" office:string-value="2" calcext:value-type="string">
            <text:p>2</text:p>
          </table:table-cell>
          <table:table-cell table:number-columns-repeated="2"/>
          <table:table-cell table:formula="of:=[.G179]" office:value-type="string" office:string-value="5*" calcext:value-type="string">
            <text:p>5*</text:p>
          </table:table-cell>
          <table:table-cell table:formula="of:=IF([.K179]&lt;&gt;&quot;&quot;;[.K17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79]&lt;&gt;&quot;&quot;;[.N179];&quot;&quot;)">
            <text:p/>
          </table:table-cell>
          <table:table-cell/>
          <table:table-cell table:style-name="ce4" table:formula="of:=IF([.A179]=&quot;implied&quot;;&quot;0&quot;;IF([.A179]=&quot;(indirect,X)&quot;;&quot;1&quot;;IF([.A179]=&quot;none&quot;;&quot;2&quot;;IF([.A179]=&quot;zeropage&quot;;&quot;3&quot;;IF([.A179]=&quot;immidiate&quot;;&quot;4&quot;;IF([.A179]=&quot;accumulator&quot;;&quot;5&quot;;IF([.A179]=&quot;absolute&quot;;&quot;6&quot;;IF([.A179]=&quot;relative&quot;;&quot;7&quot;;IF([.A179]=&quot;(indirect),Y&quot;;&quot;8&quot;;IF([.A179]=&quot;zeropage,X&quot;;&quot;9&quot;;IF([.A179]=&quot;absolute,Y&quot;;&quot;10&quot;;IF([.A179]=&quot;absolute,X&quot;;&quot;11&quot;;IF([.A179]=&quot;indirect&quot;;&quot;12&quot;;IF([.A179]=&quot;zeropage,Y&quot;;&quot;13&quot;;&quot;OOO&quot;))))))))))))))" office:value-type="string" office:string-value="8" calcext:value-type="string">
            <text:p>8</text:p>
          </table:table-cell>
          <table:table-cell table:formula="of:=IF([.Q179]&lt;&gt;&quot;&quot;;[.Q179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7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180]" office:value-type="string" office:string-value="1" calcext:value-type="string">
            <text:p>1</text:p>
          </table:table-cell>
          <table:table-cell table:number-columns-repeated="2"/>
          <table:table-cell table:formula="of:=[.G180]" office:value-type="float" office:value="0" calcext:value-type="float">
            <text:p>0</text:p>
          </table:table-cell>
          <table:table-cell table:formula="of:=IF([.K180]&lt;&gt;&quot;&quot;;[.K18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0]&lt;&gt;&quot;&quot;;[.N180];&quot;&quot;)">
            <text:p/>
          </table:table-cell>
          <table:table-cell/>
          <table:table-cell table:style-name="ce4" table:formula="of:=IF([.A180]=&quot;implied&quot;;&quot;0&quot;;IF([.A180]=&quot;(indirect,X)&quot;;&quot;1&quot;;IF([.A180]=&quot;none&quot;;&quot;2&quot;;IF([.A180]=&quot;zeropage&quot;;&quot;3&quot;;IF([.A180]=&quot;immidiate&quot;;&quot;4&quot;;IF([.A180]=&quot;accumulator&quot;;&quot;5&quot;;IF([.A180]=&quot;absolute&quot;;&quot;6&quot;;IF([.A180]=&quot;relative&quot;;&quot;7&quot;;IF([.A180]=&quot;(indirect),Y&quot;;&quot;8&quot;;IF([.A180]=&quot;zeropage,X&quot;;&quot;9&quot;;IF([.A180]=&quot;absolute,Y&quot;;&quot;10&quot;;IF([.A180]=&quot;absolute,X&quot;;&quot;11&quot;;IF([.A180]=&quot;indirect&quot;;&quot;12&quot;;IF([.A180]=&quot;zeropage,Y&quot;;&quot;13&quot;;&quot;OOO&quot;))))))))))))))" office:value-type="string" office:string-value="2" calcext:value-type="string">
            <text:p>2</text:p>
          </table:table-cell>
          <table:table-cell table:formula="of:=IF([.Q180]&lt;&gt;&quot;&quot;;[.Q180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18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#(oper),Y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181]" office:value-type="string" office:string-value="2" calcext:value-type="string">
            <text:p>2</text:p>
          </table:table-cell>
          <table:table-cell table:number-columns-repeated="2"/>
          <table:table-cell table:formula="of:=[.G181]" office:value-type="string" office:string-value="5*" calcext:value-type="string">
            <text:p>5*</text:p>
          </table:table-cell>
          <table:table-cell table:formula="of:=IF([.K181]&lt;&gt;&quot;&quot;;[.K18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81]&lt;&gt;&quot;&quot;;[.N181];&quot;&quot;)">
            <text:p/>
          </table:table-cell>
          <table:table-cell/>
          <table:table-cell table:style-name="ce4" table:formula="of:=IF([.A181]=&quot;implied&quot;;&quot;0&quot;;IF([.A181]=&quot;(indirect,X)&quot;;&quot;1&quot;;IF([.A181]=&quot;none&quot;;&quot;2&quot;;IF([.A181]=&quot;zeropage&quot;;&quot;3&quot;;IF([.A181]=&quot;immidiate&quot;;&quot;4&quot;;IF([.A181]=&quot;accumulator&quot;;&quot;5&quot;;IF([.A181]=&quot;absolute&quot;;&quot;6&quot;;IF([.A181]=&quot;relative&quot;;&quot;7&quot;;IF([.A181]=&quot;(indirect),Y&quot;;&quot;8&quot;;IF([.A181]=&quot;zeropage,X&quot;;&quot;9&quot;;IF([.A181]=&quot;absolute,Y&quot;;&quot;10&quot;;IF([.A181]=&quot;absolute,X&quot;;&quot;11&quot;;IF([.A181]=&quot;indirect&quot;;&quot;12&quot;;IF([.A181]=&quot;zeropage,Y&quot;;&quot;13&quot;;&quot;OOO&quot;))))))))))))))" office:value-type="string" office:string-value="8" calcext:value-type="string">
            <text:p>8</text:p>
          </table:table-cell>
          <table:table-cell table:formula="of:=IF([.Q181]&lt;&gt;&quot;&quot;;[.Q181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8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oper,X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82]" office:value-type="string" office:string-value="2" calcext:value-type="string">
            <text:p>2</text:p>
          </table:table-cell>
          <table:table-cell table:number-columns-repeated="2"/>
          <table:table-cell table:formula="of:=[.G182]" office:value-type="float" office:value="4" calcext:value-type="float">
            <text:p>4</text:p>
          </table:table-cell>
          <table:table-cell table:formula="of:=IF([.K182]&lt;&gt;&quot;&quot;;[.K18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2]&lt;&gt;&quot;&quot;;[.N182];&quot;&quot;)">
            <text:p/>
          </table:table-cell>
          <table:table-cell/>
          <table:table-cell table:style-name="ce4" table:formula="of:=IF([.A182]=&quot;implied&quot;;&quot;0&quot;;IF([.A182]=&quot;(indirect,X)&quot;;&quot;1&quot;;IF([.A182]=&quot;none&quot;;&quot;2&quot;;IF([.A182]=&quot;zeropage&quot;;&quot;3&quot;;IF([.A182]=&quot;immidiate&quot;;&quot;4&quot;;IF([.A182]=&quot;accumulator&quot;;&quot;5&quot;;IF([.A182]=&quot;absolute&quot;;&quot;6&quot;;IF([.A182]=&quot;relative&quot;;&quot;7&quot;;IF([.A182]=&quot;(indirect),Y&quot;;&quot;8&quot;;IF([.A182]=&quot;zeropage,X&quot;;&quot;9&quot;;IF([.A182]=&quot;absolute,Y&quot;;&quot;10&quot;;IF([.A182]=&quot;absolute,X&quot;;&quot;11&quot;;IF([.A182]=&quot;indirect&quot;;&quot;12&quot;;IF([.A182]=&quot;zeropage,Y&quot;;&quot;13&quot;;&quot;OOO&quot;))))))))))))))" office:value-type="string" office:string-value="9" calcext:value-type="string">
            <text:p>9</text:p>
          </table:table-cell>
          <table:table-cell table:formula="of:=IF([.Q182]&lt;&gt;&quot;&quot;;[.Q182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8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,X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83]" office:value-type="string" office:string-value="2" calcext:value-type="string">
            <text:p>2</text:p>
          </table:table-cell>
          <table:table-cell table:number-columns-repeated="2"/>
          <table:table-cell table:formula="of:=[.G183]" office:value-type="float" office:value="4" calcext:value-type="float">
            <text:p>4</text:p>
          </table:table-cell>
          <table:table-cell table:formula="of:=IF([.K183]&lt;&gt;&quot;&quot;;[.K18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3]&lt;&gt;&quot;&quot;;[.N183];&quot;&quot;)">
            <text:p/>
          </table:table-cell>
          <table:table-cell/>
          <table:table-cell table:style-name="ce4" table:formula="of:=IF([.A183]=&quot;implied&quot;;&quot;0&quot;;IF([.A183]=&quot;(indirect,X)&quot;;&quot;1&quot;;IF([.A183]=&quot;none&quot;;&quot;2&quot;;IF([.A183]=&quot;zeropage&quot;;&quot;3&quot;;IF([.A183]=&quot;immidiate&quot;;&quot;4&quot;;IF([.A183]=&quot;accumulator&quot;;&quot;5&quot;;IF([.A183]=&quot;absolute&quot;;&quot;6&quot;;IF([.A183]=&quot;relative&quot;;&quot;7&quot;;IF([.A183]=&quot;(indirect),Y&quot;;&quot;8&quot;;IF([.A183]=&quot;zeropage,X&quot;;&quot;9&quot;;IF([.A183]=&quot;absolute,Y&quot;;&quot;10&quot;;IF([.A183]=&quot;absolute,X&quot;;&quot;11&quot;;IF([.A183]=&quot;indirect&quot;;&quot;12&quot;;IF([.A183]=&quot;zeropage,Y&quot;;&quot;13&quot;;&quot;OOO&quot;))))))))))))))" office:value-type="string" office:string-value="9" calcext:value-type="string">
            <text:p>9</text:p>
          </table:table-cell>
          <table:table-cell table:formula="of:=IF([.Q183]&lt;&gt;&quot;&quot;;[.Q183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8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Y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oper,Y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184]" office:value-type="string" office:string-value="3" calcext:value-type="string">
            <text:p>3</text:p>
          </table:table-cell>
          <table:table-cell table:number-columns-repeated="2"/>
          <table:table-cell table:formula="of:=[.G184]" office:value-type="float" office:value="4" calcext:value-type="float">
            <text:p>4</text:p>
          </table:table-cell>
          <table:table-cell table:formula="of:=IF([.K184]&lt;&gt;&quot;&quot;;[.K18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4]&lt;&gt;&quot;&quot;;[.N184];&quot;&quot;)">
            <text:p/>
          </table:table-cell>
          <table:table-cell/>
          <table:table-cell table:style-name="ce4" table:formula="of:=IF([.A184]=&quot;implied&quot;;&quot;0&quot;;IF([.A184]=&quot;(indirect,X)&quot;;&quot;1&quot;;IF([.A184]=&quot;none&quot;;&quot;2&quot;;IF([.A184]=&quot;zeropage&quot;;&quot;3&quot;;IF([.A184]=&quot;immidiate&quot;;&quot;4&quot;;IF([.A184]=&quot;accumulator&quot;;&quot;5&quot;;IF([.A184]=&quot;absolute&quot;;&quot;6&quot;;IF([.A184]=&quot;relative&quot;;&quot;7&quot;;IF([.A184]=&quot;(indirect),Y&quot;;&quot;8&quot;;IF([.A184]=&quot;zeropage,X&quot;;&quot;9&quot;;IF([.A184]=&quot;absolute,Y&quot;;&quot;10&quot;;IF([.A184]=&quot;absolute,X&quot;;&quot;11&quot;;IF([.A184]=&quot;indirect&quot;;&quot;12&quot;;IF([.A184]=&quot;zeropage,Y&quot;;&quot;13&quot;;&quot;OOO&quot;))))))))))))))" office:value-type="string" office:string-value="13" calcext:value-type="string">
            <text:p>13</text:p>
          </table:table-cell>
          <table:table-cell table:formula="of:=IF([.Q184]&lt;&gt;&quot;&quot;;[.Q184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8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Y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oper,Y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185]" office:value-type="string" office:string-value="3" calcext:value-type="string">
            <text:p>3</text:p>
          </table:table-cell>
          <table:table-cell table:number-columns-repeated="2"/>
          <table:table-cell table:formula="of:=[.G185]" office:value-type="float" office:value="4" calcext:value-type="float">
            <text:p>4</text:p>
          </table:table-cell>
          <table:table-cell table:formula="of:=IF([.K185]&lt;&gt;&quot;&quot;;[.K18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5]&lt;&gt;&quot;&quot;;[.N185];&quot;&quot;)">
            <text:p/>
          </table:table-cell>
          <table:table-cell/>
          <table:table-cell table:style-name="ce4" table:formula="of:=IF([.A185]=&quot;implied&quot;;&quot;0&quot;;IF([.A185]=&quot;(indirect,X)&quot;;&quot;1&quot;;IF([.A185]=&quot;none&quot;;&quot;2&quot;;IF([.A185]=&quot;zeropage&quot;;&quot;3&quot;;IF([.A185]=&quot;immidiate&quot;;&quot;4&quot;;IF([.A185]=&quot;accumulator&quot;;&quot;5&quot;;IF([.A185]=&quot;absolute&quot;;&quot;6&quot;;IF([.A185]=&quot;relative&quot;;&quot;7&quot;;IF([.A185]=&quot;(indirect),Y&quot;;&quot;8&quot;;IF([.A185]=&quot;zeropage,X&quot;;&quot;9&quot;;IF([.A185]=&quot;absolute,Y&quot;;&quot;10&quot;;IF([.A185]=&quot;absolute,X&quot;;&quot;11&quot;;IF([.A185]=&quot;indirect&quot;;&quot;12&quot;;IF([.A185]=&quot;zeropage,Y&quot;;&quot;13&quot;;&quot;OOO&quot;))))))))))))))" office:value-type="string" office:string-value="13" calcext:value-type="string">
            <text:p>13</text:p>
          </table:table-cell>
          <table:table-cell table:formula="of:=IF([.Q185]&lt;&gt;&quot;&quot;;[.Q185];&quot;&quot;)">
            <text:p/>
          </table:table-cell>
          <table:table-cell/>
          <table:table-cell office:value-type="string" calcext:value-type="string">
            <text:p>LAX</text:p>
          </table:table-cell>
          <table:table-cell table:formula="of:=IF([.T18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non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86]" office:value-type="string" office:string-value="1" calcext:value-type="string">
            <text:p>1</text:p>
          </table:table-cell>
          <table:table-cell table:number-columns-repeated="2"/>
          <table:table-cell table:formula="of:=[.G186]" office:value-type="float" office:value="2" calcext:value-type="float">
            <text:p>2</text:p>
          </table:table-cell>
          <table:table-cell table:formula="of:=IF([.K186]&lt;&gt;&quot;&quot;;[.K18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6]&lt;&gt;&quot;&quot;;[.N186];&quot;&quot;)">
            <text:p/>
          </table:table-cell>
          <table:table-cell/>
          <table:table-cell table:style-name="ce4" table:formula="of:=IF([.A186]=&quot;implied&quot;;&quot;0&quot;;IF([.A186]=&quot;(indirect,X)&quot;;&quot;1&quot;;IF([.A186]=&quot;none&quot;;&quot;2&quot;;IF([.A186]=&quot;zeropage&quot;;&quot;3&quot;;IF([.A186]=&quot;immidiate&quot;;&quot;4&quot;;IF([.A186]=&quot;accumulator&quot;;&quot;5&quot;;IF([.A186]=&quot;absolute&quot;;&quot;6&quot;;IF([.A186]=&quot;relative&quot;;&quot;7&quot;;IF([.A186]=&quot;(indirect),Y&quot;;&quot;8&quot;;IF([.A186]=&quot;zeropage,X&quot;;&quot;9&quot;;IF([.A186]=&quot;absolute,Y&quot;;&quot;10&quot;;IF([.A186]=&quot;absolute,X&quot;;&quot;11&quot;;IF([.A186]=&quot;indirect&quot;;&quot;12&quot;;IF([.A186]=&quot;zeropage,Y&quot;;&quot;13&quot;;&quot;OOO&quot;))))))))))))))" office:value-type="string" office:string-value="0" calcext:value-type="string">
            <text:p>0</text:p>
          </table:table-cell>
          <table:table-cell table:formula="of:=IF([.Q186]&lt;&gt;&quot;&quot;;[.Q186];&quot;&quot;)">
            <text:p/>
          </table:table-cell>
          <table:table-cell/>
          <table:table-cell office:value-type="string" calcext:value-type="string">
            <text:p>CLV</text:p>
          </table:table-cell>
          <table:table-cell table:formula="of:=IF([.T18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,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87]" office:value-type="string" office:string-value="3" calcext:value-type="string">
            <text:p>3</text:p>
          </table:table-cell>
          <table:table-cell table:number-columns-repeated="2"/>
          <table:table-cell table:formula="of:=[.G187]" office:value-type="string" office:string-value="4*" calcext:value-type="string">
            <text:p>4*</text:p>
          </table:table-cell>
          <table:table-cell table:formula="of:=IF([.K187]&lt;&gt;&quot;&quot;;[.K187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87]&lt;&gt;&quot;&quot;;[.N187];&quot;&quot;)">
            <text:p/>
          </table:table-cell>
          <table:table-cell/>
          <table:table-cell table:style-name="ce4" table:formula="of:=IF([.A187]=&quot;implied&quot;;&quot;0&quot;;IF([.A187]=&quot;(indirect,X)&quot;;&quot;1&quot;;IF([.A187]=&quot;none&quot;;&quot;2&quot;;IF([.A187]=&quot;zeropage&quot;;&quot;3&quot;;IF([.A187]=&quot;immidiate&quot;;&quot;4&quot;;IF([.A187]=&quot;accumulator&quot;;&quot;5&quot;;IF([.A187]=&quot;absolute&quot;;&quot;6&quot;;IF([.A187]=&quot;relative&quot;;&quot;7&quot;;IF([.A187]=&quot;(indirect),Y&quot;;&quot;8&quot;;IF([.A187]=&quot;zeropage,X&quot;;&quot;9&quot;;IF([.A187]=&quot;absolute,Y&quot;;&quot;10&quot;;IF([.A187]=&quot;absolute,X&quot;;&quot;11&quot;;IF([.A187]=&quot;indirect&quot;;&quot;12&quot;;IF([.A187]=&quot;zeropage,Y&quot;;&quot;13&quot;;&quot;OOO&quot;))))))))))))))" office:value-type="string" office:string-value="10" calcext:value-type="string">
            <text:p>10</text:p>
          </table:table-cell>
          <table:table-cell table:formula="of:=IF([.Q187]&lt;&gt;&quot;&quot;;[.Q187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8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non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88]" office:value-type="string" office:string-value="1" calcext:value-type="string">
            <text:p>1</text:p>
          </table:table-cell>
          <table:table-cell table:number-columns-repeated="2"/>
          <table:table-cell table:formula="of:=[.G188]" office:value-type="float" office:value="2" calcext:value-type="float">
            <text:p>2</text:p>
          </table:table-cell>
          <table:table-cell table:formula="of:=IF([.K188]&lt;&gt;&quot;&quot;;[.K18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88]&lt;&gt;&quot;&quot;;[.N188];&quot;&quot;)">
            <text:p/>
          </table:table-cell>
          <table:table-cell/>
          <table:table-cell table:style-name="ce4" table:formula="of:=IF([.A188]=&quot;implied&quot;;&quot;0&quot;;IF([.A188]=&quot;(indirect,X)&quot;;&quot;1&quot;;IF([.A188]=&quot;none&quot;;&quot;2&quot;;IF([.A188]=&quot;zeropage&quot;;&quot;3&quot;;IF([.A188]=&quot;immidiate&quot;;&quot;4&quot;;IF([.A188]=&quot;accumulator&quot;;&quot;5&quot;;IF([.A188]=&quot;absolute&quot;;&quot;6&quot;;IF([.A188]=&quot;relative&quot;;&quot;7&quot;;IF([.A188]=&quot;(indirect),Y&quot;;&quot;8&quot;;IF([.A188]=&quot;zeropage,X&quot;;&quot;9&quot;;IF([.A188]=&quot;absolute,Y&quot;;&quot;10&quot;;IF([.A188]=&quot;absolute,X&quot;;&quot;11&quot;;IF([.A188]=&quot;indirect&quot;;&quot;12&quot;;IF([.A188]=&quot;zeropage,Y&quot;;&quot;13&quot;;&quot;OOO&quot;))))))))))))))" office:value-type="string" office:string-value="0" calcext:value-type="string">
            <text:p>0</text:p>
          </table:table-cell>
          <table:table-cell table:formula="of:=IF([.Q188]&lt;&gt;&quot;&quot;;[.Q188];&quot;&quot;)">
            <text:p/>
          </table:table-cell>
          <table:table-cell/>
          <table:table-cell office:value-type="string" calcext:value-type="string">
            <text:p>TSX</text:p>
          </table:table-cell>
          <table:table-cell table:formula="of:=IF([.T18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oper,Y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189]" office:value-type="string" office:string-value="3" calcext:value-type="string">
            <text:p>3</text:p>
          </table:table-cell>
          <table:table-cell table:number-columns-repeated="2"/>
          <table:table-cell table:formula="of:=[.G189]" office:value-type="string" office:string-value="4*" calcext:value-type="string">
            <text:p>4*</text:p>
          </table:table-cell>
          <table:table-cell table:formula="of:=IF([.K189]&lt;&gt;&quot;&quot;;[.K18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89]&lt;&gt;&quot;&quot;;[.N189];&quot;&quot;)">
            <text:p/>
          </table:table-cell>
          <table:table-cell/>
          <table:table-cell table:style-name="ce4" table:formula="of:=IF([.A189]=&quot;implied&quot;;&quot;0&quot;;IF([.A189]=&quot;(indirect,X)&quot;;&quot;1&quot;;IF([.A189]=&quot;none&quot;;&quot;2&quot;;IF([.A189]=&quot;zeropage&quot;;&quot;3&quot;;IF([.A189]=&quot;immidiate&quot;;&quot;4&quot;;IF([.A189]=&quot;accumulator&quot;;&quot;5&quot;;IF([.A189]=&quot;absolute&quot;;&quot;6&quot;;IF([.A189]=&quot;relative&quot;;&quot;7&quot;;IF([.A189]=&quot;(indirect),Y&quot;;&quot;8&quot;;IF([.A189]=&quot;zeropage,X&quot;;&quot;9&quot;;IF([.A189]=&quot;absolute,Y&quot;;&quot;10&quot;;IF([.A189]=&quot;absolute,X&quot;;&quot;11&quot;;IF([.A189]=&quot;indirect&quot;;&quot;12&quot;;IF([.A189]=&quot;zeropage,Y&quot;;&quot;13&quot;;&quot;OOO&quot;))))))))))))))" office:value-type="string" office:string-value="10" calcext:value-type="string">
            <text:p>10</text:p>
          </table:table-cell>
          <table:table-cell table:formula="of:=IF([.Q189]&lt;&gt;&quot;&quot;;[.Q189];&quot;&quot;)">
            <text:p/>
          </table:table-cell>
          <table:table-cell/>
          <table:table-cell office:value-type="string" calcext:value-type="string">
            <text:p>LAS</text:p>
          </table:table-cell>
          <table:table-cell table:formula="of:=IF([.T18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oper,X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90]" office:value-type="string" office:string-value="2" calcext:value-type="string">
            <text:p>2</text:p>
          </table:table-cell>
          <table:table-cell table:number-columns-repeated="2"/>
          <table:table-cell table:formula="of:=[.G190]" office:value-type="string" office:string-value="4*" calcext:value-type="string">
            <text:p>4*</text:p>
          </table:table-cell>
          <table:table-cell table:formula="of:=IF([.K190]&lt;&gt;&quot;&quot;;[.K190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90]&lt;&gt;&quot;&quot;;[.N190];&quot;&quot;)">
            <text:p/>
          </table:table-cell>
          <table:table-cell/>
          <table:table-cell table:style-name="ce4" table:formula="of:=IF([.A190]=&quot;implied&quot;;&quot;0&quot;;IF([.A190]=&quot;(indirect,X)&quot;;&quot;1&quot;;IF([.A190]=&quot;none&quot;;&quot;2&quot;;IF([.A190]=&quot;zeropage&quot;;&quot;3&quot;;IF([.A190]=&quot;immidiate&quot;;&quot;4&quot;;IF([.A190]=&quot;accumulator&quot;;&quot;5&quot;;IF([.A190]=&quot;absolute&quot;;&quot;6&quot;;IF([.A190]=&quot;relative&quot;;&quot;7&quot;;IF([.A190]=&quot;(indirect),Y&quot;;&quot;8&quot;;IF([.A190]=&quot;zeropage,X&quot;;&quot;9&quot;;IF([.A190]=&quot;absolute,Y&quot;;&quot;10&quot;;IF([.A190]=&quot;absolute,X&quot;;&quot;11&quot;;IF([.A190]=&quot;indirect&quot;;&quot;12&quot;;IF([.A190]=&quot;zeropage,Y&quot;;&quot;13&quot;;&quot;OOO&quot;))))))))))))))" office:value-type="string" office:string-value="11" calcext:value-type="string">
            <text:p>11</text:p>
          </table:table-cell>
          <table:table-cell table:formula="of:=IF([.Q190]&lt;&gt;&quot;&quot;;[.Q190];&quot;&quot;)">
            <text:p/>
          </table:table-cell>
          <table:table-cell/>
          <table:table-cell office:value-type="string" calcext:value-type="string">
            <text:p>LDY</text:p>
          </table:table-cell>
          <table:table-cell table:formula="of:=IF([.T19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oper,X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91]" office:value-type="string" office:string-value="2" calcext:value-type="string">
            <text:p>2</text:p>
          </table:table-cell>
          <table:table-cell table:number-columns-repeated="2"/>
          <table:table-cell table:formula="of:=[.G191]" office:value-type="string" office:string-value="4*" calcext:value-type="string">
            <text:p>4*</text:p>
          </table:table-cell>
          <table:table-cell table:formula="of:=IF([.K191]&lt;&gt;&quot;&quot;;[.K19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91]&lt;&gt;&quot;&quot;;[.N191];&quot;&quot;)">
            <text:p/>
          </table:table-cell>
          <table:table-cell/>
          <table:table-cell table:style-name="ce4" table:formula="of:=IF([.A191]=&quot;implied&quot;;&quot;0&quot;;IF([.A191]=&quot;(indirect,X)&quot;;&quot;1&quot;;IF([.A191]=&quot;none&quot;;&quot;2&quot;;IF([.A191]=&quot;zeropage&quot;;&quot;3&quot;;IF([.A191]=&quot;immidiate&quot;;&quot;4&quot;;IF([.A191]=&quot;accumulator&quot;;&quot;5&quot;;IF([.A191]=&quot;absolute&quot;;&quot;6&quot;;IF([.A191]=&quot;relative&quot;;&quot;7&quot;;IF([.A191]=&quot;(indirect),Y&quot;;&quot;8&quot;;IF([.A191]=&quot;zeropage,X&quot;;&quot;9&quot;;IF([.A191]=&quot;absolute,Y&quot;;&quot;10&quot;;IF([.A191]=&quot;absolute,X&quot;;&quot;11&quot;;IF([.A191]=&quot;indirect&quot;;&quot;12&quot;;IF([.A191]=&quot;zeropage,Y&quot;;&quot;13&quot;;&quot;OOO&quot;))))))))))))))" office:value-type="string" office:string-value="11" calcext:value-type="string">
            <text:p>11</text:p>
          </table:table-cell>
          <table:table-cell table:formula="of:=IF([.Q191]&lt;&gt;&quot;&quot;;[.Q191];&quot;&quot;)">
            <text:p/>
          </table:table-cell>
          <table:table-cell/>
          <table:table-cell office:value-type="string" calcext:value-type="string">
            <text:p>LDA</text:p>
          </table:table-cell>
          <table:table-cell table:formula="of:=IF([.T19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oper,Y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192]" office:value-type="string" office:string-value="3" calcext:value-type="string">
            <text:p>3</text:p>
          </table:table-cell>
          <table:table-cell table:number-columns-repeated="2"/>
          <table:table-cell table:formula="of:=[.G192]" office:value-type="string" office:string-value="4*" calcext:value-type="string">
            <text:p>4*</text:p>
          </table:table-cell>
          <table:table-cell table:formula="of:=IF([.K192]&lt;&gt;&quot;&quot;;[.K192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192]&lt;&gt;&quot;&quot;;[.N192];&quot;&quot;)">
            <text:p/>
          </table:table-cell>
          <table:table-cell/>
          <table:table-cell table:style-name="ce4" table:formula="of:=IF([.A192]=&quot;implied&quot;;&quot;0&quot;;IF([.A192]=&quot;(indirect,X)&quot;;&quot;1&quot;;IF([.A192]=&quot;none&quot;;&quot;2&quot;;IF([.A192]=&quot;zeropage&quot;;&quot;3&quot;;IF([.A192]=&quot;immidiate&quot;;&quot;4&quot;;IF([.A192]=&quot;accumulator&quot;;&quot;5&quot;;IF([.A192]=&quot;absolute&quot;;&quot;6&quot;;IF([.A192]=&quot;relative&quot;;&quot;7&quot;;IF([.A192]=&quot;(indirect),Y&quot;;&quot;8&quot;;IF([.A192]=&quot;zeropage,X&quot;;&quot;9&quot;;IF([.A192]=&quot;absolute,Y&quot;;&quot;10&quot;;IF([.A192]=&quot;absolute,X&quot;;&quot;11&quot;;IF([.A192]=&quot;indirect&quot;;&quot;12&quot;;IF([.A192]=&quot;zeropage,Y&quot;;&quot;13&quot;;&quot;OOO&quot;))))))))))))))" office:value-type="string" office:string-value="10" calcext:value-type="string">
            <text:p>10</text:p>
          </table:table-cell>
          <table:table-cell table:formula="of:=IF([.Q192]&lt;&gt;&quot;&quot;;[.Q192];&quot;&quot;)">
            <text:p/>
          </table:table-cell>
          <table:table-cell/>
          <table:table-cell office:value-type="string" calcext:value-type="string">
            <text:p>LDX</text:p>
          </table:table-cell>
          <table:table-cell table:formula="of:=IF([.T19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LAX</text:p>
          </table:table-cell>
          <table:table-cell office:value-type="string" calcext:value-type="string">
            <text:p>oper,Y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193]" office:value-type="string" office:string-value="3" calcext:value-type="string">
            <text:p>3</text:p>
          </table:table-cell>
          <table:table-cell office:value-type="string" calcext:value-type="string">
            <text:p>N</text:p>
          </table:table-cell>
          <table:table-cell/>
          <table:table-cell table:formula="of:=[.G193]" office:value-type="string" office:string-value="4*" calcext:value-type="string">
            <text:p>4*</text:p>
          </table:table-cell>
          <table:table-cell table:formula="of:=IF([.K193]&lt;&gt;&quot;&quot;;[.K193];&quot;&quot;)" office:value-type="string" office:string-value="N" calcext:value-type="string">
            <text:p>N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N193]&lt;&gt;&quot;&quot;;[.N193];&quot;&quot;)" office:value-type="string" office:string-value="N" calcext:value-type="string">
            <text:p>N</text:p>
          </table:table-cell>
          <table:table-cell/>
          <table:table-cell table:style-name="ce4" table:formula="of:=IF([.A193]=&quot;implied&quot;;&quot;0&quot;;IF([.A193]=&quot;(indirect,X)&quot;;&quot;1&quot;;IF([.A193]=&quot;none&quot;;&quot;2&quot;;IF([.A193]=&quot;zeropage&quot;;&quot;3&quot;;IF([.A193]=&quot;immidiate&quot;;&quot;4&quot;;IF([.A193]=&quot;accumulator&quot;;&quot;5&quot;;IF([.A193]=&quot;absolute&quot;;&quot;6&quot;;IF([.A193]=&quot;relative&quot;;&quot;7&quot;;IF([.A193]=&quot;(indirect),Y&quot;;&quot;8&quot;;IF([.A193]=&quot;zeropage,X&quot;;&quot;9&quot;;IF([.A193]=&quot;absolute,Y&quot;;&quot;10&quot;;IF([.A193]=&quot;absolute,X&quot;;&quot;11&quot;;IF([.A193]=&quot;indirect&quot;;&quot;12&quot;;IF([.A193]=&quot;zeropage,Y&quot;;&quot;13&quot;;&quot;OOO&quot;))))))))))))))" office:value-type="string" office:string-value="10" calcext:value-type="string">
            <text:p>10</text:p>
          </table:table-cell>
          <table:table-cell table:formula="of:=IF([.Q193]&lt;&gt;&quot;&quot;;[.Q193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LAX</text:p>
          </table:table-cell>
          <table:table-cell table:formula="of:=IF([.T193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#op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194]" office:value-type="string" office:string-value="2" calcext:value-type="string">
            <text:p>2</text:p>
          </table:table-cell>
          <table:table-cell table:number-columns-repeated="2"/>
          <table:table-cell table:formula="of:=[.G194]" office:value-type="float" office:value="2" calcext:value-type="float">
            <text:p>2</text:p>
          </table:table-cell>
          <table:table-cell table:formula="of:=IF([.K194]&lt;&gt;&quot;&quot;;[.K19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4]&lt;&gt;&quot;&quot;;[.N194];&quot;&quot;)">
            <text:p/>
          </table:table-cell>
          <table:table-cell/>
          <table:table-cell table:style-name="ce4" table:formula="of:=IF([.A194]=&quot;implied&quot;;&quot;0&quot;;IF([.A194]=&quot;(indirect,X)&quot;;&quot;1&quot;;IF([.A194]=&quot;none&quot;;&quot;2&quot;;IF([.A194]=&quot;zeropage&quot;;&quot;3&quot;;IF([.A194]=&quot;immidiate&quot;;&quot;4&quot;;IF([.A194]=&quot;accumulator&quot;;&quot;5&quot;;IF([.A194]=&quot;absolute&quot;;&quot;6&quot;;IF([.A194]=&quot;relative&quot;;&quot;7&quot;;IF([.A194]=&quot;(indirect),Y&quot;;&quot;8&quot;;IF([.A194]=&quot;zeropage,X&quot;;&quot;9&quot;;IF([.A194]=&quot;absolute,Y&quot;;&quot;10&quot;;IF([.A194]=&quot;absolute,X&quot;;&quot;11&quot;;IF([.A194]=&quot;indirect&quot;;&quot;12&quot;;IF([.A194]=&quot;zeropage,Y&quot;;&quot;13&quot;;&quot;OOO&quot;))))))))))))))" office:value-type="string" office:string-value="4" calcext:value-type="string">
            <text:p>4</text:p>
          </table:table-cell>
          <table:table-cell table:formula="of:=IF([.Q194]&lt;&gt;&quot;&quot;;[.Q194];&quot;&quot;)">
            <text:p/>
          </table:table-cell>
          <table:table-cell/>
          <table:table-cell office:value-type="string" calcext:value-type="string">
            <text:p>CPY</text:p>
          </table:table-cell>
          <table:table-cell table:formula="of:=IF([.T19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(oper,X)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195]" office:value-type="string" office:string-value="2" calcext:value-type="string">
            <text:p>2</text:p>
          </table:table-cell>
          <table:table-cell table:number-columns-repeated="2"/>
          <table:table-cell table:formula="of:=[.G195]" office:value-type="float" office:value="6" calcext:value-type="float">
            <text:p>6</text:p>
          </table:table-cell>
          <table:table-cell table:formula="of:=IF([.K195]&lt;&gt;&quot;&quot;;[.K19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5]&lt;&gt;&quot;&quot;;[.N195];&quot;&quot;)">
            <text:p/>
          </table:table-cell>
          <table:table-cell/>
          <table:table-cell table:style-name="ce4" table:formula="of:=IF([.A195]=&quot;implied&quot;;&quot;0&quot;;IF([.A195]=&quot;(indirect,X)&quot;;&quot;1&quot;;IF([.A195]=&quot;none&quot;;&quot;2&quot;;IF([.A195]=&quot;zeropage&quot;;&quot;3&quot;;IF([.A195]=&quot;immidiate&quot;;&quot;4&quot;;IF([.A195]=&quot;accumulator&quot;;&quot;5&quot;;IF([.A195]=&quot;absolute&quot;;&quot;6&quot;;IF([.A195]=&quot;relative&quot;;&quot;7&quot;;IF([.A195]=&quot;(indirect),Y&quot;;&quot;8&quot;;IF([.A195]=&quot;zeropage,X&quot;;&quot;9&quot;;IF([.A195]=&quot;absolute,Y&quot;;&quot;10&quot;;IF([.A195]=&quot;absolute,X&quot;;&quot;11&quot;;IF([.A195]=&quot;indirect&quot;;&quot;12&quot;;IF([.A195]=&quot;zeropage,Y&quot;;&quot;13&quot;;&quot;OOO&quot;))))))))))))))" office:value-type="string" office:string-value="1" calcext:value-type="string">
            <text:p>1</text:p>
          </table:table-cell>
          <table:table-cell table:formula="of:=IF([.Q195]&lt;&gt;&quot;&quot;;[.Q195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19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196]" office:value-type="string" office:string-value="2" calcext:value-type="string">
            <text:p>2</text:p>
          </table:table-cell>
          <table:table-cell table:number-columns-repeated="2"/>
          <table:table-cell table:formula="of:=[.G196]" office:value-type="float" office:value="2" calcext:value-type="float">
            <text:p>2</text:p>
          </table:table-cell>
          <table:table-cell table:formula="of:=IF([.K196]&lt;&gt;&quot;&quot;;[.K19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6]&lt;&gt;&quot;&quot;;[.N196];&quot;&quot;)">
            <text:p/>
          </table:table-cell>
          <table:table-cell/>
          <table:table-cell table:style-name="ce4" table:formula="of:=IF([.A196]=&quot;implied&quot;;&quot;0&quot;;IF([.A196]=&quot;(indirect,X)&quot;;&quot;1&quot;;IF([.A196]=&quot;none&quot;;&quot;2&quot;;IF([.A196]=&quot;zeropage&quot;;&quot;3&quot;;IF([.A196]=&quot;immidiate&quot;;&quot;4&quot;;IF([.A196]=&quot;accumulator&quot;;&quot;5&quot;;IF([.A196]=&quot;absolute&quot;;&quot;6&quot;;IF([.A196]=&quot;relative&quot;;&quot;7&quot;;IF([.A196]=&quot;(indirect),Y&quot;;&quot;8&quot;;IF([.A196]=&quot;zeropage,X&quot;;&quot;9&quot;;IF([.A196]=&quot;absolute,Y&quot;;&quot;10&quot;;IF([.A196]=&quot;absolute,X&quot;;&quot;11&quot;;IF([.A196]=&quot;indirect&quot;;&quot;12&quot;;IF([.A196]=&quot;zeropage,Y&quot;;&quot;13&quot;;&quot;OOO&quot;))))))))))))))" office:value-type="string" office:string-value="4" calcext:value-type="string">
            <text:p>4</text:p>
          </table:table-cell>
          <table:table-cell table:formula="of:=IF([.Q196]&lt;&gt;&quot;&quot;;[.Q19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19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(oper,X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197]" office:value-type="string" office:string-value="2" calcext:value-type="string">
            <text:p>2</text:p>
          </table:table-cell>
          <table:table-cell table:number-columns-repeated="2"/>
          <table:table-cell table:formula="of:=[.G197]" office:value-type="float" office:value="6" calcext:value-type="float">
            <text:p>6</text:p>
          </table:table-cell>
          <table:table-cell table:formula="of:=IF([.K197]&lt;&gt;&quot;&quot;;[.K19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7]&lt;&gt;&quot;&quot;;[.N197];&quot;&quot;)">
            <text:p/>
          </table:table-cell>
          <table:table-cell/>
          <table:table-cell table:style-name="ce4" table:formula="of:=IF([.A197]=&quot;implied&quot;;&quot;0&quot;;IF([.A197]=&quot;(indirect,X)&quot;;&quot;1&quot;;IF([.A197]=&quot;none&quot;;&quot;2&quot;;IF([.A197]=&quot;zeropage&quot;;&quot;3&quot;;IF([.A197]=&quot;immidiate&quot;;&quot;4&quot;;IF([.A197]=&quot;accumulator&quot;;&quot;5&quot;;IF([.A197]=&quot;absolute&quot;;&quot;6&quot;;IF([.A197]=&quot;relative&quot;;&quot;7&quot;;IF([.A197]=&quot;(indirect),Y&quot;;&quot;8&quot;;IF([.A197]=&quot;zeropage,X&quot;;&quot;9&quot;;IF([.A197]=&quot;absolute,Y&quot;;&quot;10&quot;;IF([.A197]=&quot;absolute,X&quot;;&quot;11&quot;;IF([.A197]=&quot;indirect&quot;;&quot;12&quot;;IF([.A197]=&quot;zeropage,Y&quot;;&quot;13&quot;;&quot;OOO&quot;))))))))))))))" office:value-type="string" office:string-value="1" calcext:value-type="string">
            <text:p>1</text:p>
          </table:table-cell>
          <table:table-cell table:formula="of:=IF([.Q197]&lt;&gt;&quot;&quot;;[.Q197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19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op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98]" office:value-type="string" office:string-value="2" calcext:value-type="string">
            <text:p>2</text:p>
          </table:table-cell>
          <table:table-cell table:number-columns-repeated="2"/>
          <table:table-cell table:formula="of:=[.G198]" office:value-type="float" office:value="3" calcext:value-type="float">
            <text:p>3</text:p>
          </table:table-cell>
          <table:table-cell table:formula="of:=IF([.K198]&lt;&gt;&quot;&quot;;[.K19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8]&lt;&gt;&quot;&quot;;[.N198];&quot;&quot;)">
            <text:p/>
          </table:table-cell>
          <table:table-cell/>
          <table:table-cell table:style-name="ce4" table:formula="of:=IF([.A198]=&quot;implied&quot;;&quot;0&quot;;IF([.A198]=&quot;(indirect,X)&quot;;&quot;1&quot;;IF([.A198]=&quot;none&quot;;&quot;2&quot;;IF([.A198]=&quot;zeropage&quot;;&quot;3&quot;;IF([.A198]=&quot;immidiate&quot;;&quot;4&quot;;IF([.A198]=&quot;accumulator&quot;;&quot;5&quot;;IF([.A198]=&quot;absolute&quot;;&quot;6&quot;;IF([.A198]=&quot;relative&quot;;&quot;7&quot;;IF([.A198]=&quot;(indirect),Y&quot;;&quot;8&quot;;IF([.A198]=&quot;zeropage,X&quot;;&quot;9&quot;;IF([.A198]=&quot;absolute,Y&quot;;&quot;10&quot;;IF([.A198]=&quot;absolute,X&quot;;&quot;11&quot;;IF([.A198]=&quot;indirect&quot;;&quot;12&quot;;IF([.A198]=&quot;zeropage,Y&quot;;&quot;13&quot;;&quot;OOO&quot;))))))))))))))" office:value-type="string" office:string-value="3" calcext:value-type="string">
            <text:p>3</text:p>
          </table:table-cell>
          <table:table-cell table:formula="of:=IF([.Q198]&lt;&gt;&quot;&quot;;[.Q198];&quot;&quot;)">
            <text:p/>
          </table:table-cell>
          <table:table-cell/>
          <table:table-cell office:value-type="string" calcext:value-type="string">
            <text:p>CPY</text:p>
          </table:table-cell>
          <table:table-cell table:formula="of:=IF([.T19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199]" office:value-type="string" office:string-value="2" calcext:value-type="string">
            <text:p>2</text:p>
          </table:table-cell>
          <table:table-cell table:number-columns-repeated="2"/>
          <table:table-cell table:formula="of:=[.G199]" office:value-type="float" office:value="3" calcext:value-type="float">
            <text:p>3</text:p>
          </table:table-cell>
          <table:table-cell table:formula="of:=IF([.K199]&lt;&gt;&quot;&quot;;[.K19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199]&lt;&gt;&quot;&quot;;[.N199];&quot;&quot;)">
            <text:p/>
          </table:table-cell>
          <table:table-cell/>
          <table:table-cell table:style-name="ce4" table:formula="of:=IF([.A199]=&quot;implied&quot;;&quot;0&quot;;IF([.A199]=&quot;(indirect,X)&quot;;&quot;1&quot;;IF([.A199]=&quot;none&quot;;&quot;2&quot;;IF([.A199]=&quot;zeropage&quot;;&quot;3&quot;;IF([.A199]=&quot;immidiate&quot;;&quot;4&quot;;IF([.A199]=&quot;accumulator&quot;;&quot;5&quot;;IF([.A199]=&quot;absolute&quot;;&quot;6&quot;;IF([.A199]=&quot;relative&quot;;&quot;7&quot;;IF([.A199]=&quot;(indirect),Y&quot;;&quot;8&quot;;IF([.A199]=&quot;zeropage,X&quot;;&quot;9&quot;;IF([.A199]=&quot;absolute,Y&quot;;&quot;10&quot;;IF([.A199]=&quot;absolute,X&quot;;&quot;11&quot;;IF([.A199]=&quot;indirect&quot;;&quot;12&quot;;IF([.A199]=&quot;zeropage,Y&quot;;&quot;13&quot;;&quot;OOO&quot;))))))))))))))" office:value-type="string" office:string-value="3" calcext:value-type="string">
            <text:p>3</text:p>
          </table:table-cell>
          <table:table-cell table:formula="of:=IF([.Q199]&lt;&gt;&quot;&quot;;[.Q199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19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p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200]" office:value-type="string" office:string-value="2" calcext:value-type="string">
            <text:p>2</text:p>
          </table:table-cell>
          <table:table-cell table:number-columns-repeated="2"/>
          <table:table-cell table:formula="of:=[.G200]" office:value-type="float" office:value="5" calcext:value-type="float">
            <text:p>5</text:p>
          </table:table-cell>
          <table:table-cell table:formula="of:=IF([.K200]&lt;&gt;&quot;&quot;;[.K20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0]&lt;&gt;&quot;&quot;;[.N200];&quot;&quot;)">
            <text:p/>
          </table:table-cell>
          <table:table-cell/>
          <table:table-cell table:style-name="ce4" table:formula="of:=IF([.A200]=&quot;implied&quot;;&quot;0&quot;;IF([.A200]=&quot;(indirect,X)&quot;;&quot;1&quot;;IF([.A200]=&quot;none&quot;;&quot;2&quot;;IF([.A200]=&quot;zeropage&quot;;&quot;3&quot;;IF([.A200]=&quot;immidiate&quot;;&quot;4&quot;;IF([.A200]=&quot;accumulator&quot;;&quot;5&quot;;IF([.A200]=&quot;absolute&quot;;&quot;6&quot;;IF([.A200]=&quot;relative&quot;;&quot;7&quot;;IF([.A200]=&quot;(indirect),Y&quot;;&quot;8&quot;;IF([.A200]=&quot;zeropage,X&quot;;&quot;9&quot;;IF([.A200]=&quot;absolute,Y&quot;;&quot;10&quot;;IF([.A200]=&quot;absolute,X&quot;;&quot;11&quot;;IF([.A200]=&quot;indirect&quot;;&quot;12&quot;;IF([.A200]=&quot;zeropage,Y&quot;;&quot;13&quot;;&quot;OOO&quot;))))))))))))))" office:value-type="string" office:string-value="3" calcext:value-type="string">
            <text:p>3</text:p>
          </table:table-cell>
          <table:table-cell table:formula="of:=IF([.Q200]&lt;&gt;&quot;&quot;;[.Q200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0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201]" office:value-type="string" office:string-value="2" calcext:value-type="string">
            <text:p>2</text:p>
          </table:table-cell>
          <table:table-cell table:number-columns-repeated="2"/>
          <table:table-cell table:formula="of:=[.G201]" office:value-type="float" office:value="5" calcext:value-type="float">
            <text:p>5</text:p>
          </table:table-cell>
          <table:table-cell table:formula="of:=IF([.K201]&lt;&gt;&quot;&quot;;[.K20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1]&lt;&gt;&quot;&quot;;[.N201];&quot;&quot;)">
            <text:p/>
          </table:table-cell>
          <table:table-cell/>
          <table:table-cell table:style-name="ce4" table:formula="of:=IF([.A201]=&quot;implied&quot;;&quot;0&quot;;IF([.A201]=&quot;(indirect,X)&quot;;&quot;1&quot;;IF([.A201]=&quot;none&quot;;&quot;2&quot;;IF([.A201]=&quot;zeropage&quot;;&quot;3&quot;;IF([.A201]=&quot;immidiate&quot;;&quot;4&quot;;IF([.A201]=&quot;accumulator&quot;;&quot;5&quot;;IF([.A201]=&quot;absolute&quot;;&quot;6&quot;;IF([.A201]=&quot;relative&quot;;&quot;7&quot;;IF([.A201]=&quot;(indirect),Y&quot;;&quot;8&quot;;IF([.A201]=&quot;zeropage,X&quot;;&quot;9&quot;;IF([.A201]=&quot;absolute,Y&quot;;&quot;10&quot;;IF([.A201]=&quot;absolute,X&quot;;&quot;11&quot;;IF([.A201]=&quot;indirect&quot;;&quot;12&quot;;IF([.A201]=&quot;zeropage,Y&quot;;&quot;13&quot;;&quot;OOO&quot;))))))))))))))" office:value-type="string" office:string-value="3" calcext:value-type="string">
            <text:p>3</text:p>
          </table:table-cell>
          <table:table-cell table:formula="of:=IF([.Q201]&lt;&gt;&quot;&quot;;[.Q201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20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02]" office:value-type="string" office:string-value="1" calcext:value-type="string">
            <text:p>1</text:p>
          </table:table-cell>
          <table:table-cell table:number-columns-repeated="2"/>
          <table:table-cell table:formula="of:=[.G202]" office:value-type="float" office:value="2" calcext:value-type="float">
            <text:p>2</text:p>
          </table:table-cell>
          <table:table-cell table:formula="of:=IF([.K202]&lt;&gt;&quot;&quot;;[.K20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2]&lt;&gt;&quot;&quot;;[.N202];&quot;&quot;)">
            <text:p/>
          </table:table-cell>
          <table:table-cell/>
          <table:table-cell table:style-name="ce4" table:formula="of:=IF([.A202]=&quot;implied&quot;;&quot;0&quot;;IF([.A202]=&quot;(indirect,X)&quot;;&quot;1&quot;;IF([.A202]=&quot;none&quot;;&quot;2&quot;;IF([.A202]=&quot;zeropage&quot;;&quot;3&quot;;IF([.A202]=&quot;immidiate&quot;;&quot;4&quot;;IF([.A202]=&quot;accumulator&quot;;&quot;5&quot;;IF([.A202]=&quot;absolute&quot;;&quot;6&quot;;IF([.A202]=&quot;relative&quot;;&quot;7&quot;;IF([.A202]=&quot;(indirect),Y&quot;;&quot;8&quot;;IF([.A202]=&quot;zeropage,X&quot;;&quot;9&quot;;IF([.A202]=&quot;absolute,Y&quot;;&quot;10&quot;;IF([.A202]=&quot;absolute,X&quot;;&quot;11&quot;;IF([.A202]=&quot;indirect&quot;;&quot;12&quot;;IF([.A202]=&quot;zeropage,Y&quot;;&quot;13&quot;;&quot;OOO&quot;))))))))))))))" office:value-type="string" office:string-value="0" calcext:value-type="string">
            <text:p>0</text:p>
          </table:table-cell>
          <table:table-cell table:formula="of:=IF([.Q202]&lt;&gt;&quot;&quot;;[.Q202];&quot;&quot;)">
            <text:p/>
          </table:table-cell>
          <table:table-cell/>
          <table:table-cell office:value-type="string" calcext:value-type="string">
            <text:p>INY</text:p>
          </table:table-cell>
          <table:table-cell table:formula="of:=IF([.T20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#op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03]" office:value-type="string" office:string-value="2" calcext:value-type="string">
            <text:p>2</text:p>
          </table:table-cell>
          <table:table-cell table:number-columns-repeated="2"/>
          <table:table-cell table:formula="of:=[.G203]" office:value-type="float" office:value="2" calcext:value-type="float">
            <text:p>2</text:p>
          </table:table-cell>
          <table:table-cell table:formula="of:=IF([.K203]&lt;&gt;&quot;&quot;;[.K20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3]&lt;&gt;&quot;&quot;;[.N203];&quot;&quot;)">
            <text:p/>
          </table:table-cell>
          <table:table-cell/>
          <table:table-cell table:style-name="ce4" table:formula="of:=IF([.A203]=&quot;implied&quot;;&quot;0&quot;;IF([.A203]=&quot;(indirect,X)&quot;;&quot;1&quot;;IF([.A203]=&quot;none&quot;;&quot;2&quot;;IF([.A203]=&quot;zeropage&quot;;&quot;3&quot;;IF([.A203]=&quot;immidiate&quot;;&quot;4&quot;;IF([.A203]=&quot;accumulator&quot;;&quot;5&quot;;IF([.A203]=&quot;absolute&quot;;&quot;6&quot;;IF([.A203]=&quot;relative&quot;;&quot;7&quot;;IF([.A203]=&quot;(indirect),Y&quot;;&quot;8&quot;;IF([.A203]=&quot;zeropage,X&quot;;&quot;9&quot;;IF([.A203]=&quot;absolute,Y&quot;;&quot;10&quot;;IF([.A203]=&quot;absolute,X&quot;;&quot;11&quot;;IF([.A203]=&quot;indirect&quot;;&quot;12&quot;;IF([.A203]=&quot;zeropage,Y&quot;;&quot;13&quot;;&quot;OOO&quot;))))))))))))))" office:value-type="string" office:string-value="4" calcext:value-type="string">
            <text:p>4</text:p>
          </table:table-cell>
          <table:table-cell table:formula="of:=IF([.Q203]&lt;&gt;&quot;&quot;;[.Q203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0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non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04]" office:value-type="string" office:string-value="1" calcext:value-type="string">
            <text:p>1</text:p>
          </table:table-cell>
          <table:table-cell table:number-columns-repeated="2"/>
          <table:table-cell table:formula="of:=[.G204]" office:value-type="float" office:value="2" calcext:value-type="float">
            <text:p>2</text:p>
          </table:table-cell>
          <table:table-cell table:formula="of:=IF([.K204]&lt;&gt;&quot;&quot;;[.K20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4]&lt;&gt;&quot;&quot;;[.N204];&quot;&quot;)">
            <text:p/>
          </table:table-cell>
          <table:table-cell/>
          <table:table-cell table:style-name="ce4" table:formula="of:=IF([.A204]=&quot;implied&quot;;&quot;0&quot;;IF([.A204]=&quot;(indirect,X)&quot;;&quot;1&quot;;IF([.A204]=&quot;none&quot;;&quot;2&quot;;IF([.A204]=&quot;zeropage&quot;;&quot;3&quot;;IF([.A204]=&quot;immidiate&quot;;&quot;4&quot;;IF([.A204]=&quot;accumulator&quot;;&quot;5&quot;;IF([.A204]=&quot;absolute&quot;;&quot;6&quot;;IF([.A204]=&quot;relative&quot;;&quot;7&quot;;IF([.A204]=&quot;(indirect),Y&quot;;&quot;8&quot;;IF([.A204]=&quot;zeropage,X&quot;;&quot;9&quot;;IF([.A204]=&quot;absolute,Y&quot;;&quot;10&quot;;IF([.A204]=&quot;absolute,X&quot;;&quot;11&quot;;IF([.A204]=&quot;indirect&quot;;&quot;12&quot;;IF([.A204]=&quot;zeropage,Y&quot;;&quot;13&quot;;&quot;OOO&quot;))))))))))))))" office:value-type="string" office:string-value="0" calcext:value-type="string">
            <text:p>0</text:p>
          </table:table-cell>
          <table:table-cell table:formula="of:=IF([.Q204]&lt;&gt;&quot;&quot;;[.Q204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0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AXS</text:p>
          </table:table-cell>
          <table:table-cell office:value-type="string" calcext:value-type="string">
            <text:p>#oper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05]" office:value-type="string" office:string-value="2" calcext:value-type="string">
            <text:p>2</text:p>
          </table:table-cell>
          <table:table-cell table:number-columns-repeated="2"/>
          <table:table-cell table:formula="of:=[.G205]" office:value-type="float" office:value="2" calcext:value-type="float">
            <text:p>2</text:p>
          </table:table-cell>
          <table:table-cell table:formula="of:=IF([.K205]&lt;&gt;&quot;&quot;;[.K20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5]&lt;&gt;&quot;&quot;;[.N205];&quot;&quot;)">
            <text:p/>
          </table:table-cell>
          <table:table-cell/>
          <table:table-cell table:style-name="ce4" table:formula="of:=IF([.A205]=&quot;implied&quot;;&quot;0&quot;;IF([.A205]=&quot;(indirect,X)&quot;;&quot;1&quot;;IF([.A205]=&quot;none&quot;;&quot;2&quot;;IF([.A205]=&quot;zeropage&quot;;&quot;3&quot;;IF([.A205]=&quot;immidiate&quot;;&quot;4&quot;;IF([.A205]=&quot;accumulator&quot;;&quot;5&quot;;IF([.A205]=&quot;absolute&quot;;&quot;6&quot;;IF([.A205]=&quot;relative&quot;;&quot;7&quot;;IF([.A205]=&quot;(indirect),Y&quot;;&quot;8&quot;;IF([.A205]=&quot;zeropage,X&quot;;&quot;9&quot;;IF([.A205]=&quot;absolute,Y&quot;;&quot;10&quot;;IF([.A205]=&quot;absolute,X&quot;;&quot;11&quot;;IF([.A205]=&quot;indirect&quot;;&quot;12&quot;;IF([.A205]=&quot;zeropage,Y&quot;;&quot;13&quot;;&quot;OOO&quot;))))))))))))))" office:value-type="string" office:string-value="4" calcext:value-type="string">
            <text:p>4</text:p>
          </table:table-cell>
          <table:table-cell table:formula="of:=IF([.Q205]&lt;&gt;&quot;&quot;;[.Q205];&quot;&quot;)">
            <text:p/>
          </table:table-cell>
          <table:table-cell/>
          <table:table-cell office:value-type="string" calcext:value-type="string">
            <text:p>AXS</text:p>
          </table:table-cell>
          <table:table-cell table:formula="of:=IF([.T20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ope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06]" office:value-type="string" office:string-value="2" calcext:value-type="string">
            <text:p>2</text:p>
          </table:table-cell>
          <table:table-cell table:number-columns-repeated="2"/>
          <table:table-cell table:formula="of:=[.G206]" office:value-type="float" office:value="4" calcext:value-type="float">
            <text:p>4</text:p>
          </table:table-cell>
          <table:table-cell table:formula="of:=IF([.K206]&lt;&gt;&quot;&quot;;[.K20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6]&lt;&gt;&quot;&quot;;[.N206];&quot;&quot;)">
            <text:p/>
          </table:table-cell>
          <table:table-cell/>
          <table:table-cell table:style-name="ce4" table:formula="of:=IF([.A206]=&quot;implied&quot;;&quot;0&quot;;IF([.A206]=&quot;(indirect,X)&quot;;&quot;1&quot;;IF([.A206]=&quot;none&quot;;&quot;2&quot;;IF([.A206]=&quot;zeropage&quot;;&quot;3&quot;;IF([.A206]=&quot;immidiate&quot;;&quot;4&quot;;IF([.A206]=&quot;accumulator&quot;;&quot;5&quot;;IF([.A206]=&quot;absolute&quot;;&quot;6&quot;;IF([.A206]=&quot;relative&quot;;&quot;7&quot;;IF([.A206]=&quot;(indirect),Y&quot;;&quot;8&quot;;IF([.A206]=&quot;zeropage,X&quot;;&quot;9&quot;;IF([.A206]=&quot;absolute,Y&quot;;&quot;10&quot;;IF([.A206]=&quot;absolute,X&quot;;&quot;11&quot;;IF([.A206]=&quot;indirect&quot;;&quot;12&quot;;IF([.A206]=&quot;zeropage,Y&quot;;&quot;13&quot;;&quot;OOO&quot;))))))))))))))" office:value-type="string" office:string-value="6" calcext:value-type="string">
            <text:p>6</text:p>
          </table:table-cell>
          <table:table-cell table:formula="of:=IF([.Q206]&lt;&gt;&quot;&quot;;[.Q206];&quot;&quot;)">
            <text:p/>
          </table:table-cell>
          <table:table-cell/>
          <table:table-cell office:value-type="string" calcext:value-type="string">
            <text:p>CPY</text:p>
          </table:table-cell>
          <table:table-cell table:formula="of:=IF([.T20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07]" office:value-type="string" office:string-value="2" calcext:value-type="string">
            <text:p>2</text:p>
          </table:table-cell>
          <table:table-cell table:number-columns-repeated="2"/>
          <table:table-cell table:formula="of:=[.G207]" office:value-type="float" office:value="4" calcext:value-type="float">
            <text:p>4</text:p>
          </table:table-cell>
          <table:table-cell table:formula="of:=IF([.K207]&lt;&gt;&quot;&quot;;[.K20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7]&lt;&gt;&quot;&quot;;[.N207];&quot;&quot;)">
            <text:p/>
          </table:table-cell>
          <table:table-cell/>
          <table:table-cell table:style-name="ce4" table:formula="of:=IF([.A207]=&quot;implied&quot;;&quot;0&quot;;IF([.A207]=&quot;(indirect,X)&quot;;&quot;1&quot;;IF([.A207]=&quot;none&quot;;&quot;2&quot;;IF([.A207]=&quot;zeropage&quot;;&quot;3&quot;;IF([.A207]=&quot;immidiate&quot;;&quot;4&quot;;IF([.A207]=&quot;accumulator&quot;;&quot;5&quot;;IF([.A207]=&quot;absolute&quot;;&quot;6&quot;;IF([.A207]=&quot;relative&quot;;&quot;7&quot;;IF([.A207]=&quot;(indirect),Y&quot;;&quot;8&quot;;IF([.A207]=&quot;zeropage,X&quot;;&quot;9&quot;;IF([.A207]=&quot;absolute,Y&quot;;&quot;10&quot;;IF([.A207]=&quot;absolute,X&quot;;&quot;11&quot;;IF([.A207]=&quot;indirect&quot;;&quot;12&quot;;IF([.A207]=&quot;zeropage,Y&quot;;&quot;13&quot;;&quot;OOO&quot;))))))))))))))" office:value-type="string" office:string-value="6" calcext:value-type="string">
            <text:p>6</text:p>
          </table:table-cell>
          <table:table-cell table:formula="of:=IF([.Q207]&lt;&gt;&quot;&quot;;[.Q207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0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per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208]" office:value-type="string" office:string-value="2" calcext:value-type="string">
            <text:p>2</text:p>
          </table:table-cell>
          <table:table-cell table:number-columns-repeated="2"/>
          <table:table-cell table:formula="of:=[.G208]" office:value-type="float" office:value="3" calcext:value-type="float">
            <text:p>3</text:p>
          </table:table-cell>
          <table:table-cell table:formula="of:=IF([.K208]&lt;&gt;&quot;&quot;;[.K20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08]&lt;&gt;&quot;&quot;;[.N208];&quot;&quot;)">
            <text:p/>
          </table:table-cell>
          <table:table-cell/>
          <table:table-cell table:style-name="ce4" table:formula="of:=IF([.A208]=&quot;implied&quot;;&quot;0&quot;;IF([.A208]=&quot;(indirect,X)&quot;;&quot;1&quot;;IF([.A208]=&quot;none&quot;;&quot;2&quot;;IF([.A208]=&quot;zeropage&quot;;&quot;3&quot;;IF([.A208]=&quot;immidiate&quot;;&quot;4&quot;;IF([.A208]=&quot;accumulator&quot;;&quot;5&quot;;IF([.A208]=&quot;absolute&quot;;&quot;6&quot;;IF([.A208]=&quot;relative&quot;;&quot;7&quot;;IF([.A208]=&quot;(indirect),Y&quot;;&quot;8&quot;;IF([.A208]=&quot;zeropage,X&quot;;&quot;9&quot;;IF([.A208]=&quot;absolute,Y&quot;;&quot;10&quot;;IF([.A208]=&quot;absolute,X&quot;;&quot;11&quot;;IF([.A208]=&quot;indirect&quot;;&quot;12&quot;;IF([.A208]=&quot;zeropage,Y&quot;;&quot;13&quot;;&quot;OOO&quot;))))))))))))))" office:value-type="string" office:string-value="6" calcext:value-type="string">
            <text:p>6</text:p>
          </table:table-cell>
          <table:table-cell table:formula="of:=IF([.Q208]&lt;&gt;&quot;&quot;;[.Q208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0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09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209]" office:value-type="float" office:value="6" calcext:value-type="float">
            <text:p>6</text:p>
          </table:table-cell>
          <table:table-cell table:formula="of:=IF([.K209]&lt;&gt;&quot;&quot;;[.K209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209]&lt;&gt;&quot;&quot;;[.N209];&quot;&quot;)" office:value-type="string" office:string-value="N" calcext:value-type="string">
            <text:p>N</text:p>
          </table:table-cell>
          <table:table-cell/>
          <table:table-cell table:style-name="ce4" table:formula="of:=IF([.A209]=&quot;implied&quot;;&quot;0&quot;;IF([.A209]=&quot;(indirect,X)&quot;;&quot;1&quot;;IF([.A209]=&quot;none&quot;;&quot;2&quot;;IF([.A209]=&quot;zeropage&quot;;&quot;3&quot;;IF([.A209]=&quot;immidiate&quot;;&quot;4&quot;;IF([.A209]=&quot;accumulator&quot;;&quot;5&quot;;IF([.A209]=&quot;absolute&quot;;&quot;6&quot;;IF([.A209]=&quot;relative&quot;;&quot;7&quot;;IF([.A209]=&quot;(indirect),Y&quot;;&quot;8&quot;;IF([.A209]=&quot;zeropage,X&quot;;&quot;9&quot;;IF([.A209]=&quot;absolute,Y&quot;;&quot;10&quot;;IF([.A209]=&quot;absolute,X&quot;;&quot;11&quot;;IF([.A209]=&quot;indirect&quot;;&quot;12&quot;;IF([.A209]=&quot;zeropage,Y&quot;;&quot;13&quot;;&quot;OOO&quot;))))))))))))))" office:value-type="string" office:string-value="6" calcext:value-type="string">
            <text:p>6</text:p>
          </table:table-cell>
          <table:table-cell table:formula="of:=IF([.Q209]&lt;&gt;&quot;&quot;;[.Q209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DCP</text:p>
          </table:table-cell>
          <table:table-cell table:formula="of:=IF([.T209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oper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210]" office:value-type="string" office:string-value="2" calcext:value-type="string">
            <text:p>2</text:p>
          </table:table-cell>
          <table:table-cell table:number-columns-repeated="2"/>
          <table:table-cell table:formula="of:=[.G210]" office:value-type="string" office:string-value="2**" calcext:value-type="string">
            <text:p>2**</text:p>
          </table:table-cell>
          <table:table-cell table:formula="of:=IF([.K210]&lt;&gt;&quot;&quot;;[.K210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210]&lt;&gt;&quot;&quot;;[.N210];&quot;&quot;)">
            <text:p/>
          </table:table-cell>
          <table:table-cell/>
          <table:table-cell table:style-name="ce4" table:formula="of:=IF([.A210]=&quot;implied&quot;;&quot;0&quot;;IF([.A210]=&quot;(indirect,X)&quot;;&quot;1&quot;;IF([.A210]=&quot;none&quot;;&quot;2&quot;;IF([.A210]=&quot;zeropage&quot;;&quot;3&quot;;IF([.A210]=&quot;immidiate&quot;;&quot;4&quot;;IF([.A210]=&quot;accumulator&quot;;&quot;5&quot;;IF([.A210]=&quot;absolute&quot;;&quot;6&quot;;IF([.A210]=&quot;relative&quot;;&quot;7&quot;;IF([.A210]=&quot;(indirect),Y&quot;;&quot;8&quot;;IF([.A210]=&quot;zeropage,X&quot;;&quot;9&quot;;IF([.A210]=&quot;absolute,Y&quot;;&quot;10&quot;;IF([.A210]=&quot;absolute,X&quot;;&quot;11&quot;;IF([.A210]=&quot;indirect&quot;;&quot;12&quot;;IF([.A210]=&quot;zeropage,Y&quot;;&quot;13&quot;;&quot;OOO&quot;))))))))))))))" office:value-type="string" office:string-value="7" calcext:value-type="string">
            <text:p>7</text:p>
          </table:table-cell>
          <table:table-cell table:formula="of:=IF([.Q210]&lt;&gt;&quot;&quot;;[.Q210];&quot;&quot;)">
            <text:p/>
          </table:table-cell>
          <table:table-cell/>
          <table:table-cell office:value-type="string" calcext:value-type="string">
            <text:p>BNE</text:p>
          </table:table-cell>
          <table:table-cell table:formula="of:=IF([.T21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(oper),Y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211]" office:value-type="string" office:string-value="2" calcext:value-type="string">
            <text:p>2</text:p>
          </table:table-cell>
          <table:table-cell table:number-columns-repeated="2"/>
          <table:table-cell table:formula="of:=[.G211]" office:value-type="string" office:string-value="5*" calcext:value-type="string">
            <text:p>5*</text:p>
          </table:table-cell>
          <table:table-cell table:formula="of:=IF([.K211]&lt;&gt;&quot;&quot;;[.K21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11]&lt;&gt;&quot;&quot;;[.N211];&quot;&quot;)">
            <text:p/>
          </table:table-cell>
          <table:table-cell/>
          <table:table-cell table:style-name="ce4" table:formula="of:=IF([.A211]=&quot;implied&quot;;&quot;0&quot;;IF([.A211]=&quot;(indirect,X)&quot;;&quot;1&quot;;IF([.A211]=&quot;none&quot;;&quot;2&quot;;IF([.A211]=&quot;zeropage&quot;;&quot;3&quot;;IF([.A211]=&quot;immidiate&quot;;&quot;4&quot;;IF([.A211]=&quot;accumulator&quot;;&quot;5&quot;;IF([.A211]=&quot;absolute&quot;;&quot;6&quot;;IF([.A211]=&quot;relative&quot;;&quot;7&quot;;IF([.A211]=&quot;(indirect),Y&quot;;&quot;8&quot;;IF([.A211]=&quot;zeropage,X&quot;;&quot;9&quot;;IF([.A211]=&quot;absolute,Y&quot;;&quot;10&quot;;IF([.A211]=&quot;absolute,X&quot;;&quot;11&quot;;IF([.A211]=&quot;indirect&quot;;&quot;12&quot;;IF([.A211]=&quot;zeropage,Y&quot;;&quot;13&quot;;&quot;OOO&quot;))))))))))))))" office:value-type="string" office:string-value="8" calcext:value-type="string">
            <text:p>8</text:p>
          </table:table-cell>
          <table:table-cell table:formula="of:=IF([.Q211]&lt;&gt;&quot;&quot;;[.Q211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1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212]" office:value-type="string" office:string-value="1" calcext:value-type="string">
            <text:p>1</text:p>
          </table:table-cell>
          <table:table-cell table:number-columns-repeated="2"/>
          <table:table-cell table:formula="of:=[.G212]" office:value-type="float" office:value="0" calcext:value-type="float">
            <text:p>0</text:p>
          </table:table-cell>
          <table:table-cell table:formula="of:=IF([.K212]&lt;&gt;&quot;&quot;;[.K21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2]&lt;&gt;&quot;&quot;;[.N212];&quot;&quot;)">
            <text:p/>
          </table:table-cell>
          <table:table-cell/>
          <table:table-cell table:style-name="ce4" table:formula="of:=IF([.A212]=&quot;implied&quot;;&quot;0&quot;;IF([.A212]=&quot;(indirect,X)&quot;;&quot;1&quot;;IF([.A212]=&quot;none&quot;;&quot;2&quot;;IF([.A212]=&quot;zeropage&quot;;&quot;3&quot;;IF([.A212]=&quot;immidiate&quot;;&quot;4&quot;;IF([.A212]=&quot;accumulator&quot;;&quot;5&quot;;IF([.A212]=&quot;absolute&quot;;&quot;6&quot;;IF([.A212]=&quot;relative&quot;;&quot;7&quot;;IF([.A212]=&quot;(indirect),Y&quot;;&quot;8&quot;;IF([.A212]=&quot;zeropage,X&quot;;&quot;9&quot;;IF([.A212]=&quot;absolute,Y&quot;;&quot;10&quot;;IF([.A212]=&quot;absolute,X&quot;;&quot;11&quot;;IF([.A212]=&quot;indirect&quot;;&quot;12&quot;;IF([.A212]=&quot;zeropage,Y&quot;;&quot;13&quot;;&quot;OOO&quot;))))))))))))))" office:value-type="string" office:string-value="2" calcext:value-type="string">
            <text:p>2</text:p>
          </table:table-cell>
          <table:table-cell table:formula="of:=IF([.Q212]&lt;&gt;&quot;&quot;;[.Q212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21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#(oper),Y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213]" office:value-type="string" office:string-value="2" calcext:value-type="string">
            <text:p>2</text:p>
          </table:table-cell>
          <table:table-cell table:number-columns-repeated="2"/>
          <table:table-cell table:formula="of:=[.G213]" office:value-type="string" office:string-value="5*" calcext:value-type="string">
            <text:p>5*</text:p>
          </table:table-cell>
          <table:table-cell table:formula="of:=IF([.K213]&lt;&gt;&quot;&quot;;[.K21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13]&lt;&gt;&quot;&quot;;[.N213];&quot;&quot;)">
            <text:p/>
          </table:table-cell>
          <table:table-cell/>
          <table:table-cell table:style-name="ce4" table:formula="of:=IF([.A213]=&quot;implied&quot;;&quot;0&quot;;IF([.A213]=&quot;(indirect,X)&quot;;&quot;1&quot;;IF([.A213]=&quot;none&quot;;&quot;2&quot;;IF([.A213]=&quot;zeropage&quot;;&quot;3&quot;;IF([.A213]=&quot;immidiate&quot;;&quot;4&quot;;IF([.A213]=&quot;accumulator&quot;;&quot;5&quot;;IF([.A213]=&quot;absolute&quot;;&quot;6&quot;;IF([.A213]=&quot;relative&quot;;&quot;7&quot;;IF([.A213]=&quot;(indirect),Y&quot;;&quot;8&quot;;IF([.A213]=&quot;zeropage,X&quot;;&quot;9&quot;;IF([.A213]=&quot;absolute,Y&quot;;&quot;10&quot;;IF([.A213]=&quot;absolute,X&quot;;&quot;11&quot;;IF([.A213]=&quot;indirect&quot;;&quot;12&quot;;IF([.A213]=&quot;zeropage,Y&quot;;&quot;13&quot;;&quot;OOO&quot;))))))))))))))" office:value-type="string" office:string-value="8" calcext:value-type="string">
            <text:p>8</text:p>
          </table:table-cell>
          <table:table-cell table:formula="of:=IF([.Q213]&lt;&gt;&quot;&quot;;[.Q213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21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214]" office:value-type="string" office:string-value="2" calcext:value-type="string">
            <text:p>2</text:p>
          </table:table-cell>
          <table:table-cell table:number-columns-repeated="2"/>
          <table:table-cell table:formula="of:=[.G214]" office:value-type="float" office:value="4" calcext:value-type="float">
            <text:p>4</text:p>
          </table:table-cell>
          <table:table-cell table:formula="of:=IF([.K214]&lt;&gt;&quot;&quot;;[.K21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4]&lt;&gt;&quot;&quot;;[.N214];&quot;&quot;)">
            <text:p/>
          </table:table-cell>
          <table:table-cell/>
          <table:table-cell table:style-name="ce4" table:formula="of:=IF([.A214]=&quot;implied&quot;;&quot;0&quot;;IF([.A214]=&quot;(indirect,X)&quot;;&quot;1&quot;;IF([.A214]=&quot;none&quot;;&quot;2&quot;;IF([.A214]=&quot;zeropage&quot;;&quot;3&quot;;IF([.A214]=&quot;immidiate&quot;;&quot;4&quot;;IF([.A214]=&quot;accumulator&quot;;&quot;5&quot;;IF([.A214]=&quot;absolute&quot;;&quot;6&quot;;IF([.A214]=&quot;relative&quot;;&quot;7&quot;;IF([.A214]=&quot;(indirect),Y&quot;;&quot;8&quot;;IF([.A214]=&quot;zeropage,X&quot;;&quot;9&quot;;IF([.A214]=&quot;absolute,Y&quot;;&quot;10&quot;;IF([.A214]=&quot;absolute,X&quot;;&quot;11&quot;;IF([.A214]=&quot;indirect&quot;;&quot;12&quot;;IF([.A214]=&quot;zeropage,Y&quot;;&quot;13&quot;;&quot;OOO&quot;))))))))))))))" office:value-type="string" office:string-value="9" calcext:value-type="string">
            <text:p>9</text:p>
          </table:table-cell>
          <table:table-cell table:formula="of:=IF([.Q214]&lt;&gt;&quot;&quot;;[.Q21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1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,X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15]" office:value-type="string" office:string-value="2" calcext:value-type="string">
            <text:p>2</text:p>
          </table:table-cell>
          <table:table-cell table:number-columns-repeated="2"/>
          <table:table-cell table:formula="of:=[.G215]" office:value-type="float" office:value="4" calcext:value-type="float">
            <text:p>4</text:p>
          </table:table-cell>
          <table:table-cell table:formula="of:=IF([.K215]&lt;&gt;&quot;&quot;;[.K21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5]&lt;&gt;&quot;&quot;;[.N215];&quot;&quot;)">
            <text:p/>
          </table:table-cell>
          <table:table-cell/>
          <table:table-cell table:style-name="ce4" table:formula="of:=IF([.A215]=&quot;implied&quot;;&quot;0&quot;;IF([.A215]=&quot;(indirect,X)&quot;;&quot;1&quot;;IF([.A215]=&quot;none&quot;;&quot;2&quot;;IF([.A215]=&quot;zeropage&quot;;&quot;3&quot;;IF([.A215]=&quot;immidiate&quot;;&quot;4&quot;;IF([.A215]=&quot;accumulator&quot;;&quot;5&quot;;IF([.A215]=&quot;absolute&quot;;&quot;6&quot;;IF([.A215]=&quot;relative&quot;;&quot;7&quot;;IF([.A215]=&quot;(indirect),Y&quot;;&quot;8&quot;;IF([.A215]=&quot;zeropage,X&quot;;&quot;9&quot;;IF([.A215]=&quot;absolute,Y&quot;;&quot;10&quot;;IF([.A215]=&quot;absolute,X&quot;;&quot;11&quot;;IF([.A215]=&quot;indirect&quot;;&quot;12&quot;;IF([.A215]=&quot;zeropage,Y&quot;;&quot;13&quot;;&quot;OOO&quot;))))))))))))))" office:value-type="string" office:string-value="9" calcext:value-type="string">
            <text:p>9</text:p>
          </table:table-cell>
          <table:table-cell table:formula="of:=IF([.Q215]&lt;&gt;&quot;&quot;;[.Q215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1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per,X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16]" office:value-type="string" office:string-value="2" calcext:value-type="string">
            <text:p>2</text:p>
          </table:table-cell>
          <table:table-cell table:number-columns-repeated="2"/>
          <table:table-cell table:formula="of:=[.G216]" office:value-type="float" office:value="6" calcext:value-type="float">
            <text:p>6</text:p>
          </table:table-cell>
          <table:table-cell table:formula="of:=IF([.K216]&lt;&gt;&quot;&quot;;[.K21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6]&lt;&gt;&quot;&quot;;[.N216];&quot;&quot;)">
            <text:p/>
          </table:table-cell>
          <table:table-cell/>
          <table:table-cell table:style-name="ce4" table:formula="of:=IF([.A216]=&quot;implied&quot;;&quot;0&quot;;IF([.A216]=&quot;(indirect,X)&quot;;&quot;1&quot;;IF([.A216]=&quot;none&quot;;&quot;2&quot;;IF([.A216]=&quot;zeropage&quot;;&quot;3&quot;;IF([.A216]=&quot;immidiate&quot;;&quot;4&quot;;IF([.A216]=&quot;accumulator&quot;;&quot;5&quot;;IF([.A216]=&quot;absolute&quot;;&quot;6&quot;;IF([.A216]=&quot;relative&quot;;&quot;7&quot;;IF([.A216]=&quot;(indirect),Y&quot;;&quot;8&quot;;IF([.A216]=&quot;zeropage,X&quot;;&quot;9&quot;;IF([.A216]=&quot;absolute,Y&quot;;&quot;10&quot;;IF([.A216]=&quot;absolute,X&quot;;&quot;11&quot;;IF([.A216]=&quot;indirect&quot;;&quot;12&quot;;IF([.A216]=&quot;zeropage,Y&quot;;&quot;13&quot;;&quot;OOO&quot;))))))))))))))" office:value-type="string" office:string-value="9" calcext:value-type="string">
            <text:p>9</text:p>
          </table:table-cell>
          <table:table-cell table:formula="of:=IF([.Q216]&lt;&gt;&quot;&quot;;[.Q216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1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,X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17]" office:value-type="string" office:string-value="2" calcext:value-type="string">
            <text:p>2</text:p>
          </table:table-cell>
          <table:table-cell table:number-columns-repeated="2"/>
          <table:table-cell table:formula="of:=[.G217]" office:value-type="float" office:value="6" calcext:value-type="float">
            <text:p>6</text:p>
          </table:table-cell>
          <table:table-cell table:formula="of:=IF([.K217]&lt;&gt;&quot;&quot;;[.K21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7]&lt;&gt;&quot;&quot;;[.N217];&quot;&quot;)">
            <text:p/>
          </table:table-cell>
          <table:table-cell/>
          <table:table-cell table:style-name="ce4" table:formula="of:=IF([.A217]=&quot;implied&quot;;&quot;0&quot;;IF([.A217]=&quot;(indirect,X)&quot;;&quot;1&quot;;IF([.A217]=&quot;none&quot;;&quot;2&quot;;IF([.A217]=&quot;zeropage&quot;;&quot;3&quot;;IF([.A217]=&quot;immidiate&quot;;&quot;4&quot;;IF([.A217]=&quot;accumulator&quot;;&quot;5&quot;;IF([.A217]=&quot;absolute&quot;;&quot;6&quot;;IF([.A217]=&quot;relative&quot;;&quot;7&quot;;IF([.A217]=&quot;(indirect),Y&quot;;&quot;8&quot;;IF([.A217]=&quot;zeropage,X&quot;;&quot;9&quot;;IF([.A217]=&quot;absolute,Y&quot;;&quot;10&quot;;IF([.A217]=&quot;absolute,X&quot;;&quot;11&quot;;IF([.A217]=&quot;indirect&quot;;&quot;12&quot;;IF([.A217]=&quot;zeropage,Y&quot;;&quot;13&quot;;&quot;OOO&quot;))))))))))))))" office:value-type="string" office:string-value="9" calcext:value-type="string">
            <text:p>9</text:p>
          </table:table-cell>
          <table:table-cell table:formula="of:=IF([.Q217]&lt;&gt;&quot;&quot;;[.Q217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21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on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18]" office:value-type="string" office:string-value="1" calcext:value-type="string">
            <text:p>1</text:p>
          </table:table-cell>
          <table:table-cell table:number-columns-repeated="2"/>
          <table:table-cell table:formula="of:=[.G218]" office:value-type="float" office:value="2" calcext:value-type="float">
            <text:p>2</text:p>
          </table:table-cell>
          <table:table-cell table:formula="of:=IF([.K218]&lt;&gt;&quot;&quot;;[.K21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18]&lt;&gt;&quot;&quot;;[.N218];&quot;&quot;)">
            <text:p/>
          </table:table-cell>
          <table:table-cell/>
          <table:table-cell table:style-name="ce4" table:formula="of:=IF([.A218]=&quot;implied&quot;;&quot;0&quot;;IF([.A218]=&quot;(indirect,X)&quot;;&quot;1&quot;;IF([.A218]=&quot;none&quot;;&quot;2&quot;;IF([.A218]=&quot;zeropage&quot;;&quot;3&quot;;IF([.A218]=&quot;immidiate&quot;;&quot;4&quot;;IF([.A218]=&quot;accumulator&quot;;&quot;5&quot;;IF([.A218]=&quot;absolute&quot;;&quot;6&quot;;IF([.A218]=&quot;relative&quot;;&quot;7&quot;;IF([.A218]=&quot;(indirect),Y&quot;;&quot;8&quot;;IF([.A218]=&quot;zeropage,X&quot;;&quot;9&quot;;IF([.A218]=&quot;absolute,Y&quot;;&quot;10&quot;;IF([.A218]=&quot;absolute,X&quot;;&quot;11&quot;;IF([.A218]=&quot;indirect&quot;;&quot;12&quot;;IF([.A218]=&quot;zeropage,Y&quot;;&quot;13&quot;;&quot;OOO&quot;))))))))))))))" office:value-type="string" office:string-value="0" calcext:value-type="string">
            <text:p>0</text:p>
          </table:table-cell>
          <table:table-cell table:formula="of:=IF([.Q218]&lt;&gt;&quot;&quot;;[.Q218];&quot;&quot;)">
            <text:p/>
          </table:table-cell>
          <table:table-cell/>
          <table:table-cell office:value-type="string" calcext:value-type="string">
            <text:p>CLD</text:p>
          </table:table-cell>
          <table:table-cell table:formula="of:=IF([.T21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,Y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19]" office:value-type="string" office:string-value="3" calcext:value-type="string">
            <text:p>3</text:p>
          </table:table-cell>
          <table:table-cell table:number-columns-repeated="2"/>
          <table:table-cell table:formula="of:=[.G219]" office:value-type="string" office:string-value="4*" calcext:value-type="string">
            <text:p>4*</text:p>
          </table:table-cell>
          <table:table-cell table:formula="of:=IF([.K219]&lt;&gt;&quot;&quot;;[.K219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19]&lt;&gt;&quot;&quot;;[.N219];&quot;&quot;)">
            <text:p/>
          </table:table-cell>
          <table:table-cell/>
          <table:table-cell table:style-name="ce4" table:formula="of:=IF([.A219]=&quot;implied&quot;;&quot;0&quot;;IF([.A219]=&quot;(indirect,X)&quot;;&quot;1&quot;;IF([.A219]=&quot;none&quot;;&quot;2&quot;;IF([.A219]=&quot;zeropage&quot;;&quot;3&quot;;IF([.A219]=&quot;immidiate&quot;;&quot;4&quot;;IF([.A219]=&quot;accumulator&quot;;&quot;5&quot;;IF([.A219]=&quot;absolute&quot;;&quot;6&quot;;IF([.A219]=&quot;relative&quot;;&quot;7&quot;;IF([.A219]=&quot;(indirect),Y&quot;;&quot;8&quot;;IF([.A219]=&quot;zeropage,X&quot;;&quot;9&quot;;IF([.A219]=&quot;absolute,Y&quot;;&quot;10&quot;;IF([.A219]=&quot;absolute,X&quot;;&quot;11&quot;;IF([.A219]=&quot;indirect&quot;;&quot;12&quot;;IF([.A219]=&quot;zeropage,Y&quot;;&quot;13&quot;;&quot;OOO&quot;))))))))))))))" office:value-type="string" office:string-value="10" calcext:value-type="string">
            <text:p>10</text:p>
          </table:table-cell>
          <table:table-cell table:formula="of:=IF([.Q219]&lt;&gt;&quot;&quot;;[.Q219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1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20]" office:value-type="string" office:string-value="1" calcext:value-type="string">
            <text:p>1</text:p>
          </table:table-cell>
          <table:table-cell table:number-columns-repeated="2"/>
          <table:table-cell table:formula="of:=[.G220]" office:value-type="float" office:value="2" calcext:value-type="float">
            <text:p>2</text:p>
          </table:table-cell>
          <table:table-cell table:formula="of:=IF([.K220]&lt;&gt;&quot;&quot;;[.K22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0]&lt;&gt;&quot;&quot;;[.N220];&quot;&quot;)">
            <text:p/>
          </table:table-cell>
          <table:table-cell/>
          <table:table-cell table:style-name="ce4" table:formula="of:=IF([.A220]=&quot;implied&quot;;&quot;0&quot;;IF([.A220]=&quot;(indirect,X)&quot;;&quot;1&quot;;IF([.A220]=&quot;none&quot;;&quot;2&quot;;IF([.A220]=&quot;zeropage&quot;;&quot;3&quot;;IF([.A220]=&quot;immidiate&quot;;&quot;4&quot;;IF([.A220]=&quot;accumulator&quot;;&quot;5&quot;;IF([.A220]=&quot;absolute&quot;;&quot;6&quot;;IF([.A220]=&quot;relative&quot;;&quot;7&quot;;IF([.A220]=&quot;(indirect),Y&quot;;&quot;8&quot;;IF([.A220]=&quot;zeropage,X&quot;;&quot;9&quot;;IF([.A220]=&quot;absolute,Y&quot;;&quot;10&quot;;IF([.A220]=&quot;absolute,X&quot;;&quot;11&quot;;IF([.A220]=&quot;indirect&quot;;&quot;12&quot;;IF([.A220]=&quot;zeropage,Y&quot;;&quot;13&quot;;&quot;OOO&quot;))))))))))))))" office:value-type="string" office:string-value="2" calcext:value-type="string">
            <text:p>2</text:p>
          </table:table-cell>
          <table:table-cell table:formula="of:=IF([.Q220]&lt;&gt;&quot;&quot;;[.Q220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2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,Y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21]" office:value-type="string" office:string-value="3" calcext:value-type="string">
            <text:p>3</text:p>
          </table:table-cell>
          <table:table-cell table:number-columns-repeated="2"/>
          <table:table-cell table:formula="of:=[.G221]" office:value-type="float" office:value="7" calcext:value-type="float">
            <text:p>7</text:p>
          </table:table-cell>
          <table:table-cell table:formula="of:=IF([.K221]&lt;&gt;&quot;&quot;;[.K22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1]&lt;&gt;&quot;&quot;;[.N221];&quot;&quot;)">
            <text:p/>
          </table:table-cell>
          <table:table-cell/>
          <table:table-cell table:style-name="ce4" table:formula="of:=IF([.A221]=&quot;implied&quot;;&quot;0&quot;;IF([.A221]=&quot;(indirect,X)&quot;;&quot;1&quot;;IF([.A221]=&quot;none&quot;;&quot;2&quot;;IF([.A221]=&quot;zeropage&quot;;&quot;3&quot;;IF([.A221]=&quot;immidiate&quot;;&quot;4&quot;;IF([.A221]=&quot;accumulator&quot;;&quot;5&quot;;IF([.A221]=&quot;absolute&quot;;&quot;6&quot;;IF([.A221]=&quot;relative&quot;;&quot;7&quot;;IF([.A221]=&quot;(indirect),Y&quot;;&quot;8&quot;;IF([.A221]=&quot;zeropage,X&quot;;&quot;9&quot;;IF([.A221]=&quot;absolute,Y&quot;;&quot;10&quot;;IF([.A221]=&quot;absolute,X&quot;;&quot;11&quot;;IF([.A221]=&quot;indirect&quot;;&quot;12&quot;;IF([.A221]=&quot;zeropage,Y&quot;;&quot;13&quot;;&quot;OOO&quot;))))))))))))))" office:value-type="string" office:string-value="10" calcext:value-type="string">
            <text:p>10</text:p>
          </table:table-cell>
          <table:table-cell table:formula="of:=IF([.Q221]&lt;&gt;&quot;&quot;;[.Q221];&quot;&quot;)">
            <text:p/>
          </table:table-cell>
          <table:table-cell/>
          <table:table-cell office:value-type="string" calcext:value-type="string">
            <text:p>DCP</text:p>
          </table:table-cell>
          <table:table-cell table:formula="of:=IF([.T22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222]" office:value-type="string" office:string-value="2" calcext:value-type="string">
            <text:p>2</text:p>
          </table:table-cell>
          <table:table-cell table:number-columns-repeated="2"/>
          <table:table-cell table:formula="of:=[.G222]" office:value-type="string" office:string-value="4*" calcext:value-type="string">
            <text:p>4*</text:p>
          </table:table-cell>
          <table:table-cell table:formula="of:=IF([.K222]&lt;&gt;&quot;&quot;;[.K222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22]&lt;&gt;&quot;&quot;;[.N222];&quot;&quot;)">
            <text:p/>
          </table:table-cell>
          <table:table-cell/>
          <table:table-cell table:style-name="ce4" table:formula="of:=IF([.A222]=&quot;implied&quot;;&quot;0&quot;;IF([.A222]=&quot;(indirect,X)&quot;;&quot;1&quot;;IF([.A222]=&quot;none&quot;;&quot;2&quot;;IF([.A222]=&quot;zeropage&quot;;&quot;3&quot;;IF([.A222]=&quot;immidiate&quot;;&quot;4&quot;;IF([.A222]=&quot;accumulator&quot;;&quot;5&quot;;IF([.A222]=&quot;absolute&quot;;&quot;6&quot;;IF([.A222]=&quot;relative&quot;;&quot;7&quot;;IF([.A222]=&quot;(indirect),Y&quot;;&quot;8&quot;;IF([.A222]=&quot;zeropage,X&quot;;&quot;9&quot;;IF([.A222]=&quot;absolute,Y&quot;;&quot;10&quot;;IF([.A222]=&quot;absolute,X&quot;;&quot;11&quot;;IF([.A222]=&quot;indirect&quot;;&quot;12&quot;;IF([.A222]=&quot;zeropage,Y&quot;;&quot;13&quot;;&quot;OOO&quot;))))))))))))))" office:value-type="string" office:string-value="11" calcext:value-type="string">
            <text:p>11</text:p>
          </table:table-cell>
          <table:table-cell table:formula="of:=IF([.Q222]&lt;&gt;&quot;&quot;;[.Q22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2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oper,X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23]" office:value-type="string" office:string-value="2" calcext:value-type="string">
            <text:p>2</text:p>
          </table:table-cell>
          <table:table-cell table:number-columns-repeated="2"/>
          <table:table-cell table:formula="of:=[.G223]" office:value-type="string" office:string-value="4*" calcext:value-type="string">
            <text:p>4*</text:p>
          </table:table-cell>
          <table:table-cell table:formula="of:=IF([.K223]&lt;&gt;&quot;&quot;;[.K22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23]&lt;&gt;&quot;&quot;;[.N223];&quot;&quot;)">
            <text:p/>
          </table:table-cell>
          <table:table-cell/>
          <table:table-cell table:style-name="ce4" table:formula="of:=IF([.A223]=&quot;implied&quot;;&quot;0&quot;;IF([.A223]=&quot;(indirect,X)&quot;;&quot;1&quot;;IF([.A223]=&quot;none&quot;;&quot;2&quot;;IF([.A223]=&quot;zeropage&quot;;&quot;3&quot;;IF([.A223]=&quot;immidiate&quot;;&quot;4&quot;;IF([.A223]=&quot;accumulator&quot;;&quot;5&quot;;IF([.A223]=&quot;absolute&quot;;&quot;6&quot;;IF([.A223]=&quot;relative&quot;;&quot;7&quot;;IF([.A223]=&quot;(indirect),Y&quot;;&quot;8&quot;;IF([.A223]=&quot;zeropage,X&quot;;&quot;9&quot;;IF([.A223]=&quot;absolute,Y&quot;;&quot;10&quot;;IF([.A223]=&quot;absolute,X&quot;;&quot;11&quot;;IF([.A223]=&quot;indirect&quot;;&quot;12&quot;;IF([.A223]=&quot;zeropage,Y&quot;;&quot;13&quot;;&quot;OOO&quot;))))))))))))))" office:value-type="string" office:string-value="11" calcext:value-type="string">
            <text:p>11</text:p>
          </table:table-cell>
          <table:table-cell table:formula="of:=IF([.Q223]&lt;&gt;&quot;&quot;;[.Q223];&quot;&quot;)">
            <text:p/>
          </table:table-cell>
          <table:table-cell/>
          <table:table-cell office:value-type="string" calcext:value-type="string">
            <text:p>CMP</text:p>
          </table:table-cell>
          <table:table-cell table:formula="of:=IF([.T22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per,X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224]" office:value-type="string" office:string-value="2" calcext:value-type="string">
            <text:p>2</text:p>
          </table:table-cell>
          <table:table-cell table:number-columns-repeated="2"/>
          <table:table-cell table:formula="of:=[.G224]" office:value-type="float" office:value="7" calcext:value-type="float">
            <text:p>7</text:p>
          </table:table-cell>
          <table:table-cell table:formula="of:=IF([.K224]&lt;&gt;&quot;&quot;;[.K22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4]&lt;&gt;&quot;&quot;;[.N224];&quot;&quot;)">
            <text:p/>
          </table:table-cell>
          <table:table-cell/>
          <table:table-cell table:style-name="ce4" table:formula="of:=IF([.A224]=&quot;implied&quot;;&quot;0&quot;;IF([.A224]=&quot;(indirect,X)&quot;;&quot;1&quot;;IF([.A224]=&quot;none&quot;;&quot;2&quot;;IF([.A224]=&quot;zeropage&quot;;&quot;3&quot;;IF([.A224]=&quot;immidiate&quot;;&quot;4&quot;;IF([.A224]=&quot;accumulator&quot;;&quot;5&quot;;IF([.A224]=&quot;absolute&quot;;&quot;6&quot;;IF([.A224]=&quot;relative&quot;;&quot;7&quot;;IF([.A224]=&quot;(indirect),Y&quot;;&quot;8&quot;;IF([.A224]=&quot;zeropage,X&quot;;&quot;9&quot;;IF([.A224]=&quot;absolute,Y&quot;;&quot;10&quot;;IF([.A224]=&quot;absolute,X&quot;;&quot;11&quot;;IF([.A224]=&quot;indirect&quot;;&quot;12&quot;;IF([.A224]=&quot;zeropage,Y&quot;;&quot;13&quot;;&quot;OOO&quot;))))))))))))))" office:value-type="string" office:string-value="11" calcext:value-type="string">
            <text:p>11</text:p>
          </table:table-cell>
          <table:table-cell table:formula="of:=IF([.Q224]&lt;&gt;&quot;&quot;;[.Q224];&quot;&quot;)">
            <text:p/>
          </table:table-cell>
          <table:table-cell/>
          <table:table-cell office:value-type="string" calcext:value-type="string">
            <text:p>DEC</text:p>
          </table:table-cell>
          <table:table-cell table:formula="of:=IF([.T22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oper,X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25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225]" office:value-type="float" office:value="7" calcext:value-type="float">
            <text:p>7</text:p>
          </table:table-cell>
          <table:table-cell table:formula="of:=IF([.K225]&lt;&gt;&quot;&quot;;[.K225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225]&lt;&gt;&quot;&quot;;[.N225];&quot;&quot;)" office:value-type="string" office:string-value="N" calcext:value-type="string">
            <text:p>N</text:p>
          </table:table-cell>
          <table:table-cell/>
          <table:table-cell table:style-name="ce4" table:formula="of:=IF([.A225]=&quot;implied&quot;;&quot;0&quot;;IF([.A225]=&quot;(indirect,X)&quot;;&quot;1&quot;;IF([.A225]=&quot;none&quot;;&quot;2&quot;;IF([.A225]=&quot;zeropage&quot;;&quot;3&quot;;IF([.A225]=&quot;immidiate&quot;;&quot;4&quot;;IF([.A225]=&quot;accumulator&quot;;&quot;5&quot;;IF([.A225]=&quot;absolute&quot;;&quot;6&quot;;IF([.A225]=&quot;relative&quot;;&quot;7&quot;;IF([.A225]=&quot;(indirect),Y&quot;;&quot;8&quot;;IF([.A225]=&quot;zeropage,X&quot;;&quot;9&quot;;IF([.A225]=&quot;absolute,Y&quot;;&quot;10&quot;;IF([.A225]=&quot;absolute,X&quot;;&quot;11&quot;;IF([.A225]=&quot;indirect&quot;;&quot;12&quot;;IF([.A225]=&quot;zeropage,Y&quot;;&quot;13&quot;;&quot;OOO&quot;))))))))))))))" office:value-type="string" office:string-value="11" calcext:value-type="string">
            <text:p>11</text:p>
          </table:table-cell>
          <table:table-cell table:formula="of:=IF([.Q225]&lt;&gt;&quot;&quot;;[.Q225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DCP</text:p>
          </table:table-cell>
          <table:table-cell table:formula="of:=IF([.T225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#ope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26]" office:value-type="string" office:string-value="2" calcext:value-type="string">
            <text:p>2</text:p>
          </table:table-cell>
          <table:table-cell table:number-columns-repeated="2"/>
          <table:table-cell table:formula="of:=[.G226]" office:value-type="float" office:value="2" calcext:value-type="float">
            <text:p>2</text:p>
          </table:table-cell>
          <table:table-cell table:formula="of:=IF([.K226]&lt;&gt;&quot;&quot;;[.K22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6]&lt;&gt;&quot;&quot;;[.N226];&quot;&quot;)">
            <text:p/>
          </table:table-cell>
          <table:table-cell/>
          <table:table-cell table:style-name="ce4" table:formula="of:=IF([.A226]=&quot;implied&quot;;&quot;0&quot;;IF([.A226]=&quot;(indirect,X)&quot;;&quot;1&quot;;IF([.A226]=&quot;none&quot;;&quot;2&quot;;IF([.A226]=&quot;zeropage&quot;;&quot;3&quot;;IF([.A226]=&quot;immidiate&quot;;&quot;4&quot;;IF([.A226]=&quot;accumulator&quot;;&quot;5&quot;;IF([.A226]=&quot;absolute&quot;;&quot;6&quot;;IF([.A226]=&quot;relative&quot;;&quot;7&quot;;IF([.A226]=&quot;(indirect),Y&quot;;&quot;8&quot;;IF([.A226]=&quot;zeropage,X&quot;;&quot;9&quot;;IF([.A226]=&quot;absolute,Y&quot;;&quot;10&quot;;IF([.A226]=&quot;absolute,X&quot;;&quot;11&quot;;IF([.A226]=&quot;indirect&quot;;&quot;12&quot;;IF([.A226]=&quot;zeropage,Y&quot;;&quot;13&quot;;&quot;OOO&quot;))))))))))))))" office:value-type="string" office:string-value="4" calcext:value-type="string">
            <text:p>4</text:p>
          </table:table-cell>
          <table:table-cell table:formula="of:=IF([.Q226]&lt;&gt;&quot;&quot;;[.Q226];&quot;&quot;)">
            <text:p/>
          </table:table-cell>
          <table:table-cell/>
          <table:table-cell office:value-type="string" calcext:value-type="string">
            <text:p>CPX</text:p>
          </table:table-cell>
          <table:table-cell table:formula="of:=IF([.T22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(oper,X)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27]" office:value-type="string" office:string-value="2" calcext:value-type="string">
            <text:p>2</text:p>
          </table:table-cell>
          <table:table-cell table:number-columns-repeated="2"/>
          <table:table-cell table:formula="of:=[.G227]" office:value-type="float" office:value="6" calcext:value-type="float">
            <text:p>6</text:p>
          </table:table-cell>
          <table:table-cell table:formula="of:=IF([.K227]&lt;&gt;&quot;&quot;;[.K22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7]&lt;&gt;&quot;&quot;;[.N227];&quot;&quot;)">
            <text:p/>
          </table:table-cell>
          <table:table-cell/>
          <table:table-cell table:style-name="ce4" table:formula="of:=IF([.A227]=&quot;implied&quot;;&quot;0&quot;;IF([.A227]=&quot;(indirect,X)&quot;;&quot;1&quot;;IF([.A227]=&quot;none&quot;;&quot;2&quot;;IF([.A227]=&quot;zeropage&quot;;&quot;3&quot;;IF([.A227]=&quot;immidiate&quot;;&quot;4&quot;;IF([.A227]=&quot;accumulator&quot;;&quot;5&quot;;IF([.A227]=&quot;absolute&quot;;&quot;6&quot;;IF([.A227]=&quot;relative&quot;;&quot;7&quot;;IF([.A227]=&quot;(indirect),Y&quot;;&quot;8&quot;;IF([.A227]=&quot;zeropage,X&quot;;&quot;9&quot;;IF([.A227]=&quot;absolute,Y&quot;;&quot;10&quot;;IF([.A227]=&quot;absolute,X&quot;;&quot;11&quot;;IF([.A227]=&quot;indirect&quot;;&quot;12&quot;;IF([.A227]=&quot;zeropage,Y&quot;;&quot;13&quot;;&quot;OOO&quot;))))))))))))))" office:value-type="string" office:string-value="1" calcext:value-type="string">
            <text:p>1</text:p>
          </table:table-cell>
          <table:table-cell table:formula="of:=IF([.Q227]&lt;&gt;&quot;&quot;;[.Q227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2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#ope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28]" office:value-type="string" office:string-value="2" calcext:value-type="string">
            <text:p>2</text:p>
          </table:table-cell>
          <table:table-cell table:number-columns-repeated="2"/>
          <table:table-cell table:formula="of:=[.G228]" office:value-type="float" office:value="2" calcext:value-type="float">
            <text:p>2</text:p>
          </table:table-cell>
          <table:table-cell table:formula="of:=IF([.K228]&lt;&gt;&quot;&quot;;[.K22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8]&lt;&gt;&quot;&quot;;[.N228];&quot;&quot;)">
            <text:p/>
          </table:table-cell>
          <table:table-cell/>
          <table:table-cell table:style-name="ce4" table:formula="of:=IF([.A228]=&quot;implied&quot;;&quot;0&quot;;IF([.A228]=&quot;(indirect,X)&quot;;&quot;1&quot;;IF([.A228]=&quot;none&quot;;&quot;2&quot;;IF([.A228]=&quot;zeropage&quot;;&quot;3&quot;;IF([.A228]=&quot;immidiate&quot;;&quot;4&quot;;IF([.A228]=&quot;accumulator&quot;;&quot;5&quot;;IF([.A228]=&quot;absolute&quot;;&quot;6&quot;;IF([.A228]=&quot;relative&quot;;&quot;7&quot;;IF([.A228]=&quot;(indirect),Y&quot;;&quot;8&quot;;IF([.A228]=&quot;zeropage,X&quot;;&quot;9&quot;;IF([.A228]=&quot;absolute,Y&quot;;&quot;10&quot;;IF([.A228]=&quot;absolute,X&quot;;&quot;11&quot;;IF([.A228]=&quot;indirect&quot;;&quot;12&quot;;IF([.A228]=&quot;zeropage,Y&quot;;&quot;13&quot;;&quot;OOO&quot;))))))))))))))" office:value-type="string" office:string-value="4" calcext:value-type="string">
            <text:p>4</text:p>
          </table:table-cell>
          <table:table-cell table:formula="of:=IF([.Q228]&lt;&gt;&quot;&quot;;[.Q228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2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,X)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(oper,X)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29]" office:value-type="string" office:string-value="2" calcext:value-type="string">
            <text:p>2</text:p>
          </table:table-cell>
          <table:table-cell table:number-columns-repeated="2"/>
          <table:table-cell table:formula="of:=[.G229]" office:value-type="float" office:value="6" calcext:value-type="float">
            <text:p>6</text:p>
          </table:table-cell>
          <table:table-cell table:formula="of:=IF([.K229]&lt;&gt;&quot;&quot;;[.K22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29]&lt;&gt;&quot;&quot;;[.N229];&quot;&quot;)">
            <text:p/>
          </table:table-cell>
          <table:table-cell/>
          <table:table-cell table:style-name="ce4" table:formula="of:=IF([.A229]=&quot;implied&quot;;&quot;0&quot;;IF([.A229]=&quot;(indirect,X)&quot;;&quot;1&quot;;IF([.A229]=&quot;none&quot;;&quot;2&quot;;IF([.A229]=&quot;zeropage&quot;;&quot;3&quot;;IF([.A229]=&quot;immidiate&quot;;&quot;4&quot;;IF([.A229]=&quot;accumulator&quot;;&quot;5&quot;;IF([.A229]=&quot;absolute&quot;;&quot;6&quot;;IF([.A229]=&quot;relative&quot;;&quot;7&quot;;IF([.A229]=&quot;(indirect),Y&quot;;&quot;8&quot;;IF([.A229]=&quot;zeropage,X&quot;;&quot;9&quot;;IF([.A229]=&quot;absolute,Y&quot;;&quot;10&quot;;IF([.A229]=&quot;absolute,X&quot;;&quot;11&quot;;IF([.A229]=&quot;indirect&quot;;&quot;12&quot;;IF([.A229]=&quot;zeropage,Y&quot;;&quot;13&quot;;&quot;OOO&quot;))))))))))))))" office:value-type="string" office:string-value="1" calcext:value-type="string">
            <text:p>1</text:p>
          </table:table-cell>
          <table:table-cell table:formula="of:=IF([.Q229]&lt;&gt;&quot;&quot;;[.Q229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2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ope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230]" office:value-type="string" office:string-value="2" calcext:value-type="string">
            <text:p>2</text:p>
          </table:table-cell>
          <table:table-cell table:number-columns-repeated="2"/>
          <table:table-cell table:formula="of:=[.G230]" office:value-type="float" office:value="3" calcext:value-type="float">
            <text:p>3</text:p>
          </table:table-cell>
          <table:table-cell table:formula="of:=IF([.K230]&lt;&gt;&quot;&quot;;[.K23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0]&lt;&gt;&quot;&quot;;[.N230];&quot;&quot;)">
            <text:p/>
          </table:table-cell>
          <table:table-cell/>
          <table:table-cell table:style-name="ce4" table:formula="of:=IF([.A230]=&quot;implied&quot;;&quot;0&quot;;IF([.A230]=&quot;(indirect,X)&quot;;&quot;1&quot;;IF([.A230]=&quot;none&quot;;&quot;2&quot;;IF([.A230]=&quot;zeropage&quot;;&quot;3&quot;;IF([.A230]=&quot;immidiate&quot;;&quot;4&quot;;IF([.A230]=&quot;accumulator&quot;;&quot;5&quot;;IF([.A230]=&quot;absolute&quot;;&quot;6&quot;;IF([.A230]=&quot;relative&quot;;&quot;7&quot;;IF([.A230]=&quot;(indirect),Y&quot;;&quot;8&quot;;IF([.A230]=&quot;zeropage,X&quot;;&quot;9&quot;;IF([.A230]=&quot;absolute,Y&quot;;&quot;10&quot;;IF([.A230]=&quot;absolute,X&quot;;&quot;11&quot;;IF([.A230]=&quot;indirect&quot;;&quot;12&quot;;IF([.A230]=&quot;zeropage,Y&quot;;&quot;13&quot;;&quot;OOO&quot;))))))))))))))" office:value-type="string" office:string-value="3" calcext:value-type="string">
            <text:p>3</text:p>
          </table:table-cell>
          <table:table-cell table:formula="of:=IF([.Q230]&lt;&gt;&quot;&quot;;[.Q230];&quot;&quot;)">
            <text:p/>
          </table:table-cell>
          <table:table-cell/>
          <table:table-cell office:value-type="string" calcext:value-type="string">
            <text:p>CPX</text:p>
          </table:table-cell>
          <table:table-cell table:formula="of:=IF([.T23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ial</text:p>
          </table:table-cell>
          <table:table-cell/>
          <table:table-cell table:formula="of:=[.F231]" office:value-type="string" office:string-value="2" calcext:value-type="string">
            <text:p>2</text:p>
          </table:table-cell>
          <table:table-cell table:number-columns-repeated="2"/>
          <table:table-cell table:formula="of:=[.G231]" office:value-type="float" office:value="3" calcext:value-type="float">
            <text:p>3</text:p>
          </table:table-cell>
          <table:table-cell table:formula="of:=IF([.K231]&lt;&gt;&quot;&quot;;[.K231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1]&lt;&gt;&quot;&quot;;[.N231];&quot;&quot;)">
            <text:p/>
          </table:table-cell>
          <table:table-cell/>
          <table:table-cell table:style-name="ce4" table:formula="of:=IF([.A231]=&quot;implied&quot;;&quot;0&quot;;IF([.A231]=&quot;(indirect,X)&quot;;&quot;1&quot;;IF([.A231]=&quot;none&quot;;&quot;2&quot;;IF([.A231]=&quot;zeropage&quot;;&quot;3&quot;;IF([.A231]=&quot;immidiate&quot;;&quot;4&quot;;IF([.A231]=&quot;accumulator&quot;;&quot;5&quot;;IF([.A231]=&quot;absolute&quot;;&quot;6&quot;;IF([.A231]=&quot;relative&quot;;&quot;7&quot;;IF([.A231]=&quot;(indirect),Y&quot;;&quot;8&quot;;IF([.A231]=&quot;zeropage,X&quot;;&quot;9&quot;;IF([.A231]=&quot;absolute,Y&quot;;&quot;10&quot;;IF([.A231]=&quot;absolute,X&quot;;&quot;11&quot;;IF([.A231]=&quot;indirect&quot;;&quot;12&quot;;IF([.A231]=&quot;zeropage,Y&quot;;&quot;13&quot;;&quot;OOO&quot;))))))))))))))" office:value-type="string" office:string-value="3" calcext:value-type="string">
            <text:p>3</text:p>
          </table:table-cell>
          <table:table-cell table:formula="of:=IF([.Q231]&lt;&gt;&quot;&quot;;[.Q231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3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op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cial</text:p>
          </table:table-cell>
          <table:table-cell/>
          <table:table-cell table:formula="of:=[.F232]" office:value-type="string" office:string-value="2" calcext:value-type="string">
            <text:p>2</text:p>
          </table:table-cell>
          <table:table-cell table:number-columns-repeated="2"/>
          <table:table-cell table:formula="of:=[.G232]" office:value-type="float" office:value="5" calcext:value-type="float">
            <text:p>5</text:p>
          </table:table-cell>
          <table:table-cell table:formula="of:=IF([.K232]&lt;&gt;&quot;&quot;;[.K23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2]&lt;&gt;&quot;&quot;;[.N232];&quot;&quot;)">
            <text:p/>
          </table:table-cell>
          <table:table-cell/>
          <table:table-cell table:style-name="ce4" table:formula="of:=IF([.A232]=&quot;implied&quot;;&quot;0&quot;;IF([.A232]=&quot;(indirect,X)&quot;;&quot;1&quot;;IF([.A232]=&quot;none&quot;;&quot;2&quot;;IF([.A232]=&quot;zeropage&quot;;&quot;3&quot;;IF([.A232]=&quot;immidiate&quot;;&quot;4&quot;;IF([.A232]=&quot;accumulator&quot;;&quot;5&quot;;IF([.A232]=&quot;absolute&quot;;&quot;6&quot;;IF([.A232]=&quot;relative&quot;;&quot;7&quot;;IF([.A232]=&quot;(indirect),Y&quot;;&quot;8&quot;;IF([.A232]=&quot;zeropage,X&quot;;&quot;9&quot;;IF([.A232]=&quot;absolute,Y&quot;;&quot;10&quot;;IF([.A232]=&quot;absolute,X&quot;;&quot;11&quot;;IF([.A232]=&quot;indirect&quot;;&quot;12&quot;;IF([.A232]=&quot;zeropage,Y&quot;;&quot;13&quot;;&quot;OOO&quot;))))))))))))))" office:value-type="string" office:string-value="3" calcext:value-type="string">
            <text:p>3</text:p>
          </table:table-cell>
          <table:table-cell table:formula="of:=IF([.Q232]&lt;&gt;&quot;&quot;;[.Q232];&quot;&quot;)">
            <text:p/>
          </table:table-cell>
          <table:table-cell/>
          <table:table-cell office:value-type="string" calcext:value-type="string">
            <text:p>INC</text:p>
          </table:table-cell>
          <table:table-cell table:formula="of:=IF([.T23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documented</text:p>
          </table:table-cell>
          <table:table-cell/>
          <table:table-cell table:formula="of:=[.F233]" office:value-type="string" office:string-value="2" calcext:value-type="string">
            <text:p>2</text:p>
          </table:table-cell>
          <table:table-cell table:number-columns-repeated="2"/>
          <table:table-cell table:formula="of:=[.G233]" office:value-type="float" office:value="5" calcext:value-type="float">
            <text:p>5</text:p>
          </table:table-cell>
          <table:table-cell table:formula="of:=IF([.K233]&lt;&gt;&quot;&quot;;[.K23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3]&lt;&gt;&quot;&quot;;[.N233];&quot;&quot;)">
            <text:p/>
          </table:table-cell>
          <table:table-cell/>
          <table:table-cell table:style-name="ce4" table:formula="of:=IF([.A233]=&quot;implied&quot;;&quot;0&quot;;IF([.A233]=&quot;(indirect,X)&quot;;&quot;1&quot;;IF([.A233]=&quot;none&quot;;&quot;2&quot;;IF([.A233]=&quot;zeropage&quot;;&quot;3&quot;;IF([.A233]=&quot;immidiate&quot;;&quot;4&quot;;IF([.A233]=&quot;accumulator&quot;;&quot;5&quot;;IF([.A233]=&quot;absolute&quot;;&quot;6&quot;;IF([.A233]=&quot;relative&quot;;&quot;7&quot;;IF([.A233]=&quot;(indirect),Y&quot;;&quot;8&quot;;IF([.A233]=&quot;zeropage,X&quot;;&quot;9&quot;;IF([.A233]=&quot;absolute,Y&quot;;&quot;10&quot;;IF([.A233]=&quot;absolute,X&quot;;&quot;11&quot;;IF([.A233]=&quot;indirect&quot;;&quot;12&quot;;IF([.A233]=&quot;zeropage,Y&quot;;&quot;13&quot;;&quot;OOO&quot;))))))))))))))" office:value-type="string" office:string-value="3" calcext:value-type="string">
            <text:p>3</text:p>
          </table:table-cell>
          <table:table-cell table:formula="of:=IF([.Q233]&lt;&gt;&quot;&quot;;[.Q233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3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n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34]" office:value-type="string" office:string-value="1" calcext:value-type="string">
            <text:p>1</text:p>
          </table:table-cell>
          <table:table-cell table:number-columns-repeated="2"/>
          <table:table-cell table:formula="of:=[.G234]" office:value-type="float" office:value="2" calcext:value-type="float">
            <text:p>2</text:p>
          </table:table-cell>
          <table:table-cell table:formula="of:=IF([.K234]&lt;&gt;&quot;&quot;;[.K23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4]&lt;&gt;&quot;&quot;;[.N234];&quot;&quot;)">
            <text:p/>
          </table:table-cell>
          <table:table-cell/>
          <table:table-cell table:style-name="ce4" table:formula="of:=IF([.A234]=&quot;implied&quot;;&quot;0&quot;;IF([.A234]=&quot;(indirect,X)&quot;;&quot;1&quot;;IF([.A234]=&quot;none&quot;;&quot;2&quot;;IF([.A234]=&quot;zeropage&quot;;&quot;3&quot;;IF([.A234]=&quot;immidiate&quot;;&quot;4&quot;;IF([.A234]=&quot;accumulator&quot;;&quot;5&quot;;IF([.A234]=&quot;absolute&quot;;&quot;6&quot;;IF([.A234]=&quot;relative&quot;;&quot;7&quot;;IF([.A234]=&quot;(indirect),Y&quot;;&quot;8&quot;;IF([.A234]=&quot;zeropage,X&quot;;&quot;9&quot;;IF([.A234]=&quot;absolute,Y&quot;;&quot;10&quot;;IF([.A234]=&quot;absolute,X&quot;;&quot;11&quot;;IF([.A234]=&quot;indirect&quot;;&quot;12&quot;;IF([.A234]=&quot;zeropage,Y&quot;;&quot;13&quot;;&quot;OOO&quot;))))))))))))))" office:value-type="string" office:string-value="0" calcext:value-type="string">
            <text:p>0</text:p>
          </table:table-cell>
          <table:table-cell table:formula="of:=IF([.Q234]&lt;&gt;&quot;&quot;;[.Q234];&quot;&quot;)">
            <text:p/>
          </table:table-cell>
          <table:table-cell/>
          <table:table-cell office:value-type="string" calcext:value-type="string">
            <text:p>INX</text:p>
          </table:table-cell>
          <table:table-cell table:formula="of:=IF([.T23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#ope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35]" office:value-type="string" office:string-value="2" calcext:value-type="string">
            <text:p>2</text:p>
          </table:table-cell>
          <table:table-cell table:number-columns-repeated="2"/>
          <table:table-cell table:formula="of:=[.G235]" office:value-type="float" office:value="2" calcext:value-type="float">
            <text:p>2</text:p>
          </table:table-cell>
          <table:table-cell table:formula="of:=IF([.K235]&lt;&gt;&quot;&quot;;[.K235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5]&lt;&gt;&quot;&quot;;[.N235];&quot;&quot;)">
            <text:p/>
          </table:table-cell>
          <table:table-cell/>
          <table:table-cell table:style-name="ce4" table:formula="of:=IF([.A235]=&quot;implied&quot;;&quot;0&quot;;IF([.A235]=&quot;(indirect,X)&quot;;&quot;1&quot;;IF([.A235]=&quot;none&quot;;&quot;2&quot;;IF([.A235]=&quot;zeropage&quot;;&quot;3&quot;;IF([.A235]=&quot;immidiate&quot;;&quot;4&quot;;IF([.A235]=&quot;accumulator&quot;;&quot;5&quot;;IF([.A235]=&quot;absolute&quot;;&quot;6&quot;;IF([.A235]=&quot;relative&quot;;&quot;7&quot;;IF([.A235]=&quot;(indirect),Y&quot;;&quot;8&quot;;IF([.A235]=&quot;zeropage,X&quot;;&quot;9&quot;;IF([.A235]=&quot;absolute,Y&quot;;&quot;10&quot;;IF([.A235]=&quot;absolute,X&quot;;&quot;11&quot;;IF([.A235]=&quot;indirect&quot;;&quot;12&quot;;IF([.A235]=&quot;zeropage,Y&quot;;&quot;13&quot;;&quot;OOO&quot;))))))))))))))" office:value-type="string" office:string-value="4" calcext:value-type="string">
            <text:p>4</text:p>
          </table:table-cell>
          <table:table-cell table:formula="of:=IF([.Q235]&lt;&gt;&quot;&quot;;[.Q235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3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36]" office:value-type="string" office:string-value="1" calcext:value-type="string">
            <text:p>1</text:p>
          </table:table-cell>
          <table:table-cell table:number-columns-repeated="2"/>
          <table:table-cell table:formula="of:=[.G236]" office:value-type="float" office:value="2" calcext:value-type="float">
            <text:p>2</text:p>
          </table:table-cell>
          <table:table-cell table:formula="of:=IF([.K236]&lt;&gt;&quot;&quot;;[.K23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6]&lt;&gt;&quot;&quot;;[.N236];&quot;&quot;)">
            <text:p/>
          </table:table-cell>
          <table:table-cell/>
          <table:table-cell table:style-name="ce4" table:formula="of:=IF([.A236]=&quot;implied&quot;;&quot;0&quot;;IF([.A236]=&quot;(indirect,X)&quot;;&quot;1&quot;;IF([.A236]=&quot;none&quot;;&quot;2&quot;;IF([.A236]=&quot;zeropage&quot;;&quot;3&quot;;IF([.A236]=&quot;immidiate&quot;;&quot;4&quot;;IF([.A236]=&quot;accumulator&quot;;&quot;5&quot;;IF([.A236]=&quot;absolute&quot;;&quot;6&quot;;IF([.A236]=&quot;relative&quot;;&quot;7&quot;;IF([.A236]=&quot;(indirect),Y&quot;;&quot;8&quot;;IF([.A236]=&quot;zeropage,X&quot;;&quot;9&quot;;IF([.A236]=&quot;absolute,Y&quot;;&quot;10&quot;;IF([.A236]=&quot;absolute,X&quot;;&quot;11&quot;;IF([.A236]=&quot;indirect&quot;;&quot;12&quot;;IF([.A236]=&quot;zeropage,Y&quot;;&quot;13&quot;;&quot;OOO&quot;))))))))))))))" office:value-type="string" office:string-value="0" calcext:value-type="string">
            <text:p>0</text:p>
          </table:table-cell>
          <table:table-cell table:formula="of:=IF([.Q236]&lt;&gt;&quot;&quot;;[.Q23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3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mi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#op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37]" office:value-type="string" office:string-value="2" calcext:value-type="string">
            <text:p>2</text:p>
          </table:table-cell>
          <table:table-cell table:number-columns-repeated="2"/>
          <table:table-cell table:formula="of:=[.G237]" office:value-type="float" office:value="2" calcext:value-type="float">
            <text:p>2</text:p>
          </table:table-cell>
          <table:table-cell table:formula="of:=IF([.K237]&lt;&gt;&quot;&quot;;[.K23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7]&lt;&gt;&quot;&quot;;[.N237];&quot;&quot;)">
            <text:p/>
          </table:table-cell>
          <table:table-cell/>
          <table:table-cell table:style-name="ce4" table:formula="of:=IF([.A237]=&quot;implied&quot;;&quot;0&quot;;IF([.A237]=&quot;(indirect,X)&quot;;&quot;1&quot;;IF([.A237]=&quot;none&quot;;&quot;2&quot;;IF([.A237]=&quot;zeropage&quot;;&quot;3&quot;;IF([.A237]=&quot;immidiate&quot;;&quot;4&quot;;IF([.A237]=&quot;accumulator&quot;;&quot;5&quot;;IF([.A237]=&quot;absolute&quot;;&quot;6&quot;;IF([.A237]=&quot;relative&quot;;&quot;7&quot;;IF([.A237]=&quot;(indirect),Y&quot;;&quot;8&quot;;IF([.A237]=&quot;zeropage,X&quot;;&quot;9&quot;;IF([.A237]=&quot;absolute,Y&quot;;&quot;10&quot;;IF([.A237]=&quot;absolute,X&quot;;&quot;11&quot;;IF([.A237]=&quot;indirect&quot;;&quot;12&quot;;IF([.A237]=&quot;zeropage,Y&quot;;&quot;13&quot;;&quot;OOO&quot;))))))))))))))" office:value-type="string" office:string-value="4" calcext:value-type="string">
            <text:p>4</text:p>
          </table:table-cell>
          <table:table-cell table:formula="of:=IF([.Q237]&lt;&gt;&quot;&quot;;[.Q237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3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oper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38]" office:value-type="string" office:string-value="2" calcext:value-type="string">
            <text:p>2</text:p>
          </table:table-cell>
          <table:table-cell table:number-columns-repeated="2"/>
          <table:table-cell table:formula="of:=[.G238]" office:value-type="float" office:value="4" calcext:value-type="float">
            <text:p>4</text:p>
          </table:table-cell>
          <table:table-cell table:formula="of:=IF([.K238]&lt;&gt;&quot;&quot;;[.K23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8]&lt;&gt;&quot;&quot;;[.N238];&quot;&quot;)">
            <text:p/>
          </table:table-cell>
          <table:table-cell/>
          <table:table-cell table:style-name="ce4" table:formula="of:=IF([.A238]=&quot;implied&quot;;&quot;0&quot;;IF([.A238]=&quot;(indirect,X)&quot;;&quot;1&quot;;IF([.A238]=&quot;none&quot;;&quot;2&quot;;IF([.A238]=&quot;zeropage&quot;;&quot;3&quot;;IF([.A238]=&quot;immidiate&quot;;&quot;4&quot;;IF([.A238]=&quot;accumulator&quot;;&quot;5&quot;;IF([.A238]=&quot;absolute&quot;;&quot;6&quot;;IF([.A238]=&quot;relative&quot;;&quot;7&quot;;IF([.A238]=&quot;(indirect),Y&quot;;&quot;8&quot;;IF([.A238]=&quot;zeropage,X&quot;;&quot;9&quot;;IF([.A238]=&quot;absolute,Y&quot;;&quot;10&quot;;IF([.A238]=&quot;absolute,X&quot;;&quot;11&quot;;IF([.A238]=&quot;indirect&quot;;&quot;12&quot;;IF([.A238]=&quot;zeropage,Y&quot;;&quot;13&quot;;&quot;OOO&quot;))))))))))))))" office:value-type="string" office:string-value="6" calcext:value-type="string">
            <text:p>6</text:p>
          </table:table-cell>
          <table:table-cell table:formula="of:=IF([.Q238]&lt;&gt;&quot;&quot;;[.Q238];&quot;&quot;)">
            <text:p/>
          </table:table-cell>
          <table:table-cell/>
          <table:table-cell office:value-type="string" calcext:value-type="string">
            <text:p>CPX</text:p>
          </table:table-cell>
          <table:table-cell table:formula="of:=IF([.T23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39]" office:value-type="string" office:string-value="2" calcext:value-type="string">
            <text:p>2</text:p>
          </table:table-cell>
          <table:table-cell table:number-columns-repeated="2"/>
          <table:table-cell table:formula="of:=[.G239]" office:value-type="float" office:value="4" calcext:value-type="float">
            <text:p>4</text:p>
          </table:table-cell>
          <table:table-cell table:formula="of:=IF([.K239]&lt;&gt;&quot;&quot;;[.K23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39]&lt;&gt;&quot;&quot;;[.N239];&quot;&quot;)">
            <text:p/>
          </table:table-cell>
          <table:table-cell/>
          <table:table-cell table:style-name="ce4" table:formula="of:=IF([.A239]=&quot;implied&quot;;&quot;0&quot;;IF([.A239]=&quot;(indirect,X)&quot;;&quot;1&quot;;IF([.A239]=&quot;none&quot;;&quot;2&quot;;IF([.A239]=&quot;zeropage&quot;;&quot;3&quot;;IF([.A239]=&quot;immidiate&quot;;&quot;4&quot;;IF([.A239]=&quot;accumulator&quot;;&quot;5&quot;;IF([.A239]=&quot;absolute&quot;;&quot;6&quot;;IF([.A239]=&quot;relative&quot;;&quot;7&quot;;IF([.A239]=&quot;(indirect),Y&quot;;&quot;8&quot;;IF([.A239]=&quot;zeropage,X&quot;;&quot;9&quot;;IF([.A239]=&quot;absolute,Y&quot;;&quot;10&quot;;IF([.A239]=&quot;absolute,X&quot;;&quot;11&quot;;IF([.A239]=&quot;indirect&quot;;&quot;12&quot;;IF([.A239]=&quot;zeropage,Y&quot;;&quot;13&quot;;&quot;OOO&quot;))))))))))))))" office:value-type="string" office:string-value="6" calcext:value-type="string">
            <text:p>6</text:p>
          </table:table-cell>
          <table:table-cell table:formula="of:=IF([.Q239]&lt;&gt;&quot;&quot;;[.Q239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3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oper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40]" office:value-type="string" office:string-value="2" calcext:value-type="string">
            <text:p>2</text:p>
          </table:table-cell>
          <table:table-cell table:number-columns-repeated="2"/>
          <table:table-cell table:formula="of:=[.G240]" office:value-type="float" office:value="6" calcext:value-type="float">
            <text:p>6</text:p>
          </table:table-cell>
          <table:table-cell table:formula="of:=IF([.K240]&lt;&gt;&quot;&quot;;[.K24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0]&lt;&gt;&quot;&quot;;[.N240];&quot;&quot;)">
            <text:p/>
          </table:table-cell>
          <table:table-cell/>
          <table:table-cell table:style-name="ce4" table:formula="of:=IF([.A240]=&quot;implied&quot;;&quot;0&quot;;IF([.A240]=&quot;(indirect,X)&quot;;&quot;1&quot;;IF([.A240]=&quot;none&quot;;&quot;2&quot;;IF([.A240]=&quot;zeropage&quot;;&quot;3&quot;;IF([.A240]=&quot;immidiate&quot;;&quot;4&quot;;IF([.A240]=&quot;accumulator&quot;;&quot;5&quot;;IF([.A240]=&quot;absolute&quot;;&quot;6&quot;;IF([.A240]=&quot;relative&quot;;&quot;7&quot;;IF([.A240]=&quot;(indirect),Y&quot;;&quot;8&quot;;IF([.A240]=&quot;zeropage,X&quot;;&quot;9&quot;;IF([.A240]=&quot;absolute,Y&quot;;&quot;10&quot;;IF([.A240]=&quot;absolute,X&quot;;&quot;11&quot;;IF([.A240]=&quot;indirect&quot;;&quot;12&quot;;IF([.A240]=&quot;zeropage,Y&quot;;&quot;13&quot;;&quot;OOO&quot;))))))))))))))" office:value-type="string" office:string-value="6" calcext:value-type="string">
            <text:p>6</text:p>
          </table:table-cell>
          <table:table-cell table:formula="of:=IF([.Q240]&lt;&gt;&quot;&quot;;[.Q240];&quot;&quot;)">
            <text:p/>
          </table:table-cell>
          <table:table-cell/>
          <table:table-cell office:value-type="string" calcext:value-type="string">
            <text:p>INC</text:p>
          </table:table-cell>
          <table:table-cell table:formula="of:=IF([.T24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41]" office:value-type="string" office:string-value="2" calcext:value-type="string">
            <text:p>2</text:p>
          </table:table-cell>
          <table:table-cell office:value-type="string" calcext:value-type="string">
            <text:p>N</text:p>
          </table:table-cell>
          <table:table-cell/>
          <table:table-cell table:formula="of:=[.G241]" office:value-type="float" office:value="6" calcext:value-type="float">
            <text:p>6</text:p>
          </table:table-cell>
          <table:table-cell table:formula="of:=IF([.K241]&lt;&gt;&quot;&quot;;[.K241];&quot;&quot;)" office:value-type="string" office:string-value="N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N241]&lt;&gt;&quot;&quot;;[.N241];&quot;&quot;)" office:value-type="string" office:string-value="N" calcext:value-type="string">
            <text:p>N</text:p>
          </table:table-cell>
          <table:table-cell/>
          <table:table-cell table:style-name="ce4" table:formula="of:=IF([.A241]=&quot;implied&quot;;&quot;0&quot;;IF([.A241]=&quot;(indirect,X)&quot;;&quot;1&quot;;IF([.A241]=&quot;none&quot;;&quot;2&quot;;IF([.A241]=&quot;zeropage&quot;;&quot;3&quot;;IF([.A241]=&quot;immidiate&quot;;&quot;4&quot;;IF([.A241]=&quot;accumulator&quot;;&quot;5&quot;;IF([.A241]=&quot;absolute&quot;;&quot;6&quot;;IF([.A241]=&quot;relative&quot;;&quot;7&quot;;IF([.A241]=&quot;(indirect),Y&quot;;&quot;8&quot;;IF([.A241]=&quot;zeropage,X&quot;;&quot;9&quot;;IF([.A241]=&quot;absolute,Y&quot;;&quot;10&quot;;IF([.A241]=&quot;absolute,X&quot;;&quot;11&quot;;IF([.A241]=&quot;indirect&quot;;&quot;12&quot;;IF([.A241]=&quot;zeropage,Y&quot;;&quot;13&quot;;&quot;OOO&quot;))))))))))))))" office:value-type="string" office:string-value="6" calcext:value-type="string">
            <text:p>6</text:p>
          </table:table-cell>
          <table:table-cell table:formula="of:=IF([.Q241]&lt;&gt;&quot;&quot;;[.Q241];&quot;&quot;)" office:value-type="string" office:string-value="N" calcext:value-type="string">
            <text:p>N</text:p>
          </table:table-cell>
          <table:table-cell/>
          <table:table-cell office:value-type="string" calcext:value-type="string">
            <text:p>ISC</text:p>
          </table:table-cell>
          <table:table-cell table:formula="of:=IF([.T241]&lt;&gt;&quot;&quot;;&quot;0&quot;;&quot;&quot;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ope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**</text:p>
          </table:table-cell>
          <table:table-cell office:value-type="string" calcext:value-type="string">
            <text:p>Official</text:p>
          </table:table-cell>
          <table:table-cell/>
          <table:table-cell table:formula="of:=[.F242]" office:value-type="string" office:string-value="2" calcext:value-type="string">
            <text:p>2</text:p>
          </table:table-cell>
          <table:table-cell table:number-columns-repeated="2"/>
          <table:table-cell table:formula="of:=[.G242]" office:value-type="string" office:string-value="2**" calcext:value-type="string">
            <text:p>2**</text:p>
          </table:table-cell>
          <table:table-cell table:formula="of:=IF([.K242]&lt;&gt;&quot;&quot;;[.K242]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formula="of:=IF([.N242]&lt;&gt;&quot;&quot;;[.N242];&quot;&quot;)">
            <text:p/>
          </table:table-cell>
          <table:table-cell/>
          <table:table-cell table:style-name="ce4" table:formula="of:=IF([.A242]=&quot;implied&quot;;&quot;0&quot;;IF([.A242]=&quot;(indirect,X)&quot;;&quot;1&quot;;IF([.A242]=&quot;none&quot;;&quot;2&quot;;IF([.A242]=&quot;zeropage&quot;;&quot;3&quot;;IF([.A242]=&quot;immidiate&quot;;&quot;4&quot;;IF([.A242]=&quot;accumulator&quot;;&quot;5&quot;;IF([.A242]=&quot;absolute&quot;;&quot;6&quot;;IF([.A242]=&quot;relative&quot;;&quot;7&quot;;IF([.A242]=&quot;(indirect),Y&quot;;&quot;8&quot;;IF([.A242]=&quot;zeropage,X&quot;;&quot;9&quot;;IF([.A242]=&quot;absolute,Y&quot;;&quot;10&quot;;IF([.A242]=&quot;absolute,X&quot;;&quot;11&quot;;IF([.A242]=&quot;indirect&quot;;&quot;12&quot;;IF([.A242]=&quot;zeropage,Y&quot;;&quot;13&quot;;&quot;OOO&quot;))))))))))))))" office:value-type="string" office:string-value="7" calcext:value-type="string">
            <text:p>7</text:p>
          </table:table-cell>
          <table:table-cell table:formula="of:=IF([.Q242]&lt;&gt;&quot;&quot;;[.Q242];&quot;&quot;)">
            <text:p/>
          </table:table-cell>
          <table:table-cell/>
          <table:table-cell office:value-type="string" calcext:value-type="string">
            <text:p>BEQ</text:p>
          </table:table-cell>
          <table:table-cell table:formula="of:=IF([.T24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(oper),Y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Official</text:p>
          </table:table-cell>
          <table:table-cell/>
          <table:table-cell table:formula="of:=[.F243]" office:value-type="string" office:string-value="2" calcext:value-type="string">
            <text:p>2</text:p>
          </table:table-cell>
          <table:table-cell table:number-columns-repeated="2"/>
          <table:table-cell table:formula="of:=[.G243]" office:value-type="string" office:string-value="5*" calcext:value-type="string">
            <text:p>5*</text:p>
          </table:table-cell>
          <table:table-cell table:formula="of:=IF([.K243]&lt;&gt;&quot;&quot;;[.K243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43]&lt;&gt;&quot;&quot;;[.N243];&quot;&quot;)">
            <text:p/>
          </table:table-cell>
          <table:table-cell/>
          <table:table-cell table:style-name="ce4" table:formula="of:=IF([.A243]=&quot;implied&quot;;&quot;0&quot;;IF([.A243]=&quot;(indirect,X)&quot;;&quot;1&quot;;IF([.A243]=&quot;none&quot;;&quot;2&quot;;IF([.A243]=&quot;zeropage&quot;;&quot;3&quot;;IF([.A243]=&quot;immidiate&quot;;&quot;4&quot;;IF([.A243]=&quot;accumulator&quot;;&quot;5&quot;;IF([.A243]=&quot;absolute&quot;;&quot;6&quot;;IF([.A243]=&quot;relative&quot;;&quot;7&quot;;IF([.A243]=&quot;(indirect),Y&quot;;&quot;8&quot;;IF([.A243]=&quot;zeropage,X&quot;;&quot;9&quot;;IF([.A243]=&quot;absolute,Y&quot;;&quot;10&quot;;IF([.A243]=&quot;absolute,X&quot;;&quot;11&quot;;IF([.A243]=&quot;indirect&quot;;&quot;12&quot;;IF([.A243]=&quot;zeropage,Y&quot;;&quot;13&quot;;&quot;OOO&quot;))))))))))))))" office:value-type="string" office:string-value="8" calcext:value-type="string">
            <text:p>8</text:p>
          </table:table-cell>
          <table:table-cell table:formula="of:=IF([.Q243]&lt;&gt;&quot;&quot;;[.Q243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4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non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ocumented</text:p>
          </table:table-cell>
          <table:table-cell/>
          <table:table-cell table:formula="of:=[.F244]" office:value-type="string" office:string-value="1" calcext:value-type="string">
            <text:p>1</text:p>
          </table:table-cell>
          <table:table-cell table:number-columns-repeated="2"/>
          <table:table-cell table:formula="of:=[.G244]" office:value-type="float" office:value="0" calcext:value-type="float">
            <text:p>0</text:p>
          </table:table-cell>
          <table:table-cell table:formula="of:=IF([.K244]&lt;&gt;&quot;&quot;;[.K244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4]&lt;&gt;&quot;&quot;;[.N244];&quot;&quot;)">
            <text:p/>
          </table:table-cell>
          <table:table-cell/>
          <table:table-cell table:style-name="ce4" table:formula="of:=IF([.A244]=&quot;implied&quot;;&quot;0&quot;;IF([.A244]=&quot;(indirect,X)&quot;;&quot;1&quot;;IF([.A244]=&quot;none&quot;;&quot;2&quot;;IF([.A244]=&quot;zeropage&quot;;&quot;3&quot;;IF([.A244]=&quot;immidiate&quot;;&quot;4&quot;;IF([.A244]=&quot;accumulator&quot;;&quot;5&quot;;IF([.A244]=&quot;absolute&quot;;&quot;6&quot;;IF([.A244]=&quot;relative&quot;;&quot;7&quot;;IF([.A244]=&quot;(indirect),Y&quot;;&quot;8&quot;;IF([.A244]=&quot;zeropage,X&quot;;&quot;9&quot;;IF([.A244]=&quot;absolute,Y&quot;;&quot;10&quot;;IF([.A244]=&quot;absolute,X&quot;;&quot;11&quot;;IF([.A244]=&quot;indirect&quot;;&quot;12&quot;;IF([.A244]=&quot;zeropage,Y&quot;;&quot;13&quot;;&quot;OOO&quot;))))))))))))))" office:value-type="string" office:string-value="2" calcext:value-type="string">
            <text:p>2</text:p>
          </table:table-cell>
          <table:table-cell table:formula="of:=IF([.Q244]&lt;&gt;&quot;&quot;;[.Q244];&quot;&quot;)">
            <text:p/>
          </table:table-cell>
          <table:table-cell/>
          <table:table-cell office:value-type="string" calcext:value-type="string">
            <text:p>KIL</text:p>
          </table:table-cell>
          <table:table-cell table:formula="of:=IF([.T24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(indirect),Y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#(oper),Y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Undocumented</text:p>
          </table:table-cell>
          <table:table-cell/>
          <table:table-cell table:formula="of:=[.F245]" office:value-type="string" office:string-value="2" calcext:value-type="string">
            <text:p>2</text:p>
          </table:table-cell>
          <table:table-cell table:number-columns-repeated="2"/>
          <table:table-cell table:formula="of:=[.G245]" office:value-type="string" office:string-value="5*" calcext:value-type="string">
            <text:p>5*</text:p>
          </table:table-cell>
          <table:table-cell table:formula="of:=IF([.K245]&lt;&gt;&quot;&quot;;[.K24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45]&lt;&gt;&quot;&quot;;[.N245];&quot;&quot;)">
            <text:p/>
          </table:table-cell>
          <table:table-cell/>
          <table:table-cell table:style-name="ce4" table:formula="of:=IF([.A245]=&quot;implied&quot;;&quot;0&quot;;IF([.A245]=&quot;(indirect,X)&quot;;&quot;1&quot;;IF([.A245]=&quot;none&quot;;&quot;2&quot;;IF([.A245]=&quot;zeropage&quot;;&quot;3&quot;;IF([.A245]=&quot;immidiate&quot;;&quot;4&quot;;IF([.A245]=&quot;accumulator&quot;;&quot;5&quot;;IF([.A245]=&quot;absolute&quot;;&quot;6&quot;;IF([.A245]=&quot;relative&quot;;&quot;7&quot;;IF([.A245]=&quot;(indirect),Y&quot;;&quot;8&quot;;IF([.A245]=&quot;zeropage,X&quot;;&quot;9&quot;;IF([.A245]=&quot;absolute,Y&quot;;&quot;10&quot;;IF([.A245]=&quot;absolute,X&quot;;&quot;11&quot;;IF([.A245]=&quot;indirect&quot;;&quot;12&quot;;IF([.A245]=&quot;zeropage,Y&quot;;&quot;13&quot;;&quot;OOO&quot;))))))))))))))" office:value-type="string" office:string-value="8" calcext:value-type="string">
            <text:p>8</text:p>
          </table:table-cell>
          <table:table-cell table:formula="of:=IF([.Q245]&lt;&gt;&quot;&quot;;[.Q245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4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documented</text:p>
          </table:table-cell>
          <table:table-cell/>
          <table:table-cell table:formula="of:=[.F246]" office:value-type="string" office:string-value="2" calcext:value-type="string">
            <text:p>2</text:p>
          </table:table-cell>
          <table:table-cell table:number-columns-repeated="2"/>
          <table:table-cell table:formula="of:=[.G246]" office:value-type="float" office:value="4" calcext:value-type="float">
            <text:p>4</text:p>
          </table:table-cell>
          <table:table-cell table:formula="of:=IF([.K246]&lt;&gt;&quot;&quot;;[.K24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6]&lt;&gt;&quot;&quot;;[.N246];&quot;&quot;)">
            <text:p/>
          </table:table-cell>
          <table:table-cell/>
          <table:table-cell table:style-name="ce4" table:formula="of:=IF([.A246]=&quot;implied&quot;;&quot;0&quot;;IF([.A246]=&quot;(indirect,X)&quot;;&quot;1&quot;;IF([.A246]=&quot;none&quot;;&quot;2&quot;;IF([.A246]=&quot;zeropage&quot;;&quot;3&quot;;IF([.A246]=&quot;immidiate&quot;;&quot;4&quot;;IF([.A246]=&quot;accumulator&quot;;&quot;5&quot;;IF([.A246]=&quot;absolute&quot;;&quot;6&quot;;IF([.A246]=&quot;relative&quot;;&quot;7&quot;;IF([.A246]=&quot;(indirect),Y&quot;;&quot;8&quot;;IF([.A246]=&quot;zeropage,X&quot;;&quot;9&quot;;IF([.A246]=&quot;absolute,Y&quot;;&quot;10&quot;;IF([.A246]=&quot;absolute,X&quot;;&quot;11&quot;;IF([.A246]=&quot;indirect&quot;;&quot;12&quot;;IF([.A246]=&quot;zeropage,Y&quot;;&quot;13&quot;;&quot;OOO&quot;))))))))))))))" office:value-type="string" office:string-value="9" calcext:value-type="string">
            <text:p>9</text:p>
          </table:table-cell>
          <table:table-cell table:formula="of:=IF([.Q246]&lt;&gt;&quot;&quot;;[.Q246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4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,X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ial</text:p>
          </table:table-cell>
          <table:table-cell/>
          <table:table-cell table:formula="of:=[.F247]" office:value-type="string" office:string-value="2" calcext:value-type="string">
            <text:p>2</text:p>
          </table:table-cell>
          <table:table-cell table:number-columns-repeated="2"/>
          <table:table-cell table:formula="of:=[.G247]" office:value-type="float" office:value="4" calcext:value-type="float">
            <text:p>4</text:p>
          </table:table-cell>
          <table:table-cell table:formula="of:=IF([.K247]&lt;&gt;&quot;&quot;;[.K24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7]&lt;&gt;&quot;&quot;;[.N247];&quot;&quot;)">
            <text:p/>
          </table:table-cell>
          <table:table-cell/>
          <table:table-cell table:style-name="ce4" table:formula="of:=IF([.A247]=&quot;implied&quot;;&quot;0&quot;;IF([.A247]=&quot;(indirect,X)&quot;;&quot;1&quot;;IF([.A247]=&quot;none&quot;;&quot;2&quot;;IF([.A247]=&quot;zeropage&quot;;&quot;3&quot;;IF([.A247]=&quot;immidiate&quot;;&quot;4&quot;;IF([.A247]=&quot;accumulator&quot;;&quot;5&quot;;IF([.A247]=&quot;absolute&quot;;&quot;6&quot;;IF([.A247]=&quot;relative&quot;;&quot;7&quot;;IF([.A247]=&quot;(indirect),Y&quot;;&quot;8&quot;;IF([.A247]=&quot;zeropage,X&quot;;&quot;9&quot;;IF([.A247]=&quot;absolute,Y&quot;;&quot;10&quot;;IF([.A247]=&quot;absolute,X&quot;;&quot;11&quot;;IF([.A247]=&quot;indirect&quot;;&quot;12&quot;;IF([.A247]=&quot;zeropage,Y&quot;;&quot;13&quot;;&quot;OOO&quot;))))))))))))))" office:value-type="string" office:string-value="9" calcext:value-type="string">
            <text:p>9</text:p>
          </table:table-cell>
          <table:table-cell table:formula="of:=IF([.Q247]&lt;&gt;&quot;&quot;;[.Q247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47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oper,X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ficial</text:p>
          </table:table-cell>
          <table:table-cell/>
          <table:table-cell table:formula="of:=[.F248]" office:value-type="string" office:string-value="2" calcext:value-type="string">
            <text:p>2</text:p>
          </table:table-cell>
          <table:table-cell table:number-columns-repeated="2"/>
          <table:table-cell table:formula="of:=[.G248]" office:value-type="float" office:value="6" calcext:value-type="float">
            <text:p>6</text:p>
          </table:table-cell>
          <table:table-cell table:formula="of:=IF([.K248]&lt;&gt;&quot;&quot;;[.K248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8]&lt;&gt;&quot;&quot;;[.N248];&quot;&quot;)">
            <text:p/>
          </table:table-cell>
          <table:table-cell/>
          <table:table-cell table:style-name="ce4" table:formula="of:=IF([.A248]=&quot;implied&quot;;&quot;0&quot;;IF([.A248]=&quot;(indirect,X)&quot;;&quot;1&quot;;IF([.A248]=&quot;none&quot;;&quot;2&quot;;IF([.A248]=&quot;zeropage&quot;;&quot;3&quot;;IF([.A248]=&quot;immidiate&quot;;&quot;4&quot;;IF([.A248]=&quot;accumulator&quot;;&quot;5&quot;;IF([.A248]=&quot;absolute&quot;;&quot;6&quot;;IF([.A248]=&quot;relative&quot;;&quot;7&quot;;IF([.A248]=&quot;(indirect),Y&quot;;&quot;8&quot;;IF([.A248]=&quot;zeropage,X&quot;;&quot;9&quot;;IF([.A248]=&quot;absolute,Y&quot;;&quot;10&quot;;IF([.A248]=&quot;absolute,X&quot;;&quot;11&quot;;IF([.A248]=&quot;indirect&quot;;&quot;12&quot;;IF([.A248]=&quot;zeropage,Y&quot;;&quot;13&quot;;&quot;OOO&quot;))))))))))))))" office:value-type="string" office:string-value="9" calcext:value-type="string">
            <text:p>9</text:p>
          </table:table-cell>
          <table:table-cell table:formula="of:=IF([.Q248]&lt;&gt;&quot;&quot;;[.Q248];&quot;&quot;)">
            <text:p/>
          </table:table-cell>
          <table:table-cell/>
          <table:table-cell office:value-type="string" calcext:value-type="string">
            <text:p>INC</text:p>
          </table:table-cell>
          <table:table-cell table:formula="of:=IF([.T248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eropage,X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,X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ocumented</text:p>
          </table:table-cell>
          <table:table-cell/>
          <table:table-cell table:formula="of:=[.F249]" office:value-type="string" office:string-value="2" calcext:value-type="string">
            <text:p>2</text:p>
          </table:table-cell>
          <table:table-cell table:number-columns-repeated="2"/>
          <table:table-cell table:formula="of:=[.G249]" office:value-type="float" office:value="6" calcext:value-type="float">
            <text:p>6</text:p>
          </table:table-cell>
          <table:table-cell table:formula="of:=IF([.K249]&lt;&gt;&quot;&quot;;[.K249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49]&lt;&gt;&quot;&quot;;[.N249];&quot;&quot;)">
            <text:p/>
          </table:table-cell>
          <table:table-cell/>
          <table:table-cell table:style-name="ce4" table:formula="of:=IF([.A249]=&quot;implied&quot;;&quot;0&quot;;IF([.A249]=&quot;(indirect,X)&quot;;&quot;1&quot;;IF([.A249]=&quot;none&quot;;&quot;2&quot;;IF([.A249]=&quot;zeropage&quot;;&quot;3&quot;;IF([.A249]=&quot;immidiate&quot;;&quot;4&quot;;IF([.A249]=&quot;accumulator&quot;;&quot;5&quot;;IF([.A249]=&quot;absolute&quot;;&quot;6&quot;;IF([.A249]=&quot;relative&quot;;&quot;7&quot;;IF([.A249]=&quot;(indirect),Y&quot;;&quot;8&quot;;IF([.A249]=&quot;zeropage,X&quot;;&quot;9&quot;;IF([.A249]=&quot;absolute,Y&quot;;&quot;10&quot;;IF([.A249]=&quot;absolute,X&quot;;&quot;11&quot;;IF([.A249]=&quot;indirect&quot;;&quot;12&quot;;IF([.A249]=&quot;zeropage,Y&quot;;&quot;13&quot;;&quot;OOO&quot;))))))))))))))" office:value-type="string" office:string-value="9" calcext:value-type="string">
            <text:p>9</text:p>
          </table:table-cell>
          <table:table-cell table:formula="of:=IF([.Q249]&lt;&gt;&quot;&quot;;[.Q249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49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non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ial</text:p>
          </table:table-cell>
          <table:table-cell/>
          <table:table-cell table:formula="of:=[.F250]" office:value-type="string" office:string-value="1" calcext:value-type="string">
            <text:p>1</text:p>
          </table:table-cell>
          <table:table-cell table:number-columns-repeated="2"/>
          <table:table-cell table:formula="of:=[.G250]" office:value-type="float" office:value="2" calcext:value-type="float">
            <text:p>2</text:p>
          </table:table-cell>
          <table:table-cell table:formula="of:=IF([.K250]&lt;&gt;&quot;&quot;;[.K250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0]&lt;&gt;&quot;&quot;;[.N250];&quot;&quot;)">
            <text:p/>
          </table:table-cell>
          <table:table-cell/>
          <table:table-cell table:style-name="ce4" table:formula="of:=IF([.A250]=&quot;implied&quot;;&quot;0&quot;;IF([.A250]=&quot;(indirect,X)&quot;;&quot;1&quot;;IF([.A250]=&quot;none&quot;;&quot;2&quot;;IF([.A250]=&quot;zeropage&quot;;&quot;3&quot;;IF([.A250]=&quot;immidiate&quot;;&quot;4&quot;;IF([.A250]=&quot;accumulator&quot;;&quot;5&quot;;IF([.A250]=&quot;absolute&quot;;&quot;6&quot;;IF([.A250]=&quot;relative&quot;;&quot;7&quot;;IF([.A250]=&quot;(indirect),Y&quot;;&quot;8&quot;;IF([.A250]=&quot;zeropage,X&quot;;&quot;9&quot;;IF([.A250]=&quot;absolute,Y&quot;;&quot;10&quot;;IF([.A250]=&quot;absolute,X&quot;;&quot;11&quot;;IF([.A250]=&quot;indirect&quot;;&quot;12&quot;;IF([.A250]=&quot;zeropage,Y&quot;;&quot;13&quot;;&quot;OOO&quot;))))))))))))))" office:value-type="string" office:string-value="0" calcext:value-type="string">
            <text:p>0</text:p>
          </table:table-cell>
          <table:table-cell table:formula="of:=IF([.Q250]&lt;&gt;&quot;&quot;;[.Q250];&quot;&quot;)">
            <text:p/>
          </table:table-cell>
          <table:table-cell/>
          <table:table-cell office:value-type="string" calcext:value-type="string">
            <text:p>SED</text:p>
          </table:table-cell>
          <table:table-cell table:formula="of:=IF([.T250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,Y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51]" office:value-type="string" office:string-value="3" calcext:value-type="string">
            <text:p>3</text:p>
          </table:table-cell>
          <table:table-cell table:number-columns-repeated="2"/>
          <table:table-cell table:formula="of:=[.G251]" office:value-type="string" office:string-value="4*" calcext:value-type="string">
            <text:p>4*</text:p>
          </table:table-cell>
          <table:table-cell table:formula="of:=IF([.K251]&lt;&gt;&quot;&quot;;[.K251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51]&lt;&gt;&quot;&quot;;[.N251];&quot;&quot;)">
            <text:p/>
          </table:table-cell>
          <table:table-cell/>
          <table:table-cell table:style-name="ce4" table:formula="of:=IF([.A251]=&quot;implied&quot;;&quot;0&quot;;IF([.A251]=&quot;(indirect,X)&quot;;&quot;1&quot;;IF([.A251]=&quot;none&quot;;&quot;2&quot;;IF([.A251]=&quot;zeropage&quot;;&quot;3&quot;;IF([.A251]=&quot;immidiate&quot;;&quot;4&quot;;IF([.A251]=&quot;accumulator&quot;;&quot;5&quot;;IF([.A251]=&quot;absolute&quot;;&quot;6&quot;;IF([.A251]=&quot;relative&quot;;&quot;7&quot;;IF([.A251]=&quot;(indirect),Y&quot;;&quot;8&quot;;IF([.A251]=&quot;zeropage,X&quot;;&quot;9&quot;;IF([.A251]=&quot;absolute,Y&quot;;&quot;10&quot;;IF([.A251]=&quot;absolute,X&quot;;&quot;11&quot;;IF([.A251]=&quot;indirect&quot;;&quot;12&quot;;IF([.A251]=&quot;zeropage,Y&quot;;&quot;13&quot;;&quot;OOO&quot;))))))))))))))" office:value-type="string" office:string-value="10" calcext:value-type="string">
            <text:p>10</text:p>
          </table:table-cell>
          <table:table-cell table:formula="of:=IF([.Q251]&lt;&gt;&quot;&quot;;[.Q251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51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ocumented</text:p>
          </table:table-cell>
          <table:table-cell/>
          <table:table-cell table:formula="of:=[.F252]" office:value-type="string" office:string-value="1" calcext:value-type="string">
            <text:p>1</text:p>
          </table:table-cell>
          <table:table-cell table:number-columns-repeated="2"/>
          <table:table-cell table:formula="of:=[.G252]" office:value-type="float" office:value="2" calcext:value-type="float">
            <text:p>2</text:p>
          </table:table-cell>
          <table:table-cell table:formula="of:=IF([.K252]&lt;&gt;&quot;&quot;;[.K252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2]&lt;&gt;&quot;&quot;;[.N252];&quot;&quot;)">
            <text:p/>
          </table:table-cell>
          <table:table-cell/>
          <table:table-cell table:style-name="ce4" table:formula="of:=IF([.A252]=&quot;implied&quot;;&quot;0&quot;;IF([.A252]=&quot;(indirect,X)&quot;;&quot;1&quot;;IF([.A252]=&quot;none&quot;;&quot;2&quot;;IF([.A252]=&quot;zeropage&quot;;&quot;3&quot;;IF([.A252]=&quot;immidiate&quot;;&quot;4&quot;;IF([.A252]=&quot;accumulator&quot;;&quot;5&quot;;IF([.A252]=&quot;absolute&quot;;&quot;6&quot;;IF([.A252]=&quot;relative&quot;;&quot;7&quot;;IF([.A252]=&quot;(indirect),Y&quot;;&quot;8&quot;;IF([.A252]=&quot;zeropage,X&quot;;&quot;9&quot;;IF([.A252]=&quot;absolute,Y&quot;;&quot;10&quot;;IF([.A252]=&quot;absolute,X&quot;;&quot;11&quot;;IF([.A252]=&quot;indirect&quot;;&quot;12&quot;;IF([.A252]=&quot;zeropage,Y&quot;;&quot;13&quot;;&quot;OOO&quot;))))))))))))))" office:value-type="string" office:string-value="2" calcext:value-type="string">
            <text:p>2</text:p>
          </table:table-cell>
          <table:table-cell table:formula="of:=IF([.Q252]&lt;&gt;&quot;&quot;;[.Q252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52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Y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,Y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53]" office:value-type="string" office:string-value="3" calcext:value-type="string">
            <text:p>3</text:p>
          </table:table-cell>
          <table:table-cell table:number-columns-repeated="2"/>
          <table:table-cell table:formula="of:=[.G253]" office:value-type="float" office:value="7" calcext:value-type="float">
            <text:p>7</text:p>
          </table:table-cell>
          <table:table-cell table:formula="of:=IF([.K253]&lt;&gt;&quot;&quot;;[.K253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3]&lt;&gt;&quot;&quot;;[.N253];&quot;&quot;)">
            <text:p/>
          </table:table-cell>
          <table:table-cell/>
          <table:table-cell table:style-name="ce4" table:formula="of:=IF([.A253]=&quot;implied&quot;;&quot;0&quot;;IF([.A253]=&quot;(indirect,X)&quot;;&quot;1&quot;;IF([.A253]=&quot;none&quot;;&quot;2&quot;;IF([.A253]=&quot;zeropage&quot;;&quot;3&quot;;IF([.A253]=&quot;immidiate&quot;;&quot;4&quot;;IF([.A253]=&quot;accumulator&quot;;&quot;5&quot;;IF([.A253]=&quot;absolute&quot;;&quot;6&quot;;IF([.A253]=&quot;relative&quot;;&quot;7&quot;;IF([.A253]=&quot;(indirect),Y&quot;;&quot;8&quot;;IF([.A253]=&quot;zeropage,X&quot;;&quot;9&quot;;IF([.A253]=&quot;absolute,Y&quot;;&quot;10&quot;;IF([.A253]=&quot;absolute,X&quot;;&quot;11&quot;;IF([.A253]=&quot;indirect&quot;;&quot;12&quot;;IF([.A253]=&quot;zeropage,Y&quot;;&quot;13&quot;;&quot;OOO&quot;))))))))))))))" office:value-type="string" office:string-value="10" calcext:value-type="string">
            <text:p>10</text:p>
          </table:table-cell>
          <table:table-cell table:formula="of:=IF([.Q253]&lt;&gt;&quot;&quot;;[.Q253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53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oper,X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Undocumented</text:p>
          </table:table-cell>
          <table:table-cell/>
          <table:table-cell table:formula="of:=[.F254]" office:value-type="string" office:string-value="2" calcext:value-type="string">
            <text:p>2</text:p>
          </table:table-cell>
          <table:table-cell table:number-columns-repeated="2"/>
          <table:table-cell table:formula="of:=[.G254]" office:value-type="string" office:string-value="4*" calcext:value-type="string">
            <text:p>4*</text:p>
          </table:table-cell>
          <table:table-cell table:formula="of:=IF([.K254]&lt;&gt;&quot;&quot;;[.K254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54]&lt;&gt;&quot;&quot;;[.N254];&quot;&quot;)">
            <text:p/>
          </table:table-cell>
          <table:table-cell/>
          <table:table-cell table:style-name="ce4" table:formula="of:=IF([.A254]=&quot;implied&quot;;&quot;0&quot;;IF([.A254]=&quot;(indirect,X)&quot;;&quot;1&quot;;IF([.A254]=&quot;none&quot;;&quot;2&quot;;IF([.A254]=&quot;zeropage&quot;;&quot;3&quot;;IF([.A254]=&quot;immidiate&quot;;&quot;4&quot;;IF([.A254]=&quot;accumulator&quot;;&quot;5&quot;;IF([.A254]=&quot;absolute&quot;;&quot;6&quot;;IF([.A254]=&quot;relative&quot;;&quot;7&quot;;IF([.A254]=&quot;(indirect),Y&quot;;&quot;8&quot;;IF([.A254]=&quot;zeropage,X&quot;;&quot;9&quot;;IF([.A254]=&quot;absolute,Y&quot;;&quot;10&quot;;IF([.A254]=&quot;absolute,X&quot;;&quot;11&quot;;IF([.A254]=&quot;indirect&quot;;&quot;12&quot;;IF([.A254]=&quot;zeropage,Y&quot;;&quot;13&quot;;&quot;OOO&quot;))))))))))))))" office:value-type="string" office:string-value="11" calcext:value-type="string">
            <text:p>11</text:p>
          </table:table-cell>
          <table:table-cell table:formula="of:=IF([.Q254]&lt;&gt;&quot;&quot;;[.Q254];&quot;&quot;)">
            <text:p/>
          </table:table-cell>
          <table:table-cell/>
          <table:table-cell office:value-type="string" calcext:value-type="string">
            <text:p>NOP</text:p>
          </table:table-cell>
          <table:table-cell table:formula="of:=IF([.T254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oper,X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Official</text:p>
          </table:table-cell>
          <table:table-cell/>
          <table:table-cell table:formula="of:=[.F255]" office:value-type="string" office:string-value="2" calcext:value-type="string">
            <text:p>2</text:p>
          </table:table-cell>
          <table:table-cell table:number-columns-repeated="2"/>
          <table:table-cell table:formula="of:=[.G255]" office:value-type="string" office:string-value="4*" calcext:value-type="string">
            <text:p>4*</text:p>
          </table:table-cell>
          <table:table-cell table:formula="of:=IF([.K255]&lt;&gt;&quot;&quot;;[.K255]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([.N255]&lt;&gt;&quot;&quot;;[.N255];&quot;&quot;)">
            <text:p/>
          </table:table-cell>
          <table:table-cell/>
          <table:table-cell table:style-name="ce4" table:formula="of:=IF([.A255]=&quot;implied&quot;;&quot;0&quot;;IF([.A255]=&quot;(indirect,X)&quot;;&quot;1&quot;;IF([.A255]=&quot;none&quot;;&quot;2&quot;;IF([.A255]=&quot;zeropage&quot;;&quot;3&quot;;IF([.A255]=&quot;immidiate&quot;;&quot;4&quot;;IF([.A255]=&quot;accumulator&quot;;&quot;5&quot;;IF([.A255]=&quot;absolute&quot;;&quot;6&quot;;IF([.A255]=&quot;relative&quot;;&quot;7&quot;;IF([.A255]=&quot;(indirect),Y&quot;;&quot;8&quot;;IF([.A255]=&quot;zeropage,X&quot;;&quot;9&quot;;IF([.A255]=&quot;absolute,Y&quot;;&quot;10&quot;;IF([.A255]=&quot;absolute,X&quot;;&quot;11&quot;;IF([.A255]=&quot;indirect&quot;;&quot;12&quot;;IF([.A255]=&quot;zeropage,Y&quot;;&quot;13&quot;;&quot;OOO&quot;))))))))))))))" office:value-type="string" office:string-value="11" calcext:value-type="string">
            <text:p>11</text:p>
          </table:table-cell>
          <table:table-cell table:formula="of:=IF([.Q255]&lt;&gt;&quot;&quot;;[.Q255];&quot;&quot;)">
            <text:p/>
          </table:table-cell>
          <table:table-cell/>
          <table:table-cell office:value-type="string" calcext:value-type="string">
            <text:p>SBC</text:p>
          </table:table-cell>
          <table:table-cell table:formula="of:=IF([.T255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oper,X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ial</text:p>
          </table:table-cell>
          <table:table-cell/>
          <table:table-cell table:formula="of:=[.F256]" office:value-type="string" office:string-value="2" calcext:value-type="string">
            <text:p>2</text:p>
          </table:table-cell>
          <table:table-cell table:number-columns-repeated="2"/>
          <table:table-cell table:formula="of:=[.G256]" office:value-type="float" office:value="7" calcext:value-type="float">
            <text:p>7</text:p>
          </table:table-cell>
          <table:table-cell table:formula="of:=IF([.K256]&lt;&gt;&quot;&quot;;[.K256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6]&lt;&gt;&quot;&quot;;[.N256];&quot;&quot;)">
            <text:p/>
          </table:table-cell>
          <table:table-cell/>
          <table:table-cell table:style-name="ce4" table:formula="of:=IF([.A256]=&quot;implied&quot;;&quot;0&quot;;IF([.A256]=&quot;(indirect,X)&quot;;&quot;1&quot;;IF([.A256]=&quot;none&quot;;&quot;2&quot;;IF([.A256]=&quot;zeropage&quot;;&quot;3&quot;;IF([.A256]=&quot;immidiate&quot;;&quot;4&quot;;IF([.A256]=&quot;accumulator&quot;;&quot;5&quot;;IF([.A256]=&quot;absolute&quot;;&quot;6&quot;;IF([.A256]=&quot;relative&quot;;&quot;7&quot;;IF([.A256]=&quot;(indirect),Y&quot;;&quot;8&quot;;IF([.A256]=&quot;zeropage,X&quot;;&quot;9&quot;;IF([.A256]=&quot;absolute,Y&quot;;&quot;10&quot;;IF([.A256]=&quot;absolute,X&quot;;&quot;11&quot;;IF([.A256]=&quot;indirect&quot;;&quot;12&quot;;IF([.A256]=&quot;zeropage,Y&quot;;&quot;13&quot;;&quot;OOO&quot;))))))))))))))" office:value-type="string" office:string-value="11" calcext:value-type="string">
            <text:p>11</text:p>
          </table:table-cell>
          <table:table-cell table:formula="of:=IF([.Q256]&lt;&gt;&quot;&quot;;[.Q256];&quot;&quot;)">
            <text:p/>
          </table:table-cell>
          <table:table-cell/>
          <table:table-cell office:value-type="string" calcext:value-type="string">
            <text:p>INC</text:p>
          </table:table-cell>
          <table:table-cell table:formula="of:=IF([.T256]&lt;&gt;&quot;&quot;;&quot;0&quot;;&quot;&quot;)">
            <text:p/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olute,X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oper,X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documented</text:p>
          </table:table-cell>
          <table:table-cell/>
          <table:table-cell table:formula="of:=[.F257]" office:value-type="string" office:string-value="2" calcext:value-type="string">
            <text:p>2</text:p>
          </table:table-cell>
          <table:table-cell table:number-columns-repeated="2"/>
          <table:table-cell table:formula="of:=[.G257]" office:value-type="float" office:value="7" calcext:value-type="float">
            <text:p>7</text:p>
          </table:table-cell>
          <table:table-cell table:formula="of:=IF([.K257]&lt;&gt;&quot;&quot;;[.K257];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IF([.N257]&lt;&gt;&quot;&quot;;[.N257];&quot;&quot;)">
            <text:p/>
          </table:table-cell>
          <table:table-cell/>
          <table:table-cell table:style-name="ce4" table:formula="of:=IF([.A257]=&quot;implied&quot;;&quot;0&quot;;IF([.A257]=&quot;(indirect,X)&quot;;&quot;1&quot;;IF([.A257]=&quot;none&quot;;&quot;2&quot;;IF([.A257]=&quot;zeropage&quot;;&quot;3&quot;;IF([.A257]=&quot;immidiate&quot;;&quot;4&quot;;IF([.A257]=&quot;accumulator&quot;;&quot;5&quot;;IF([.A257]=&quot;absolute&quot;;&quot;6&quot;;IF([.A257]=&quot;relative&quot;;&quot;7&quot;;IF([.A257]=&quot;(indirect),Y&quot;;&quot;8&quot;;IF([.A257]=&quot;zeropage,X&quot;;&quot;9&quot;;IF([.A257]=&quot;absolute,Y&quot;;&quot;10&quot;;IF([.A257]=&quot;absolute,X&quot;;&quot;11&quot;;IF([.A257]=&quot;indirect&quot;;&quot;12&quot;;IF([.A257]=&quot;zeropage,Y&quot;;&quot;13&quot;;&quot;OOO&quot;))))))))))))))" office:value-type="string" office:string-value="11" calcext:value-type="string">
            <text:p>11</text:p>
          </table:table-cell>
          <table:table-cell table:formula="of:=IF([.Q257]&lt;&gt;&quot;&quot;;[.Q257];&quot;&quot;)">
            <text:p/>
          </table:table-cell>
          <table:table-cell/>
          <table:table-cell office:value-type="string" calcext:value-type="string">
            <text:p>ISC</text:p>
          </table:table-cell>
          <table:table-cell table:formula="of:=IF([.T257]&lt;&gt;&quot;&quot;;&quot;0&quot;;&quot;&quot;)">
            <text:p/>
          </table:table-cell>
          <table:table-cell table:number-columns-repeated="1000"/>
        </table:table-row>
        <table:table-row table:style-name="ro1" table:number-rows-repeated="10483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official_opcodes.A1:official_opcodes.H25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4:26:03.100361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5T15:18:23.855802076</dc:date>
    <meta:editing-duration>PT45M51S</meta:editing-duration>
    <meta:editing-cycles>9</meta:editing-cycles>
    <meta:generator>LibreOffice/5.1.6.2.0$Linux_X86_64 LibreOffice_project/10m0$Build-2</meta:generator>
    <meta:document-statistic meta:table-count="1" meta:cell-count="4735" meta:object-count="0"/>
  </office:meta>
</office:document-meta>
</file>